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CE" svg:font-family="'Arial CE'"/>
    <style:font-face style:name="Arial CE1" svg:font-family="'Arial C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5508in"/>
    </style:style>
    <style:style style:name="co4" style:family="table-column">
      <style:table-column-properties fo:break-before="auto" style:column-width="2.1437in"/>
    </style:style>
    <style:style style:name="co5" style:family="table-column">
      <style:table-column-properties fo:break-before="auto" style:column-width="1.4083in"/>
    </style:style>
    <style:style style:name="co6" style:family="table-column">
      <style:table-column-properties fo:break-before="auto" style:column-width="1.33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bold" style:font-size-asian="9pt" style:font-style-asian="normal" style:font-weight-asian="bold" style:font-name-complex="Arial CE1" style:font-size-complex="9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9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bold" style:font-size-asian="9pt" style:font-style-asian="normal" style:font-weight-asian="bold" style:font-name-complex="Arial CE" style:font-size-complex="9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10pt" fo:font-style="italic" fo:text-shadow="none" style:text-underline-style="none" fo:font-weight="normal" style:font-size-asian="10pt" style:font-style-asian="italic" style:font-weight-asian="normal" style:font-name-complex="Arial CE1" style:font-size-complex="10pt" style:font-style-complex="italic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10pt" fo:font-style="italic" fo:text-shadow="none" style:text-underline-style="none" fo:font-weight="normal" style:font-size-asian="10pt" style:font-style-asian="italic" style:font-weight-asian="normal" style:font-name-complex="Arial CE1" style:font-size-complex="10pt" style:font-style-complex="italic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31" style:family="table-cell" style:parent-style-name="Default" style:data-style-name="N61"/>
    <style:style style:name="T1" style:family="text">
      <style:text-properties style:use-window-font-color="true" style:font-name="Arial CE" fo:font-size="9pt" fo:font-weight="normal" style:text-underline-style="none" style:text-underline-color="font-color" style:text-line-through-type="none" fo:font-style="italic" style:text-outline="false" fo:text-shadow="none" style:text-position="0% 100%" style:font-name-complex="Arial CE" style:font-size-asian="9pt" style:font-size-complex="9pt" style:font-weight-asian="normal" style:font-weight-complex="normal" style:font-style-asian="italic" style:font-style-complex="italic"/>
    </style:style>
    <style:style style:name="T2" style:family="text">
      <style:text-properties style:use-window-font-color="true" style:font-name="Arial CE" fo:font-size="9pt" fo:font-weight="bold" style:text-underline-style="none" style:text-underline-color="font-color" style:text-line-through-type="none" fo:font-style="italic" style:text-outline="false" fo:text-shadow="none" style:text-position="0% 100%" style:font-name-complex="Arial CE" style:font-size-asian="9pt" style:font-size-complex="9pt" style:font-weight-asian="bold" style:font-weight-complex="bold" style:font-style-asian="italic" style:font-style-complex="italic"/>
    </style:style>
    <style:style style:name="T3" style:family="text">
      <style:text-properties style:use-window-font-color="true" style:font-name="Arial CE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 CE" style:font-size-asian="10pt" style:font-size-complex="10pt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5"/>
        <table:table-column table:style-name="co1" table:number-columns-repeated="8" table:default-cell-style-name="ce10"/>
        <table:table-row table:style-name="ro1">
          <table:table-cell table:style-name="ce1" office:value-type="string" calcext:value-type="string" table:number-columns-spanned="1" table:number-rows-spanned="3">
            <text:p>Věk</text:p>
            <text:p><text:span text:style-name="T1">Age</text:span></text:p>
          </table:table-cell>
          <table:table-cell table:style-name="ce6" office:value-type="string" calcext:value-type="string" table:number-columns-spanned="4" table:number-rows-spanned="1">
            <text:p>Muži <text:span text:style-name="T3">         Males</text:span></text:p>
          </table:table-cell>
          <table:covered-table-cell table:number-columns-repeated="2" table:style-name="ce11"/>
          <table:covered-table-cell table:style-name="ce13"/>
          <table:table-cell table:style-name="ce6" office:value-type="string" calcext:value-type="string" table:number-columns-spanned="4" table:number-rows-spanned="1">
            <text:p>Ženy          <text:span text:style-name="T3">Females</text:span></text:p>
          </table:table-cell>
          <table:covered-table-cell table:number-columns-repeated="2" table:style-name="ce14"/>
          <table:covered-table-cell table:style-name="ce15"/>
        </table:table-row>
        <table:table-row table:style-name="ro1">
          <table:covered-table-cell table:style-name="ce2"/>
          <table:table-cell table:style-name="ce7" office:value-type="string" calcext:value-type="string" table:number-columns-spanned="1" table:number-rows-spanned="2">
            <text:p>svobodní</text:p>
            <text:p><text:span text:style-name="T1">Single</text:span></text:p>
          </table:table-cell>
          <table:table-cell table:style-name="ce7" office:value-type="string" calcext:value-type="string" table:number-columns-spanned="1" table:number-rows-spanned="2">
            <text:p>ženatí</text:p>
            <text:p><text:span text:style-name="T1">Married</text:span></text:p>
          </table:table-cell>
          <table:table-cell table:style-name="ce7" office:value-type="string" calcext:value-type="string" table:number-columns-spanned="1" table:number-rows-spanned="2">
            <text:p>rozvedení</text:p>
            <text:p><text:span text:style-name="T1">Divorced</text:span></text:p>
          </table:table-cell>
          <table:table-cell table:style-name="ce7" office:value-type="string" calcext:value-type="string" table:number-columns-spanned="1" table:number-rows-spanned="2">
            <text:p>ovdovělí</text:p>
            <text:p><text:span text:style-name="T1">Widowed</text:span></text:p>
          </table:table-cell>
          <table:table-cell table:style-name="ce7" office:value-type="string" calcext:value-type="string" table:number-columns-spanned="1" table:number-rows-spanned="2">
            <text:p>svobodné</text:p>
            <text:p><text:span text:style-name="T1">Single</text:span></text:p>
          </table:table-cell>
          <table:table-cell table:style-name="ce7" office:value-type="string" calcext:value-type="string" table:number-columns-spanned="1" table:number-rows-spanned="2">
            <text:p>vdané</text:p>
            <text:p><text:span text:style-name="T1">Married</text:span></text:p>
          </table:table-cell>
          <table:table-cell table:style-name="ce7" office:value-type="string" calcext:value-type="string" table:number-columns-spanned="1" table:number-rows-spanned="2">
            <text:p>rozvedené</text:p>
            <text:p><text:span text:style-name="T1">Divorced</text:span></text:p>
          </table:table-cell>
          <table:table-cell table:style-name="ce7" office:value-type="string" calcext:value-type="string" table:number-columns-spanned="1" table:number-rows-spanned="2">
            <text:p>ovdovělé</text:p>
            <text:p><text:span text:style-name="T1">Widowed</text:span></text:p>
          </table:table-cell>
        </table:table-row>
        <table:table-row table:style-name="ro1">
          <table:covered-table-cell table:style-name="ce3"/>
          <table:covered-table-cell table:style-name="ce8"/>
          <table:covered-table-cell table:number-columns-repeated="3" table:style-name="ce12"/>
          <table:covered-table-cell table:style-name="ce8"/>
          <table:covered-table-cell table:number-columns-repeated="3" table:style-name="ce12"/>
        </table:table-row>
        <table:table-row table:style-name="ro2">
          <table:table-cell table:style-name="ce4" office:value-type="string" calcext:value-type="string">
            <text:p>Celkem</text:p>
            <text:p><text:span text:style-name="T2">Total</text:span></text:p>
          </table:table-cell>
          <table:table-cell table:style-name="ce9" office:value-type="float" office:value="2528165" calcext:value-type="float">
            <text:p>2,528,165</text:p>
          </table:table-cell>
          <table:table-cell table:style-name="ce9" office:value-type="float" office:value="2079169" calcext:value-type="float">
            <text:p>2,079,169</text:p>
          </table:table-cell>
          <table:table-cell table:style-name="ce9" office:value-type="float" office:value="539255" calcext:value-type="float">
            <text:p>539,255</text:p>
          </table:table-cell>
          <table:table-cell table:style-name="ce9" office:value-type="float" office:value="128514" calcext:value-type="float">
            <text:p>128,514</text:p>
          </table:table-cell>
          <table:table-cell table:style-name="ce9" office:value-type="float" office:value="2078987" calcext:value-type="float">
            <text:p>2,078,987</text:p>
          </table:table-cell>
          <table:table-cell table:style-name="ce9" office:value-type="float" office:value="2057146" calcext:value-type="float">
            <text:p>2,057,146</text:p>
          </table:table-cell>
          <table:table-cell table:style-name="ce9" office:value-type="float" office:value="690061" calcext:value-type="float">
            <text:p>690,061</text:p>
          </table:table-cell>
          <table:table-cell table:style-name="ce9" office:value-type="float" office:value="600480" calcext:value-type="float">
            <text:p>600,480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56184" calcext:value-type="float">
            <text:p>56,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69" calcext:value-type="float">
            <text:p>53,8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57721" calcext:value-type="float">
            <text:p>57,7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34" calcext:value-type="float">
            <text:p>54,8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58620" calcext:value-type="float">
            <text:p>58,6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119" calcext:value-type="float">
            <text:p>56,1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59204" calcext:value-type="float">
            <text:p>59,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310" calcext:value-type="float">
            <text:p>56,3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58715" calcext:value-type="float">
            <text:p>58,7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686" calcext:value-type="float">
            <text:p>55,6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58015" calcext:value-type="float">
            <text:p>58,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057" calcext:value-type="float">
            <text:p>55,0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57740" calcext:value-type="float">
            <text:p>57,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64" calcext:value-type="float">
            <text:p>54,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56280" calcext:value-type="float">
            <text:p>56,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561" calcext:value-type="float">
            <text:p>53,5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56750" calcext:value-type="float">
            <text:p>56,7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30" calcext:value-type="float">
            <text:p>54,1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56713" calcext:value-type="float">
            <text:p>56,7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47" calcext:value-type="float">
            <text:p>53,8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61914" calcext:value-type="float">
            <text:p>61,9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699" calcext:value-type="float">
            <text:p>58,6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62379" calcext:value-type="float">
            <text:p>62,3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894" calcext:value-type="float">
            <text:p>59,8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63362" calcext:value-type="float">
            <text:p>63,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370" calcext:value-type="float">
            <text:p>60,3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60919" calcext:value-type="float">
            <text:p>60,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389" calcext:value-type="float">
            <text:p>58,3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56421" calcext:value-type="float">
            <text:p>56,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175" calcext:value-type="float">
            <text:p>53,1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53264" calcext:value-type="float">
            <text:p>53,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588" calcext:value-type="float">
            <text:p>50,5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51083" calcext:value-type="float">
            <text:p>51,0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130" calcext:value-type="float">
            <text:p>48,1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float" office:value="49198" calcext:value-type="float">
            <text:p>49,1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598" calcext:value-type="float">
            <text:p>46,59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float" office:value="49320" calcext:value-type="float">
            <text:p>49,3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61" calcext:value-type="float">
            <text:p>46,56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float" office:value="49095" calcext:value-type="float">
            <text:p>49,09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317" calcext:value-type="float">
            <text:p>46,317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49070" calcext:value-type="float">
            <text:p>49,070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345" calcext:value-type="float">
            <text:p>45,345</text:p>
          </table:table-cell>
          <table:table-cell office:value-type="float" office:value="491" calcext:value-type="float">
            <text:p>49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47742" calcext:value-type="float">
            <text:p>47,742</text:p>
          </table:table-cell>
          <table:table-cell office:value-type="float" office:value="266" calcext:value-type="float">
            <text:p>26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4387" calcext:value-type="float">
            <text:p>44,387</text:p>
          </table:table-cell>
          <table:table-cell office:value-type="float" office:value="1182" calcext:value-type="float">
            <text:p>1,18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float" office:value="48239" calcext:value-type="float">
            <text:p>48,239</text:p>
          </table:table-cell>
          <table:table-cell office:value-type="float" office:value="650" calcext:value-type="float">
            <text:p>65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4058" calcext:value-type="float">
            <text:p>44,058</text:p>
          </table:table-cell>
          <table:table-cell office:value-type="float" office:value="2064" calcext:value-type="float">
            <text:p>2,064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float" office:value="48127" calcext:value-type="float">
            <text:p>48,127</text:p>
          </table:table-cell>
          <table:table-cell office:value-type="float" office:value="1246" calcext:value-type="float">
            <text:p>1,24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3351" calcext:value-type="float">
            <text:p>43,351</text:p>
          </table:table-cell>
          <table:table-cell office:value-type="float" office:value="3466" calcext:value-type="float">
            <text:p>3,466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float" office:value="47955" calcext:value-type="float">
            <text:p>47,955</text:p>
          </table:table-cell>
          <table:table-cell office:value-type="float" office:value="2192" calcext:value-type="float">
            <text:p>2,192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41990" calcext:value-type="float">
            <text:p>41,990</text:p>
          </table:table-cell>
          <table:table-cell office:value-type="float" office:value="5212" calcext:value-type="float">
            <text:p>5,212</text:p>
          </table:table-cell>
          <table:table-cell office:value-type="float" office:value="269" calcext:value-type="float">
            <text:p>2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float" office:value="49962" calcext:value-type="float">
            <text:p>49,962</text:p>
          </table:table-cell>
          <table:table-cell office:value-type="float" office:value="3606" calcext:value-type="float">
            <text:p>3,606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42575" calcext:value-type="float">
            <text:p>42,575</text:p>
          </table:table-cell>
          <table:table-cell office:value-type="float" office:value="7536" calcext:value-type="float">
            <text:p>7,536</text:p>
          </table:table-cell>
          <table:table-cell office:value-type="float" office:value="408" calcext:value-type="float">
            <text:p>4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float" office:value="53161" calcext:value-type="float">
            <text:p>53,161</text:p>
          </table:table-cell>
          <table:table-cell office:value-type="float" office:value="5810" calcext:value-type="float">
            <text:p>5,810</text:p>
          </table:table-cell>
          <table:table-cell office:value-type="float" office:value="326" calcext:value-type="float">
            <text:p>326</text:p>
          </table:table-cell>
          <table:table-cell office:value-type="float" office:value="9" calcext:value-type="float">
            <text:p>9</text:p>
          </table:table-cell>
          <table:table-cell office:value-type="float" office:value="44361" calcext:value-type="float">
            <text:p>44,361</text:p>
          </table:table-cell>
          <table:table-cell office:value-type="float" office:value="11096" calcext:value-type="float">
            <text:p>11,096</text:p>
          </table:table-cell>
          <table:table-cell office:value-type="float" office:value="695" calcext:value-type="float">
            <text:p>6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float" office:value="57513" calcext:value-type="float">
            <text:p>57,513</text:p>
          </table:table-cell>
          <table:table-cell office:value-type="float" office:value="8854" calcext:value-type="float">
            <text:p>8,854</text:p>
          </table:table-cell>
          <table:table-cell office:value-type="float" office:value="529" calcext:value-type="float">
            <text:p>529</text:p>
          </table:table-cell>
          <table:table-cell office:value-type="float" office:value="10" calcext:value-type="float">
            <text:p>10</text:p>
          </table:table-cell>
          <table:table-cell office:value-type="float" office:value="46535" calcext:value-type="float">
            <text:p>46,535</text:p>
          </table:table-cell>
          <table:table-cell office:value-type="float" office:value="15370" calcext:value-type="float">
            <text:p>15,370</text:p>
          </table:table-cell>
          <table:table-cell office:value-type="float" office:value="1007" calcext:value-type="float">
            <text:p>1,0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float" office:value="55457" calcext:value-type="float">
            <text:p>55,457</text:p>
          </table:table-cell>
          <table:table-cell office:value-type="float" office:value="11744" calcext:value-type="float">
            <text:p>11,744</text:p>
          </table:table-cell>
          <table:table-cell office:value-type="float" office:value="684" calcext:value-type="float">
            <text:p>684</text:p>
          </table:table-cell>
          <table:table-cell office:value-type="float" office:value="13" calcext:value-type="float">
            <text:p>13</text:p>
          </table:table-cell>
          <table:table-cell office:value-type="float" office:value="43668" calcext:value-type="float">
            <text:p>43,668</text:p>
          </table:table-cell>
          <table:table-cell office:value-type="float" office:value="18595" calcext:value-type="float">
            <text:p>18,595</text:p>
          </table:table-cell>
          <table:table-cell office:value-type="float" office:value="1266" calcext:value-type="float">
            <text:p>1,2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float" office:value="56292" calcext:value-type="float">
            <text:p>56,292</text:p>
          </table:table-cell>
          <table:table-cell office:value-type="float" office:value="15057" calcext:value-type="float">
            <text:p>15,057</text:p>
          </table:table-cell>
          <table:table-cell office:value-type="float" office:value="947" calcext:value-type="float">
            <text:p>947</text:p>
          </table:table-cell>
          <table:table-cell office:value-type="float" office:value="11" calcext:value-type="float">
            <text:p>11</text:p>
          </table:table-cell>
          <table:table-cell office:value-type="float" office:value="43195" calcext:value-type="float">
            <text:p>43,195</text:p>
          </table:table-cell>
          <table:table-cell office:value-type="float" office:value="22654" calcext:value-type="float">
            <text:p>22,654</text:p>
          </table:table-cell>
          <table:table-cell office:value-type="float" office:value="1639" calcext:value-type="float">
            <text:p>1,63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float" office:value="53584" calcext:value-type="float">
            <text:p>53,584</text:p>
          </table:table-cell>
          <table:table-cell office:value-type="float" office:value="18109" calcext:value-type="float">
            <text:p>18,109</text:p>
          </table:table-cell>
          <table:table-cell office:value-type="float" office:value="1181" calcext:value-type="float">
            <text:p>1,181</text:p>
          </table:table-cell>
          <table:table-cell office:value-type="float" office:value="17" calcext:value-type="float">
            <text:p>17</text:p>
          </table:table-cell>
          <table:table-cell office:value-type="float" office:value="40753" calcext:value-type="float">
            <text:p>40,753</text:p>
          </table:table-cell>
          <table:table-cell office:value-type="float" office:value="25901" calcext:value-type="float">
            <text:p>25,901</text:p>
          </table:table-cell>
          <table:table-cell office:value-type="float" office:value="2157" calcext:value-type="float">
            <text:p>2,15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float" office:value="50530" calcext:value-type="float">
            <text:p>50,530</text:p>
          </table:table-cell>
          <table:table-cell office:value-type="float" office:value="20109" calcext:value-type="float">
            <text:p>20,109</text:p>
          </table:table-cell>
          <table:table-cell office:value-type="float" office:value="1588" calcext:value-type="float">
            <text:p>1,588</text:p>
          </table:table-cell>
          <table:table-cell office:value-type="float" office:value="21" calcext:value-type="float">
            <text:p>21</text:p>
          </table:table-cell>
          <table:table-cell office:value-type="float" office:value="37634" calcext:value-type="float">
            <text:p>37,634</text:p>
          </table:table-cell>
          <table:table-cell office:value-type="float" office:value="27910" calcext:value-type="float">
            <text:p>27,910</text:p>
          </table:table-cell>
          <table:table-cell office:value-type="float" office:value="2731" calcext:value-type="float">
            <text:p>2,73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float" office:value="49580" calcext:value-type="float">
            <text:p>49,580</text:p>
          </table:table-cell>
          <table:table-cell office:value-type="float" office:value="23080" calcext:value-type="float">
            <text:p>23,080</text:p>
          </table:table-cell>
          <table:table-cell office:value-type="float" office:value="2018" calcext:value-type="float">
            <text:p>2,018</text:p>
          </table:table-cell>
          <table:table-cell office:value-type="float" office:value="37" calcext:value-type="float">
            <text:p>37</text:p>
          </table:table-cell>
          <table:table-cell office:value-type="float" office:value="36341" calcext:value-type="float">
            <text:p>36,341</text:p>
          </table:table-cell>
          <table:table-cell office:value-type="float" office:value="31152" calcext:value-type="float">
            <text:p>31,152</text:p>
          </table:table-cell>
          <table:table-cell office:value-type="float" office:value="3448" calcext:value-type="float">
            <text:p>3,4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float" office:value="47122" calcext:value-type="float">
            <text:p>47,122</text:p>
          </table:table-cell>
          <table:table-cell office:value-type="float" office:value="25246" calcext:value-type="float">
            <text:p>25,246</text:p>
          </table:table-cell>
          <table:table-cell office:value-type="float" office:value="2379" calcext:value-type="float">
            <text:p>2,379</text:p>
          </table:table-cell>
          <table:table-cell office:value-type="float" office:value="40" calcext:value-type="float">
            <text:p>40</text:p>
          </table:table-cell>
          <table:table-cell office:value-type="float" office:value="33155" calcext:value-type="float">
            <text:p>33,155</text:p>
          </table:table-cell>
          <table:table-cell office:value-type="float" office:value="32492" calcext:value-type="float">
            <text:p>32,492</text:p>
          </table:table-cell>
          <table:table-cell office:value-type="float" office:value="3867" calcext:value-type="float">
            <text:p>3,86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float" office:value="45337" calcext:value-type="float">
            <text:p>45,337</text:p>
          </table:table-cell>
          <table:table-cell office:value-type="float" office:value="27534" calcext:value-type="float">
            <text:p>27,534</text:p>
          </table:table-cell>
          <table:table-cell office:value-type="float" office:value="2959" calcext:value-type="float">
            <text:p>2,959</text:p>
          </table:table-cell>
          <table:table-cell office:value-type="float" office:value="52" calcext:value-type="float">
            <text:p>52</text:p>
          </table:table-cell>
          <table:table-cell office:value-type="float" office:value="31271" calcext:value-type="float">
            <text:p>31,271</text:p>
          </table:table-cell>
          <table:table-cell office:value-type="float" office:value="34338" calcext:value-type="float">
            <text:p>34,338</text:p>
          </table:table-cell>
          <table:table-cell office:value-type="float" office:value="4766" calcext:value-type="float">
            <text:p>4,76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float" office:value="43787" calcext:value-type="float">
            <text:p>43,787</text:p>
          </table:table-cell>
          <table:table-cell office:value-type="float" office:value="29811" calcext:value-type="float">
            <text:p>29,811</text:p>
          </table:table-cell>
          <table:table-cell office:value-type="float" office:value="3606" calcext:value-type="float">
            <text:p>3,606</text:p>
          </table:table-cell>
          <table:table-cell office:value-type="float" office:value="52" calcext:value-type="float">
            <text:p>52</text:p>
          </table:table-cell>
          <table:table-cell office:value-type="float" office:value="30419" calcext:value-type="float">
            <text:p>30,419</text:p>
          </table:table-cell>
          <table:table-cell office:value-type="float" office:value="36018" calcext:value-type="float">
            <text:p>36,018</text:p>
          </table:table-cell>
          <table:table-cell office:value-type="float" office:value="5421" calcext:value-type="float">
            <text:p>5,42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float" office:value="41733" calcext:value-type="float">
            <text:p>41,733</text:p>
          </table:table-cell>
          <table:table-cell office:value-type="float" office:value="31487" calcext:value-type="float">
            <text:p>31,487</text:p>
          </table:table-cell>
          <table:table-cell office:value-type="float" office:value="4197" calcext:value-type="float">
            <text:p>4,197</text:p>
          </table:table-cell>
          <table:table-cell office:value-type="float" office:value="63" calcext:value-type="float">
            <text:p>63</text:p>
          </table:table-cell>
          <table:table-cell office:value-type="float" office:value="27969" calcext:value-type="float">
            <text:p>27,969</text:p>
          </table:table-cell>
          <table:table-cell office:value-type="float" office:value="37370" calcext:value-type="float">
            <text:p>37,370</text:p>
          </table:table-cell>
          <table:table-cell office:value-type="float" office:value="6360" calcext:value-type="float">
            <text:p>6,36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float" office:value="39314" calcext:value-type="float">
            <text:p>39,314</text:p>
          </table:table-cell>
          <table:table-cell office:value-type="float" office:value="33098" calcext:value-type="float">
            <text:p>33,098</text:p>
          </table:table-cell>
          <table:table-cell office:value-type="float" office:value="4861" calcext:value-type="float">
            <text:p>4,861</text:p>
          </table:table-cell>
          <table:table-cell office:value-type="float" office:value="79" calcext:value-type="float">
            <text:p>79</text:p>
          </table:table-cell>
          <table:table-cell office:value-type="float" office:value="26165" calcext:value-type="float">
            <text:p>26,165</text:p>
          </table:table-cell>
          <table:table-cell office:value-type="float" office:value="38257" calcext:value-type="float">
            <text:p>38,257</text:p>
          </table:table-cell>
          <table:table-cell office:value-type="float" office:value="7410" calcext:value-type="float">
            <text:p>7,41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float" office:value="37615" calcext:value-type="float">
            <text:p>37,615</text:p>
          </table:table-cell>
          <table:table-cell office:value-type="float" office:value="35286" calcext:value-type="float">
            <text:p>35,286</text:p>
          </table:table-cell>
          <table:table-cell office:value-type="float" office:value="5633" calcext:value-type="float">
            <text:p>5,633</text:p>
          </table:table-cell>
          <table:table-cell office:value-type="float" office:value="85" calcext:value-type="float">
            <text:p>85</text:p>
          </table:table-cell>
          <table:table-cell office:value-type="float" office:value="24900" calcext:value-type="float">
            <text:p>24,900</text:p>
          </table:table-cell>
          <table:table-cell office:value-type="float" office:value="40189" calcext:value-type="float">
            <text:p>40,189</text:p>
          </table:table-cell>
          <table:table-cell office:value-type="float" office:value="8301" calcext:value-type="float">
            <text:p>8,30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float" office:value="35165" calcext:value-type="float">
            <text:p>35,165</text:p>
          </table:table-cell>
          <table:table-cell office:value-type="float" office:value="36957" calcext:value-type="float">
            <text:p>36,957</text:p>
          </table:table-cell>
          <table:table-cell office:value-type="float" office:value="6721" calcext:value-type="float">
            <text:p>6,721</text:p>
          </table:table-cell>
          <table:table-cell office:value-type="float" office:value="102" calcext:value-type="float">
            <text:p>102</text:p>
          </table:table-cell>
          <table:table-cell office:value-type="float" office:value="23071" calcext:value-type="float">
            <text:p>23,071</text:p>
          </table:table-cell>
          <table:table-cell office:value-type="float" office:value="41037" calcext:value-type="float">
            <text:p>41,037</text:p>
          </table:table-cell>
          <table:table-cell office:value-type="float" office:value="9381" calcext:value-type="float">
            <text:p>9,38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float" office:value="34849" calcext:value-type="float">
            <text:p>34,849</text:p>
          </table:table-cell>
          <table:table-cell office:value-type="float" office:value="40493" calcext:value-type="float">
            <text:p>40,493</text:p>
          </table:table-cell>
          <table:table-cell office:value-type="float" office:value="8086" calcext:value-type="float">
            <text:p>8,086</text:p>
          </table:table-cell>
          <table:table-cell office:value-type="float" office:value="143" calcext:value-type="float">
            <text:p>143</text:p>
          </table:table-cell>
          <table:table-cell office:value-type="float" office:value="22121" calcext:value-type="float">
            <text:p>22,121</text:p>
          </table:table-cell>
          <table:table-cell office:value-type="float" office:value="43903" calcext:value-type="float">
            <text:p>43,903</text:p>
          </table:table-cell>
          <table:table-cell office:value-type="float" office:value="10999" calcext:value-type="float">
            <text:p>10,999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float" office:value="35823" calcext:value-type="float">
            <text:p>35,823</text:p>
          </table:table-cell>
          <table:table-cell office:value-type="float" office:value="45431" calcext:value-type="float">
            <text:p>45,431</text:p>
          </table:table-cell>
          <table:table-cell office:value-type="float" office:value="9942" calcext:value-type="float">
            <text:p>9,942</text:p>
          </table:table-cell>
          <table:table-cell office:value-type="float" office:value="129" calcext:value-type="float">
            <text:p>129</text:p>
          </table:table-cell>
          <table:table-cell office:value-type="float" office:value="22726" calcext:value-type="float">
            <text:p>22,726</text:p>
          </table:table-cell>
          <table:table-cell office:value-type="float" office:value="48858" calcext:value-type="float">
            <text:p>48,858</text:p>
          </table:table-cell>
          <table:table-cell office:value-type="float" office:value="13415" calcext:value-type="float">
            <text:p>13,415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float" office:value="34041" calcext:value-type="float">
            <text:p>34,041</text:p>
          </table:table-cell>
          <table:table-cell office:value-type="float" office:value="48097" calcext:value-type="float">
            <text:p>48,097</text:p>
          </table:table-cell>
          <table:table-cell office:value-type="float" office:value="11428" calcext:value-type="float">
            <text:p>11,428</text:p>
          </table:table-cell>
          <table:table-cell office:value-type="float" office:value="202" calcext:value-type="float">
            <text:p>202</text:p>
          </table:table-cell>
          <table:table-cell office:value-type="float" office:value="21833" calcext:value-type="float">
            <text:p>21,833</text:p>
          </table:table-cell>
          <table:table-cell office:value-type="float" office:value="50729" calcext:value-type="float">
            <text:p>50,729</text:p>
          </table:table-cell>
          <table:table-cell office:value-type="float" office:value="15170" calcext:value-type="float">
            <text:p>15,170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office:value-type="float" office:value="32012" calcext:value-type="float">
            <text:p>32,012</text:p>
          </table:table-cell>
          <table:table-cell office:value-type="float" office:value="49236" calcext:value-type="float">
            <text:p>49,236</text:p>
          </table:table-cell>
          <table:table-cell office:value-type="float" office:value="13187" calcext:value-type="float">
            <text:p>13,187</text:p>
          </table:table-cell>
          <table:table-cell office:value-type="float" office:value="259" calcext:value-type="float">
            <text:p>259</text:p>
          </table:table-cell>
          <table:table-cell office:value-type="float" office:value="19478" calcext:value-type="float">
            <text:p>19,478</text:p>
          </table:table-cell>
          <table:table-cell office:value-type="float" office:value="52222" calcext:value-type="float">
            <text:p>52,222</text:p>
          </table:table-cell>
          <table:table-cell office:value-type="float" office:value="16987" calcext:value-type="float">
            <text:p>16,987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float" office:value="29791" calcext:value-type="float">
            <text:p>29,791</text:p>
          </table:table-cell>
          <table:table-cell office:value-type="float" office:value="51901" calcext:value-type="float">
            <text:p>51,901</text:p>
          </table:table-cell>
          <table:table-cell office:value-type="float" office:value="15145" calcext:value-type="float">
            <text:p>15,145</text:p>
          </table:table-cell>
          <table:table-cell office:value-type="float" office:value="267" calcext:value-type="float">
            <text:p>267</text:p>
          </table:table-cell>
          <table:table-cell office:value-type="float" office:value="17834" calcext:value-type="float">
            <text:p>17,834</text:p>
          </table:table-cell>
          <table:table-cell office:value-type="float" office:value="53644" calcext:value-type="float">
            <text:p>53,644</text:p>
          </table:table-cell>
          <table:table-cell office:value-type="float" office:value="19231" calcext:value-type="float">
            <text:p>19,231</text:p>
          </table:table-cell>
          <table:table-cell office:value-type="float" office:value="1018" calcext:value-type="float">
            <text:p>1,018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float" office:value="27739" calcext:value-type="float">
            <text:p>27,739</text:p>
          </table:table-cell>
          <table:table-cell office:value-type="float" office:value="53214" calcext:value-type="float">
            <text:p>53,214</text:p>
          </table:table-cell>
          <table:table-cell office:value-type="float" office:value="16832" calcext:value-type="float">
            <text:p>16,832</text:p>
          </table:table-cell>
          <table:table-cell office:value-type="float" office:value="339" calcext:value-type="float">
            <text:p>339</text:p>
          </table:table-cell>
          <table:table-cell office:value-type="float" office:value="16297" calcext:value-type="float">
            <text:p>16,297</text:p>
          </table:table-cell>
          <table:table-cell office:value-type="float" office:value="54817" calcext:value-type="float">
            <text:p>54,817</text:p>
          </table:table-cell>
          <table:table-cell office:value-type="float" office:value="21195" calcext:value-type="float">
            <text:p>21,195</text:p>
          </table:table-cell>
          <table:table-cell office:value-type="float" office:value="1257" calcext:value-type="float">
            <text:p>1,257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float" office:value="25423" calcext:value-type="float">
            <text:p>25,423</text:p>
          </table:table-cell>
          <table:table-cell office:value-type="float" office:value="54650" calcext:value-type="float">
            <text:p>54,650</text:p>
          </table:table-cell>
          <table:table-cell office:value-type="float" office:value="18650" calcext:value-type="float">
            <text:p>18,650</text:p>
          </table:table-cell>
          <table:table-cell office:value-type="float" office:value="387" calcext:value-type="float">
            <text:p>387</text:p>
          </table:table-cell>
          <table:table-cell office:value-type="float" office:value="14354" calcext:value-type="float">
            <text:p>14,354</text:p>
          </table:table-cell>
          <table:table-cell office:value-type="float" office:value="54882" calcext:value-type="float">
            <text:p>54,882</text:p>
          </table:table-cell>
          <table:table-cell office:value-type="float" office:value="23160" calcext:value-type="float">
            <text:p>23,160</text:p>
          </table:table-cell>
          <table:table-cell office:value-type="float" office:value="1589" calcext:value-type="float">
            <text:p>1,589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office:value-type="float" office:value="21686" calcext:value-type="float">
            <text:p>21,686</text:p>
          </table:table-cell>
          <table:table-cell office:value-type="float" office:value="52223" calcext:value-type="float">
            <text:p>52,223</text:p>
          </table:table-cell>
          <table:table-cell office:value-type="float" office:value="18754" calcext:value-type="float">
            <text:p>18,754</text:p>
          </table:table-cell>
          <table:table-cell office:value-type="float" office:value="425" calcext:value-type="float">
            <text:p>425</text:p>
          </table:table-cell>
          <table:table-cell office:value-type="float" office:value="11518" calcext:value-type="float">
            <text:p>11,518</text:p>
          </table:table-cell>
          <table:table-cell office:value-type="float" office:value="51194" calcext:value-type="float">
            <text:p>51,194</text:p>
          </table:table-cell>
          <table:table-cell office:value-type="float" office:value="22990" calcext:value-type="float">
            <text:p>22,990</text:p>
          </table:table-cell>
          <table:table-cell office:value-type="float" office:value="1717" calcext:value-type="float">
            <text:p>1,717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float" office:value="17973" calcext:value-type="float">
            <text:p>17,973</text:p>
          </table:table-cell>
          <table:table-cell office:value-type="float" office:value="47171" calcext:value-type="float">
            <text:p>47,171</text:p>
          </table:table-cell>
          <table:table-cell office:value-type="float" office:value="18337" calcext:value-type="float">
            <text:p>18,337</text:p>
          </table:table-cell>
          <table:table-cell office:value-type="float" office:value="388" calcext:value-type="float">
            <text:p>388</text:p>
          </table:table-cell>
          <table:table-cell office:value-type="float" office:value="9326" calcext:value-type="float">
            <text:p>9,326</text:p>
          </table:table-cell>
          <table:table-cell office:value-type="float" office:value="46875" calcext:value-type="float">
            <text:p>46,875</text:p>
          </table:table-cell>
          <table:table-cell office:value-type="float" office:value="21693" calcext:value-type="float">
            <text:p>21,693</text:p>
          </table:table-cell>
          <table:table-cell office:value-type="float" office:value="1714" calcext:value-type="float">
            <text:p>1,714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office:value-type="float" office:value="15439" calcext:value-type="float">
            <text:p>15,439</text:p>
          </table:table-cell>
          <table:table-cell office:value-type="float" office:value="45059" calcext:value-type="float">
            <text:p>45,059</text:p>
          </table:table-cell>
          <table:table-cell office:value-type="float" office:value="17830" calcext:value-type="float">
            <text:p>17,830</text:p>
          </table:table-cell>
          <table:table-cell office:value-type="float" office:value="450" calcext:value-type="float">
            <text:p>450</text:p>
          </table:table-cell>
          <table:table-cell office:value-type="float" office:value="7543" calcext:value-type="float">
            <text:p>7,543</text:p>
          </table:table-cell>
          <table:table-cell office:value-type="float" office:value="44381" calcext:value-type="float">
            <text:p>44,381</text:p>
          </table:table-cell>
          <table:table-cell office:value-type="float" office:value="21231" calcext:value-type="float">
            <text:p>21,231</text:p>
          </table:table-cell>
          <table:table-cell office:value-type="float" office:value="1884" calcext:value-type="float">
            <text:p>1,884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float" office:value="13408" calcext:value-type="float">
            <text:p>13,408</text:p>
          </table:table-cell>
          <table:table-cell office:value-type="float" office:value="43510" calcext:value-type="float">
            <text:p>43,510</text:p>
          </table:table-cell>
          <table:table-cell office:value-type="float" office:value="17878" calcext:value-type="float">
            <text:p>17,878</text:p>
          </table:table-cell>
          <table:table-cell office:value-type="float" office:value="482" calcext:value-type="float">
            <text:p>482</text:p>
          </table:table-cell>
          <table:table-cell office:value-type="float" office:value="6373" calcext:value-type="float">
            <text:p>6,373</text:p>
          </table:table-cell>
          <table:table-cell office:value-type="float" office:value="42611" calcext:value-type="float">
            <text:p>42,611</text:p>
          </table:table-cell>
          <table:table-cell office:value-type="float" office:value="21105" calcext:value-type="float">
            <text:p>21,105</text:p>
          </table:table-cell>
          <table:table-cell office:value-type="float" office:value="1990" calcext:value-type="float">
            <text:p>1,990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float" office:value="12004" calcext:value-type="float">
            <text:p>12,004</text:p>
          </table:table-cell>
          <table:table-cell office:value-type="float" office:value="41632" calcext:value-type="float">
            <text:p>41,632</text:p>
          </table:table-cell>
          <table:table-cell office:value-type="float" office:value="18059" calcext:value-type="float">
            <text:p>18,059</text:p>
          </table:table-cell>
          <table:table-cell office:value-type="float" office:value="532" calcext:value-type="float">
            <text:p>532</text:p>
          </table:table-cell>
          <table:table-cell office:value-type="float" office:value="5666" calcext:value-type="float">
            <text:p>5,666</text:p>
          </table:table-cell>
          <table:table-cell office:value-type="float" office:value="40930" calcext:value-type="float">
            <text:p>40,930</text:p>
          </table:table-cell>
          <table:table-cell office:value-type="float" office:value="20116" calcext:value-type="float">
            <text:p>20,116</text:p>
          </table:table-cell>
          <table:table-cell office:value-type="float" office:value="2167" calcext:value-type="float">
            <text:p>2,167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float" office:value="10594" calcext:value-type="float">
            <text:p>10,594</text:p>
          </table:table-cell>
          <table:table-cell office:value-type="float" office:value="39670" calcext:value-type="float">
            <text:p>39,670</text:p>
          </table:table-cell>
          <table:table-cell office:value-type="float" office:value="17412" calcext:value-type="float">
            <text:p>17,412</text:p>
          </table:table-cell>
          <table:table-cell office:value-type="float" office:value="604" calcext:value-type="float">
            <text:p>604</text:p>
          </table:table-cell>
          <table:table-cell office:value-type="float" office:value="4846" calcext:value-type="float">
            <text:p>4,846</text:p>
          </table:table-cell>
          <table:table-cell office:value-type="float" office:value="38855" calcext:value-type="float">
            <text:p>38,855</text:p>
          </table:table-cell>
          <table:table-cell office:value-type="float" office:value="19619" calcext:value-type="float">
            <text:p>19,619</text:p>
          </table:table-cell>
          <table:table-cell office:value-type="float" office:value="2402" calcext:value-type="float">
            <text:p>2,402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float" office:value="9991" calcext:value-type="float">
            <text:p>9,991</text:p>
          </table:table-cell>
          <table:table-cell office:value-type="float" office:value="40146" calcext:value-type="float">
            <text:p>40,146</text:p>
          </table:table-cell>
          <table:table-cell office:value-type="float" office:value="17293" calcext:value-type="float">
            <text:p>17,293</text:p>
          </table:table-cell>
          <table:table-cell office:value-type="float" office:value="700" calcext:value-type="float">
            <text:p>700</text:p>
          </table:table-cell>
          <table:table-cell office:value-type="float" office:value="4506" calcext:value-type="float">
            <text:p>4,506</text:p>
          </table:table-cell>
          <table:table-cell office:value-type="float" office:value="39066" calcext:value-type="float">
            <text:p>39,066</text:p>
          </table:table-cell>
          <table:table-cell office:value-type="float" office:value="19469" calcext:value-type="float">
            <text:p>19,469</text:p>
          </table:table-cell>
          <table:table-cell office:value-type="float" office:value="2624" calcext:value-type="float">
            <text:p>2,624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float" office:value="9400" calcext:value-type="float">
            <text:p>9,400</text:p>
          </table:table-cell>
          <table:table-cell office:value-type="float" office:value="40561" calcext:value-type="float">
            <text:p>40,561</text:p>
          </table:table-cell>
          <table:table-cell office:value-type="float" office:value="17541" calcext:value-type="float">
            <text:p>17,541</text:p>
          </table:table-cell>
          <table:table-cell office:value-type="float" office:value="749" calcext:value-type="float">
            <text:p>749</text:p>
          </table:table-cell>
          <table:table-cell office:value-type="float" office:value="4288" calcext:value-type="float">
            <text:p>4,288</text:p>
          </table:table-cell>
          <table:table-cell office:value-type="float" office:value="39809" calcext:value-type="float">
            <text:p>39,809</text:p>
          </table:table-cell>
          <table:table-cell office:value-type="float" office:value="19498" calcext:value-type="float">
            <text:p>19,498</text:p>
          </table:table-cell>
          <table:table-cell office:value-type="float" office:value="2977" calcext:value-type="float">
            <text:p>2,977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float" office:value="9052" calcext:value-type="float">
            <text:p>9,052</text:p>
          </table:table-cell>
          <table:table-cell office:value-type="float" office:value="42285" calcext:value-type="float">
            <text:p>42,285</text:p>
          </table:table-cell>
          <table:table-cell office:value-type="float" office:value="18330" calcext:value-type="float">
            <text:p>18,330</text:p>
          </table:table-cell>
          <table:table-cell office:value-type="float" office:value="864" calcext:value-type="float">
            <text:p>864</text:p>
          </table:table-cell>
          <table:table-cell office:value-type="float" office:value="3925" calcext:value-type="float">
            <text:p>3,925</text:p>
          </table:table-cell>
          <table:table-cell office:value-type="float" office:value="41662" calcext:value-type="float">
            <text:p>41,662</text:p>
          </table:table-cell>
          <table:table-cell office:value-type="float" office:value="19755" calcext:value-type="float">
            <text:p>19,755</text:p>
          </table:table-cell>
          <table:table-cell office:value-type="float" office:value="3503" calcext:value-type="float">
            <text:p>3,503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float" office:value="8899" calcext:value-type="float">
            <text:p>8,899</text:p>
          </table:table-cell>
          <table:table-cell office:value-type="float" office:value="44568" calcext:value-type="float">
            <text:p>44,568</text:p>
          </table:table-cell>
          <table:table-cell office:value-type="float" office:value="18784" calcext:value-type="float">
            <text:p>18,784</text:p>
          </table:table-cell>
          <table:table-cell office:value-type="float" office:value="1029" calcext:value-type="float">
            <text:p>1,029</text:p>
          </table:table-cell>
          <table:table-cell office:value-type="float" office:value="3880" calcext:value-type="float">
            <text:p>3,880</text:p>
          </table:table-cell>
          <table:table-cell office:value-type="float" office:value="43548" calcext:value-type="float">
            <text:p>43,548</text:p>
          </table:table-cell>
          <table:table-cell office:value-type="float" office:value="20297" calcext:value-type="float">
            <text:p>20,297</text:p>
          </table:table-cell>
          <table:table-cell office:value-type="float" office:value="4028" calcext:value-type="float">
            <text:p>4,028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office:value-type="float" office:value="8070" calcext:value-type="float">
            <text:p>8,070</text:p>
          </table:table-cell>
          <table:table-cell office:value-type="float" office:value="43204" calcext:value-type="float">
            <text:p>43,204</text:p>
          </table:table-cell>
          <table:table-cell office:value-type="float" office:value="17580" calcext:value-type="float">
            <text:p>17,580</text:p>
          </table:table-cell>
          <table:table-cell office:value-type="float" office:value="1001" calcext:value-type="float">
            <text:p>1,001</text:p>
          </table:table-cell>
          <table:table-cell office:value-type="float" office:value="3619" calcext:value-type="float">
            <text:p>3,619</text:p>
          </table:table-cell>
          <table:table-cell office:value-type="float" office:value="42231" calcext:value-type="float">
            <text:p>42,231</text:p>
          </table:table-cell>
          <table:table-cell office:value-type="float" office:value="19258" calcext:value-type="float">
            <text:p>19,258</text:p>
          </table:table-cell>
          <table:table-cell office:value-type="float" office:value="4399" calcext:value-type="float">
            <text:p>4,399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office:value-type="float" office:value="6892" calcext:value-type="float">
            <text:p>6,892</text:p>
          </table:table-cell>
          <table:table-cell office:value-type="float" office:value="39193" calcext:value-type="float">
            <text:p>39,193</text:p>
          </table:table-cell>
          <table:table-cell office:value-type="float" office:value="15308" calcext:value-type="float">
            <text:p>15,308</text:p>
          </table:table-cell>
          <table:table-cell office:value-type="float" office:value="1033" calcext:value-type="float">
            <text:p>1,033</text:p>
          </table:table-cell>
          <table:table-cell office:value-type="float" office:value="2952" calcext:value-type="float">
            <text:p>2,952</text:p>
          </table:table-cell>
          <table:table-cell office:value-type="float" office:value="38259" calcext:value-type="float">
            <text:p>38,259</text:p>
          </table:table-cell>
          <table:table-cell office:value-type="float" office:value="16610" calcext:value-type="float">
            <text:p>16,610</text:p>
          </table:table-cell>
          <table:table-cell office:value-type="float" office:value="4648" calcext:value-type="float">
            <text:p>4,648</text:p>
          </table:table-cell>
        </table:table-row>
        <table:table-row table:style-name="ro1">
          <table:table-cell office:value-type="string" calcext:value-type="string">
            <text:p>59</text:p>
          </table:table-cell>
          <table:table-cell office:value-type="float" office:value="6340" calcext:value-type="float">
            <text:p>6,340</text:p>
          </table:table-cell>
          <table:table-cell office:value-type="float" office:value="38218" calcext:value-type="float">
            <text:p>38,218</text:p>
          </table:table-cell>
          <table:table-cell office:value-type="float" office:value="14374" calcext:value-type="float">
            <text:p>14,374</text:p>
          </table:table-cell>
          <table:table-cell office:value-type="float" office:value="1181" calcext:value-type="float">
            <text:p>1,181</text:p>
          </table:table-cell>
          <table:table-cell office:value-type="float" office:value="2834" calcext:value-type="float">
            <text:p>2,834</text:p>
          </table:table-cell>
          <table:table-cell office:value-type="float" office:value="37747" calcext:value-type="float">
            <text:p>37,747</text:p>
          </table:table-cell>
          <table:table-cell office:value-type="float" office:value="15257" calcext:value-type="float">
            <text:p>15,257</text:p>
          </table:table-cell>
          <table:table-cell office:value-type="float" office:value="5116" calcext:value-type="float">
            <text:p>5,116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float" office:value="6046" calcext:value-type="float">
            <text:p>6,046</text:p>
          </table:table-cell>
          <table:table-cell office:value-type="float" office:value="37932" calcext:value-type="float">
            <text:p>37,932</text:p>
          </table:table-cell>
          <table:table-cell office:value-type="float" office:value="13367" calcext:value-type="float">
            <text:p>13,367</text:p>
          </table:table-cell>
          <table:table-cell office:value-type="float" office:value="1311" calcext:value-type="float">
            <text:p>1,311</text:p>
          </table:table-cell>
          <table:table-cell office:value-type="float" office:value="2663" calcext:value-type="float">
            <text:p>2,663</text:p>
          </table:table-cell>
          <table:table-cell office:value-type="float" office:value="36481" calcext:value-type="float">
            <text:p>36,481</text:p>
          </table:table-cell>
          <table:table-cell office:value-type="float" office:value="14573" calcext:value-type="float">
            <text:p>14,573</text:p>
          </table:table-cell>
          <table:table-cell office:value-type="float" office:value="5556" calcext:value-type="float">
            <text:p>5,556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float" office:value="5581" calcext:value-type="float">
            <text:p>5,581</text:p>
          </table:table-cell>
          <table:table-cell office:value-type="float" office:value="37334" calcext:value-type="float">
            <text:p>37,334</text:p>
          </table:table-cell>
          <table:table-cell office:value-type="float" office:value="12756" calcext:value-type="float">
            <text:p>12,756</text:p>
          </table:table-cell>
          <table:table-cell office:value-type="float" office:value="1464" calcext:value-type="float">
            <text:p>1,464</text:p>
          </table:table-cell>
          <table:table-cell office:value-type="float" office:value="2379" calcext:value-type="float">
            <text:p>2,379</text:p>
          </table:table-cell>
          <table:table-cell office:value-type="float" office:value="36363" calcext:value-type="float">
            <text:p>36,363</text:p>
          </table:table-cell>
          <table:table-cell office:value-type="float" office:value="13904" calcext:value-type="float">
            <text:p>13,904</text:p>
          </table:table-cell>
          <table:table-cell office:value-type="float" office:value="6059" calcext:value-type="float">
            <text:p>6,059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float" office:value="5578" calcext:value-type="float">
            <text:p>5,578</text:p>
          </table:table-cell>
          <table:table-cell office:value-type="float" office:value="40014" calcext:value-type="float">
            <text:p>40,014</text:p>
          </table:table-cell>
          <table:table-cell office:value-type="float" office:value="12999" calcext:value-type="float">
            <text:p>12,999</text:p>
          </table:table-cell>
          <table:table-cell office:value-type="float" office:value="1797" calcext:value-type="float">
            <text:p>1,797</text:p>
          </table:table-cell>
          <table:table-cell office:value-type="float" office:value="2506" calcext:value-type="float">
            <text:p>2,506</text:p>
          </table:table-cell>
          <table:table-cell office:value-type="float" office:value="39338" calcext:value-type="float">
            <text:p>39,338</text:p>
          </table:table-cell>
          <table:table-cell office:value-type="float" office:value="14611" calcext:value-type="float">
            <text:p>14,611</text:p>
          </table:table-cell>
          <table:table-cell office:value-type="float" office:value="7368" calcext:value-type="float">
            <text:p>7,368</text:p>
          </table:table-cell>
        </table:table-row>
        <table:table-row table:style-name="ro1">
          <table:table-cell office:value-type="string" calcext:value-type="string">
            <text:p>63</text:p>
          </table:table-cell>
          <table:table-cell office:value-type="float" office:value="5488" calcext:value-type="float">
            <text:p>5,488</text:p>
          </table:table-cell>
          <table:table-cell office:value-type="float" office:value="42793" calcext:value-type="float">
            <text:p>42,793</text:p>
          </table:table-cell>
          <table:table-cell office:value-type="float" office:value="13286" calcext:value-type="float">
            <text:p>13,286</text:p>
          </table:table-cell>
          <table:table-cell office:value-type="float" office:value="2185" calcext:value-type="float">
            <text:p>2,185</text:p>
          </table:table-cell>
          <table:table-cell office:value-type="float" office:value="2534" calcext:value-type="float">
            <text:p>2,534</text:p>
          </table:table-cell>
          <table:table-cell office:value-type="float" office:value="41751" calcext:value-type="float">
            <text:p>41,751</text:p>
          </table:table-cell>
          <table:table-cell office:value-type="float" office:value="15051" calcext:value-type="float">
            <text:p>15,051</text:p>
          </table:table-cell>
          <table:table-cell office:value-type="float" office:value="8837" calcext:value-type="float">
            <text:p>8,837</text:p>
          </table:table-cell>
        </table:table-row>
        <table:table-row table:style-name="ro1">
          <table:table-cell office:value-type="string" calcext:value-type="string">
            <text:p>64</text:p>
          </table:table-cell>
          <table:table-cell office:value-type="float" office:value="5209" calcext:value-type="float">
            <text:p>5,209</text:p>
          </table:table-cell>
          <table:table-cell office:value-type="float" office:value="44186" calcext:value-type="float">
            <text:p>44,186</text:p>
          </table:table-cell>
          <table:table-cell office:value-type="float" office:value="13026" calcext:value-type="float">
            <text:p>13,026</text:p>
          </table:table-cell>
          <table:table-cell office:value-type="float" office:value="2412" calcext:value-type="float">
            <text:p>2,412</text:p>
          </table:table-cell>
          <table:table-cell office:value-type="float" office:value="2558" calcext:value-type="float">
            <text:p>2,558</text:p>
          </table:table-cell>
          <table:table-cell office:value-type="float" office:value="42911" calcext:value-type="float">
            <text:p>42,911</text:p>
          </table:table-cell>
          <table:table-cell office:value-type="float" office:value="15008" calcext:value-type="float">
            <text:p>15,008</text:p>
          </table:table-cell>
          <table:table-cell office:value-type="float" office:value="10250" calcext:value-type="float">
            <text:p>10,250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float" office:value="4942" calcext:value-type="float">
            <text:p>4,942</text:p>
          </table:table-cell>
          <table:table-cell office:value-type="float" office:value="44474" calcext:value-type="float">
            <text:p>44,474</text:p>
          </table:table-cell>
          <table:table-cell office:value-type="float" office:value="12303" calcext:value-type="float">
            <text:p>12,303</text:p>
          </table:table-cell>
          <table:table-cell office:value-type="float" office:value="2684" calcext:value-type="float">
            <text:p>2,684</text:p>
          </table:table-cell>
          <table:table-cell office:value-type="float" office:value="2475" calcext:value-type="float">
            <text:p>2,475</text:p>
          </table:table-cell>
          <table:table-cell office:value-type="float" office:value="42448" calcext:value-type="float">
            <text:p>42,448</text:p>
          </table:table-cell>
          <table:table-cell office:value-type="float" office:value="14797" calcext:value-type="float">
            <text:p>14,797</text:p>
          </table:table-cell>
          <table:table-cell office:value-type="float" office:value="11500" calcext:value-type="float">
            <text:p>11,500</text:p>
          </table:table-cell>
        </table:table-row>
        <table:table-row table:style-name="ro1">
          <table:table-cell office:value-type="string" calcext:value-type="string">
            <text:p>66</text:p>
          </table:table-cell>
          <table:table-cell office:value-type="float" office:value="4415" calcext:value-type="float">
            <text:p>4,415</text:p>
          </table:table-cell>
          <table:table-cell office:value-type="float" office:value="44241" calcext:value-type="float">
            <text:p>44,241</text:p>
          </table:table-cell>
          <table:table-cell office:value-type="float" office:value="11739" calcext:value-type="float">
            <text:p>11,739</text:p>
          </table:table-cell>
          <table:table-cell office:value-type="float" office:value="2932" calcext:value-type="float">
            <text:p>2,932</text:p>
          </table:table-cell>
          <table:table-cell office:value-type="float" office:value="2391" calcext:value-type="float">
            <text:p>2,391</text:p>
          </table:table-cell>
          <table:table-cell office:value-type="float" office:value="41944" calcext:value-type="float">
            <text:p>41,944</text:p>
          </table:table-cell>
          <table:table-cell office:value-type="float" office:value="14395" calcext:value-type="float">
            <text:p>14,395</text:p>
          </table:table-cell>
          <table:table-cell office:value-type="float" office:value="12774" calcext:value-type="float">
            <text:p>12,774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float" office:value="3950" calcext:value-type="float">
            <text:p>3,950</text:p>
          </table:table-cell>
          <table:table-cell office:value-type="float" office:value="44346" calcext:value-type="float">
            <text:p>44,346</text:p>
          </table:table-cell>
          <table:table-cell office:value-type="float" office:value="10915" calcext:value-type="float">
            <text:p>10,915</text:p>
          </table:table-cell>
          <table:table-cell office:value-type="float" office:value="3432" calcext:value-type="float">
            <text:p>3,432</text:p>
          </table:table-cell>
          <table:table-cell office:value-type="float" office:value="2174" calcext:value-type="float">
            <text:p>2,174</text:p>
          </table:table-cell>
          <table:table-cell office:value-type="float" office:value="40870" calcext:value-type="float">
            <text:p>40,870</text:p>
          </table:table-cell>
          <table:table-cell office:value-type="float" office:value="14188" calcext:value-type="float">
            <text:p>14,188</text:p>
          </table:table-cell>
          <table:table-cell office:value-type="float" office:value="14232" calcext:value-type="float">
            <text:p>14,232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float" office:value="3768" calcext:value-type="float">
            <text:p>3,768</text:p>
          </table:table-cell>
          <table:table-cell office:value-type="float" office:value="44297" calcext:value-type="float">
            <text:p>44,297</text:p>
          </table:table-cell>
          <table:table-cell office:value-type="float" office:value="10208" calcext:value-type="float">
            <text:p>10,208</text:p>
          </table:table-cell>
          <table:table-cell office:value-type="float" office:value="3813" calcext:value-type="float">
            <text:p>3,813</text:p>
          </table:table-cell>
          <table:table-cell office:value-type="float" office:value="2138" calcext:value-type="float">
            <text:p>2,138</text:p>
          </table:table-cell>
          <table:table-cell office:value-type="float" office:value="41018" calcext:value-type="float">
            <text:p>41,018</text:p>
          </table:table-cell>
          <table:table-cell office:value-type="float" office:value="13613" calcext:value-type="float">
            <text:p>13,613</text:p>
          </table:table-cell>
          <table:table-cell office:value-type="float" office:value="15666" calcext:value-type="float">
            <text:p>15,666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float" office:value="3387" calcext:value-type="float">
            <text:p>3,387</text:p>
          </table:table-cell>
          <table:table-cell office:value-type="float" office:value="43767" calcext:value-type="float">
            <text:p>43,767</text:p>
          </table:table-cell>
          <table:table-cell office:value-type="float" office:value="9389" calcext:value-type="float">
            <text:p>9,389</text:p>
          </table:table-cell>
          <table:table-cell office:value-type="float" office:value="4012" calcext:value-type="float">
            <text:p>4,012</text:p>
          </table:table-cell>
          <table:table-cell office:value-type="float" office:value="2111" calcext:value-type="float">
            <text:p>2,111</text:p>
          </table:table-cell>
          <table:table-cell office:value-type="float" office:value="40006" calcext:value-type="float">
            <text:p>40,006</text:p>
          </table:table-cell>
          <table:table-cell office:value-type="float" office:value="13353" calcext:value-type="float">
            <text:p>13,353</text:p>
          </table:table-cell>
          <table:table-cell office:value-type="float" office:value="17311" calcext:value-type="float">
            <text:p>17,311</text:p>
          </table:table-cell>
        </table:table-row>
        <table:table-row table:style-name="ro1">
          <table:table-cell office:value-type="string" calcext:value-type="string">
            <text:p>70</text:p>
          </table:table-cell>
          <table:table-cell office:value-type="float" office:value="2990" calcext:value-type="float">
            <text:p>2,990</text:p>
          </table:table-cell>
          <table:table-cell office:value-type="float" office:value="42312" calcext:value-type="float">
            <text:p>42,312</text:p>
          </table:table-cell>
          <table:table-cell office:value-type="float" office:value="8662" calcext:value-type="float">
            <text:p>8,662</text:p>
          </table:table-cell>
          <table:table-cell office:value-type="float" office:value="4289" calcext:value-type="float">
            <text:p>4,289</text:p>
          </table:table-cell>
          <table:table-cell office:value-type="float" office:value="1982" calcext:value-type="float">
            <text:p>1,982</text:p>
          </table:table-cell>
          <table:table-cell office:value-type="float" office:value="37754" calcext:value-type="float">
            <text:p>37,754</text:p>
          </table:table-cell>
          <table:table-cell office:value-type="float" office:value="12228" calcext:value-type="float">
            <text:p>12,228</text:p>
          </table:table-cell>
          <table:table-cell office:value-type="float" office:value="18664" calcext:value-type="float">
            <text:p>18,664</text:p>
          </table:table-cell>
        </table:table-row>
        <table:table-row table:style-name="ro1">
          <table:table-cell office:value-type="string" calcext:value-type="string">
            <text:p>71</text:p>
          </table:table-cell>
          <table:table-cell office:value-type="float" office:value="2595" calcext:value-type="float">
            <text:p>2,595</text:p>
          </table:table-cell>
          <table:table-cell office:value-type="float" office:value="40186" calcext:value-type="float">
            <text:p>40,186</text:p>
          </table:table-cell>
          <table:table-cell office:value-type="float" office:value="7776" calcext:value-type="float">
            <text:p>7,776</text:p>
          </table:table-cell>
          <table:table-cell office:value-type="float" office:value="4433" calcext:value-type="float">
            <text:p>4,433</text:p>
          </table:table-cell>
          <table:table-cell office:value-type="float" office:value="1882" calcext:value-type="float">
            <text:p>1,882</text:p>
          </table:table-cell>
          <table:table-cell office:value-type="float" office:value="35534" calcext:value-type="float">
            <text:p>35,534</text:p>
          </table:table-cell>
          <table:table-cell office:value-type="float" office:value="11200" calcext:value-type="float">
            <text:p>11,200</text:p>
          </table:table-cell>
          <table:table-cell office:value-type="float" office:value="19605" calcext:value-type="float">
            <text:p>19,605</text:p>
          </table:table-cell>
        </table:table-row>
        <table:table-row table:style-name="ro1">
          <table:table-cell office:value-type="string" calcext:value-type="string">
            <text:p>72</text:p>
          </table:table-cell>
          <table:table-cell office:value-type="float" office:value="2456" calcext:value-type="float">
            <text:p>2,456</text:p>
          </table:table-cell>
          <table:table-cell office:value-type="float" office:value="40819" calcext:value-type="float">
            <text:p>40,819</text:p>
          </table:table-cell>
          <table:table-cell office:value-type="float" office:value="7240" calcext:value-type="float">
            <text:p>7,240</text:p>
          </table:table-cell>
          <table:table-cell office:value-type="float" office:value="4838" calcext:value-type="float">
            <text:p>4,838</text:p>
          </table:table-cell>
          <table:table-cell office:value-type="float" office:value="1814" calcext:value-type="float">
            <text:p>1,814</text:p>
          </table:table-cell>
          <table:table-cell office:value-type="float" office:value="34432" calcext:value-type="float">
            <text:p>34,432</text:p>
          </table:table-cell>
          <table:table-cell office:value-type="float" office:value="10989" calcext:value-type="float">
            <text:p>10,989</text:p>
          </table:table-cell>
          <table:table-cell office:value-type="float" office:value="21940" calcext:value-type="float">
            <text:p>21,940</text:p>
          </table:table-cell>
        </table:table-row>
        <table:table-row table:style-name="ro1">
          <table:table-cell office:value-type="string" calcext:value-type="string">
            <text:p>73</text:p>
          </table:table-cell>
          <table:table-cell office:value-type="float" office:value="2150" calcext:value-type="float">
            <text:p>2,150</text:p>
          </table:table-cell>
          <table:table-cell office:value-type="float" office:value="40467" calcext:value-type="float">
            <text:p>40,467</text:p>
          </table:table-cell>
          <table:table-cell office:value-type="float" office:value="6789" calcext:value-type="float">
            <text:p>6,789</text:p>
          </table:table-cell>
          <table:table-cell office:value-type="float" office:value="5566" calcext:value-type="float">
            <text:p>5,566</text:p>
          </table:table-cell>
          <table:table-cell office:value-type="float" office:value="1891" calcext:value-type="float">
            <text:p>1,891</text:p>
          </table:table-cell>
          <table:table-cell office:value-type="float" office:value="34283" calcext:value-type="float">
            <text:p>34,283</text:p>
          </table:table-cell>
          <table:table-cell office:value-type="float" office:value="10820" calcext:value-type="float">
            <text:p>10,820</text:p>
          </table:table-cell>
          <table:table-cell office:value-type="float" office:value="24221" calcext:value-type="float">
            <text:p>24,221</text:p>
          </table:table-cell>
        </table:table-row>
        <table:table-row table:style-name="ro1">
          <table:table-cell office:value-type="string" calcext:value-type="string">
            <text:p>74</text:p>
          </table:table-cell>
          <table:table-cell office:value-type="float" office:value="1782" calcext:value-type="float">
            <text:p>1,782</text:p>
          </table:table-cell>
          <table:table-cell office:value-type="float" office:value="37620" calcext:value-type="float">
            <text:p>37,620</text:p>
          </table:table-cell>
          <table:table-cell office:value-type="float" office:value="5777" calcext:value-type="float">
            <text:p>5,777</text:p>
          </table:table-cell>
          <table:table-cell office:value-type="float" office:value="5430" calcext:value-type="float">
            <text:p>5,430</text:p>
          </table:table-cell>
          <table:table-cell office:value-type="float" office:value="1712" calcext:value-type="float">
            <text:p>1,712</text:p>
          </table:table-cell>
          <table:table-cell office:value-type="float" office:value="31163" calcext:value-type="float">
            <text:p>31,163</text:p>
          </table:table-cell>
          <table:table-cell office:value-type="float" office:value="9816" calcext:value-type="float">
            <text:p>9,816</text:p>
          </table:table-cell>
          <table:table-cell office:value-type="float" office:value="25070" calcext:value-type="float">
            <text:p>25,070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float" office:value="1330" calcext:value-type="float">
            <text:p>1,330</text:p>
          </table:table-cell>
          <table:table-cell office:value-type="float" office:value="28403" calcext:value-type="float">
            <text:p>28,403</text:p>
          </table:table-cell>
          <table:table-cell office:value-type="float" office:value="4071" calcext:value-type="float">
            <text:p>4,071</text:p>
          </table:table-cell>
          <table:table-cell office:value-type="float" office:value="4587" calcext:value-type="float">
            <text:p>4,587</text:p>
          </table:table-cell>
          <table:table-cell office:value-type="float" office:value="1306" calcext:value-type="float">
            <text:p>1,306</text:p>
          </table:table-cell>
          <table:table-cell office:value-type="float" office:value="23005" calcext:value-type="float">
            <text:p>23,005</text:p>
          </table:table-cell>
          <table:table-cell office:value-type="float" office:value="7602" calcext:value-type="float">
            <text:p>7,602</text:p>
          </table:table-cell>
          <table:table-cell office:value-type="float" office:value="22080" calcext:value-type="float">
            <text:p>22,080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float" office:value="1177" calcext:value-type="float">
            <text:p>1,177</text:p>
          </table:table-cell>
          <table:table-cell office:value-type="float" office:value="28706" calcext:value-type="float">
            <text:p>28,706</text:p>
          </table:table-cell>
          <table:table-cell office:value-type="float" office:value="3945" calcext:value-type="float">
            <text:p>3,945</text:p>
          </table:table-cell>
          <table:table-cell office:value-type="float" office:value="4953" calcext:value-type="float">
            <text:p>4,953</text:p>
          </table:table-cell>
          <table:table-cell office:value-type="float" office:value="1289" calcext:value-type="float">
            <text:p>1,289</text:p>
          </table:table-cell>
          <table:table-cell office:value-type="float" office:value="22098" calcext:value-type="float">
            <text:p>22,098</text:p>
          </table:table-cell>
          <table:table-cell office:value-type="float" office:value="7318" calcext:value-type="float">
            <text:p>7,318</text:p>
          </table:table-cell>
          <table:table-cell office:value-type="float" office:value="24332" calcext:value-type="float">
            <text:p>24,332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float" office:value="1073" calcext:value-type="float">
            <text:p>1,073</text:p>
          </table:table-cell>
          <table:table-cell office:value-type="float" office:value="26418" calcext:value-type="float">
            <text:p>26,418</text:p>
          </table:table-cell>
          <table:table-cell office:value-type="float" office:value="3327" calcext:value-type="float">
            <text:p>3,327</text:p>
          </table:table-cell>
          <table:table-cell office:value-type="float" office:value="5035" calcext:value-type="float">
            <text:p>5,035</text:p>
          </table:table-cell>
          <table:table-cell office:value-type="float" office:value="1267" calcext:value-type="float">
            <text:p>1,267</text:p>
          </table:table-cell>
          <table:table-cell office:value-type="float" office:value="19492" calcext:value-type="float">
            <text:p>19,492</text:p>
          </table:table-cell>
          <table:table-cell office:value-type="float" office:value="6619" calcext:value-type="float">
            <text:p>6,619</text:p>
          </table:table-cell>
          <table:table-cell office:value-type="float" office:value="24524" calcext:value-type="float">
            <text:p>24,524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float" office:value="835" calcext:value-type="float">
            <text:p>835</text:p>
          </table:table-cell>
          <table:table-cell office:value-type="float" office:value="22080" calcext:value-type="float">
            <text:p>22,080</text:p>
          </table:table-cell>
          <table:table-cell office:value-type="float" office:value="2677" calcext:value-type="float">
            <text:p>2,677</text:p>
          </table:table-cell>
          <table:table-cell office:value-type="float" office:value="4518" calcext:value-type="float">
            <text:p>4,518</text:p>
          </table:table-cell>
          <table:table-cell office:value-type="float" office:value="1098" calcext:value-type="float">
            <text:p>1,098</text:p>
          </table:table-cell>
          <table:table-cell office:value-type="float" office:value="15410" calcext:value-type="float">
            <text:p>15,410</text:p>
          </table:table-cell>
          <table:table-cell office:value-type="float" office:value="5309" calcext:value-type="float">
            <text:p>5,309</text:p>
          </table:table-cell>
          <table:table-cell office:value-type="float" office:value="22901" calcext:value-type="float">
            <text:p>22,901</text:p>
          </table:table-cell>
        </table:table-row>
        <table:table-row table:style-name="ro1">
          <table:table-cell office:value-type="string" calcext:value-type="string">
            <text:p>79</text:p>
          </table:table-cell>
          <table:table-cell office:value-type="float" office:value="711" calcext:value-type="float">
            <text:p>711</text:p>
          </table:table-cell>
          <table:table-cell office:value-type="float" office:value="19645" calcext:value-type="float">
            <text:p>19,645</text:p>
          </table:table-cell>
          <table:table-cell office:value-type="float" office:value="2091" calcext:value-type="float">
            <text:p>2,091</text:p>
          </table:table-cell>
          <table:table-cell office:value-type="float" office:value="4522" calcext:value-type="float">
            <text:p>4,522</text:p>
          </table:table-cell>
          <table:table-cell office:value-type="float" office:value="880" calcext:value-type="float">
            <text:p>880</text:p>
          </table:table-cell>
          <table:table-cell office:value-type="float" office:value="13054" calcext:value-type="float">
            <text:p>13,054</text:p>
          </table:table-cell>
          <table:table-cell office:value-type="float" office:value="4541" calcext:value-type="float">
            <text:p>4,541</text:p>
          </table:table-cell>
          <table:table-cell office:value-type="float" office:value="22972" calcext:value-type="float">
            <text:p>22,972</text:p>
          </table:table-cell>
        </table:table-row>
        <table:table-row table:style-name="ro1">
          <table:table-cell office:value-type="string" calcext:value-type="string">
            <text:p>80</text:p>
          </table:table-cell>
          <table:table-cell office:value-type="float" office:value="562" calcext:value-type="float">
            <text:p>562</text:p>
          </table:table-cell>
          <table:table-cell office:value-type="float" office:value="17838" calcext:value-type="float">
            <text:p>17,838</text:p>
          </table:table-cell>
          <table:table-cell office:value-type="float" office:value="1788" calcext:value-type="float">
            <text:p>1,788</text:p>
          </table:table-cell>
          <table:table-cell office:value-type="float" office:value="4630" calcext:value-type="float">
            <text:p>4,630</text:p>
          </table:table-cell>
          <table:table-cell office:value-type="float" office:value="859" calcext:value-type="float">
            <text:p>859</text:p>
          </table:table-cell>
          <table:table-cell office:value-type="float" office:value="11107" calcext:value-type="float">
            <text:p>11,107</text:p>
          </table:table-cell>
          <table:table-cell office:value-type="float" office:value="3839" calcext:value-type="float">
            <text:p>3,839</text:p>
          </table:table-cell>
          <table:table-cell office:value-type="float" office:value="23161" calcext:value-type="float">
            <text:p>23,161</text:p>
          </table:table-cell>
        </table:table-row>
        <table:table-row table:style-name="ro1">
          <table:table-cell office:value-type="string" calcext:value-type="string">
            <text:p>81</text:p>
          </table:table-cell>
          <table:table-cell office:value-type="float" office:value="448" calcext:value-type="float">
            <text:p>448</text:p>
          </table:table-cell>
          <table:table-cell office:value-type="float" office:value="14138" calcext:value-type="float">
            <text:p>14,138</text:p>
          </table:table-cell>
          <table:table-cell office:value-type="float" office:value="1412" calcext:value-type="float">
            <text:p>1,412</text:p>
          </table:table-cell>
          <table:table-cell office:value-type="float" office:value="3994" calcext:value-type="float">
            <text:p>3,994</text:p>
          </table:table-cell>
          <table:table-cell office:value-type="float" office:value="715" calcext:value-type="float">
            <text:p>715</text:p>
          </table:table-cell>
          <table:table-cell office:value-type="float" office:value="8387" calcext:value-type="float">
            <text:p>8,387</text:p>
          </table:table-cell>
          <table:table-cell office:value-type="float" office:value="3205" calcext:value-type="float">
            <text:p>3,205</text:p>
          </table:table-cell>
          <table:table-cell office:value-type="float" office:value="20987" calcext:value-type="float">
            <text:p>20,987</text:p>
          </table:table-cell>
        </table:table-row>
        <table:table-row table:style-name="ro1">
          <table:table-cell office:value-type="string" calcext:value-type="string">
            <text:p>82</text:p>
          </table:table-cell>
          <table:table-cell office:value-type="float" office:value="402" calcext:value-type="float">
            <text:p>402</text:p>
          </table:table-cell>
          <table:table-cell office:value-type="float" office:value="12065" calcext:value-type="float">
            <text:p>12,065</text:p>
          </table:table-cell>
          <table:table-cell office:value-type="float" office:value="1083" calcext:value-type="float">
            <text:p>1,083</text:p>
          </table:table-cell>
          <table:table-cell office:value-type="float" office:value="3905" calcext:value-type="float">
            <text:p>3,905</text:p>
          </table:table-cell>
          <table:table-cell office:value-type="float" office:value="650" calcext:value-type="float">
            <text:p>650</text:p>
          </table:table-cell>
          <table:table-cell office:value-type="float" office:value="6970" calcext:value-type="float">
            <text:p>6,970</text:p>
          </table:table-cell>
          <table:table-cell office:value-type="float" office:value="2724" calcext:value-type="float">
            <text:p>2,724</text:p>
          </table:table-cell>
          <table:table-cell office:value-type="float" office:value="19782" calcext:value-type="float">
            <text:p>19,782</text:p>
          </table:table-cell>
        </table:table-row>
        <table:table-row table:style-name="ro1">
          <table:table-cell office:value-type="string" calcext:value-type="string">
            <text:p>83</text:p>
          </table:table-cell>
          <table:table-cell office:value-type="float" office:value="265" calcext:value-type="float">
            <text:p>265</text:p>
          </table:table-cell>
          <table:table-cell office:value-type="float" office:value="10095" calcext:value-type="float">
            <text:p>10,095</text:p>
          </table:table-cell>
          <table:table-cell office:value-type="float" office:value="826" calcext:value-type="float">
            <text:p>826</text:p>
          </table:table-cell>
          <table:table-cell office:value-type="float" office:value="3632" calcext:value-type="float">
            <text:p>3,632</text:p>
          </table:table-cell>
          <table:table-cell office:value-type="float" office:value="467" calcext:value-type="float">
            <text:p>467</text:p>
          </table:table-cell>
          <table:table-cell office:value-type="float" office:value="5419" calcext:value-type="float">
            <text:p>5,419</text:p>
          </table:table-cell>
          <table:table-cell office:value-type="float" office:value="2315" calcext:value-type="float">
            <text:p>2,315</text:p>
          </table:table-cell>
          <table:table-cell office:value-type="float" office:value="18647" calcext:value-type="float">
            <text:p>18,647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float" office:value="284" calcext:value-type="float">
            <text:p>284</text:p>
          </table:table-cell>
          <table:table-cell office:value-type="float" office:value="8586" calcext:value-type="float">
            <text:p>8,586</text:p>
          </table:table-cell>
          <table:table-cell office:value-type="float" office:value="698" calcext:value-type="float">
            <text:p>698</text:p>
          </table:table-cell>
          <table:table-cell office:value-type="float" office:value="3537" calcext:value-type="float">
            <text:p>3,537</text:p>
          </table:table-cell>
          <table:table-cell office:value-type="float" office:value="508" calcext:value-type="float">
            <text:p>508</text:p>
          </table:table-cell>
          <table:table-cell office:value-type="float" office:value="4346" calcext:value-type="float">
            <text:p>4,346</text:p>
          </table:table-cell>
          <table:table-cell office:value-type="float" office:value="2052" calcext:value-type="float">
            <text:p>2,052</text:p>
          </table:table-cell>
          <table:table-cell office:value-type="float" office:value="17809" calcext:value-type="float">
            <text:p>17,809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float" office:value="209" calcext:value-type="float">
            <text:p>209</text:p>
          </table:table-cell>
          <table:table-cell office:value-type="float" office:value="7638" calcext:value-type="float">
            <text:p>7,638</text:p>
          </table:table-cell>
          <table:table-cell office:value-type="float" office:value="579" calcext:value-type="float">
            <text:p>579</text:p>
          </table:table-cell>
          <table:table-cell office:value-type="float" office:value="3334" calcext:value-type="float">
            <text:p>3,334</text:p>
          </table:table-cell>
          <table:table-cell office:value-type="float" office:value="435" calcext:value-type="float">
            <text:p>435</text:p>
          </table:table-cell>
          <table:table-cell office:value-type="float" office:value="3303" calcext:value-type="float">
            <text:p>3,303</text:p>
          </table:table-cell>
          <table:table-cell office:value-type="float" office:value="1788" calcext:value-type="float">
            <text:p>1,788</text:p>
          </table:table-cell>
          <table:table-cell office:value-type="float" office:value="16999" calcext:value-type="float">
            <text:p>16,999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float" office:value="160" calcext:value-type="float">
            <text:p>160</text:p>
          </table:table-cell>
          <table:table-cell office:value-type="float" office:value="6363" calcext:value-type="float">
            <text:p>6,363</text:p>
          </table:table-cell>
          <table:table-cell office:value-type="float" office:value="479" calcext:value-type="float">
            <text:p>479</text:p>
          </table:table-cell>
          <table:table-cell office:value-type="float" office:value="3188" calcext:value-type="float">
            <text:p>3,188</text:p>
          </table:table-cell>
          <table:table-cell office:value-type="float" office:value="391" calcext:value-type="float">
            <text:p>391</text:p>
          </table:table-cell>
          <table:table-cell office:value-type="float" office:value="2648" calcext:value-type="float">
            <text:p>2,648</text:p>
          </table:table-cell>
          <table:table-cell office:value-type="float" office:value="1614" calcext:value-type="float">
            <text:p>1,614</text:p>
          </table:table-cell>
          <table:table-cell office:value-type="float" office:value="16156" calcext:value-type="float">
            <text:p>16,156</text:p>
          </table:table-cell>
        </table:table-row>
        <table:table-row table:style-name="ro1">
          <table:table-cell office:value-type="string" calcext:value-type="string">
            <text:p>87</text:p>
          </table:table-cell>
          <table:table-cell office:value-type="float" office:value="159" calcext:value-type="float">
            <text:p>159</text:p>
          </table:table-cell>
          <table:table-cell office:value-type="float" office:value="5438" calcext:value-type="float">
            <text:p>5,438</text:p>
          </table:table-cell>
          <table:table-cell office:value-type="float" office:value="342" calcext:value-type="float">
            <text:p>342</text:p>
          </table:table-cell>
          <table:table-cell office:value-type="float" office:value="2870" calcext:value-type="float">
            <text:p>2,870</text:p>
          </table:table-cell>
          <table:table-cell office:value-type="float" office:value="317" calcext:value-type="float">
            <text:p>317</text:p>
          </table:table-cell>
          <table:table-cell office:value-type="float" office:value="1994" calcext:value-type="float">
            <text:p>1,994</text:p>
          </table:table-cell>
          <table:table-cell office:value-type="float" office:value="1425" calcext:value-type="float">
            <text:p>1,425</text:p>
          </table:table-cell>
          <table:table-cell office:value-type="float" office:value="14990" calcext:value-type="float">
            <text:p>14,990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office:value-type="float" office:value="146" calcext:value-type="float">
            <text:p>146</text:p>
          </table:table-cell>
          <table:table-cell office:value-type="float" office:value="4449" calcext:value-type="float">
            <text:p>4,449</text:p>
          </table:table-cell>
          <table:table-cell office:value-type="float" office:value="299" calcext:value-type="float">
            <text:p>299</text:p>
          </table:table-cell>
          <table:table-cell office:value-type="float" office:value="2760" calcext:value-type="float">
            <text:p>2,760</text:p>
          </table:table-cell>
          <table:table-cell office:value-type="float" office:value="316" calcext:value-type="float">
            <text:p>316</text:p>
          </table:table-cell>
          <table:table-cell office:value-type="float" office:value="1499" calcext:value-type="float">
            <text:p>1,499</text:p>
          </table:table-cell>
          <table:table-cell office:value-type="float" office:value="1227" calcext:value-type="float">
            <text:p>1,227</text:p>
          </table:table-cell>
          <table:table-cell office:value-type="float" office:value="14110" calcext:value-type="float">
            <text:p>14,110</text:p>
          </table:table-cell>
        </table:table-row>
        <table:table-row table:style-name="ro1">
          <table:table-cell office:value-type="string" calcext:value-type="string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3490" calcext:value-type="float">
            <text:p>3,490</text:p>
          </table:table-cell>
          <table:table-cell office:value-type="float" office:value="249" calcext:value-type="float">
            <text:p>249</text:p>
          </table:table-cell>
          <table:table-cell office:value-type="float" office:value="2508" calcext:value-type="float">
            <text:p>2,508</text:p>
          </table:table-cell>
          <table:table-cell office:value-type="float" office:value="265" calcext:value-type="float">
            <text:p>265</text:p>
          </table:table-cell>
          <table:table-cell office:value-type="float" office:value="1059" calcext:value-type="float">
            <text:p>1,059</text:p>
          </table:table-cell>
          <table:table-cell office:value-type="float" office:value="995" calcext:value-type="float">
            <text:p>995</text:p>
          </table:table-cell>
          <table:table-cell office:value-type="float" office:value="12200" calcext:value-type="float">
            <text:p>12,200</text:p>
          </table:table-cell>
        </table:table-row>
        <table:table-row table:style-name="ro1">
          <table:table-cell office:value-type="string" calcext:value-type="string">
            <text:p>90</text:p>
          </table:table-cell>
          <table:table-cell office:value-type="float" office:value="102" calcext:value-type="float">
            <text:p>102</text:p>
          </table:table-cell>
          <table:table-cell office:value-type="float" office:value="2674" calcext:value-type="float">
            <text:p>2,674</text:p>
          </table:table-cell>
          <table:table-cell office:value-type="float" office:value="179" calcext:value-type="float">
            <text:p>179</text:p>
          </table:table-cell>
          <table:table-cell office:value-type="float" office:value="2141" calcext:value-type="float">
            <text:p>2,141</text:p>
          </table:table-cell>
          <table:table-cell office:value-type="float" office:value="175" calcext:value-type="float">
            <text:p>175</text:p>
          </table:table-cell>
          <table:table-cell office:value-type="float" office:value="744" calcext:value-type="float">
            <text:p>744</text:p>
          </table:table-cell>
          <table:table-cell office:value-type="float" office:value="761" calcext:value-type="float">
            <text:p>761</text:p>
          </table:table-cell>
          <table:table-cell office:value-type="float" office:value="10662" calcext:value-type="float">
            <text:p>10,662</text:p>
          </table:table-cell>
        </table:table-row>
        <table:table-row table:style-name="ro1">
          <table:table-cell office:value-type="string" calcext:value-type="string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1787" calcext:value-type="float">
            <text:p>1,787</text:p>
          </table:table-cell>
          <table:table-cell office:value-type="float" office:value="112" calcext:value-type="float">
            <text:p>112</text:p>
          </table:table-cell>
          <table:table-cell office:value-type="float" office:value="1703" calcext:value-type="float">
            <text:p>1,703</text:p>
          </table:table-cell>
          <table:table-cell office:value-type="float" office:value="181" calcext:value-type="float">
            <text:p>181</text:p>
          </table:table-cell>
          <table:table-cell office:value-type="float" office:value="417" calcext:value-type="float">
            <text:p>417</text:p>
          </table:table-cell>
          <table:table-cell office:value-type="float" office:value="568" calcext:value-type="float">
            <text:p>568</text:p>
          </table:table-cell>
          <table:table-cell office:value-type="float" office:value="8281" calcext:value-type="float">
            <text:p>8,281</text:p>
          </table:table-cell>
        </table:table-row>
        <table:table-row table:style-name="ro1">
          <table:table-cell office:value-type="string" calcext:value-type="string">
            <text:p>92</text:p>
          </table:table-cell>
          <table:table-cell office:value-type="float" office:value="55" calcext:value-type="float">
            <text:p>55</text:p>
          </table:table-cell>
          <table:table-cell office:value-type="float" office:value="1279" calcext:value-type="float">
            <text:p>1,279</text:p>
          </table:table-cell>
          <table:table-cell office:value-type="float" office:value="50" calcext:value-type="float">
            <text:p>50</text:p>
          </table:table-cell>
          <table:table-cell office:value-type="float" office:value="1346" calcext:value-type="float">
            <text:p>1,346</text:p>
          </table:table-cell>
          <table:table-cell office:value-type="float" office:value="152" calcext:value-type="float">
            <text:p>152</text:p>
          </table:table-cell>
          <table:table-cell office:value-type="float" office:value="300" calcext:value-type="float">
            <text:p>300</text:p>
          </table:table-cell>
          <table:table-cell office:value-type="float" office:value="442" calcext:value-type="float">
            <text:p>442</text:p>
          </table:table-cell>
          <table:table-cell office:value-type="float" office:value="6573" calcext:value-type="float">
            <text:p>6,573</text:p>
          </table:table-cell>
        </table:table-row>
        <table:table-row table:style-name="ro1">
          <table:table-cell office:value-type="string" calcext:value-type="string">
            <text:p>93</text:p>
          </table:table-cell>
          <table:table-cell office:value-type="float" office:value="26" calcext:value-type="float">
            <text:p>26</text:p>
          </table:table-cell>
          <table:table-cell office:value-type="float" office:value="862" calcext:value-type="float">
            <text:p>862</text:p>
          </table:table-cell>
          <table:table-cell office:value-type="float" office:value="35" calcext:value-type="float">
            <text:p>35</text:p>
          </table:table-cell>
          <table:table-cell office:value-type="float" office:value="1030" calcext:value-type="float">
            <text:p>1,030</text:p>
          </table:table-cell>
          <table:table-cell office:value-type="float" office:value="125" calcext:value-type="float">
            <text:p>125</text:p>
          </table:table-cell>
          <table:table-cell office:value-type="float" office:value="213" calcext:value-type="float">
            <text:p>213</text:p>
          </table:table-cell>
          <table:table-cell office:value-type="float" office:value="296" calcext:value-type="float">
            <text:p>296</text:p>
          </table:table-cell>
          <table:table-cell office:value-type="float" office:value="4952" calcext:value-type="float">
            <text:p>4,952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605" calcext:value-type="float">
            <text:p>605</text:p>
          </table:table-cell>
          <table:table-cell office:value-type="float" office:value="22" calcext:value-type="float">
            <text:p>22</text:p>
          </table:table-cell>
          <table:table-cell office:value-type="float" office:value="687" calcext:value-type="float">
            <text:p>687</text:p>
          </table:table-cell>
          <table:table-cell office:value-type="float" office:value="78" calcext:value-type="float">
            <text:p>78</text:p>
          </table:table-cell>
          <table:table-cell office:value-type="float" office:value="163" calcext:value-type="float">
            <text:p>163</text:p>
          </table:table-cell>
          <table:table-cell office:value-type="float" office:value="214" calcext:value-type="float">
            <text:p>214</text:p>
          </table:table-cell>
          <table:table-cell office:value-type="float" office:value="3730" calcext:value-type="float">
            <text:p>3,730</text:p>
          </table:table-cell>
        </table:table-row>
        <table:table-row table:style-name="ro1">
          <table:table-cell office:value-type="string" calcext:value-type="string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403" calcext:value-type="float">
            <text:p>403</text:p>
          </table:table-cell>
          <table:table-cell office:value-type="float" office:value="8" calcext:value-type="float">
            <text:p>8</text:p>
          </table:table-cell>
          <table:table-cell office:value-type="float" office:value="441" calcext:value-type="float">
            <text:p>441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126" calcext:value-type="float">
            <text:p>126</text:p>
          </table:table-cell>
          <table:table-cell office:value-type="float" office:value="2622" calcext:value-type="float">
            <text:p>2,622</text:p>
          </table:table-cell>
        </table:table-row>
        <table:table-row table:style-name="ro1">
          <table:table-cell office:value-type="string" calcext:value-type="string">
            <text:p>96</text:p>
          </table:table-cell>
          <table:table-cell office:value-type="float" office:value="19" calcext:value-type="float">
            <text:p>19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1954" calcext:value-type="float">
            <text:p>1,954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424" calcext:value-type="float">
            <text:p>1,424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100+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</table:table-row>
      </table:table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2" table:default-cell-style-name="Default"/>
        <table:table-row table:style-name="ro1">
          <table:table-cell office:value-type="string" calcext:value-type="string">
            <text:p>Muži</text:p>
          </table:table-cell>
          <table:table-cell office:value-type="float" office:value="0" calcext:value-type="float">
            <text:p>0</text:p>
          </table:table-cell>
          <table:table-cell table:formula="of:=SUM([$Sheet2.B5:$Sheet2.E5])" office:value-type="float" office:value="56184" calcext:value-type="float">
            <text:p>56184</text:p>
          </table:table-cell>
          <table:table-cell/>
          <table:table-cell table:formula="of:=[.C1]&amp;&quot;,&quot;" office:value-type="string" office:string-value="56184," calcext:value-type="string">
            <text:p>56184,</text:p>
          </table:table-cell>
          <table:table-cell office:value-type="string" calcext:value-type="string">
            <text:p>static vector&lt;unsigned&gt; men={</text:p>
          </table:table-cell>
          <table:table-cell table:number-matrix-columns-spanned="101" table:number-matrix-rows-spanned="1" table:formula="of:=TRANSPOSE([.E1:.E101])" office:value-type="string" office:string-value="56184," calcext:value-type="string">
            <text:p>56184,</text:p>
          </table:table-cell>
          <table:table-cell office:value-type="string" office:string-value="57721," calcext:value-type="string">
            <text:p>57721,</text:p>
          </table:table-cell>
          <table:table-cell office:value-type="string" office:string-value="58620," calcext:value-type="string">
            <text:p>58620,</text:p>
          </table:table-cell>
          <table:table-cell office:value-type="string" office:string-value="59204," calcext:value-type="string">
            <text:p>59204,</text:p>
          </table:table-cell>
          <table:table-cell office:value-type="string" office:string-value="58715," calcext:value-type="string">
            <text:p>58715,</text:p>
          </table:table-cell>
          <table:table-cell office:value-type="string" office:string-value="58015," calcext:value-type="string">
            <text:p>58015,</text:p>
          </table:table-cell>
          <table:table-cell office:value-type="string" office:string-value="57740," calcext:value-type="string">
            <text:p>57740,</text:p>
          </table:table-cell>
          <table:table-cell office:value-type="string" office:string-value="56280," calcext:value-type="string">
            <text:p>56280,</text:p>
          </table:table-cell>
          <table:table-cell office:value-type="string" office:string-value="56750," calcext:value-type="string">
            <text:p>56750,</text:p>
          </table:table-cell>
          <table:table-cell office:value-type="string" office:string-value="56713," calcext:value-type="string">
            <text:p>56713,</text:p>
          </table:table-cell>
          <table:table-cell office:value-type="string" office:string-value="61914," calcext:value-type="string">
            <text:p>61914,</text:p>
          </table:table-cell>
          <table:table-cell office:value-type="string" office:string-value="62379," calcext:value-type="string">
            <text:p>62379,</text:p>
          </table:table-cell>
          <table:table-cell office:value-type="string" office:string-value="63362," calcext:value-type="string">
            <text:p>63362,</text:p>
          </table:table-cell>
          <table:table-cell office:value-type="string" office:string-value="60919," calcext:value-type="string">
            <text:p>60919,</text:p>
          </table:table-cell>
          <table:table-cell office:value-type="string" office:string-value="56421," calcext:value-type="string">
            <text:p>56421,</text:p>
          </table:table-cell>
          <table:table-cell office:value-type="string" office:string-value="53264," calcext:value-type="string">
            <text:p>53264,</text:p>
          </table:table-cell>
          <table:table-cell office:value-type="string" office:string-value="51083," calcext:value-type="string">
            <text:p>51083,</text:p>
          </table:table-cell>
          <table:table-cell office:value-type="string" office:string-value="49198," calcext:value-type="string">
            <text:p>49198,</text:p>
          </table:table-cell>
          <table:table-cell office:value-type="string" office:string-value="49326," calcext:value-type="string">
            <text:p>49326,</text:p>
          </table:table-cell>
          <table:table-cell office:value-type="string" office:string-value="49136," calcext:value-type="string">
            <text:p>49136,</text:p>
          </table:table-cell>
          <table:table-cell office:value-type="string" office:string-value="49192," calcext:value-type="string">
            <text:p>49192,</text:p>
          </table:table-cell>
          <table:table-cell office:value-type="string" office:string-value="48015," calcext:value-type="string">
            <text:p>48015,</text:p>
          </table:table-cell>
          <table:table-cell office:value-type="string" office:string-value="48911," calcext:value-type="string">
            <text:p>48911,</text:p>
          </table:table-cell>
          <table:table-cell office:value-type="string" office:string-value="49432," calcext:value-type="string">
            <text:p>49432,</text:p>
          </table:table-cell>
          <table:table-cell office:value-type="string" office:string-value="50236," calcext:value-type="string">
            <text:p>50236,</text:p>
          </table:table-cell>
          <table:table-cell office:value-type="string" office:string-value="53764," calcext:value-type="string">
            <text:p>53764,</text:p>
          </table:table-cell>
          <table:table-cell office:value-type="string" office:string-value="59306," calcext:value-type="string">
            <text:p>59306,</text:p>
          </table:table-cell>
          <table:table-cell office:value-type="string" office:string-value="66906," calcext:value-type="string">
            <text:p>66906,</text:p>
          </table:table-cell>
          <table:table-cell office:value-type="string" office:string-value="67898," calcext:value-type="string">
            <text:p>67898,</text:p>
          </table:table-cell>
          <table:table-cell office:value-type="string" office:string-value="72307," calcext:value-type="string">
            <text:p>72307,</text:p>
          </table:table-cell>
          <table:table-cell office:value-type="string" office:string-value="72891," calcext:value-type="string">
            <text:p>72891,</text:p>
          </table:table-cell>
          <table:table-cell office:value-type="string" office:string-value="72248," calcext:value-type="string">
            <text:p>72248,</text:p>
          </table:table-cell>
          <table:table-cell office:value-type="string" office:string-value="74715," calcext:value-type="string">
            <text:p>74715,</text:p>
          </table:table-cell>
          <table:table-cell office:value-type="string" office:string-value="74787," calcext:value-type="string">
            <text:p>74787,</text:p>
          </table:table-cell>
          <table:table-cell office:value-type="string" office:string-value="75882," calcext:value-type="string">
            <text:p>75882,</text:p>
          </table:table-cell>
          <table:table-cell office:value-type="string" office:string-value="77256," calcext:value-type="string">
            <text:p>77256,</text:p>
          </table:table-cell>
          <table:table-cell office:value-type="string" office:string-value="77480," calcext:value-type="string">
            <text:p>77480,</text:p>
          </table:table-cell>
          <table:table-cell office:value-type="string" office:string-value="77352," calcext:value-type="string">
            <text:p>77352,</text:p>
          </table:table-cell>
          <table:table-cell office:value-type="string" office:string-value="78619," calcext:value-type="string">
            <text:p>78619,</text:p>
          </table:table-cell>
          <table:table-cell office:value-type="string" office:string-value="78945," calcext:value-type="string">
            <text:p>78945,</text:p>
          </table:table-cell>
          <table:table-cell office:value-type="string" office:string-value="83571," calcext:value-type="string">
            <text:p>83571,</text:p>
          </table:table-cell>
          <table:table-cell office:value-type="string" office:string-value="91325," calcext:value-type="string">
            <text:p>91325,</text:p>
          </table:table-cell>
          <table:table-cell office:value-type="string" office:string-value="93768," calcext:value-type="string">
            <text:p>93768,</text:p>
          </table:table-cell>
          <table:table-cell office:value-type="string" office:string-value="94694," calcext:value-type="string">
            <text:p>94694,</text:p>
          </table:table-cell>
          <table:table-cell office:value-type="string" office:string-value="97104," calcext:value-type="string">
            <text:p>97104,</text:p>
          </table:table-cell>
          <table:table-cell office:value-type="string" office:string-value="98124," calcext:value-type="string">
            <text:p>98124,</text:p>
          </table:table-cell>
          <table:table-cell office:value-type="string" office:string-value="99110," calcext:value-type="string">
            <text:p>99110,</text:p>
          </table:table-cell>
          <table:table-cell office:value-type="string" office:string-value="93088," calcext:value-type="string">
            <text:p>93088,</text:p>
          </table:table-cell>
          <table:table-cell office:value-type="string" office:string-value="83869," calcext:value-type="string">
            <text:p>83869,</text:p>
          </table:table-cell>
          <table:table-cell office:value-type="string" office:string-value="78778," calcext:value-type="string">
            <text:p>78778,</text:p>
          </table:table-cell>
          <table:table-cell office:value-type="string" office:string-value="75278," calcext:value-type="string">
            <text:p>75278,</text:p>
          </table:table-cell>
          <table:table-cell office:value-type="string" office:string-value="72227," calcext:value-type="string">
            <text:p>72227,</text:p>
          </table:table-cell>
          <table:table-cell office:value-type="string" office:string-value="68280," calcext:value-type="string">
            <text:p>68280,</text:p>
          </table:table-cell>
          <table:table-cell office:value-type="string" office:string-value="68130," calcext:value-type="string">
            <text:p>68130,</text:p>
          </table:table-cell>
          <table:table-cell office:value-type="string" office:string-value="68251," calcext:value-type="string">
            <text:p>68251,</text:p>
          </table:table-cell>
          <table:table-cell office:value-type="string" office:string-value="70531," calcext:value-type="string">
            <text:p>70531,</text:p>
          </table:table-cell>
          <table:table-cell office:value-type="string" office:string-value="73280," calcext:value-type="string">
            <text:p>73280,</text:p>
          </table:table-cell>
          <table:table-cell office:value-type="string" office:string-value="69855," calcext:value-type="string">
            <text:p>69855,</text:p>
          </table:table-cell>
          <table:table-cell office:value-type="string" office:string-value="62426," calcext:value-type="string">
            <text:p>62426,</text:p>
          </table:table-cell>
          <table:table-cell office:value-type="string" office:string-value="60113," calcext:value-type="string">
            <text:p>60113,</text:p>
          </table:table-cell>
          <table:table-cell office:value-type="string" office:string-value="58656," calcext:value-type="string">
            <text:p>58656,</text:p>
          </table:table-cell>
          <table:table-cell office:value-type="string" office:string-value="57135," calcext:value-type="string">
            <text:p>57135,</text:p>
          </table:table-cell>
          <table:table-cell office:value-type="string" office:string-value="60388," calcext:value-type="string">
            <text:p>60388,</text:p>
          </table:table-cell>
          <table:table-cell office:value-type="string" office:string-value="63752," calcext:value-type="string">
            <text:p>63752,</text:p>
          </table:table-cell>
          <table:table-cell office:value-type="string" office:string-value="64833," calcext:value-type="string">
            <text:p>64833,</text:p>
          </table:table-cell>
          <table:table-cell office:value-type="string" office:string-value="64403," calcext:value-type="string">
            <text:p>64403,</text:p>
          </table:table-cell>
          <table:table-cell office:value-type="string" office:string-value="63327," calcext:value-type="string">
            <text:p>63327,</text:p>
          </table:table-cell>
          <table:table-cell office:value-type="string" office:string-value="62643," calcext:value-type="string">
            <text:p>62643,</text:p>
          </table:table-cell>
          <table:table-cell office:value-type="string" office:string-value="62086," calcext:value-type="string">
            <text:p>62086,</text:p>
          </table:table-cell>
          <table:table-cell office:value-type="string" office:string-value="60555," calcext:value-type="string">
            <text:p>60555,</text:p>
          </table:table-cell>
          <table:table-cell office:value-type="string" office:string-value="58253," calcext:value-type="string">
            <text:p>58253,</text:p>
          </table:table-cell>
          <table:table-cell office:value-type="string" office:string-value="54990," calcext:value-type="string">
            <text:p>54990,</text:p>
          </table:table-cell>
          <table:table-cell office:value-type="string" office:string-value="55353," calcext:value-type="string">
            <text:p>55353,</text:p>
          </table:table-cell>
          <table:table-cell office:value-type="string" office:string-value="54972," calcext:value-type="string">
            <text:p>54972,</text:p>
          </table:table-cell>
          <table:table-cell office:value-type="string" office:string-value="50609," calcext:value-type="string">
            <text:p>50609,</text:p>
          </table:table-cell>
          <table:table-cell office:value-type="string" office:string-value="38391," calcext:value-type="string">
            <text:p>38391,</text:p>
          </table:table-cell>
          <table:table-cell office:value-type="string" office:string-value="38781," calcext:value-type="string">
            <text:p>38781,</text:p>
          </table:table-cell>
          <table:table-cell office:value-type="string" office:string-value="35853," calcext:value-type="string">
            <text:p>35853,</text:p>
          </table:table-cell>
          <table:table-cell office:value-type="string" office:string-value="30110," calcext:value-type="string">
            <text:p>30110,</text:p>
          </table:table-cell>
          <table:table-cell office:value-type="string" office:string-value="26969," calcext:value-type="string">
            <text:p>26969,</text:p>
          </table:table-cell>
          <table:table-cell office:value-type="string" office:string-value="24818," calcext:value-type="string">
            <text:p>24818,</text:p>
          </table:table-cell>
          <table:table-cell office:value-type="string" office:string-value="19992," calcext:value-type="string">
            <text:p>19992,</text:p>
          </table:table-cell>
          <table:table-cell office:value-type="string" office:string-value="17455," calcext:value-type="string">
            <text:p>17455,</text:p>
          </table:table-cell>
          <table:table-cell office:value-type="string" office:string-value="14818," calcext:value-type="string">
            <text:p>14818,</text:p>
          </table:table-cell>
          <table:table-cell office:value-type="string" office:string-value="13105," calcext:value-type="string">
            <text:p>13105,</text:p>
          </table:table-cell>
          <table:table-cell office:value-type="string" office:string-value="11760," calcext:value-type="string">
            <text:p>11760,</text:p>
          </table:table-cell>
          <table:table-cell office:value-type="string" office:string-value="10190," calcext:value-type="string">
            <text:p>10190,</text:p>
          </table:table-cell>
          <table:table-cell office:value-type="string" office:string-value="8809," calcext:value-type="string">
            <text:p>8809,</text:p>
          </table:table-cell>
          <table:table-cell office:value-type="string" office:string-value="7654," calcext:value-type="string">
            <text:p>7654,</text:p>
          </table:table-cell>
          <table:table-cell office:value-type="string" office:string-value="6346," calcext:value-type="string">
            <text:p>6346,</text:p>
          </table:table-cell>
          <table:table-cell office:value-type="string" office:string-value="5096," calcext:value-type="string">
            <text:p>5096,</text:p>
          </table:table-cell>
          <table:table-cell office:value-type="string" office:string-value="3671," calcext:value-type="string">
            <text:p>3671,</text:p>
          </table:table-cell>
          <table:table-cell office:value-type="string" office:string-value="2730," calcext:value-type="string">
            <text:p>2730,</text:p>
          </table:table-cell>
          <table:table-cell office:value-type="string" office:string-value="1953," calcext:value-type="string">
            <text:p>1953,</text:p>
          </table:table-cell>
          <table:table-cell office:value-type="string" office:string-value="1334," calcext:value-type="string">
            <text:p>1334,</text:p>
          </table:table-cell>
          <table:table-cell office:value-type="string" office:string-value="863," calcext:value-type="string">
            <text:p>863,</text:p>
          </table:table-cell>
          <table:table-cell office:value-type="string" office:string-value="560," calcext:value-type="string">
            <text:p>560,</text:p>
          </table:table-cell>
          <table:table-cell office:value-type="string" office:string-value="382," calcext:value-type="string">
            <text:p>382,</text:p>
          </table:table-cell>
          <table:table-cell office:value-type="string" office:string-value="236," calcext:value-type="string">
            <text:p>236,</text:p>
          </table:table-cell>
          <table:table-cell office:value-type="string" office:string-value="136," calcext:value-type="string">
            <text:p>136,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};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" calcext:value-type="float">
            <text:p>1</text:p>
          </table:table-cell>
          <table:table-cell table:formula="of:=SUM([$Sheet2.B6:$Sheet2.E6])" office:value-type="float" office:value="57721" calcext:value-type="float">
            <text:p>57721</text:p>
          </table:table-cell>
          <table:table-cell/>
          <table:table-cell table:formula="of:=[.C2]&amp;&quot;,&quot;" office:value-type="string" office:string-value="57721," calcext:value-type="string">
            <text:p>57721,</text:p>
          </table:table-cell>
          <table:table-cell office:value-type="string" calcext:value-type="string">
            <text:p>static vector&lt;unsigned&gt; women={</text:p>
          </table:table-cell>
          <table:table-cell table:number-matrix-columns-spanned="101" table:number-matrix-rows-spanned="1" table:formula="of:=TRANSPOSE([.E104:.E204])" office:value-type="string" office:string-value="53869," calcext:value-type="string">
            <text:p>53869,</text:p>
          </table:table-cell>
          <table:table-cell office:value-type="string" office:string-value="54834," calcext:value-type="string">
            <text:p>54834,</text:p>
          </table:table-cell>
          <table:table-cell office:value-type="string" office:string-value="56119," calcext:value-type="string">
            <text:p>56119,</text:p>
          </table:table-cell>
          <table:table-cell office:value-type="string" office:string-value="56310," calcext:value-type="string">
            <text:p>56310,</text:p>
          </table:table-cell>
          <table:table-cell office:value-type="string" office:string-value="55686," calcext:value-type="string">
            <text:p>55686,</text:p>
          </table:table-cell>
          <table:table-cell office:value-type="string" office:string-value="55057," calcext:value-type="string">
            <text:p>55057,</text:p>
          </table:table-cell>
          <table:table-cell office:value-type="string" office:string-value="54864," calcext:value-type="string">
            <text:p>54864,</text:p>
          </table:table-cell>
          <table:table-cell office:value-type="string" office:string-value="53561," calcext:value-type="string">
            <text:p>53561,</text:p>
          </table:table-cell>
          <table:table-cell office:value-type="string" office:string-value="54130," calcext:value-type="string">
            <text:p>54130,</text:p>
          </table:table-cell>
          <table:table-cell office:value-type="string" office:string-value="53847," calcext:value-type="string">
            <text:p>53847,</text:p>
          </table:table-cell>
          <table:table-cell office:value-type="string" office:string-value="58699," calcext:value-type="string">
            <text:p>58699,</text:p>
          </table:table-cell>
          <table:table-cell office:value-type="string" office:string-value="59894," calcext:value-type="string">
            <text:p>59894,</text:p>
          </table:table-cell>
          <table:table-cell office:value-type="string" office:string-value="60370," calcext:value-type="string">
            <text:p>60370,</text:p>
          </table:table-cell>
          <table:table-cell office:value-type="string" office:string-value="58389," calcext:value-type="string">
            <text:p>58389,</text:p>
          </table:table-cell>
          <table:table-cell office:value-type="string" office:string-value="53175," calcext:value-type="string">
            <text:p>53175,</text:p>
          </table:table-cell>
          <table:table-cell office:value-type="string" office:string-value="50588," calcext:value-type="string">
            <text:p>50588,</text:p>
          </table:table-cell>
          <table:table-cell office:value-type="string" office:string-value="48130," calcext:value-type="string">
            <text:p>48130,</text:p>
          </table:table-cell>
          <table:table-cell office:value-type="string" office:string-value="46605," calcext:value-type="string">
            <text:p>46605,</text:p>
          </table:table-cell>
          <table:table-cell office:value-type="string" office:string-value="46618," calcext:value-type="string">
            <text:p>46618,</text:p>
          </table:table-cell>
          <table:table-cell office:value-type="string" office:string-value="46502," calcext:value-type="string">
            <text:p>46502,</text:p>
          </table:table-cell>
          <table:table-cell office:value-type="string" office:string-value="45854," calcext:value-type="string">
            <text:p>45854,</text:p>
          </table:table-cell>
          <table:table-cell office:value-type="string" office:string-value="45606," calcext:value-type="string">
            <text:p>45606,</text:p>
          </table:table-cell>
          <table:table-cell office:value-type="string" office:string-value="46222," calcext:value-type="string">
            <text:p>46222,</text:p>
          </table:table-cell>
          <table:table-cell office:value-type="string" office:string-value="46963," calcext:value-type="string">
            <text:p>46963,</text:p>
          </table:table-cell>
          <table:table-cell office:value-type="string" office:string-value="47479," calcext:value-type="string">
            <text:p>47479,</text:p>
          </table:table-cell>
          <table:table-cell office:value-type="string" office:string-value="50532," calcext:value-type="string">
            <text:p>50532,</text:p>
          </table:table-cell>
          <table:table-cell office:value-type="string" office:string-value="56171," calcext:value-type="string">
            <text:p>56171,</text:p>
          </table:table-cell>
          <table:table-cell office:value-type="string" office:string-value="62938," calcext:value-type="string">
            <text:p>62938,</text:p>
          </table:table-cell>
          <table:table-cell office:value-type="string" office:string-value="63559," calcext:value-type="string">
            <text:p>63559,</text:p>
          </table:table-cell>
          <table:table-cell office:value-type="string" office:string-value="67544," calcext:value-type="string">
            <text:p>67544,</text:p>
          </table:table-cell>
          <table:table-cell office:value-type="string" office:string-value="68882," calcext:value-type="string">
            <text:p>68882,</text:p>
          </table:table-cell>
          <table:table-cell office:value-type="string" office:string-value="68332," calcext:value-type="string">
            <text:p>68332,</text:p>
          </table:table-cell>
          <table:table-cell office:value-type="string" office:string-value="71021," calcext:value-type="string">
            <text:p>71021,</text:p>
          </table:table-cell>
          <table:table-cell office:value-type="string" office:string-value="69633," calcext:value-type="string">
            <text:p>69633,</text:p>
          </table:table-cell>
          <table:table-cell office:value-type="string" office:string-value="70540," calcext:value-type="string">
            <text:p>70540,</text:p>
          </table:table-cell>
          <table:table-cell office:value-type="string" office:string-value="72040," calcext:value-type="string">
            <text:p>72040,</text:p>
          </table:table-cell>
          <table:table-cell office:value-type="string" office:string-value="71929," calcext:value-type="string">
            <text:p>71929,</text:p>
          </table:table-cell>
          <table:table-cell office:value-type="string" office:string-value="72113," calcext:value-type="string">
            <text:p>72113,</text:p>
          </table:table-cell>
          <table:table-cell office:value-type="string" office:string-value="73703," calcext:value-type="string">
            <text:p>73703,</text:p>
          </table:table-cell>
          <table:table-cell office:value-type="string" office:string-value="73873," calcext:value-type="string">
            <text:p>73873,</text:p>
          </table:table-cell>
          <table:table-cell office:value-type="string" office:string-value="77506," calcext:value-type="string">
            <text:p>77506,</text:p>
          </table:table-cell>
          <table:table-cell office:value-type="string" office:string-value="85607," calcext:value-type="string">
            <text:p>85607,</text:p>
          </table:table-cell>
          <table:table-cell office:value-type="string" office:string-value="88414," calcext:value-type="string">
            <text:p>88414,</text:p>
          </table:table-cell>
          <table:table-cell office:value-type="string" office:string-value="89605," calcext:value-type="string">
            <text:p>89605,</text:p>
          </table:table-cell>
          <table:table-cell office:value-type="string" office:string-value="91727," calcext:value-type="string">
            <text:p>91727,</text:p>
          </table:table-cell>
          <table:table-cell office:value-type="string" office:string-value="93566," calcext:value-type="string">
            <text:p>93566,</text:p>
          </table:table-cell>
          <table:table-cell office:value-type="string" office:string-value="93985," calcext:value-type="string">
            <text:p>93985,</text:p>
          </table:table-cell>
          <table:table-cell office:value-type="string" office:string-value="87419," calcext:value-type="string">
            <text:p>87419,</text:p>
          </table:table-cell>
          <table:table-cell office:value-type="string" office:string-value="79608," calcext:value-type="string">
            <text:p>79608,</text:p>
          </table:table-cell>
          <table:table-cell office:value-type="string" office:string-value="75039," calcext:value-type="string">
            <text:p>75039,</text:p>
          </table:table-cell>
          <table:table-cell office:value-type="string" office:string-value="72079," calcext:value-type="string">
            <text:p>72079,</text:p>
          </table:table-cell>
          <table:table-cell office:value-type="string" office:string-value="68879," calcext:value-type="string">
            <text:p>68879,</text:p>
          </table:table-cell>
          <table:table-cell office:value-type="string" office:string-value="65722," calcext:value-type="string">
            <text:p>65722,</text:p>
          </table:table-cell>
          <table:table-cell office:value-type="string" office:string-value="65665," calcext:value-type="string">
            <text:p>65665,</text:p>
          </table:table-cell>
          <table:table-cell office:value-type="string" office:string-value="66572," calcext:value-type="string">
            <text:p>66572,</text:p>
          </table:table-cell>
          <table:table-cell office:value-type="string" office:string-value="68845," calcext:value-type="string">
            <text:p>68845,</text:p>
          </table:table-cell>
          <table:table-cell office:value-type="string" office:string-value="71753," calcext:value-type="string">
            <text:p>71753,</text:p>
          </table:table-cell>
          <table:table-cell office:value-type="string" office:string-value="69507," calcext:value-type="string">
            <text:p>69507,</text:p>
          </table:table-cell>
          <table:table-cell office:value-type="string" office:string-value="62469," calcext:value-type="string">
            <text:p>62469,</text:p>
          </table:table-cell>
          <table:table-cell office:value-type="string" office:string-value="60954," calcext:value-type="string">
            <text:p>60954,</text:p>
          </table:table-cell>
          <table:table-cell office:value-type="string" office:string-value="59273," calcext:value-type="string">
            <text:p>59273,</text:p>
          </table:table-cell>
          <table:table-cell office:value-type="string" office:string-value="58705," calcext:value-type="string">
            <text:p>58705,</text:p>
          </table:table-cell>
          <table:table-cell office:value-type="string" office:string-value="63823," calcext:value-type="string">
            <text:p>63823,</text:p>
          </table:table-cell>
          <table:table-cell office:value-type="string" office:string-value="68173," calcext:value-type="string">
            <text:p>68173,</text:p>
          </table:table-cell>
          <table:table-cell office:value-type="string" office:string-value="70727," calcext:value-type="string">
            <text:p>70727,</text:p>
          </table:table-cell>
          <table:table-cell office:value-type="string" office:string-value="71220," calcext:value-type="string">
            <text:p>71220,</text:p>
          </table:table-cell>
          <table:table-cell office:value-type="string" office:string-value="71504," calcext:value-type="string">
            <text:p>71504,</text:p>
          </table:table-cell>
          <table:table-cell office:value-type="string" office:string-value="71464," calcext:value-type="string">
            <text:p>71464,</text:p>
          </table:table-cell>
          <table:table-cell office:value-type="string" office:string-value="72435," calcext:value-type="string">
            <text:p>72435,</text:p>
          </table:table-cell>
          <table:table-cell office:value-type="string" office:string-value="72781," calcext:value-type="string">
            <text:p>72781,</text:p>
          </table:table-cell>
          <table:table-cell office:value-type="string" office:string-value="70628," calcext:value-type="string">
            <text:p>70628,</text:p>
          </table:table-cell>
          <table:table-cell office:value-type="string" office:string-value="68221," calcext:value-type="string">
            <text:p>68221,</text:p>
          </table:table-cell>
          <table:table-cell office:value-type="string" office:string-value="69175," calcext:value-type="string">
            <text:p>69175,</text:p>
          </table:table-cell>
          <table:table-cell office:value-type="string" office:string-value="71215," calcext:value-type="string">
            <text:p>71215,</text:p>
          </table:table-cell>
          <table:table-cell office:value-type="string" office:string-value="67761," calcext:value-type="string">
            <text:p>67761,</text:p>
          </table:table-cell>
          <table:table-cell office:value-type="string" office:string-value="53993," calcext:value-type="string">
            <text:p>53993,</text:p>
          </table:table-cell>
          <table:table-cell office:value-type="string" office:string-value="55037," calcext:value-type="string">
            <text:p>55037,</text:p>
          </table:table-cell>
          <table:table-cell office:value-type="string" office:string-value="51902," calcext:value-type="string">
            <text:p>51902,</text:p>
          </table:table-cell>
          <table:table-cell office:value-type="string" office:string-value="44718," calcext:value-type="string">
            <text:p>44718,</text:p>
          </table:table-cell>
          <table:table-cell office:value-type="string" office:string-value="41447," calcext:value-type="string">
            <text:p>41447,</text:p>
          </table:table-cell>
          <table:table-cell office:value-type="string" office:string-value="38966," calcext:value-type="string">
            <text:p>38966,</text:p>
          </table:table-cell>
          <table:table-cell office:value-type="string" office:string-value="33294," calcext:value-type="string">
            <text:p>33294,</text:p>
          </table:table-cell>
          <table:table-cell office:value-type="string" office:string-value="30126," calcext:value-type="string">
            <text:p>30126,</text:p>
          </table:table-cell>
          <table:table-cell office:value-type="string" office:string-value="26848," calcext:value-type="string">
            <text:p>26848,</text:p>
          </table:table-cell>
          <table:table-cell office:value-type="string" office:string-value="24715," calcext:value-type="string">
            <text:p>24715,</text:p>
          </table:table-cell>
          <table:table-cell office:value-type="string" office:string-value="22525," calcext:value-type="string">
            <text:p>22525,</text:p>
          </table:table-cell>
          <table:table-cell office:value-type="string" office:string-value="20809," calcext:value-type="string">
            <text:p>20809,</text:p>
          </table:table-cell>
          <table:table-cell office:value-type="string" office:string-value="18726," calcext:value-type="string">
            <text:p>18726,</text:p>
          </table:table-cell>
          <table:table-cell office:value-type="string" office:string-value="17152," calcext:value-type="string">
            <text:p>17152,</text:p>
          </table:table-cell>
          <table:table-cell office:value-type="string" office:string-value="14519," calcext:value-type="string">
            <text:p>14519,</text:p>
          </table:table-cell>
          <table:table-cell office:value-type="string" office:string-value="12342," calcext:value-type="string">
            <text:p>12342,</text:p>
          </table:table-cell>
          <table:table-cell office:value-type="string" office:string-value="9447," calcext:value-type="string">
            <text:p>9447,</text:p>
          </table:table-cell>
          <table:table-cell office:value-type="string" office:string-value="7467," calcext:value-type="string">
            <text:p>7467,</text:p>
          </table:table-cell>
          <table:table-cell office:value-type="string" office:string-value="5586," calcext:value-type="string">
            <text:p>5586,</text:p>
          </table:table-cell>
          <table:table-cell office:value-type="string" office:string-value="4185," calcext:value-type="string">
            <text:p>4185,</text:p>
          </table:table-cell>
          <table:table-cell office:value-type="string" office:string-value="2921," calcext:value-type="string">
            <text:p>2921,</text:p>
          </table:table-cell>
          <table:table-cell office:value-type="string" office:string-value="2131," calcext:value-type="string">
            <text:p>2131,</text:p>
          </table:table-cell>
          <table:table-cell office:value-type="string" office:string-value="1521," calcext:value-type="string">
            <text:p>1521,</text:p>
          </table:table-cell>
          <table:table-cell office:value-type="string" office:string-value="910," calcext:value-type="string">
            <text:p>910,</text:p>
          </table:table-cell>
          <table:table-cell office:value-type="string" office:string-value="583," calcext:value-type="string">
            <text:p>583,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};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" calcext:value-type="float">
            <text:p>2</text:p>
          </table:table-cell>
          <table:table-cell table:formula="of:=SUM([$Sheet2.B7:$Sheet2.E7])" office:value-type="float" office:value="58620" calcext:value-type="float">
            <text:p>58620</text:p>
          </table:table-cell>
          <table:table-cell/>
          <table:table-cell table:formula="of:=[.C3]&amp;&quot;,&quot;" office:value-type="string" office:string-value="58620," calcext:value-type="string">
            <text:p>58620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" calcext:value-type="float">
            <text:p>3</text:p>
          </table:table-cell>
          <table:table-cell table:formula="of:=SUM([$Sheet2.B8:$Sheet2.E8])" office:value-type="float" office:value="59204" calcext:value-type="float">
            <text:p>59204</text:p>
          </table:table-cell>
          <table:table-cell/>
          <table:table-cell table:formula="of:=[.C4]&amp;&quot;,&quot;" office:value-type="string" office:string-value="59204," calcext:value-type="string">
            <text:p>59204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" calcext:value-type="float">
            <text:p>4</text:p>
          </table:table-cell>
          <table:table-cell table:formula="of:=SUM([$Sheet2.B9:$Sheet2.E9])" office:value-type="float" office:value="58715" calcext:value-type="float">
            <text:p>58715</text:p>
          </table:table-cell>
          <table:table-cell/>
          <table:table-cell table:formula="of:=[.C5]&amp;&quot;,&quot;" office:value-type="string" office:string-value="58715," calcext:value-type="string">
            <text:p>58715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" calcext:value-type="float">
            <text:p>5</text:p>
          </table:table-cell>
          <table:table-cell table:formula="of:=SUM([$Sheet2.B10:$Sheet2.E10])" office:value-type="float" office:value="58015" calcext:value-type="float">
            <text:p>58015</text:p>
          </table:table-cell>
          <table:table-cell/>
          <table:table-cell table:formula="of:=[.C6]&amp;&quot;,&quot;" office:value-type="string" office:string-value="58015," calcext:value-type="string">
            <text:p>58015,</text:p>
          </table:table-cell>
          <table:table-cell/>
          <table:table-cell table:number-columns-repeated="12" office:value-type="string" calcext:value-type="string">
            <text:p>"0-11",</text:p>
          </table:table-cell>
          <table:table-cell table:number-columns-repeated="4" office:value-type="string" calcext:value-type="string">
            <text:p>"12-15",</text:p>
          </table:table-cell>
          <table:table-cell table:number-columns-repeated="2" office:value-type="string" calcext:value-type="string">
            <text:p>"16-17",</text:p>
          </table:table-cell>
          <table:table-cell table:number-columns-repeated="7" office:value-type="string" calcext:value-type="string">
            <text:p>"18-24",</text:p>
          </table:table-cell>
          <table:table-cell table:number-columns-repeated="5" office:value-type="string" calcext:value-type="string">
            <text:p>"25-29",</text:p>
          </table:table-cell>
          <table:table-cell table:number-columns-repeated="5" office:value-type="string" calcext:value-type="string">
            <text:p>"30-34",</text:p>
          </table:table-cell>
          <table:table-cell table:number-columns-repeated="5" office:value-type="string" calcext:value-type="string">
            <text:p>"35-39",</text:p>
          </table:table-cell>
          <table:table-cell table:number-columns-repeated="5" office:value-type="string" calcext:value-type="string">
            <text:p>"40-44",</text:p>
          </table:table-cell>
          <table:table-cell table:number-columns-repeated="5" office:value-type="string" calcext:value-type="string">
            <text:p>"45-49",</text:p>
          </table:table-cell>
          <table:table-cell table:number-columns-repeated="5" office:value-type="string" calcext:value-type="string">
            <text:p>"50-54",</text:p>
          </table:table-cell>
          <table:table-cell table:number-columns-repeated="5" office:value-type="string" calcext:value-type="string">
            <text:p>"55-59",</text:p>
          </table:table-cell>
          <table:table-cell table:number-columns-repeated="5" office:value-type="string" calcext:value-type="string">
            <text:p>"60-64",</text:p>
          </table:table-cell>
          <table:table-cell table:number-columns-repeated="5" office:value-type="string" calcext:value-type="string">
            <text:p>"65-69",</text:p>
          </table:table-cell>
          <table:table-cell table:number-columns-repeated="5" office:value-type="string" calcext:value-type="string">
            <text:p>"70-74",</text:p>
          </table:table-cell>
          <table:table-cell table:number-columns-repeated="5" office:value-type="string" calcext:value-type="string">
            <text:p>"75-79",</text:p>
          </table:table-cell>
          <table:table-cell office:value-type="string" calcext:value-type="string">
            <text:p>"80+"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" calcext:value-type="float">
            <text:p>6</text:p>
          </table:table-cell>
          <table:table-cell table:formula="of:=SUM([$Sheet2.B11:$Sheet2.E11])" office:value-type="float" office:value="57740" calcext:value-type="float">
            <text:p>57740</text:p>
          </table:table-cell>
          <table:table-cell/>
          <table:table-cell table:formula="of:=[.C7]&amp;&quot;,&quot;" office:value-type="string" office:string-value="57740," calcext:value-type="string">
            <text:p>57740,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formula="of:=[.AE7]+1" office:value-type="float" office:value="4" calcext:value-type="float">
            <text:p>4</text:p>
          </table:table-cell>
          <table:table-cell table:formula="of:=[.AF7]" office:value-type="float" office:value="4" calcext:value-type="float">
            <text:p>4</text:p>
          </table:table-cell>
          <table:table-cell table:formula="of:=[.AG7]" office:value-type="float" office:value="4" calcext:value-type="float">
            <text:p>4</text:p>
          </table:table-cell>
          <table:table-cell table:formula="of:=[.AH7]" office:value-type="float" office:value="4" calcext:value-type="float">
            <text:p>4</text:p>
          </table:table-cell>
          <table:table-cell table:formula="of:=[.AI7]" office:value-type="float" office:value="4" calcext:value-type="float">
            <text:p>4</text:p>
          </table:table-cell>
          <table:table-cell table:formula="of:=[.AJ7]+1" office:value-type="float" office:value="5" calcext:value-type="float">
            <text:p>5</text:p>
          </table:table-cell>
          <table:table-cell table:formula="of:=[.AK7]" office:value-type="float" office:value="5" calcext:value-type="float">
            <text:p>5</text:p>
          </table:table-cell>
          <table:table-cell table:formula="of:=[.AL7]" office:value-type="float" office:value="5" calcext:value-type="float">
            <text:p>5</text:p>
          </table:table-cell>
          <table:table-cell table:formula="of:=[.AM7]" office:value-type="float" office:value="5" calcext:value-type="float">
            <text:p>5</text:p>
          </table:table-cell>
          <table:table-cell table:formula="of:=[.AN7]" office:value-type="float" office:value="5" calcext:value-type="float">
            <text:p>5</text:p>
          </table:table-cell>
          <table:table-cell table:formula="of:=[.AO7]+1" office:value-type="float" office:value="6" calcext:value-type="float">
            <text:p>6</text:p>
          </table:table-cell>
          <table:table-cell table:formula="of:=[.AP7]" office:value-type="float" office:value="6" calcext:value-type="float">
            <text:p>6</text:p>
          </table:table-cell>
          <table:table-cell table:formula="of:=[.AQ7]" office:value-type="float" office:value="6" calcext:value-type="float">
            <text:p>6</text:p>
          </table:table-cell>
          <table:table-cell table:formula="of:=[.AR7]" office:value-type="float" office:value="6" calcext:value-type="float">
            <text:p>6</text:p>
          </table:table-cell>
          <table:table-cell table:formula="of:=[.AS7]" office:value-type="float" office:value="6" calcext:value-type="float">
            <text:p>6</text:p>
          </table:table-cell>
          <table:table-cell table:formula="of:=[.AT7]+1" office:value-type="float" office:value="7" calcext:value-type="float">
            <text:p>7</text:p>
          </table:table-cell>
          <table:table-cell table:formula="of:=[.AU7]" office:value-type="float" office:value="7" calcext:value-type="float">
            <text:p>7</text:p>
          </table:table-cell>
          <table:table-cell table:formula="of:=[.AV7]" office:value-type="float" office:value="7" calcext:value-type="float">
            <text:p>7</text:p>
          </table:table-cell>
          <table:table-cell table:formula="of:=[.AW7]" office:value-type="float" office:value="7" calcext:value-type="float">
            <text:p>7</text:p>
          </table:table-cell>
          <table:table-cell table:formula="of:=[.AX7]" office:value-type="float" office:value="7" calcext:value-type="float">
            <text:p>7</text:p>
          </table:table-cell>
          <table:table-cell table:formula="of:=[.AY7]+1" office:value-type="float" office:value="8" calcext:value-type="float">
            <text:p>8</text:p>
          </table:table-cell>
          <table:table-cell table:formula="of:=[.AZ7]" office:value-type="float" office:value="8" calcext:value-type="float">
            <text:p>8</text:p>
          </table:table-cell>
          <table:table-cell table:formula="of:=[.BA7]" office:value-type="float" office:value="8" calcext:value-type="float">
            <text:p>8</text:p>
          </table:table-cell>
          <table:table-cell table:formula="of:=[.BB7]" office:value-type="float" office:value="8" calcext:value-type="float">
            <text:p>8</text:p>
          </table:table-cell>
          <table:table-cell table:formula="of:=[.BC7]" office:value-type="float" office:value="8" calcext:value-type="float">
            <text:p>8</text:p>
          </table:table-cell>
          <table:table-cell table:formula="of:=[.BD7]+1" office:value-type="float" office:value="9" calcext:value-type="float">
            <text:p>9</text:p>
          </table:table-cell>
          <table:table-cell table:formula="of:=[.BE7]" office:value-type="float" office:value="9" calcext:value-type="float">
            <text:p>9</text:p>
          </table:table-cell>
          <table:table-cell table:formula="of:=[.BF7]" office:value-type="float" office:value="9" calcext:value-type="float">
            <text:p>9</text:p>
          </table:table-cell>
          <table:table-cell table:formula="of:=[.BG7]" office:value-type="float" office:value="9" calcext:value-type="float">
            <text:p>9</text:p>
          </table:table-cell>
          <table:table-cell table:formula="of:=[.BH7]" office:value-type="float" office:value="9" calcext:value-type="float">
            <text:p>9</text:p>
          </table:table-cell>
          <table:table-cell table:formula="of:=[.BI7]+1" office:value-type="float" office:value="10" calcext:value-type="float">
            <text:p>10</text:p>
          </table:table-cell>
          <table:table-cell table:formula="of:=[.BJ7]" office:value-type="float" office:value="10" calcext:value-type="float">
            <text:p>10</text:p>
          </table:table-cell>
          <table:table-cell table:formula="of:=[.BK7]" office:value-type="float" office:value="10" calcext:value-type="float">
            <text:p>10</text:p>
          </table:table-cell>
          <table:table-cell table:formula="of:=[.BL7]" office:value-type="float" office:value="10" calcext:value-type="float">
            <text:p>10</text:p>
          </table:table-cell>
          <table:table-cell table:formula="of:=[.BM7]" office:value-type="float" office:value="10" calcext:value-type="float">
            <text:p>10</text:p>
          </table:table-cell>
          <table:table-cell table:formula="of:=[.BN7]+1" office:value-type="float" office:value="11" calcext:value-type="float">
            <text:p>11</text:p>
          </table:table-cell>
          <table:table-cell table:formula="of:=[.BO7]" office:value-type="float" office:value="11" calcext:value-type="float">
            <text:p>11</text:p>
          </table:table-cell>
          <table:table-cell table:formula="of:=[.BP7]" office:value-type="float" office:value="11" calcext:value-type="float">
            <text:p>11</text:p>
          </table:table-cell>
          <table:table-cell table:formula="of:=[.BQ7]" office:value-type="float" office:value="11" calcext:value-type="float">
            <text:p>11</text:p>
          </table:table-cell>
          <table:table-cell table:formula="of:=[.BR7]" office:value-type="float" office:value="11" calcext:value-type="float">
            <text:p>11</text:p>
          </table:table-cell>
          <table:table-cell table:formula="of:=[.BS7]+1" office:value-type="float" office:value="12" calcext:value-type="float">
            <text:p>12</text:p>
          </table:table-cell>
          <table:table-cell table:formula="of:=[.BT7]" office:value-type="float" office:value="12" calcext:value-type="float">
            <text:p>12</text:p>
          </table:table-cell>
          <table:table-cell table:formula="of:=[.BU7]" office:value-type="float" office:value="12" calcext:value-type="float">
            <text:p>12</text:p>
          </table:table-cell>
          <table:table-cell table:formula="of:=[.BV7]" office:value-type="float" office:value="12" calcext:value-type="float">
            <text:p>12</text:p>
          </table:table-cell>
          <table:table-cell table:formula="of:=[.BW7]" office:value-type="float" office:value="12" calcext:value-type="float">
            <text:p>12</text:p>
          </table:table-cell>
          <table:table-cell table:formula="of:=[.BX7]+1" office:value-type="float" office:value="13" calcext:value-type="float">
            <text:p>13</text:p>
          </table:table-cell>
          <table:table-cell table:formula="of:=[.BY7]" office:value-type="float" office:value="13" calcext:value-type="float">
            <text:p>13</text:p>
          </table:table-cell>
          <table:table-cell table:formula="of:=[.BZ7]" office:value-type="float" office:value="13" calcext:value-type="float">
            <text:p>13</text:p>
          </table:table-cell>
          <table:table-cell table:formula="of:=[.CA7]" office:value-type="float" office:value="13" calcext:value-type="float">
            <text:p>13</text:p>
          </table:table-cell>
          <table:table-cell table:formula="of:=[.CB7]" office:value-type="float" office:value="13" calcext:value-type="float">
            <text:p>13</text:p>
          </table:table-cell>
          <table:table-cell table:formula="of:=[.CC7]+1" office:value-type="float" office:value="14" calcext:value-type="float">
            <text:p>14</text:p>
          </table:table-cell>
          <table:table-cell table:formula="of:=[.CD7]" office:value-type="float" office:value="14" calcext:value-type="float">
            <text:p>14</text:p>
          </table:table-cell>
          <table:table-cell table:formula="of:=[.CE7]" office:value-type="float" office:value="14" calcext:value-type="float">
            <text:p>14</text:p>
          </table:table-cell>
          <table:table-cell table:formula="of:=[.CF7]" office:value-type="float" office:value="14" calcext:value-type="float">
            <text:p>14</text:p>
          </table:table-cell>
          <table:table-cell table:formula="of:=[.CG7]" office:value-type="float" office:value="14" calcext:value-type="float">
            <text:p>14</text:p>
          </table:table-cell>
          <table:table-cell table:formula="of:=[.CH7]+1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" calcext:value-type="float">
            <text:p>7</text:p>
          </table:table-cell>
          <table:table-cell table:formula="of:=SUM([$Sheet2.B12:$Sheet2.E12])" office:value-type="float" office:value="56280" calcext:value-type="float">
            <text:p>56280</text:p>
          </table:table-cell>
          <table:table-cell/>
          <table:table-cell table:formula="of:=[.C8]&amp;&quot;,&quot;" office:value-type="string" office:string-value="56280," calcext:value-type="string">
            <text:p>56280,</text:p>
          </table:table-cell>
          <table:table-cell office:value-type="string" calcext:value-type="string">
            <text:p>static vector&lt;unsigned&gt; vknums={</text:p>
          </table:table-cell>
          <table:table-cell table:formula="of:=[.G7]&amp;&quot;,&quot;" office:value-type="string" office:string-value="0," calcext:value-type="string">
            <text:p>0,</text:p>
          </table:table-cell>
          <table:table-cell table:formula="of:=[.H7]&amp;&quot;,&quot;" office:value-type="string" office:string-value="0," calcext:value-type="string">
            <text:p>0,</text:p>
          </table:table-cell>
          <table:table-cell table:formula="of:=[.I7]&amp;&quot;,&quot;" office:value-type="string" office:string-value="0," calcext:value-type="string">
            <text:p>0,</text:p>
          </table:table-cell>
          <table:table-cell table:formula="of:=[.J7]&amp;&quot;,&quot;" office:value-type="string" office:string-value="0," calcext:value-type="string">
            <text:p>0,</text:p>
          </table:table-cell>
          <table:table-cell table:formula="of:=[.K7]&amp;&quot;,&quot;" office:value-type="string" office:string-value="0," calcext:value-type="string">
            <text:p>0,</text:p>
          </table:table-cell>
          <table:table-cell table:formula="of:=[.L7]&amp;&quot;,&quot;" office:value-type="string" office:string-value="0," calcext:value-type="string">
            <text:p>0,</text:p>
          </table:table-cell>
          <table:table-cell table:formula="of:=[.M7]&amp;&quot;,&quot;" office:value-type="string" office:string-value="0," calcext:value-type="string">
            <text:p>0,</text:p>
          </table:table-cell>
          <table:table-cell table:formula="of:=[.N7]&amp;&quot;,&quot;" office:value-type="string" office:string-value="0," calcext:value-type="string">
            <text:p>0,</text:p>
          </table:table-cell>
          <table:table-cell table:formula="of:=[.O7]&amp;&quot;,&quot;" office:value-type="string" office:string-value="0," calcext:value-type="string">
            <text:p>0,</text:p>
          </table:table-cell>
          <table:table-cell table:formula="of:=[.P7]&amp;&quot;,&quot;" office:value-type="string" office:string-value="0," calcext:value-type="string">
            <text:p>0,</text:p>
          </table:table-cell>
          <table:table-cell table:formula="of:=[.Q7]&amp;&quot;,&quot;" office:value-type="string" office:string-value="0," calcext:value-type="string">
            <text:p>0,</text:p>
          </table:table-cell>
          <table:table-cell table:formula="of:=[.R7]&amp;&quot;,&quot;" office:value-type="string" office:string-value="0," calcext:value-type="string">
            <text:p>0,</text:p>
          </table:table-cell>
          <table:table-cell table:formula="of:=[.S7]&amp;&quot;,&quot;" office:value-type="string" office:string-value="1," calcext:value-type="string">
            <text:p>1,</text:p>
          </table:table-cell>
          <table:table-cell table:formula="of:=[.T7]&amp;&quot;,&quot;" office:value-type="string" office:string-value="1," calcext:value-type="string">
            <text:p>1,</text:p>
          </table:table-cell>
          <table:table-cell table:formula="of:=[.U7]&amp;&quot;,&quot;" office:value-type="string" office:string-value="1," calcext:value-type="string">
            <text:p>1,</text:p>
          </table:table-cell>
          <table:table-cell table:formula="of:=[.V7]&amp;&quot;,&quot;" office:value-type="string" office:string-value="1," calcext:value-type="string">
            <text:p>1,</text:p>
          </table:table-cell>
          <table:table-cell table:formula="of:=[.W7]&amp;&quot;,&quot;" office:value-type="string" office:string-value="2," calcext:value-type="string">
            <text:p>2,</text:p>
          </table:table-cell>
          <table:table-cell table:formula="of:=[.X7]&amp;&quot;,&quot;" office:value-type="string" office:string-value="2," calcext:value-type="string">
            <text:p>2,</text:p>
          </table:table-cell>
          <table:table-cell table:formula="of:=[.Y7]&amp;&quot;,&quot;" office:value-type="string" office:string-value="3," calcext:value-type="string">
            <text:p>3,</text:p>
          </table:table-cell>
          <table:table-cell table:formula="of:=[.Z7]&amp;&quot;,&quot;" office:value-type="string" office:string-value="3," calcext:value-type="string">
            <text:p>3,</text:p>
          </table:table-cell>
          <table:table-cell table:formula="of:=[.AA7]&amp;&quot;,&quot;" office:value-type="string" office:string-value="3," calcext:value-type="string">
            <text:p>3,</text:p>
          </table:table-cell>
          <table:table-cell table:formula="of:=[.AB7]&amp;&quot;,&quot;" office:value-type="string" office:string-value="3," calcext:value-type="string">
            <text:p>3,</text:p>
          </table:table-cell>
          <table:table-cell table:formula="of:=[.AC7]&amp;&quot;,&quot;" office:value-type="string" office:string-value="3," calcext:value-type="string">
            <text:p>3,</text:p>
          </table:table-cell>
          <table:table-cell table:formula="of:=[.AD7]&amp;&quot;,&quot;" office:value-type="string" office:string-value="3," calcext:value-type="string">
            <text:p>3,</text:p>
          </table:table-cell>
          <table:table-cell table:formula="of:=[.AE7]&amp;&quot;,&quot;" office:value-type="string" office:string-value="3," calcext:value-type="string">
            <text:p>3,</text:p>
          </table:table-cell>
          <table:table-cell table:formula="of:=[.AF7]&amp;&quot;,&quot;" office:value-type="string" office:string-value="4," calcext:value-type="string">
            <text:p>4,</text:p>
          </table:table-cell>
          <table:table-cell table:formula="of:=[.AG7]&amp;&quot;,&quot;" office:value-type="string" office:string-value="4," calcext:value-type="string">
            <text:p>4,</text:p>
          </table:table-cell>
          <table:table-cell table:formula="of:=[.AH7]&amp;&quot;,&quot;" office:value-type="string" office:string-value="4," calcext:value-type="string">
            <text:p>4,</text:p>
          </table:table-cell>
          <table:table-cell table:formula="of:=[.AI7]&amp;&quot;,&quot;" office:value-type="string" office:string-value="4," calcext:value-type="string">
            <text:p>4,</text:p>
          </table:table-cell>
          <table:table-cell table:formula="of:=[.AJ7]&amp;&quot;,&quot;" office:value-type="string" office:string-value="4," calcext:value-type="string">
            <text:p>4,</text:p>
          </table:table-cell>
          <table:table-cell table:formula="of:=[.AK7]&amp;&quot;,&quot;" office:value-type="string" office:string-value="5," calcext:value-type="string">
            <text:p>5,</text:p>
          </table:table-cell>
          <table:table-cell table:formula="of:=[.AL7]&amp;&quot;,&quot;" office:value-type="string" office:string-value="5," calcext:value-type="string">
            <text:p>5,</text:p>
          </table:table-cell>
          <table:table-cell table:formula="of:=[.AM7]&amp;&quot;,&quot;" office:value-type="string" office:string-value="5," calcext:value-type="string">
            <text:p>5,</text:p>
          </table:table-cell>
          <table:table-cell table:formula="of:=[.AN7]&amp;&quot;,&quot;" office:value-type="string" office:string-value="5," calcext:value-type="string">
            <text:p>5,</text:p>
          </table:table-cell>
          <table:table-cell table:formula="of:=[.AO7]&amp;&quot;,&quot;" office:value-type="string" office:string-value="5," calcext:value-type="string">
            <text:p>5,</text:p>
          </table:table-cell>
          <table:table-cell table:formula="of:=[.AP7]&amp;&quot;,&quot;" office:value-type="string" office:string-value="6," calcext:value-type="string">
            <text:p>6,</text:p>
          </table:table-cell>
          <table:table-cell table:formula="of:=[.AQ7]&amp;&quot;,&quot;" office:value-type="string" office:string-value="6," calcext:value-type="string">
            <text:p>6,</text:p>
          </table:table-cell>
          <table:table-cell table:formula="of:=[.AR7]&amp;&quot;,&quot;" office:value-type="string" office:string-value="6," calcext:value-type="string">
            <text:p>6,</text:p>
          </table:table-cell>
          <table:table-cell table:formula="of:=[.AS7]&amp;&quot;,&quot;" office:value-type="string" office:string-value="6," calcext:value-type="string">
            <text:p>6,</text:p>
          </table:table-cell>
          <table:table-cell table:formula="of:=[.AT7]&amp;&quot;,&quot;" office:value-type="string" office:string-value="6," calcext:value-type="string">
            <text:p>6,</text:p>
          </table:table-cell>
          <table:table-cell table:formula="of:=[.AU7]&amp;&quot;,&quot;" office:value-type="string" office:string-value="7," calcext:value-type="string">
            <text:p>7,</text:p>
          </table:table-cell>
          <table:table-cell table:formula="of:=[.AV7]&amp;&quot;,&quot;" office:value-type="string" office:string-value="7," calcext:value-type="string">
            <text:p>7,</text:p>
          </table:table-cell>
          <table:table-cell table:formula="of:=[.AW7]&amp;&quot;,&quot;" office:value-type="string" office:string-value="7," calcext:value-type="string">
            <text:p>7,</text:p>
          </table:table-cell>
          <table:table-cell table:formula="of:=[.AX7]&amp;&quot;,&quot;" office:value-type="string" office:string-value="7," calcext:value-type="string">
            <text:p>7,</text:p>
          </table:table-cell>
          <table:table-cell table:formula="of:=[.AY7]&amp;&quot;,&quot;" office:value-type="string" office:string-value="7," calcext:value-type="string">
            <text:p>7,</text:p>
          </table:table-cell>
          <table:table-cell table:formula="of:=[.AZ7]&amp;&quot;,&quot;" office:value-type="string" office:string-value="8," calcext:value-type="string">
            <text:p>8,</text:p>
          </table:table-cell>
          <table:table-cell table:formula="of:=[.BA7]&amp;&quot;,&quot;" office:value-type="string" office:string-value="8," calcext:value-type="string">
            <text:p>8,</text:p>
          </table:table-cell>
          <table:table-cell table:formula="of:=[.BB7]&amp;&quot;,&quot;" office:value-type="string" office:string-value="8," calcext:value-type="string">
            <text:p>8,</text:p>
          </table:table-cell>
          <table:table-cell table:formula="of:=[.BC7]&amp;&quot;,&quot;" office:value-type="string" office:string-value="8," calcext:value-type="string">
            <text:p>8,</text:p>
          </table:table-cell>
          <table:table-cell table:formula="of:=[.BD7]&amp;&quot;,&quot;" office:value-type="string" office:string-value="8," calcext:value-type="string">
            <text:p>8,</text:p>
          </table:table-cell>
          <table:table-cell table:formula="of:=[.BE7]&amp;&quot;,&quot;" office:value-type="string" office:string-value="9," calcext:value-type="string">
            <text:p>9,</text:p>
          </table:table-cell>
          <table:table-cell table:formula="of:=[.BF7]&amp;&quot;,&quot;" office:value-type="string" office:string-value="9," calcext:value-type="string">
            <text:p>9,</text:p>
          </table:table-cell>
          <table:table-cell table:formula="of:=[.BG7]&amp;&quot;,&quot;" office:value-type="string" office:string-value="9," calcext:value-type="string">
            <text:p>9,</text:p>
          </table:table-cell>
          <table:table-cell table:formula="of:=[.BH7]&amp;&quot;,&quot;" office:value-type="string" office:string-value="9," calcext:value-type="string">
            <text:p>9,</text:p>
          </table:table-cell>
          <table:table-cell table:formula="of:=[.BI7]&amp;&quot;,&quot;" office:value-type="string" office:string-value="9," calcext:value-type="string">
            <text:p>9,</text:p>
          </table:table-cell>
          <table:table-cell table:formula="of:=[.BJ7]&amp;&quot;,&quot;" office:value-type="string" office:string-value="10," calcext:value-type="string">
            <text:p>10,</text:p>
          </table:table-cell>
          <table:table-cell table:formula="of:=[.BK7]&amp;&quot;,&quot;" office:value-type="string" office:string-value="10," calcext:value-type="string">
            <text:p>10,</text:p>
          </table:table-cell>
          <table:table-cell table:formula="of:=[.BL7]&amp;&quot;,&quot;" office:value-type="string" office:string-value="10," calcext:value-type="string">
            <text:p>10,</text:p>
          </table:table-cell>
          <table:table-cell table:formula="of:=[.BM7]&amp;&quot;,&quot;" office:value-type="string" office:string-value="10," calcext:value-type="string">
            <text:p>10,</text:p>
          </table:table-cell>
          <table:table-cell table:formula="of:=[.BN7]&amp;&quot;,&quot;" office:value-type="string" office:string-value="10," calcext:value-type="string">
            <text:p>10,</text:p>
          </table:table-cell>
          <table:table-cell table:formula="of:=[.BO7]&amp;&quot;,&quot;" office:value-type="string" office:string-value="11," calcext:value-type="string">
            <text:p>11,</text:p>
          </table:table-cell>
          <table:table-cell table:formula="of:=[.BP7]&amp;&quot;,&quot;" office:value-type="string" office:string-value="11," calcext:value-type="string">
            <text:p>11,</text:p>
          </table:table-cell>
          <table:table-cell table:formula="of:=[.BQ7]&amp;&quot;,&quot;" office:value-type="string" office:string-value="11," calcext:value-type="string">
            <text:p>11,</text:p>
          </table:table-cell>
          <table:table-cell table:formula="of:=[.BR7]&amp;&quot;,&quot;" office:value-type="string" office:string-value="11," calcext:value-type="string">
            <text:p>11,</text:p>
          </table:table-cell>
          <table:table-cell table:formula="of:=[.BS7]&amp;&quot;,&quot;" office:value-type="string" office:string-value="11," calcext:value-type="string">
            <text:p>11,</text:p>
          </table:table-cell>
          <table:table-cell table:formula="of:=[.BT7]&amp;&quot;,&quot;" office:value-type="string" office:string-value="12," calcext:value-type="string">
            <text:p>12,</text:p>
          </table:table-cell>
          <table:table-cell table:formula="of:=[.BU7]&amp;&quot;,&quot;" office:value-type="string" office:string-value="12," calcext:value-type="string">
            <text:p>12,</text:p>
          </table:table-cell>
          <table:table-cell table:formula="of:=[.BV7]&amp;&quot;,&quot;" office:value-type="string" office:string-value="12," calcext:value-type="string">
            <text:p>12,</text:p>
          </table:table-cell>
          <table:table-cell table:formula="of:=[.BW7]&amp;&quot;,&quot;" office:value-type="string" office:string-value="12," calcext:value-type="string">
            <text:p>12,</text:p>
          </table:table-cell>
          <table:table-cell table:formula="of:=[.BX7]&amp;&quot;,&quot;" office:value-type="string" office:string-value="12," calcext:value-type="string">
            <text:p>12,</text:p>
          </table:table-cell>
          <table:table-cell table:formula="of:=[.BY7]&amp;&quot;,&quot;" office:value-type="string" office:string-value="13," calcext:value-type="string">
            <text:p>13,</text:p>
          </table:table-cell>
          <table:table-cell table:formula="of:=[.BZ7]&amp;&quot;,&quot;" office:value-type="string" office:string-value="13," calcext:value-type="string">
            <text:p>13,</text:p>
          </table:table-cell>
          <table:table-cell table:formula="of:=[.CA7]&amp;&quot;,&quot;" office:value-type="string" office:string-value="13," calcext:value-type="string">
            <text:p>13,</text:p>
          </table:table-cell>
          <table:table-cell table:formula="of:=[.CB7]&amp;&quot;,&quot;" office:value-type="string" office:string-value="13," calcext:value-type="string">
            <text:p>13,</text:p>
          </table:table-cell>
          <table:table-cell table:formula="of:=[.CC7]&amp;&quot;,&quot;" office:value-type="string" office:string-value="13," calcext:value-type="string">
            <text:p>13,</text:p>
          </table:table-cell>
          <table:table-cell table:formula="of:=[.CD7]&amp;&quot;,&quot;" office:value-type="string" office:string-value="14," calcext:value-type="string">
            <text:p>14,</text:p>
          </table:table-cell>
          <table:table-cell table:formula="of:=[.CE7]&amp;&quot;,&quot;" office:value-type="string" office:string-value="14," calcext:value-type="string">
            <text:p>14,</text:p>
          </table:table-cell>
          <table:table-cell table:formula="of:=[.CF7]&amp;&quot;,&quot;" office:value-type="string" office:string-value="14," calcext:value-type="string">
            <text:p>14,</text:p>
          </table:table-cell>
          <table:table-cell table:formula="of:=[.CG7]&amp;&quot;,&quot;" office:value-type="string" office:string-value="14," calcext:value-type="string">
            <text:p>14,</text:p>
          </table:table-cell>
          <table:table-cell table:formula="of:=[.CH7]&amp;&quot;,&quot;" office:value-type="string" office:string-value="14," calcext:value-type="string">
            <text:p>14,</text:p>
          </table:table-cell>
          <table:table-cell table:formula="of:=[.CI7]" office:value-type="float" office:value="15" calcext:value-type="float">
            <text:p>15</text:p>
          </table:table-cell>
          <table:table-cell office:value-type="string" calcext:value-type="string">
            <text:p>}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" calcext:value-type="float">
            <text:p>8</text:p>
          </table:table-cell>
          <table:table-cell table:formula="of:=SUM([$Sheet2.B13:$Sheet2.E13])" office:value-type="float" office:value="56750" calcext:value-type="float">
            <text:p>56750</text:p>
          </table:table-cell>
          <table:table-cell/>
          <table:table-cell table:formula="of:=[.C9]&amp;&quot;,&quot;" office:value-type="string" office:string-value="56750," calcext:value-type="string">
            <text:p>56750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" calcext:value-type="float">
            <text:p>9</text:p>
          </table:table-cell>
          <table:table-cell table:formula="of:=SUM([$Sheet2.B14:$Sheet2.E14])" office:value-type="float" office:value="56713" calcext:value-type="float">
            <text:p>56713</text:p>
          </table:table-cell>
          <table:table-cell/>
          <table:table-cell table:formula="of:=[.C10]&amp;&quot;,&quot;" office:value-type="string" office:string-value="56713," calcext:value-type="string">
            <text:p>56713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0" calcext:value-type="float">
            <text:p>10</text:p>
          </table:table-cell>
          <table:table-cell table:formula="of:=SUM([$Sheet2.B15:$Sheet2.E15])" office:value-type="float" office:value="61914" calcext:value-type="float">
            <text:p>61914</text:p>
          </table:table-cell>
          <table:table-cell/>
          <table:table-cell table:formula="of:=[.C11]&amp;&quot;,&quot;" office:value-type="string" office:string-value="61914," calcext:value-type="string">
            <text:p>61914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1" calcext:value-type="float">
            <text:p>11</text:p>
          </table:table-cell>
          <table:table-cell table:formula="of:=SUM([$Sheet2.B16:$Sheet2.E16])" office:value-type="float" office:value="62379" calcext:value-type="float">
            <text:p>62379</text:p>
          </table:table-cell>
          <table:table-cell/>
          <table:table-cell table:formula="of:=[.C12]&amp;&quot;,&quot;" office:value-type="string" office:string-value="62379," calcext:value-type="string">
            <text:p>62379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2" calcext:value-type="float">
            <text:p>12</text:p>
          </table:table-cell>
          <table:table-cell table:formula="of:=SUM([$Sheet2.B17:$Sheet2.E17])" office:value-type="float" office:value="63362" calcext:value-type="float">
            <text:p>63362</text:p>
          </table:table-cell>
          <table:table-cell/>
          <table:table-cell table:formula="of:=[.C13]&amp;&quot;,&quot;" office:value-type="string" office:string-value="63362," calcext:value-type="string">
            <text:p>63362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3" calcext:value-type="float">
            <text:p>13</text:p>
          </table:table-cell>
          <table:table-cell table:formula="of:=SUM([$Sheet2.B18:$Sheet2.E18])" office:value-type="float" office:value="60919" calcext:value-type="float">
            <text:p>60919</text:p>
          </table:table-cell>
          <table:table-cell/>
          <table:table-cell table:formula="of:=[.C14]&amp;&quot;,&quot;" office:value-type="string" office:string-value="60919," calcext:value-type="string">
            <text:p>60919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4" calcext:value-type="float">
            <text:p>14</text:p>
          </table:table-cell>
          <table:table-cell table:formula="of:=SUM([$Sheet2.B19:$Sheet2.E19])" office:value-type="float" office:value="56421" calcext:value-type="float">
            <text:p>56421</text:p>
          </table:table-cell>
          <table:table-cell/>
          <table:table-cell table:formula="of:=[.C15]&amp;&quot;,&quot;" office:value-type="string" office:string-value="56421," calcext:value-type="string">
            <text:p>56421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5" calcext:value-type="float">
            <text:p>15</text:p>
          </table:table-cell>
          <table:table-cell table:formula="of:=SUM([$Sheet2.B20:$Sheet2.E20])" office:value-type="float" office:value="53264" calcext:value-type="float">
            <text:p>53264</text:p>
          </table:table-cell>
          <table:table-cell/>
          <table:table-cell table:formula="of:=[.C16]&amp;&quot;,&quot;" office:value-type="string" office:string-value="53264," calcext:value-type="string">
            <text:p>53264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6" calcext:value-type="float">
            <text:p>16</text:p>
          </table:table-cell>
          <table:table-cell table:formula="of:=SUM([$Sheet2.B21:$Sheet2.E21])" office:value-type="float" office:value="51083" calcext:value-type="float">
            <text:p>51083</text:p>
          </table:table-cell>
          <table:table-cell/>
          <table:table-cell table:formula="of:=[.C17]&amp;&quot;,&quot;" office:value-type="string" office:string-value="51083," calcext:value-type="string">
            <text:p>51083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7" calcext:value-type="float">
            <text:p>17</text:p>
          </table:table-cell>
          <table:table-cell table:formula="of:=SUM([$Sheet2.B22:$Sheet2.E22])" office:value-type="float" office:value="49198" calcext:value-type="float">
            <text:p>49198</text:p>
          </table:table-cell>
          <table:table-cell/>
          <table:table-cell table:formula="of:=[.C18]&amp;&quot;,&quot;" office:value-type="string" office:string-value="49198," calcext:value-type="string">
            <text:p>49198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8" calcext:value-type="float">
            <text:p>18</text:p>
          </table:table-cell>
          <table:table-cell table:formula="of:=SUM([$Sheet2.B23:$Sheet2.E23])" office:value-type="float" office:value="49326" calcext:value-type="float">
            <text:p>49326</text:p>
          </table:table-cell>
          <table:table-cell/>
          <table:table-cell table:formula="of:=[.C19]&amp;&quot;,&quot;" office:value-type="string" office:string-value="49326," calcext:value-type="string">
            <text:p>49326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9" calcext:value-type="float">
            <text:p>19</text:p>
          </table:table-cell>
          <table:table-cell table:formula="of:=SUM([$Sheet2.B24:$Sheet2.E24])" office:value-type="float" office:value="49136" calcext:value-type="float">
            <text:p>49136</text:p>
          </table:table-cell>
          <table:table-cell/>
          <table:table-cell table:formula="of:=[.C20]&amp;&quot;,&quot;" office:value-type="string" office:string-value="49136," calcext:value-type="string">
            <text:p>49136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0" calcext:value-type="float">
            <text:p>20</text:p>
          </table:table-cell>
          <table:table-cell table:formula="of:=SUM([$Sheet2.B25:$Sheet2.E25])" office:value-type="float" office:value="49192" calcext:value-type="float">
            <text:p>49192</text:p>
          </table:table-cell>
          <table:table-cell/>
          <table:table-cell table:formula="of:=[.C21]&amp;&quot;,&quot;" office:value-type="string" office:string-value="49192," calcext:value-type="string">
            <text:p>49192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1" calcext:value-type="float">
            <text:p>21</text:p>
          </table:table-cell>
          <table:table-cell table:formula="of:=SUM([$Sheet2.B26:$Sheet2.E26])" office:value-type="float" office:value="48015" calcext:value-type="float">
            <text:p>48015</text:p>
          </table:table-cell>
          <table:table-cell/>
          <table:table-cell table:formula="of:=[.C22]&amp;&quot;,&quot;" office:value-type="string" office:string-value="48015," calcext:value-type="string">
            <text:p>48015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2" calcext:value-type="float">
            <text:p>22</text:p>
          </table:table-cell>
          <table:table-cell table:formula="of:=SUM([$Sheet2.B27:$Sheet2.E27])" office:value-type="float" office:value="48911" calcext:value-type="float">
            <text:p>48911</text:p>
          </table:table-cell>
          <table:table-cell/>
          <table:table-cell table:formula="of:=[.C23]&amp;&quot;,&quot;" office:value-type="string" office:string-value="48911," calcext:value-type="string">
            <text:p>48911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3" calcext:value-type="float">
            <text:p>23</text:p>
          </table:table-cell>
          <table:table-cell table:formula="of:=SUM([$Sheet2.B28:$Sheet2.E28])" office:value-type="float" office:value="49432" calcext:value-type="float">
            <text:p>49432</text:p>
          </table:table-cell>
          <table:table-cell/>
          <table:table-cell table:formula="of:=[.C24]&amp;&quot;,&quot;" office:value-type="string" office:string-value="49432," calcext:value-type="string">
            <text:p>49432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4" calcext:value-type="float">
            <text:p>24</text:p>
          </table:table-cell>
          <table:table-cell table:formula="of:=SUM([$Sheet2.B29:$Sheet2.E29])" office:value-type="float" office:value="50236" calcext:value-type="float">
            <text:p>50236</text:p>
          </table:table-cell>
          <table:table-cell/>
          <table:table-cell table:formula="of:=[.C25]&amp;&quot;,&quot;" office:value-type="string" office:string-value="50236," calcext:value-type="string">
            <text:p>50236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5" calcext:value-type="float">
            <text:p>25</text:p>
          </table:table-cell>
          <table:table-cell table:formula="of:=SUM([$Sheet2.B30:$Sheet2.E30])" office:value-type="float" office:value="53764" calcext:value-type="float">
            <text:p>53764</text:p>
          </table:table-cell>
          <table:table-cell/>
          <table:table-cell table:formula="of:=[.C26]&amp;&quot;,&quot;" office:value-type="string" office:string-value="53764," calcext:value-type="string">
            <text:p>53764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6" calcext:value-type="float">
            <text:p>26</text:p>
          </table:table-cell>
          <table:table-cell table:formula="of:=SUM([$Sheet2.B31:$Sheet2.E31])" office:value-type="float" office:value="59306" calcext:value-type="float">
            <text:p>59306</text:p>
          </table:table-cell>
          <table:table-cell/>
          <table:table-cell table:formula="of:=[.C27]&amp;&quot;,&quot;" office:value-type="string" office:string-value="59306," calcext:value-type="string">
            <text:p>59306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7" calcext:value-type="float">
            <text:p>27</text:p>
          </table:table-cell>
          <table:table-cell table:formula="of:=SUM([$Sheet2.B32:$Sheet2.E32])" office:value-type="float" office:value="66906" calcext:value-type="float">
            <text:p>66906</text:p>
          </table:table-cell>
          <table:table-cell/>
          <table:table-cell table:formula="of:=[.C28]&amp;&quot;,&quot;" office:value-type="string" office:string-value="66906," calcext:value-type="string">
            <text:p>66906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8" calcext:value-type="float">
            <text:p>28</text:p>
          </table:table-cell>
          <table:table-cell table:formula="of:=SUM([$Sheet2.B33:$Sheet2.E33])" office:value-type="float" office:value="67898" calcext:value-type="float">
            <text:p>67898</text:p>
          </table:table-cell>
          <table:table-cell/>
          <table:table-cell table:formula="of:=[.C29]&amp;&quot;,&quot;" office:value-type="string" office:string-value="67898," calcext:value-type="string">
            <text:p>67898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9" calcext:value-type="float">
            <text:p>29</text:p>
          </table:table-cell>
          <table:table-cell table:formula="of:=SUM([$Sheet2.B34:$Sheet2.E34])" office:value-type="float" office:value="72307" calcext:value-type="float">
            <text:p>72307</text:p>
          </table:table-cell>
          <table:table-cell/>
          <table:table-cell table:formula="of:=[.C30]&amp;&quot;,&quot;" office:value-type="string" office:string-value="72307," calcext:value-type="string">
            <text:p>72307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0" calcext:value-type="float">
            <text:p>30</text:p>
          </table:table-cell>
          <table:table-cell table:formula="of:=SUM([$Sheet2.B35:$Sheet2.E35])" office:value-type="float" office:value="72891" calcext:value-type="float">
            <text:p>72891</text:p>
          </table:table-cell>
          <table:table-cell/>
          <table:table-cell table:formula="of:=[.C31]&amp;&quot;,&quot;" office:value-type="string" office:string-value="72891," calcext:value-type="string">
            <text:p>72891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1" calcext:value-type="float">
            <text:p>31</text:p>
          </table:table-cell>
          <table:table-cell table:formula="of:=SUM([$Sheet2.B36:$Sheet2.E36])" office:value-type="float" office:value="72248" calcext:value-type="float">
            <text:p>72248</text:p>
          </table:table-cell>
          <table:table-cell/>
          <table:table-cell table:formula="of:=[.C32]&amp;&quot;,&quot;" office:value-type="string" office:string-value="72248," calcext:value-type="string">
            <text:p>72248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2" calcext:value-type="float">
            <text:p>32</text:p>
          </table:table-cell>
          <table:table-cell table:formula="of:=SUM([$Sheet2.B37:$Sheet2.E37])" office:value-type="float" office:value="74715" calcext:value-type="float">
            <text:p>74715</text:p>
          </table:table-cell>
          <table:table-cell/>
          <table:table-cell table:formula="of:=[.C33]&amp;&quot;,&quot;" office:value-type="string" office:string-value="74715," calcext:value-type="string">
            <text:p>74715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3" calcext:value-type="float">
            <text:p>33</text:p>
          </table:table-cell>
          <table:table-cell table:formula="of:=SUM([$Sheet2.B38:$Sheet2.E38])" office:value-type="float" office:value="74787" calcext:value-type="float">
            <text:p>74787</text:p>
          </table:table-cell>
          <table:table-cell/>
          <table:table-cell table:formula="of:=[.C34]&amp;&quot;,&quot;" office:value-type="string" office:string-value="74787," calcext:value-type="string">
            <text:p>74787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4" calcext:value-type="float">
            <text:p>34</text:p>
          </table:table-cell>
          <table:table-cell table:formula="of:=SUM([$Sheet2.B39:$Sheet2.E39])" office:value-type="float" office:value="75882" calcext:value-type="float">
            <text:p>75882</text:p>
          </table:table-cell>
          <table:table-cell/>
          <table:table-cell table:formula="of:=[.C35]&amp;&quot;,&quot;" office:value-type="string" office:string-value="75882," calcext:value-type="string">
            <text:p>75882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5" calcext:value-type="float">
            <text:p>35</text:p>
          </table:table-cell>
          <table:table-cell table:formula="of:=SUM([$Sheet2.B40:$Sheet2.E40])" office:value-type="float" office:value="77256" calcext:value-type="float">
            <text:p>77256</text:p>
          </table:table-cell>
          <table:table-cell/>
          <table:table-cell table:formula="of:=[.C36]&amp;&quot;,&quot;" office:value-type="string" office:string-value="77256," calcext:value-type="string">
            <text:p>77256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6" calcext:value-type="float">
            <text:p>36</text:p>
          </table:table-cell>
          <table:table-cell table:formula="of:=SUM([$Sheet2.B41:$Sheet2.E41])" office:value-type="float" office:value="77480" calcext:value-type="float">
            <text:p>77480</text:p>
          </table:table-cell>
          <table:table-cell/>
          <table:table-cell table:formula="of:=[.C37]&amp;&quot;,&quot;" office:value-type="string" office:string-value="77480," calcext:value-type="string">
            <text:p>77480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7" calcext:value-type="float">
            <text:p>37</text:p>
          </table:table-cell>
          <table:table-cell table:formula="of:=SUM([$Sheet2.B42:$Sheet2.E42])" office:value-type="float" office:value="77352" calcext:value-type="float">
            <text:p>77352</text:p>
          </table:table-cell>
          <table:table-cell/>
          <table:table-cell table:formula="of:=[.C38]&amp;&quot;,&quot;" office:value-type="string" office:string-value="77352," calcext:value-type="string">
            <text:p>77352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8" calcext:value-type="float">
            <text:p>38</text:p>
          </table:table-cell>
          <table:table-cell table:formula="of:=SUM([$Sheet2.B43:$Sheet2.E43])" office:value-type="float" office:value="78619" calcext:value-type="float">
            <text:p>78619</text:p>
          </table:table-cell>
          <table:table-cell/>
          <table:table-cell table:formula="of:=[.C39]&amp;&quot;,&quot;" office:value-type="string" office:string-value="78619," calcext:value-type="string">
            <text:p>78619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9" calcext:value-type="float">
            <text:p>39</text:p>
          </table:table-cell>
          <table:table-cell table:formula="of:=SUM([$Sheet2.B44:$Sheet2.E44])" office:value-type="float" office:value="78945" calcext:value-type="float">
            <text:p>78945</text:p>
          </table:table-cell>
          <table:table-cell/>
          <table:table-cell table:formula="of:=[.C40]&amp;&quot;,&quot;" office:value-type="string" office:string-value="78945," calcext:value-type="string">
            <text:p>78945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0" calcext:value-type="float">
            <text:p>40</text:p>
          </table:table-cell>
          <table:table-cell table:formula="of:=SUM([$Sheet2.B45:$Sheet2.E45])" office:value-type="float" office:value="83571" calcext:value-type="float">
            <text:p>83571</text:p>
          </table:table-cell>
          <table:table-cell/>
          <table:table-cell table:formula="of:=[.C41]&amp;&quot;,&quot;" office:value-type="string" office:string-value="83571," calcext:value-type="string">
            <text:p>83571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1" calcext:value-type="float">
            <text:p>41</text:p>
          </table:table-cell>
          <table:table-cell table:formula="of:=SUM([$Sheet2.B46:$Sheet2.E46])" office:value-type="float" office:value="91325" calcext:value-type="float">
            <text:p>91325</text:p>
          </table:table-cell>
          <table:table-cell/>
          <table:table-cell table:formula="of:=[.C42]&amp;&quot;,&quot;" office:value-type="string" office:string-value="91325," calcext:value-type="string">
            <text:p>91325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2" calcext:value-type="float">
            <text:p>42</text:p>
          </table:table-cell>
          <table:table-cell table:formula="of:=SUM([$Sheet2.B47:$Sheet2.E47])" office:value-type="float" office:value="93768" calcext:value-type="float">
            <text:p>93768</text:p>
          </table:table-cell>
          <table:table-cell/>
          <table:table-cell table:formula="of:=[.C43]&amp;&quot;,&quot;" office:value-type="string" office:string-value="93768," calcext:value-type="string">
            <text:p>93768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3" calcext:value-type="float">
            <text:p>43</text:p>
          </table:table-cell>
          <table:table-cell table:formula="of:=SUM([$Sheet2.B48:$Sheet2.E48])" office:value-type="float" office:value="94694" calcext:value-type="float">
            <text:p>94694</text:p>
          </table:table-cell>
          <table:table-cell/>
          <table:table-cell table:formula="of:=[.C44]&amp;&quot;,&quot;" office:value-type="string" office:string-value="94694," calcext:value-type="string">
            <text:p>94694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4" calcext:value-type="float">
            <text:p>44</text:p>
          </table:table-cell>
          <table:table-cell table:formula="of:=SUM([$Sheet2.B49:$Sheet2.E49])" office:value-type="float" office:value="97104" calcext:value-type="float">
            <text:p>97104</text:p>
          </table:table-cell>
          <table:table-cell/>
          <table:table-cell table:formula="of:=[.C45]&amp;&quot;,&quot;" office:value-type="string" office:string-value="97104," calcext:value-type="string">
            <text:p>97104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5" calcext:value-type="float">
            <text:p>45</text:p>
          </table:table-cell>
          <table:table-cell table:formula="of:=SUM([$Sheet2.B50:$Sheet2.E50])" office:value-type="float" office:value="98124" calcext:value-type="float">
            <text:p>98124</text:p>
          </table:table-cell>
          <table:table-cell/>
          <table:table-cell table:formula="of:=[.C46]&amp;&quot;,&quot;" office:value-type="string" office:string-value="98124," calcext:value-type="string">
            <text:p>98124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6" calcext:value-type="float">
            <text:p>46</text:p>
          </table:table-cell>
          <table:table-cell table:formula="of:=SUM([$Sheet2.B51:$Sheet2.E51])" office:value-type="float" office:value="99110" calcext:value-type="float">
            <text:p>99110</text:p>
          </table:table-cell>
          <table:table-cell/>
          <table:table-cell table:formula="of:=[.C47]&amp;&quot;,&quot;" office:value-type="string" office:string-value="99110," calcext:value-type="string">
            <text:p>99110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7" calcext:value-type="float">
            <text:p>47</text:p>
          </table:table-cell>
          <table:table-cell table:formula="of:=SUM([$Sheet2.B52:$Sheet2.E52])" office:value-type="float" office:value="93088" calcext:value-type="float">
            <text:p>93088</text:p>
          </table:table-cell>
          <table:table-cell/>
          <table:table-cell table:formula="of:=[.C48]&amp;&quot;,&quot;" office:value-type="string" office:string-value="93088," calcext:value-type="string">
            <text:p>93088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8" calcext:value-type="float">
            <text:p>48</text:p>
          </table:table-cell>
          <table:table-cell table:formula="of:=SUM([$Sheet2.B53:$Sheet2.E53])" office:value-type="float" office:value="83869" calcext:value-type="float">
            <text:p>83869</text:p>
          </table:table-cell>
          <table:table-cell/>
          <table:table-cell table:formula="of:=[.C49]&amp;&quot;,&quot;" office:value-type="string" office:string-value="83869," calcext:value-type="string">
            <text:p>83869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9" calcext:value-type="float">
            <text:p>49</text:p>
          </table:table-cell>
          <table:table-cell table:formula="of:=SUM([$Sheet2.B54:$Sheet2.E54])" office:value-type="float" office:value="78778" calcext:value-type="float">
            <text:p>78778</text:p>
          </table:table-cell>
          <table:table-cell/>
          <table:table-cell table:formula="of:=[.C50]&amp;&quot;,&quot;" office:value-type="string" office:string-value="78778," calcext:value-type="string">
            <text:p>78778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0" calcext:value-type="float">
            <text:p>50</text:p>
          </table:table-cell>
          <table:table-cell table:formula="of:=SUM([$Sheet2.B55:$Sheet2.E55])" office:value-type="float" office:value="75278" calcext:value-type="float">
            <text:p>75278</text:p>
          </table:table-cell>
          <table:table-cell/>
          <table:table-cell table:formula="of:=[.C51]&amp;&quot;,&quot;" office:value-type="string" office:string-value="75278," calcext:value-type="string">
            <text:p>75278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1" calcext:value-type="float">
            <text:p>51</text:p>
          </table:table-cell>
          <table:table-cell table:formula="of:=SUM([$Sheet2.B56:$Sheet2.E56])" office:value-type="float" office:value="72227" calcext:value-type="float">
            <text:p>72227</text:p>
          </table:table-cell>
          <table:table-cell/>
          <table:table-cell table:formula="of:=[.C52]&amp;&quot;,&quot;" office:value-type="string" office:string-value="72227," calcext:value-type="string">
            <text:p>72227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2" calcext:value-type="float">
            <text:p>52</text:p>
          </table:table-cell>
          <table:table-cell table:formula="of:=SUM([$Sheet2.B57:$Sheet2.E57])" office:value-type="float" office:value="68280" calcext:value-type="float">
            <text:p>68280</text:p>
          </table:table-cell>
          <table:table-cell/>
          <table:table-cell table:formula="of:=[.C53]&amp;&quot;,&quot;" office:value-type="string" office:string-value="68280," calcext:value-type="string">
            <text:p>68280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3" calcext:value-type="float">
            <text:p>53</text:p>
          </table:table-cell>
          <table:table-cell table:formula="of:=SUM([$Sheet2.B58:$Sheet2.E58])" office:value-type="float" office:value="68130" calcext:value-type="float">
            <text:p>68130</text:p>
          </table:table-cell>
          <table:table-cell/>
          <table:table-cell table:formula="of:=[.C54]&amp;&quot;,&quot;" office:value-type="string" office:string-value="68130," calcext:value-type="string">
            <text:p>68130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4" calcext:value-type="float">
            <text:p>54</text:p>
          </table:table-cell>
          <table:table-cell table:formula="of:=SUM([$Sheet2.B59:$Sheet2.E59])" office:value-type="float" office:value="68251" calcext:value-type="float">
            <text:p>68251</text:p>
          </table:table-cell>
          <table:table-cell/>
          <table:table-cell table:formula="of:=[.C55]&amp;&quot;,&quot;" office:value-type="string" office:string-value="68251," calcext:value-type="string">
            <text:p>68251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5" calcext:value-type="float">
            <text:p>55</text:p>
          </table:table-cell>
          <table:table-cell table:formula="of:=SUM([$Sheet2.B60:$Sheet2.E60])" office:value-type="float" office:value="70531" calcext:value-type="float">
            <text:p>70531</text:p>
          </table:table-cell>
          <table:table-cell/>
          <table:table-cell table:formula="of:=[.C56]&amp;&quot;,&quot;" office:value-type="string" office:string-value="70531," calcext:value-type="string">
            <text:p>70531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6" calcext:value-type="float">
            <text:p>56</text:p>
          </table:table-cell>
          <table:table-cell table:formula="of:=SUM([$Sheet2.B61:$Sheet2.E61])" office:value-type="float" office:value="73280" calcext:value-type="float">
            <text:p>73280</text:p>
          </table:table-cell>
          <table:table-cell/>
          <table:table-cell table:formula="of:=[.C57]&amp;&quot;,&quot;" office:value-type="string" office:string-value="73280," calcext:value-type="string">
            <text:p>73280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7" calcext:value-type="float">
            <text:p>57</text:p>
          </table:table-cell>
          <table:table-cell table:formula="of:=SUM([$Sheet2.B62:$Sheet2.E62])" office:value-type="float" office:value="69855" calcext:value-type="float">
            <text:p>69855</text:p>
          </table:table-cell>
          <table:table-cell/>
          <table:table-cell table:formula="of:=[.C58]&amp;&quot;,&quot;" office:value-type="string" office:string-value="69855," calcext:value-type="string">
            <text:p>69855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8" calcext:value-type="float">
            <text:p>58</text:p>
          </table:table-cell>
          <table:table-cell table:formula="of:=SUM([$Sheet2.B63:$Sheet2.E63])" office:value-type="float" office:value="62426" calcext:value-type="float">
            <text:p>62426</text:p>
          </table:table-cell>
          <table:table-cell/>
          <table:table-cell table:formula="of:=[.C59]&amp;&quot;,&quot;" office:value-type="string" office:string-value="62426," calcext:value-type="string">
            <text:p>62426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9" calcext:value-type="float">
            <text:p>59</text:p>
          </table:table-cell>
          <table:table-cell table:formula="of:=SUM([$Sheet2.B64:$Sheet2.E64])" office:value-type="float" office:value="60113" calcext:value-type="float">
            <text:p>60113</text:p>
          </table:table-cell>
          <table:table-cell/>
          <table:table-cell table:formula="of:=[.C60]&amp;&quot;,&quot;" office:value-type="string" office:string-value="60113," calcext:value-type="string">
            <text:p>60113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0" calcext:value-type="float">
            <text:p>60</text:p>
          </table:table-cell>
          <table:table-cell table:formula="of:=SUM([$Sheet2.B65:$Sheet2.E65])" office:value-type="float" office:value="58656" calcext:value-type="float">
            <text:p>58656</text:p>
          </table:table-cell>
          <table:table-cell/>
          <table:table-cell table:formula="of:=[.C61]&amp;&quot;,&quot;" office:value-type="string" office:string-value="58656," calcext:value-type="string">
            <text:p>58656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1" calcext:value-type="float">
            <text:p>61</text:p>
          </table:table-cell>
          <table:table-cell table:formula="of:=SUM([$Sheet2.B66:$Sheet2.E66])" office:value-type="float" office:value="57135" calcext:value-type="float">
            <text:p>57135</text:p>
          </table:table-cell>
          <table:table-cell/>
          <table:table-cell table:formula="of:=[.C62]&amp;&quot;,&quot;" office:value-type="string" office:string-value="57135," calcext:value-type="string">
            <text:p>57135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2" calcext:value-type="float">
            <text:p>62</text:p>
          </table:table-cell>
          <table:table-cell table:formula="of:=SUM([$Sheet2.B67:$Sheet2.E67])" office:value-type="float" office:value="60388" calcext:value-type="float">
            <text:p>60388</text:p>
          </table:table-cell>
          <table:table-cell/>
          <table:table-cell table:formula="of:=[.C63]&amp;&quot;,&quot;" office:value-type="string" office:string-value="60388," calcext:value-type="string">
            <text:p>60388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3" calcext:value-type="float">
            <text:p>63</text:p>
          </table:table-cell>
          <table:table-cell table:formula="of:=SUM([$Sheet2.B68:$Sheet2.E68])" office:value-type="float" office:value="63752" calcext:value-type="float">
            <text:p>63752</text:p>
          </table:table-cell>
          <table:table-cell/>
          <table:table-cell table:formula="of:=[.C64]&amp;&quot;,&quot;" office:value-type="string" office:string-value="63752," calcext:value-type="string">
            <text:p>63752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4" calcext:value-type="float">
            <text:p>64</text:p>
          </table:table-cell>
          <table:table-cell table:formula="of:=SUM([$Sheet2.B69:$Sheet2.E69])" office:value-type="float" office:value="64833" calcext:value-type="float">
            <text:p>64833</text:p>
          </table:table-cell>
          <table:table-cell/>
          <table:table-cell table:formula="of:=[.C65]&amp;&quot;,&quot;" office:value-type="string" office:string-value="64833," calcext:value-type="string">
            <text:p>64833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5" calcext:value-type="float">
            <text:p>65</text:p>
          </table:table-cell>
          <table:table-cell table:formula="of:=SUM([$Sheet2.B70:$Sheet2.E70])" office:value-type="float" office:value="64403" calcext:value-type="float">
            <text:p>64403</text:p>
          </table:table-cell>
          <table:table-cell/>
          <table:table-cell table:formula="of:=[.C66]&amp;&quot;,&quot;" office:value-type="string" office:string-value="64403," calcext:value-type="string">
            <text:p>64403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6" calcext:value-type="float">
            <text:p>66</text:p>
          </table:table-cell>
          <table:table-cell table:formula="of:=SUM([$Sheet2.B71:$Sheet2.E71])" office:value-type="float" office:value="63327" calcext:value-type="float">
            <text:p>63327</text:p>
          </table:table-cell>
          <table:table-cell/>
          <table:table-cell table:formula="of:=[.C67]&amp;&quot;,&quot;" office:value-type="string" office:string-value="63327," calcext:value-type="string">
            <text:p>63327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7" calcext:value-type="float">
            <text:p>67</text:p>
          </table:table-cell>
          <table:table-cell table:formula="of:=SUM([$Sheet2.B72:$Sheet2.E72])" office:value-type="float" office:value="62643" calcext:value-type="float">
            <text:p>62643</text:p>
          </table:table-cell>
          <table:table-cell/>
          <table:table-cell table:formula="of:=[.C68]&amp;&quot;,&quot;" office:value-type="string" office:string-value="62643," calcext:value-type="string">
            <text:p>62643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8" calcext:value-type="float">
            <text:p>68</text:p>
          </table:table-cell>
          <table:table-cell table:formula="of:=SUM([$Sheet2.B73:$Sheet2.E73])" office:value-type="float" office:value="62086" calcext:value-type="float">
            <text:p>62086</text:p>
          </table:table-cell>
          <table:table-cell/>
          <table:table-cell table:formula="of:=[.C69]&amp;&quot;,&quot;" office:value-type="string" office:string-value="62086," calcext:value-type="string">
            <text:p>62086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9" calcext:value-type="float">
            <text:p>69</text:p>
          </table:table-cell>
          <table:table-cell table:formula="of:=SUM([$Sheet2.B74:$Sheet2.E74])" office:value-type="float" office:value="60555" calcext:value-type="float">
            <text:p>60555</text:p>
          </table:table-cell>
          <table:table-cell/>
          <table:table-cell table:formula="of:=[.C70]&amp;&quot;,&quot;" office:value-type="string" office:string-value="60555," calcext:value-type="string">
            <text:p>60555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0" calcext:value-type="float">
            <text:p>70</text:p>
          </table:table-cell>
          <table:table-cell table:formula="of:=SUM([$Sheet2.B75:$Sheet2.E75])" office:value-type="float" office:value="58253" calcext:value-type="float">
            <text:p>58253</text:p>
          </table:table-cell>
          <table:table-cell/>
          <table:table-cell table:formula="of:=[.C71]&amp;&quot;,&quot;" office:value-type="string" office:string-value="58253," calcext:value-type="string">
            <text:p>58253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1" calcext:value-type="float">
            <text:p>71</text:p>
          </table:table-cell>
          <table:table-cell table:formula="of:=SUM([$Sheet2.B76:$Sheet2.E76])" office:value-type="float" office:value="54990" calcext:value-type="float">
            <text:p>54990</text:p>
          </table:table-cell>
          <table:table-cell/>
          <table:table-cell table:formula="of:=[.C72]&amp;&quot;,&quot;" office:value-type="string" office:string-value="54990," calcext:value-type="string">
            <text:p>54990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2" calcext:value-type="float">
            <text:p>72</text:p>
          </table:table-cell>
          <table:table-cell table:formula="of:=SUM([$Sheet2.B77:$Sheet2.E77])" office:value-type="float" office:value="55353" calcext:value-type="float">
            <text:p>55353</text:p>
          </table:table-cell>
          <table:table-cell/>
          <table:table-cell table:formula="of:=[.C73]&amp;&quot;,&quot;" office:value-type="string" office:string-value="55353," calcext:value-type="string">
            <text:p>55353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3" calcext:value-type="float">
            <text:p>73</text:p>
          </table:table-cell>
          <table:table-cell table:formula="of:=SUM([$Sheet2.B78:$Sheet2.E78])" office:value-type="float" office:value="54972" calcext:value-type="float">
            <text:p>54972</text:p>
          </table:table-cell>
          <table:table-cell/>
          <table:table-cell table:formula="of:=[.C74]&amp;&quot;,&quot;" office:value-type="string" office:string-value="54972," calcext:value-type="string">
            <text:p>54972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4" calcext:value-type="float">
            <text:p>74</text:p>
          </table:table-cell>
          <table:table-cell table:formula="of:=SUM([$Sheet2.B79:$Sheet2.E79])" office:value-type="float" office:value="50609" calcext:value-type="float">
            <text:p>50609</text:p>
          </table:table-cell>
          <table:table-cell/>
          <table:table-cell table:formula="of:=[.C75]&amp;&quot;,&quot;" office:value-type="string" office:string-value="50609," calcext:value-type="string">
            <text:p>50609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5" calcext:value-type="float">
            <text:p>75</text:p>
          </table:table-cell>
          <table:table-cell table:formula="of:=SUM([$Sheet2.B80:$Sheet2.E80])" office:value-type="float" office:value="38391" calcext:value-type="float">
            <text:p>38391</text:p>
          </table:table-cell>
          <table:table-cell/>
          <table:table-cell table:formula="of:=[.C76]&amp;&quot;,&quot;" office:value-type="string" office:string-value="38391," calcext:value-type="string">
            <text:p>38391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6" calcext:value-type="float">
            <text:p>76</text:p>
          </table:table-cell>
          <table:table-cell table:formula="of:=SUM([$Sheet2.B81:$Sheet2.E81])" office:value-type="float" office:value="38781" calcext:value-type="float">
            <text:p>38781</text:p>
          </table:table-cell>
          <table:table-cell/>
          <table:table-cell table:formula="of:=[.C77]&amp;&quot;,&quot;" office:value-type="string" office:string-value="38781," calcext:value-type="string">
            <text:p>38781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7" calcext:value-type="float">
            <text:p>77</text:p>
          </table:table-cell>
          <table:table-cell table:formula="of:=SUM([$Sheet2.B82:$Sheet2.E82])" office:value-type="float" office:value="35853" calcext:value-type="float">
            <text:p>35853</text:p>
          </table:table-cell>
          <table:table-cell/>
          <table:table-cell table:formula="of:=[.C78]&amp;&quot;,&quot;" office:value-type="string" office:string-value="35853," calcext:value-type="string">
            <text:p>35853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8" calcext:value-type="float">
            <text:p>78</text:p>
          </table:table-cell>
          <table:table-cell table:formula="of:=SUM([$Sheet2.B83:$Sheet2.E83])" office:value-type="float" office:value="30110" calcext:value-type="float">
            <text:p>30110</text:p>
          </table:table-cell>
          <table:table-cell/>
          <table:table-cell table:formula="of:=[.C79]&amp;&quot;,&quot;" office:value-type="string" office:string-value="30110," calcext:value-type="string">
            <text:p>30110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9" calcext:value-type="float">
            <text:p>79</text:p>
          </table:table-cell>
          <table:table-cell table:formula="of:=SUM([$Sheet2.B84:$Sheet2.E84])" office:value-type="float" office:value="26969" calcext:value-type="float">
            <text:p>26969</text:p>
          </table:table-cell>
          <table:table-cell/>
          <table:table-cell table:formula="of:=[.C80]&amp;&quot;,&quot;" office:value-type="string" office:string-value="26969," calcext:value-type="string">
            <text:p>26969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0" calcext:value-type="float">
            <text:p>80</text:p>
          </table:table-cell>
          <table:table-cell table:formula="of:=SUM([$Sheet2.B85:$Sheet2.E85])" office:value-type="float" office:value="24818" calcext:value-type="float">
            <text:p>24818</text:p>
          </table:table-cell>
          <table:table-cell/>
          <table:table-cell table:formula="of:=[.C81]&amp;&quot;,&quot;" office:value-type="string" office:string-value="24818," calcext:value-type="string">
            <text:p>24818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1" calcext:value-type="float">
            <text:p>81</text:p>
          </table:table-cell>
          <table:table-cell table:formula="of:=SUM([$Sheet2.B86:$Sheet2.E86])" office:value-type="float" office:value="19992" calcext:value-type="float">
            <text:p>19992</text:p>
          </table:table-cell>
          <table:table-cell/>
          <table:table-cell table:formula="of:=[.C82]&amp;&quot;,&quot;" office:value-type="string" office:string-value="19992," calcext:value-type="string">
            <text:p>19992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2" calcext:value-type="float">
            <text:p>82</text:p>
          </table:table-cell>
          <table:table-cell table:formula="of:=SUM([$Sheet2.B87:$Sheet2.E87])" office:value-type="float" office:value="17455" calcext:value-type="float">
            <text:p>17455</text:p>
          </table:table-cell>
          <table:table-cell/>
          <table:table-cell table:formula="of:=[.C83]&amp;&quot;,&quot;" office:value-type="string" office:string-value="17455," calcext:value-type="string">
            <text:p>17455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3" calcext:value-type="float">
            <text:p>83</text:p>
          </table:table-cell>
          <table:table-cell table:formula="of:=SUM([$Sheet2.B88:$Sheet2.E88])" office:value-type="float" office:value="14818" calcext:value-type="float">
            <text:p>14818</text:p>
          </table:table-cell>
          <table:table-cell/>
          <table:table-cell table:formula="of:=[.C84]&amp;&quot;,&quot;" office:value-type="string" office:string-value="14818," calcext:value-type="string">
            <text:p>14818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4" calcext:value-type="float">
            <text:p>84</text:p>
          </table:table-cell>
          <table:table-cell table:formula="of:=SUM([$Sheet2.B89:$Sheet2.E89])" office:value-type="float" office:value="13105" calcext:value-type="float">
            <text:p>13105</text:p>
          </table:table-cell>
          <table:table-cell/>
          <table:table-cell table:formula="of:=[.C85]&amp;&quot;,&quot;" office:value-type="string" office:string-value="13105," calcext:value-type="string">
            <text:p>13105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5" calcext:value-type="float">
            <text:p>85</text:p>
          </table:table-cell>
          <table:table-cell table:formula="of:=SUM([$Sheet2.B90:$Sheet2.E90])" office:value-type="float" office:value="11760" calcext:value-type="float">
            <text:p>11760</text:p>
          </table:table-cell>
          <table:table-cell/>
          <table:table-cell table:formula="of:=[.C86]&amp;&quot;,&quot;" office:value-type="string" office:string-value="11760," calcext:value-type="string">
            <text:p>11760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6" calcext:value-type="float">
            <text:p>86</text:p>
          </table:table-cell>
          <table:table-cell table:formula="of:=SUM([$Sheet2.B91:$Sheet2.E91])" office:value-type="float" office:value="10190" calcext:value-type="float">
            <text:p>10190</text:p>
          </table:table-cell>
          <table:table-cell/>
          <table:table-cell table:formula="of:=[.C87]&amp;&quot;,&quot;" office:value-type="string" office:string-value="10190," calcext:value-type="string">
            <text:p>10190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7" calcext:value-type="float">
            <text:p>87</text:p>
          </table:table-cell>
          <table:table-cell table:formula="of:=SUM([$Sheet2.B92:$Sheet2.E92])" office:value-type="float" office:value="8809" calcext:value-type="float">
            <text:p>8809</text:p>
          </table:table-cell>
          <table:table-cell/>
          <table:table-cell table:formula="of:=[.C88]&amp;&quot;,&quot;" office:value-type="string" office:string-value="8809," calcext:value-type="string">
            <text:p>8809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8" calcext:value-type="float">
            <text:p>88</text:p>
          </table:table-cell>
          <table:table-cell table:formula="of:=SUM([$Sheet2.B93:$Sheet2.E93])" office:value-type="float" office:value="7654" calcext:value-type="float">
            <text:p>7654</text:p>
          </table:table-cell>
          <table:table-cell/>
          <table:table-cell table:formula="of:=[.C89]&amp;&quot;,&quot;" office:value-type="string" office:string-value="7654," calcext:value-type="string">
            <text:p>7654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9" calcext:value-type="float">
            <text:p>89</text:p>
          </table:table-cell>
          <table:table-cell table:formula="of:=SUM([$Sheet2.B94:$Sheet2.E94])" office:value-type="float" office:value="6346" calcext:value-type="float">
            <text:p>6346</text:p>
          </table:table-cell>
          <table:table-cell/>
          <table:table-cell table:formula="of:=[.C90]&amp;&quot;,&quot;" office:value-type="string" office:string-value="6346," calcext:value-type="string">
            <text:p>6346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0" calcext:value-type="float">
            <text:p>90</text:p>
          </table:table-cell>
          <table:table-cell table:formula="of:=SUM([$Sheet2.B95:$Sheet2.E95])" office:value-type="float" office:value="5096" calcext:value-type="float">
            <text:p>5096</text:p>
          </table:table-cell>
          <table:table-cell/>
          <table:table-cell table:formula="of:=[.C91]&amp;&quot;,&quot;" office:value-type="string" office:string-value="5096," calcext:value-type="string">
            <text:p>5096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1" calcext:value-type="float">
            <text:p>91</text:p>
          </table:table-cell>
          <table:table-cell table:formula="of:=SUM([$Sheet2.B96:$Sheet2.E96])" office:value-type="float" office:value="3671" calcext:value-type="float">
            <text:p>3671</text:p>
          </table:table-cell>
          <table:table-cell/>
          <table:table-cell table:formula="of:=[.C92]&amp;&quot;,&quot;" office:value-type="string" office:string-value="3671," calcext:value-type="string">
            <text:p>3671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2" calcext:value-type="float">
            <text:p>92</text:p>
          </table:table-cell>
          <table:table-cell table:formula="of:=SUM([$Sheet2.B97:$Sheet2.E97])" office:value-type="float" office:value="2730" calcext:value-type="float">
            <text:p>2730</text:p>
          </table:table-cell>
          <table:table-cell/>
          <table:table-cell table:formula="of:=[.C93]&amp;&quot;,&quot;" office:value-type="string" office:string-value="2730," calcext:value-type="string">
            <text:p>2730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3" calcext:value-type="float">
            <text:p>93</text:p>
          </table:table-cell>
          <table:table-cell table:formula="of:=SUM([$Sheet2.B98:$Sheet2.E98])" office:value-type="float" office:value="1953" calcext:value-type="float">
            <text:p>1953</text:p>
          </table:table-cell>
          <table:table-cell/>
          <table:table-cell table:formula="of:=[.C94]&amp;&quot;,&quot;" office:value-type="string" office:string-value="1953," calcext:value-type="string">
            <text:p>1953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4" calcext:value-type="float">
            <text:p>94</text:p>
          </table:table-cell>
          <table:table-cell table:formula="of:=SUM([$Sheet2.B99:$Sheet2.E99])" office:value-type="float" office:value="1334" calcext:value-type="float">
            <text:p>1334</text:p>
          </table:table-cell>
          <table:table-cell/>
          <table:table-cell table:formula="of:=[.C95]&amp;&quot;,&quot;" office:value-type="string" office:string-value="1334," calcext:value-type="string">
            <text:p>1334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5" calcext:value-type="float">
            <text:p>95</text:p>
          </table:table-cell>
          <table:table-cell table:formula="of:=SUM([$Sheet2.B100:$Sheet2.E100])" office:value-type="float" office:value="863" calcext:value-type="float">
            <text:p>863</text:p>
          </table:table-cell>
          <table:table-cell/>
          <table:table-cell table:formula="of:=[.C96]&amp;&quot;,&quot;" office:value-type="string" office:string-value="863," calcext:value-type="string">
            <text:p>863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6" calcext:value-type="float">
            <text:p>96</text:p>
          </table:table-cell>
          <table:table-cell table:formula="of:=SUM([$Sheet2.B101:$Sheet2.E101])" office:value-type="float" office:value="560" calcext:value-type="float">
            <text:p>560</text:p>
          </table:table-cell>
          <table:table-cell/>
          <table:table-cell table:formula="of:=[.C97]&amp;&quot;,&quot;" office:value-type="string" office:string-value="560," calcext:value-type="string">
            <text:p>560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7" calcext:value-type="float">
            <text:p>97</text:p>
          </table:table-cell>
          <table:table-cell table:formula="of:=SUM([$Sheet2.B102:$Sheet2.E102])" office:value-type="float" office:value="382" calcext:value-type="float">
            <text:p>382</text:p>
          </table:table-cell>
          <table:table-cell/>
          <table:table-cell table:formula="of:=[.C98]&amp;&quot;,&quot;" office:value-type="string" office:string-value="382," calcext:value-type="string">
            <text:p>382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8" calcext:value-type="float">
            <text:p>98</text:p>
          </table:table-cell>
          <table:table-cell table:formula="of:=SUM([$Sheet2.B103:$Sheet2.E103])" office:value-type="float" office:value="236" calcext:value-type="float">
            <text:p>236</text:p>
          </table:table-cell>
          <table:table-cell/>
          <table:table-cell table:formula="of:=[.C99]&amp;&quot;,&quot;" office:value-type="string" office:string-value="236," calcext:value-type="string">
            <text:p>236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9" calcext:value-type="float">
            <text:p>99</text:p>
          </table:table-cell>
          <table:table-cell table:formula="of:=SUM([$Sheet2.B104:$Sheet2.E104])" office:value-type="float" office:value="136" calcext:value-type="float">
            <text:p>136</text:p>
          </table:table-cell>
          <table:table-cell/>
          <table:table-cell table:formula="of:=[.C100]&amp;&quot;,&quot;" office:value-type="string" office:string-value="136," calcext:value-type="string">
            <text:p>136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00" calcext:value-type="float">
            <text:p>100</text:p>
          </table:table-cell>
          <table:table-cell table:formula="of:=SUM([$Sheet2.B105:$Sheet2.E105])" office:value-type="float" office:value="248" calcext:value-type="float">
            <text:p>248</text:p>
          </table:table-cell>
          <table:table-cell/>
          <table:table-cell table:formula="of:=[.C101]" office:value-type="float" office:value="248" calcext:value-type="float">
            <text:p>248</text:p>
          </table:table-cell>
          <table:table-cell table:number-columns-repeated="103"/>
        </table:table-row>
        <table:table-row table:style-name="ro1" table:number-rows-repeated="2">
          <table:table-cell table:number-columns-repeated="108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0" calcext:value-type="float">
            <text:p>0</text:p>
          </table:table-cell>
          <table:table-cell table:formula="of:=SUM([$Sheet2.F5:$Sheet2.I5])" office:value-type="float" office:value="53869" calcext:value-type="float">
            <text:p>53869</text:p>
          </table:table-cell>
          <table:table-cell/>
          <table:table-cell table:formula="of:=[.C104]&amp;&quot;,&quot;" office:value-type="string" office:string-value="53869," calcext:value-type="string">
            <text:p>53869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" calcext:value-type="float">
            <text:p>1</text:p>
          </table:table-cell>
          <table:table-cell table:formula="of:=SUM([$Sheet2.F6:$Sheet2.I6])" office:value-type="float" office:value="54834" calcext:value-type="float">
            <text:p>54834</text:p>
          </table:table-cell>
          <table:table-cell/>
          <table:table-cell table:formula="of:=[.C105]&amp;&quot;,&quot;" office:value-type="string" office:string-value="54834," calcext:value-type="string">
            <text:p>54834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" calcext:value-type="float">
            <text:p>2</text:p>
          </table:table-cell>
          <table:table-cell table:formula="of:=SUM([$Sheet2.F7:$Sheet2.I7])" office:value-type="float" office:value="56119" calcext:value-type="float">
            <text:p>56119</text:p>
          </table:table-cell>
          <table:table-cell/>
          <table:table-cell table:formula="of:=[.C106]&amp;&quot;,&quot;" office:value-type="string" office:string-value="56119," calcext:value-type="string">
            <text:p>56119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" calcext:value-type="float">
            <text:p>3</text:p>
          </table:table-cell>
          <table:table-cell table:formula="of:=SUM([$Sheet2.F8:$Sheet2.I8])" office:value-type="float" office:value="56310" calcext:value-type="float">
            <text:p>56310</text:p>
          </table:table-cell>
          <table:table-cell/>
          <table:table-cell table:formula="of:=[.C107]&amp;&quot;,&quot;" office:value-type="string" office:string-value="56310," calcext:value-type="string">
            <text:p>56310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" calcext:value-type="float">
            <text:p>4</text:p>
          </table:table-cell>
          <table:table-cell table:formula="of:=SUM([$Sheet2.F9:$Sheet2.I9])" office:value-type="float" office:value="55686" calcext:value-type="float">
            <text:p>55686</text:p>
          </table:table-cell>
          <table:table-cell/>
          <table:table-cell table:formula="of:=[.C108]&amp;&quot;,&quot;" office:value-type="string" office:string-value="55686," calcext:value-type="string">
            <text:p>55686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" calcext:value-type="float">
            <text:p>5</text:p>
          </table:table-cell>
          <table:table-cell table:formula="of:=SUM([$Sheet2.F10:$Sheet2.I10])" office:value-type="float" office:value="55057" calcext:value-type="float">
            <text:p>55057</text:p>
          </table:table-cell>
          <table:table-cell/>
          <table:table-cell table:formula="of:=[.C109]&amp;&quot;,&quot;" office:value-type="string" office:string-value="55057," calcext:value-type="string">
            <text:p>55057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" calcext:value-type="float">
            <text:p>6</text:p>
          </table:table-cell>
          <table:table-cell table:formula="of:=SUM([$Sheet2.F11:$Sheet2.I11])" office:value-type="float" office:value="54864" calcext:value-type="float">
            <text:p>54864</text:p>
          </table:table-cell>
          <table:table-cell/>
          <table:table-cell table:formula="of:=[.C110]&amp;&quot;,&quot;" office:value-type="string" office:string-value="54864," calcext:value-type="string">
            <text:p>54864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" calcext:value-type="float">
            <text:p>7</text:p>
          </table:table-cell>
          <table:table-cell table:formula="of:=SUM([$Sheet2.F12:$Sheet2.I12])" office:value-type="float" office:value="53561" calcext:value-type="float">
            <text:p>53561</text:p>
          </table:table-cell>
          <table:table-cell/>
          <table:table-cell table:formula="of:=[.C111]&amp;&quot;,&quot;" office:value-type="string" office:string-value="53561," calcext:value-type="string">
            <text:p>53561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" calcext:value-type="float">
            <text:p>8</text:p>
          </table:table-cell>
          <table:table-cell table:formula="of:=SUM([$Sheet2.F13:$Sheet2.I13])" office:value-type="float" office:value="54130" calcext:value-type="float">
            <text:p>54130</text:p>
          </table:table-cell>
          <table:table-cell/>
          <table:table-cell table:formula="of:=[.C112]&amp;&quot;,&quot;" office:value-type="string" office:string-value="54130," calcext:value-type="string">
            <text:p>54130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" calcext:value-type="float">
            <text:p>9</text:p>
          </table:table-cell>
          <table:table-cell table:formula="of:=SUM([$Sheet2.F14:$Sheet2.I14])" office:value-type="float" office:value="53847" calcext:value-type="float">
            <text:p>53847</text:p>
          </table:table-cell>
          <table:table-cell/>
          <table:table-cell table:formula="of:=[.C113]&amp;&quot;,&quot;" office:value-type="string" office:string-value="53847," calcext:value-type="string">
            <text:p>53847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0" calcext:value-type="float">
            <text:p>10</text:p>
          </table:table-cell>
          <table:table-cell table:formula="of:=SUM([$Sheet2.F15:$Sheet2.I15])" office:value-type="float" office:value="58699" calcext:value-type="float">
            <text:p>58699</text:p>
          </table:table-cell>
          <table:table-cell/>
          <table:table-cell table:formula="of:=[.C114]&amp;&quot;,&quot;" office:value-type="string" office:string-value="58699," calcext:value-type="string">
            <text:p>58699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1" calcext:value-type="float">
            <text:p>11</text:p>
          </table:table-cell>
          <table:table-cell table:formula="of:=SUM([$Sheet2.F16:$Sheet2.I16])" office:value-type="float" office:value="59894" calcext:value-type="float">
            <text:p>59894</text:p>
          </table:table-cell>
          <table:table-cell/>
          <table:table-cell table:formula="of:=[.C115]&amp;&quot;,&quot;" office:value-type="string" office:string-value="59894," calcext:value-type="string">
            <text:p>59894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2" calcext:value-type="float">
            <text:p>12</text:p>
          </table:table-cell>
          <table:table-cell table:formula="of:=SUM([$Sheet2.F17:$Sheet2.I17])" office:value-type="float" office:value="60370" calcext:value-type="float">
            <text:p>60370</text:p>
          </table:table-cell>
          <table:table-cell/>
          <table:table-cell table:formula="of:=[.C116]&amp;&quot;,&quot;" office:value-type="string" office:string-value="60370," calcext:value-type="string">
            <text:p>60370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3" calcext:value-type="float">
            <text:p>13</text:p>
          </table:table-cell>
          <table:table-cell table:formula="of:=SUM([$Sheet2.F18:$Sheet2.I18])" office:value-type="float" office:value="58389" calcext:value-type="float">
            <text:p>58389</text:p>
          </table:table-cell>
          <table:table-cell/>
          <table:table-cell table:formula="of:=[.C117]&amp;&quot;,&quot;" office:value-type="string" office:string-value="58389," calcext:value-type="string">
            <text:p>58389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4" calcext:value-type="float">
            <text:p>14</text:p>
          </table:table-cell>
          <table:table-cell table:formula="of:=SUM([$Sheet2.F19:$Sheet2.I19])" office:value-type="float" office:value="53175" calcext:value-type="float">
            <text:p>53175</text:p>
          </table:table-cell>
          <table:table-cell/>
          <table:table-cell table:formula="of:=[.C118]&amp;&quot;,&quot;" office:value-type="string" office:string-value="53175," calcext:value-type="string">
            <text:p>53175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5" calcext:value-type="float">
            <text:p>15</text:p>
          </table:table-cell>
          <table:table-cell table:formula="of:=SUM([$Sheet2.F20:$Sheet2.I20])" office:value-type="float" office:value="50588" calcext:value-type="float">
            <text:p>50588</text:p>
          </table:table-cell>
          <table:table-cell/>
          <table:table-cell table:formula="of:=[.C119]&amp;&quot;,&quot;" office:value-type="string" office:string-value="50588," calcext:value-type="string">
            <text:p>50588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6" calcext:value-type="float">
            <text:p>16</text:p>
          </table:table-cell>
          <table:table-cell table:formula="of:=SUM([$Sheet2.F21:$Sheet2.I21])" office:value-type="float" office:value="48130" calcext:value-type="float">
            <text:p>48130</text:p>
          </table:table-cell>
          <table:table-cell/>
          <table:table-cell table:formula="of:=[.C120]&amp;&quot;,&quot;" office:value-type="string" office:string-value="48130," calcext:value-type="string">
            <text:p>48130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7" calcext:value-type="float">
            <text:p>17</text:p>
          </table:table-cell>
          <table:table-cell table:formula="of:=SUM([$Sheet2.F22:$Sheet2.I22])" office:value-type="float" office:value="46605" calcext:value-type="float">
            <text:p>46605</text:p>
          </table:table-cell>
          <table:table-cell/>
          <table:table-cell table:formula="of:=[.C121]&amp;&quot;,&quot;" office:value-type="string" office:string-value="46605," calcext:value-type="string">
            <text:p>46605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8" calcext:value-type="float">
            <text:p>18</text:p>
          </table:table-cell>
          <table:table-cell table:formula="of:=SUM([$Sheet2.F23:$Sheet2.I23])" office:value-type="float" office:value="46618" calcext:value-type="float">
            <text:p>46618</text:p>
          </table:table-cell>
          <table:table-cell/>
          <table:table-cell table:formula="of:=[.C122]&amp;&quot;,&quot;" office:value-type="string" office:string-value="46618," calcext:value-type="string">
            <text:p>46618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9" calcext:value-type="float">
            <text:p>19</text:p>
          </table:table-cell>
          <table:table-cell table:formula="of:=SUM([$Sheet2.F24:$Sheet2.I24])" office:value-type="float" office:value="46502" calcext:value-type="float">
            <text:p>46502</text:p>
          </table:table-cell>
          <table:table-cell/>
          <table:table-cell table:formula="of:=[.C123]&amp;&quot;,&quot;" office:value-type="string" office:string-value="46502," calcext:value-type="string">
            <text:p>46502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0" calcext:value-type="float">
            <text:p>20</text:p>
          </table:table-cell>
          <table:table-cell table:formula="of:=SUM([$Sheet2.F25:$Sheet2.I25])" office:value-type="float" office:value="45854" calcext:value-type="float">
            <text:p>45854</text:p>
          </table:table-cell>
          <table:table-cell/>
          <table:table-cell table:formula="of:=[.C124]&amp;&quot;,&quot;" office:value-type="string" office:string-value="45854," calcext:value-type="string">
            <text:p>45854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1" calcext:value-type="float">
            <text:p>21</text:p>
          </table:table-cell>
          <table:table-cell table:formula="of:=SUM([$Sheet2.F26:$Sheet2.I26])" office:value-type="float" office:value="45606" calcext:value-type="float">
            <text:p>45606</text:p>
          </table:table-cell>
          <table:table-cell/>
          <table:table-cell table:formula="of:=[.C125]&amp;&quot;,&quot;" office:value-type="string" office:string-value="45606," calcext:value-type="string">
            <text:p>45606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2" calcext:value-type="float">
            <text:p>22</text:p>
          </table:table-cell>
          <table:table-cell table:formula="of:=SUM([$Sheet2.F27:$Sheet2.I27])" office:value-type="float" office:value="46222" calcext:value-type="float">
            <text:p>46222</text:p>
          </table:table-cell>
          <table:table-cell/>
          <table:table-cell table:formula="of:=[.C126]&amp;&quot;,&quot;" office:value-type="string" office:string-value="46222," calcext:value-type="string">
            <text:p>46222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3" calcext:value-type="float">
            <text:p>23</text:p>
          </table:table-cell>
          <table:table-cell table:formula="of:=SUM([$Sheet2.F28:$Sheet2.I28])" office:value-type="float" office:value="46963" calcext:value-type="float">
            <text:p>46963</text:p>
          </table:table-cell>
          <table:table-cell/>
          <table:table-cell table:formula="of:=[.C127]&amp;&quot;,&quot;" office:value-type="string" office:string-value="46963," calcext:value-type="string">
            <text:p>46963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4" calcext:value-type="float">
            <text:p>24</text:p>
          </table:table-cell>
          <table:table-cell table:formula="of:=SUM([$Sheet2.F29:$Sheet2.I29])" office:value-type="float" office:value="47479" calcext:value-type="float">
            <text:p>47479</text:p>
          </table:table-cell>
          <table:table-cell/>
          <table:table-cell table:formula="of:=[.C128]&amp;&quot;,&quot;" office:value-type="string" office:string-value="47479," calcext:value-type="string">
            <text:p>47479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5" calcext:value-type="float">
            <text:p>25</text:p>
          </table:table-cell>
          <table:table-cell table:formula="of:=SUM([$Sheet2.F30:$Sheet2.I30])" office:value-type="float" office:value="50532" calcext:value-type="float">
            <text:p>50532</text:p>
          </table:table-cell>
          <table:table-cell/>
          <table:table-cell table:formula="of:=[.C129]&amp;&quot;,&quot;" office:value-type="string" office:string-value="50532," calcext:value-type="string">
            <text:p>50532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6" calcext:value-type="float">
            <text:p>26</text:p>
          </table:table-cell>
          <table:table-cell table:formula="of:=SUM([$Sheet2.F31:$Sheet2.I31])" office:value-type="float" office:value="56171" calcext:value-type="float">
            <text:p>56171</text:p>
          </table:table-cell>
          <table:table-cell/>
          <table:table-cell table:formula="of:=[.C130]&amp;&quot;,&quot;" office:value-type="string" office:string-value="56171," calcext:value-type="string">
            <text:p>56171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7" calcext:value-type="float">
            <text:p>27</text:p>
          </table:table-cell>
          <table:table-cell table:formula="of:=SUM([$Sheet2.F32:$Sheet2.I32])" office:value-type="float" office:value="62938" calcext:value-type="float">
            <text:p>62938</text:p>
          </table:table-cell>
          <table:table-cell/>
          <table:table-cell table:formula="of:=[.C131]&amp;&quot;,&quot;" office:value-type="string" office:string-value="62938," calcext:value-type="string">
            <text:p>62938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8" calcext:value-type="float">
            <text:p>28</text:p>
          </table:table-cell>
          <table:table-cell table:formula="of:=SUM([$Sheet2.F33:$Sheet2.I33])" office:value-type="float" office:value="63559" calcext:value-type="float">
            <text:p>63559</text:p>
          </table:table-cell>
          <table:table-cell/>
          <table:table-cell table:formula="of:=[.C132]&amp;&quot;,&quot;" office:value-type="string" office:string-value="63559," calcext:value-type="string">
            <text:p>63559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9" calcext:value-type="float">
            <text:p>29</text:p>
          </table:table-cell>
          <table:table-cell table:formula="of:=SUM([$Sheet2.F34:$Sheet2.I34])" office:value-type="float" office:value="67544" calcext:value-type="float">
            <text:p>67544</text:p>
          </table:table-cell>
          <table:table-cell/>
          <table:table-cell table:formula="of:=[.C133]&amp;&quot;,&quot;" office:value-type="string" office:string-value="67544," calcext:value-type="string">
            <text:p>67544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0" calcext:value-type="float">
            <text:p>30</text:p>
          </table:table-cell>
          <table:table-cell table:formula="of:=SUM([$Sheet2.F35:$Sheet2.I35])" office:value-type="float" office:value="68882" calcext:value-type="float">
            <text:p>68882</text:p>
          </table:table-cell>
          <table:table-cell/>
          <table:table-cell table:formula="of:=[.C134]&amp;&quot;,&quot;" office:value-type="string" office:string-value="68882," calcext:value-type="string">
            <text:p>68882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1" calcext:value-type="float">
            <text:p>31</text:p>
          </table:table-cell>
          <table:table-cell table:formula="of:=SUM([$Sheet2.F36:$Sheet2.I36])" office:value-type="float" office:value="68332" calcext:value-type="float">
            <text:p>68332</text:p>
          </table:table-cell>
          <table:table-cell/>
          <table:table-cell table:formula="of:=[.C135]&amp;&quot;,&quot;" office:value-type="string" office:string-value="68332," calcext:value-type="string">
            <text:p>68332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2" calcext:value-type="float">
            <text:p>32</text:p>
          </table:table-cell>
          <table:table-cell table:formula="of:=SUM([$Sheet2.F37:$Sheet2.I37])" office:value-type="float" office:value="71021" calcext:value-type="float">
            <text:p>71021</text:p>
          </table:table-cell>
          <table:table-cell/>
          <table:table-cell table:formula="of:=[.C136]&amp;&quot;,&quot;" office:value-type="string" office:string-value="71021," calcext:value-type="string">
            <text:p>71021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3" calcext:value-type="float">
            <text:p>33</text:p>
          </table:table-cell>
          <table:table-cell table:formula="of:=SUM([$Sheet2.F38:$Sheet2.I38])" office:value-type="float" office:value="69633" calcext:value-type="float">
            <text:p>69633</text:p>
          </table:table-cell>
          <table:table-cell/>
          <table:table-cell table:formula="of:=[.C137]&amp;&quot;,&quot;" office:value-type="string" office:string-value="69633," calcext:value-type="string">
            <text:p>69633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4" calcext:value-type="float">
            <text:p>34</text:p>
          </table:table-cell>
          <table:table-cell table:formula="of:=SUM([$Sheet2.F39:$Sheet2.I39])" office:value-type="float" office:value="70540" calcext:value-type="float">
            <text:p>70540</text:p>
          </table:table-cell>
          <table:table-cell/>
          <table:table-cell table:formula="of:=[.C138]&amp;&quot;,&quot;" office:value-type="string" office:string-value="70540," calcext:value-type="string">
            <text:p>70540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5" calcext:value-type="float">
            <text:p>35</text:p>
          </table:table-cell>
          <table:table-cell table:formula="of:=SUM([$Sheet2.F40:$Sheet2.I40])" office:value-type="float" office:value="72040" calcext:value-type="float">
            <text:p>72040</text:p>
          </table:table-cell>
          <table:table-cell/>
          <table:table-cell table:formula="of:=[.C139]&amp;&quot;,&quot;" office:value-type="string" office:string-value="72040," calcext:value-type="string">
            <text:p>72040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6" calcext:value-type="float">
            <text:p>36</text:p>
          </table:table-cell>
          <table:table-cell table:formula="of:=SUM([$Sheet2.F41:$Sheet2.I41])" office:value-type="float" office:value="71929" calcext:value-type="float">
            <text:p>71929</text:p>
          </table:table-cell>
          <table:table-cell/>
          <table:table-cell table:formula="of:=[.C140]&amp;&quot;,&quot;" office:value-type="string" office:string-value="71929," calcext:value-type="string">
            <text:p>71929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7" calcext:value-type="float">
            <text:p>37</text:p>
          </table:table-cell>
          <table:table-cell table:formula="of:=SUM([$Sheet2.F42:$Sheet2.I42])" office:value-type="float" office:value="72113" calcext:value-type="float">
            <text:p>72113</text:p>
          </table:table-cell>
          <table:table-cell/>
          <table:table-cell table:formula="of:=[.C141]&amp;&quot;,&quot;" office:value-type="string" office:string-value="72113," calcext:value-type="string">
            <text:p>72113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8" calcext:value-type="float">
            <text:p>38</text:p>
          </table:table-cell>
          <table:table-cell table:formula="of:=SUM([$Sheet2.F43:$Sheet2.I43])" office:value-type="float" office:value="73703" calcext:value-type="float">
            <text:p>73703</text:p>
          </table:table-cell>
          <table:table-cell/>
          <table:table-cell table:formula="of:=[.C142]&amp;&quot;,&quot;" office:value-type="string" office:string-value="73703," calcext:value-type="string">
            <text:p>73703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9" calcext:value-type="float">
            <text:p>39</text:p>
          </table:table-cell>
          <table:table-cell table:formula="of:=SUM([$Sheet2.F44:$Sheet2.I44])" office:value-type="float" office:value="73873" calcext:value-type="float">
            <text:p>73873</text:p>
          </table:table-cell>
          <table:table-cell/>
          <table:table-cell table:formula="of:=[.C143]&amp;&quot;,&quot;" office:value-type="string" office:string-value="73873," calcext:value-type="string">
            <text:p>73873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0" calcext:value-type="float">
            <text:p>40</text:p>
          </table:table-cell>
          <table:table-cell table:formula="of:=SUM([$Sheet2.F45:$Sheet2.I45])" office:value-type="float" office:value="77506" calcext:value-type="float">
            <text:p>77506</text:p>
          </table:table-cell>
          <table:table-cell/>
          <table:table-cell table:formula="of:=[.C144]&amp;&quot;,&quot;" office:value-type="string" office:string-value="77506," calcext:value-type="string">
            <text:p>77506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1" calcext:value-type="float">
            <text:p>41</text:p>
          </table:table-cell>
          <table:table-cell table:formula="of:=SUM([$Sheet2.F46:$Sheet2.I46])" office:value-type="float" office:value="85607" calcext:value-type="float">
            <text:p>85607</text:p>
          </table:table-cell>
          <table:table-cell/>
          <table:table-cell table:formula="of:=[.C145]&amp;&quot;,&quot;" office:value-type="string" office:string-value="85607," calcext:value-type="string">
            <text:p>85607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2" calcext:value-type="float">
            <text:p>42</text:p>
          </table:table-cell>
          <table:table-cell table:formula="of:=SUM([$Sheet2.F47:$Sheet2.I47])" office:value-type="float" office:value="88414" calcext:value-type="float">
            <text:p>88414</text:p>
          </table:table-cell>
          <table:table-cell/>
          <table:table-cell table:formula="of:=[.C146]&amp;&quot;,&quot;" office:value-type="string" office:string-value="88414," calcext:value-type="string">
            <text:p>88414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3" calcext:value-type="float">
            <text:p>43</text:p>
          </table:table-cell>
          <table:table-cell table:formula="of:=SUM([$Sheet2.F48:$Sheet2.I48])" office:value-type="float" office:value="89605" calcext:value-type="float">
            <text:p>89605</text:p>
          </table:table-cell>
          <table:table-cell/>
          <table:table-cell table:formula="of:=[.C147]&amp;&quot;,&quot;" office:value-type="string" office:string-value="89605," calcext:value-type="string">
            <text:p>89605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4" calcext:value-type="float">
            <text:p>44</text:p>
          </table:table-cell>
          <table:table-cell table:formula="of:=SUM([$Sheet2.F49:$Sheet2.I49])" office:value-type="float" office:value="91727" calcext:value-type="float">
            <text:p>91727</text:p>
          </table:table-cell>
          <table:table-cell/>
          <table:table-cell table:formula="of:=[.C148]&amp;&quot;,&quot;" office:value-type="string" office:string-value="91727," calcext:value-type="string">
            <text:p>91727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5" calcext:value-type="float">
            <text:p>45</text:p>
          </table:table-cell>
          <table:table-cell table:formula="of:=SUM([$Sheet2.F50:$Sheet2.I50])" office:value-type="float" office:value="93566" calcext:value-type="float">
            <text:p>93566</text:p>
          </table:table-cell>
          <table:table-cell/>
          <table:table-cell table:formula="of:=[.C149]&amp;&quot;,&quot;" office:value-type="string" office:string-value="93566," calcext:value-type="string">
            <text:p>93566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6" calcext:value-type="float">
            <text:p>46</text:p>
          </table:table-cell>
          <table:table-cell table:formula="of:=SUM([$Sheet2.F51:$Sheet2.I51])" office:value-type="float" office:value="93985" calcext:value-type="float">
            <text:p>93985</text:p>
          </table:table-cell>
          <table:table-cell/>
          <table:table-cell table:formula="of:=[.C150]&amp;&quot;,&quot;" office:value-type="string" office:string-value="93985," calcext:value-type="string">
            <text:p>93985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7" calcext:value-type="float">
            <text:p>47</text:p>
          </table:table-cell>
          <table:table-cell table:formula="of:=SUM([$Sheet2.F52:$Sheet2.I52])" office:value-type="float" office:value="87419" calcext:value-type="float">
            <text:p>87419</text:p>
          </table:table-cell>
          <table:table-cell/>
          <table:table-cell table:formula="of:=[.C151]&amp;&quot;,&quot;" office:value-type="string" office:string-value="87419," calcext:value-type="string">
            <text:p>87419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8" calcext:value-type="float">
            <text:p>48</text:p>
          </table:table-cell>
          <table:table-cell table:formula="of:=SUM([$Sheet2.F53:$Sheet2.I53])" office:value-type="float" office:value="79608" calcext:value-type="float">
            <text:p>79608</text:p>
          </table:table-cell>
          <table:table-cell/>
          <table:table-cell table:formula="of:=[.C152]&amp;&quot;,&quot;" office:value-type="string" office:string-value="79608," calcext:value-type="string">
            <text:p>79608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9" calcext:value-type="float">
            <text:p>49</text:p>
          </table:table-cell>
          <table:table-cell table:formula="of:=SUM([$Sheet2.F54:$Sheet2.I54])" office:value-type="float" office:value="75039" calcext:value-type="float">
            <text:p>75039</text:p>
          </table:table-cell>
          <table:table-cell/>
          <table:table-cell table:formula="of:=[.C153]&amp;&quot;,&quot;" office:value-type="string" office:string-value="75039," calcext:value-type="string">
            <text:p>75039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0" calcext:value-type="float">
            <text:p>50</text:p>
          </table:table-cell>
          <table:table-cell table:formula="of:=SUM([$Sheet2.F55:$Sheet2.I55])" office:value-type="float" office:value="72079" calcext:value-type="float">
            <text:p>72079</text:p>
          </table:table-cell>
          <table:table-cell/>
          <table:table-cell table:formula="of:=[.C154]&amp;&quot;,&quot;" office:value-type="string" office:string-value="72079," calcext:value-type="string">
            <text:p>72079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1" calcext:value-type="float">
            <text:p>51</text:p>
          </table:table-cell>
          <table:table-cell table:formula="of:=SUM([$Sheet2.F56:$Sheet2.I56])" office:value-type="float" office:value="68879" calcext:value-type="float">
            <text:p>68879</text:p>
          </table:table-cell>
          <table:table-cell/>
          <table:table-cell table:formula="of:=[.C155]&amp;&quot;,&quot;" office:value-type="string" office:string-value="68879," calcext:value-type="string">
            <text:p>68879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2" calcext:value-type="float">
            <text:p>52</text:p>
          </table:table-cell>
          <table:table-cell table:formula="of:=SUM([$Sheet2.F57:$Sheet2.I57])" office:value-type="float" office:value="65722" calcext:value-type="float">
            <text:p>65722</text:p>
          </table:table-cell>
          <table:table-cell/>
          <table:table-cell table:formula="of:=[.C156]&amp;&quot;,&quot;" office:value-type="string" office:string-value="65722," calcext:value-type="string">
            <text:p>65722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3" calcext:value-type="float">
            <text:p>53</text:p>
          </table:table-cell>
          <table:table-cell table:formula="of:=SUM([$Sheet2.F58:$Sheet2.I58])" office:value-type="float" office:value="65665" calcext:value-type="float">
            <text:p>65665</text:p>
          </table:table-cell>
          <table:table-cell/>
          <table:table-cell table:formula="of:=[.C157]&amp;&quot;,&quot;" office:value-type="string" office:string-value="65665," calcext:value-type="string">
            <text:p>65665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4" calcext:value-type="float">
            <text:p>54</text:p>
          </table:table-cell>
          <table:table-cell table:formula="of:=SUM([$Sheet2.F59:$Sheet2.I59])" office:value-type="float" office:value="66572" calcext:value-type="float">
            <text:p>66572</text:p>
          </table:table-cell>
          <table:table-cell/>
          <table:table-cell table:formula="of:=[.C158]&amp;&quot;,&quot;" office:value-type="string" office:string-value="66572," calcext:value-type="string">
            <text:p>66572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5" calcext:value-type="float">
            <text:p>55</text:p>
          </table:table-cell>
          <table:table-cell table:formula="of:=SUM([$Sheet2.F60:$Sheet2.I60])" office:value-type="float" office:value="68845" calcext:value-type="float">
            <text:p>68845</text:p>
          </table:table-cell>
          <table:table-cell/>
          <table:table-cell table:formula="of:=[.C159]&amp;&quot;,&quot;" office:value-type="string" office:string-value="68845," calcext:value-type="string">
            <text:p>68845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6" calcext:value-type="float">
            <text:p>56</text:p>
          </table:table-cell>
          <table:table-cell table:formula="of:=SUM([$Sheet2.F61:$Sheet2.I61])" office:value-type="float" office:value="71753" calcext:value-type="float">
            <text:p>71753</text:p>
          </table:table-cell>
          <table:table-cell/>
          <table:table-cell table:formula="of:=[.C160]&amp;&quot;,&quot;" office:value-type="string" office:string-value="71753," calcext:value-type="string">
            <text:p>71753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7" calcext:value-type="float">
            <text:p>57</text:p>
          </table:table-cell>
          <table:table-cell table:formula="of:=SUM([$Sheet2.F62:$Sheet2.I62])" office:value-type="float" office:value="69507" calcext:value-type="float">
            <text:p>69507</text:p>
          </table:table-cell>
          <table:table-cell/>
          <table:table-cell table:formula="of:=[.C161]&amp;&quot;,&quot;" office:value-type="string" office:string-value="69507," calcext:value-type="string">
            <text:p>69507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8" calcext:value-type="float">
            <text:p>58</text:p>
          </table:table-cell>
          <table:table-cell table:formula="of:=SUM([$Sheet2.F63:$Sheet2.I63])" office:value-type="float" office:value="62469" calcext:value-type="float">
            <text:p>62469</text:p>
          </table:table-cell>
          <table:table-cell/>
          <table:table-cell table:formula="of:=[.C162]&amp;&quot;,&quot;" office:value-type="string" office:string-value="62469," calcext:value-type="string">
            <text:p>62469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9" calcext:value-type="float">
            <text:p>59</text:p>
          </table:table-cell>
          <table:table-cell table:formula="of:=SUM([$Sheet2.F64:$Sheet2.I64])" office:value-type="float" office:value="60954" calcext:value-type="float">
            <text:p>60954</text:p>
          </table:table-cell>
          <table:table-cell/>
          <table:table-cell table:formula="of:=[.C163]&amp;&quot;,&quot;" office:value-type="string" office:string-value="60954," calcext:value-type="string">
            <text:p>60954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0" calcext:value-type="float">
            <text:p>60</text:p>
          </table:table-cell>
          <table:table-cell table:formula="of:=SUM([$Sheet2.F65:$Sheet2.I65])" office:value-type="float" office:value="59273" calcext:value-type="float">
            <text:p>59273</text:p>
          </table:table-cell>
          <table:table-cell/>
          <table:table-cell table:formula="of:=[.C164]&amp;&quot;,&quot;" office:value-type="string" office:string-value="59273," calcext:value-type="string">
            <text:p>59273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1" calcext:value-type="float">
            <text:p>61</text:p>
          </table:table-cell>
          <table:table-cell table:formula="of:=SUM([$Sheet2.F66:$Sheet2.I66])" office:value-type="float" office:value="58705" calcext:value-type="float">
            <text:p>58705</text:p>
          </table:table-cell>
          <table:table-cell/>
          <table:table-cell table:formula="of:=[.C165]&amp;&quot;,&quot;" office:value-type="string" office:string-value="58705," calcext:value-type="string">
            <text:p>58705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2" calcext:value-type="float">
            <text:p>62</text:p>
          </table:table-cell>
          <table:table-cell table:formula="of:=SUM([$Sheet2.F67:$Sheet2.I67])" office:value-type="float" office:value="63823" calcext:value-type="float">
            <text:p>63823</text:p>
          </table:table-cell>
          <table:table-cell/>
          <table:table-cell table:formula="of:=[.C166]&amp;&quot;,&quot;" office:value-type="string" office:string-value="63823," calcext:value-type="string">
            <text:p>63823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3" calcext:value-type="float">
            <text:p>63</text:p>
          </table:table-cell>
          <table:table-cell table:formula="of:=SUM([$Sheet2.F68:$Sheet2.I68])" office:value-type="float" office:value="68173" calcext:value-type="float">
            <text:p>68173</text:p>
          </table:table-cell>
          <table:table-cell/>
          <table:table-cell table:formula="of:=[.C167]&amp;&quot;,&quot;" office:value-type="string" office:string-value="68173," calcext:value-type="string">
            <text:p>68173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4" calcext:value-type="float">
            <text:p>64</text:p>
          </table:table-cell>
          <table:table-cell table:formula="of:=SUM([$Sheet2.F69:$Sheet2.I69])" office:value-type="float" office:value="70727" calcext:value-type="float">
            <text:p>70727</text:p>
          </table:table-cell>
          <table:table-cell/>
          <table:table-cell table:formula="of:=[.C168]&amp;&quot;,&quot;" office:value-type="string" office:string-value="70727," calcext:value-type="string">
            <text:p>70727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5" calcext:value-type="float">
            <text:p>65</text:p>
          </table:table-cell>
          <table:table-cell table:formula="of:=SUM([$Sheet2.F70:$Sheet2.I70])" office:value-type="float" office:value="71220" calcext:value-type="float">
            <text:p>71220</text:p>
          </table:table-cell>
          <table:table-cell/>
          <table:table-cell table:formula="of:=[.C169]&amp;&quot;,&quot;" office:value-type="string" office:string-value="71220," calcext:value-type="string">
            <text:p>71220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6" calcext:value-type="float">
            <text:p>66</text:p>
          </table:table-cell>
          <table:table-cell table:formula="of:=SUM([$Sheet2.F71:$Sheet2.I71])" office:value-type="float" office:value="71504" calcext:value-type="float">
            <text:p>71504</text:p>
          </table:table-cell>
          <table:table-cell/>
          <table:table-cell table:formula="of:=[.C170]&amp;&quot;,&quot;" office:value-type="string" office:string-value="71504," calcext:value-type="string">
            <text:p>71504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7" calcext:value-type="float">
            <text:p>67</text:p>
          </table:table-cell>
          <table:table-cell table:formula="of:=SUM([$Sheet2.F72:$Sheet2.I72])" office:value-type="float" office:value="71464" calcext:value-type="float">
            <text:p>71464</text:p>
          </table:table-cell>
          <table:table-cell/>
          <table:table-cell table:formula="of:=[.C171]&amp;&quot;,&quot;" office:value-type="string" office:string-value="71464," calcext:value-type="string">
            <text:p>71464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8" calcext:value-type="float">
            <text:p>68</text:p>
          </table:table-cell>
          <table:table-cell table:formula="of:=SUM([$Sheet2.F73:$Sheet2.I73])" office:value-type="float" office:value="72435" calcext:value-type="float">
            <text:p>72435</text:p>
          </table:table-cell>
          <table:table-cell/>
          <table:table-cell table:formula="of:=[.C172]&amp;&quot;,&quot;" office:value-type="string" office:string-value="72435," calcext:value-type="string">
            <text:p>72435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9" calcext:value-type="float">
            <text:p>69</text:p>
          </table:table-cell>
          <table:table-cell table:formula="of:=SUM([$Sheet2.F74:$Sheet2.I74])" office:value-type="float" office:value="72781" calcext:value-type="float">
            <text:p>72781</text:p>
          </table:table-cell>
          <table:table-cell/>
          <table:table-cell table:formula="of:=[.C173]&amp;&quot;,&quot;" office:value-type="string" office:string-value="72781," calcext:value-type="string">
            <text:p>72781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0" calcext:value-type="float">
            <text:p>70</text:p>
          </table:table-cell>
          <table:table-cell table:formula="of:=SUM([$Sheet2.F75:$Sheet2.I75])" office:value-type="float" office:value="70628" calcext:value-type="float">
            <text:p>70628</text:p>
          </table:table-cell>
          <table:table-cell/>
          <table:table-cell table:formula="of:=[.C174]&amp;&quot;,&quot;" office:value-type="string" office:string-value="70628," calcext:value-type="string">
            <text:p>70628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1" calcext:value-type="float">
            <text:p>71</text:p>
          </table:table-cell>
          <table:table-cell table:formula="of:=SUM([$Sheet2.F76:$Sheet2.I76])" office:value-type="float" office:value="68221" calcext:value-type="float">
            <text:p>68221</text:p>
          </table:table-cell>
          <table:table-cell/>
          <table:table-cell table:formula="of:=[.C175]&amp;&quot;,&quot;" office:value-type="string" office:string-value="68221," calcext:value-type="string">
            <text:p>68221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2" calcext:value-type="float">
            <text:p>72</text:p>
          </table:table-cell>
          <table:table-cell table:formula="of:=SUM([$Sheet2.F77:$Sheet2.I77])" office:value-type="float" office:value="69175" calcext:value-type="float">
            <text:p>69175</text:p>
          </table:table-cell>
          <table:table-cell/>
          <table:table-cell table:formula="of:=[.C176]&amp;&quot;,&quot;" office:value-type="string" office:string-value="69175," calcext:value-type="string">
            <text:p>69175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3" calcext:value-type="float">
            <text:p>73</text:p>
          </table:table-cell>
          <table:table-cell table:formula="of:=SUM([$Sheet2.F78:$Sheet2.I78])" office:value-type="float" office:value="71215" calcext:value-type="float">
            <text:p>71215</text:p>
          </table:table-cell>
          <table:table-cell/>
          <table:table-cell table:formula="of:=[.C177]&amp;&quot;,&quot;" office:value-type="string" office:string-value="71215," calcext:value-type="string">
            <text:p>71215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4" calcext:value-type="float">
            <text:p>74</text:p>
          </table:table-cell>
          <table:table-cell table:formula="of:=SUM([$Sheet2.F79:$Sheet2.I79])" office:value-type="float" office:value="67761" calcext:value-type="float">
            <text:p>67761</text:p>
          </table:table-cell>
          <table:table-cell/>
          <table:table-cell table:formula="of:=[.C178]&amp;&quot;,&quot;" office:value-type="string" office:string-value="67761," calcext:value-type="string">
            <text:p>67761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5" calcext:value-type="float">
            <text:p>75</text:p>
          </table:table-cell>
          <table:table-cell table:formula="of:=SUM([$Sheet2.F80:$Sheet2.I80])" office:value-type="float" office:value="53993" calcext:value-type="float">
            <text:p>53993</text:p>
          </table:table-cell>
          <table:table-cell/>
          <table:table-cell table:formula="of:=[.C179]&amp;&quot;,&quot;" office:value-type="string" office:string-value="53993," calcext:value-type="string">
            <text:p>53993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6" calcext:value-type="float">
            <text:p>76</text:p>
          </table:table-cell>
          <table:table-cell table:formula="of:=SUM([$Sheet2.F81:$Sheet2.I81])" office:value-type="float" office:value="55037" calcext:value-type="float">
            <text:p>55037</text:p>
          </table:table-cell>
          <table:table-cell/>
          <table:table-cell table:formula="of:=[.C180]&amp;&quot;,&quot;" office:value-type="string" office:string-value="55037," calcext:value-type="string">
            <text:p>55037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7" calcext:value-type="float">
            <text:p>77</text:p>
          </table:table-cell>
          <table:table-cell table:formula="of:=SUM([$Sheet2.F82:$Sheet2.I82])" office:value-type="float" office:value="51902" calcext:value-type="float">
            <text:p>51902</text:p>
          </table:table-cell>
          <table:table-cell/>
          <table:table-cell table:formula="of:=[.C181]&amp;&quot;,&quot;" office:value-type="string" office:string-value="51902," calcext:value-type="string">
            <text:p>51902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8" calcext:value-type="float">
            <text:p>78</text:p>
          </table:table-cell>
          <table:table-cell table:formula="of:=SUM([$Sheet2.F83:$Sheet2.I83])" office:value-type="float" office:value="44718" calcext:value-type="float">
            <text:p>44718</text:p>
          </table:table-cell>
          <table:table-cell/>
          <table:table-cell table:formula="of:=[.C182]&amp;&quot;,&quot;" office:value-type="string" office:string-value="44718," calcext:value-type="string">
            <text:p>44718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9" calcext:value-type="float">
            <text:p>79</text:p>
          </table:table-cell>
          <table:table-cell table:formula="of:=SUM([$Sheet2.F84:$Sheet2.I84])" office:value-type="float" office:value="41447" calcext:value-type="float">
            <text:p>41447</text:p>
          </table:table-cell>
          <table:table-cell/>
          <table:table-cell table:formula="of:=[.C183]&amp;&quot;,&quot;" office:value-type="string" office:string-value="41447," calcext:value-type="string">
            <text:p>41447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0" calcext:value-type="float">
            <text:p>80</text:p>
          </table:table-cell>
          <table:table-cell table:formula="of:=SUM([$Sheet2.F85:$Sheet2.I85])" office:value-type="float" office:value="38966" calcext:value-type="float">
            <text:p>38966</text:p>
          </table:table-cell>
          <table:table-cell/>
          <table:table-cell table:formula="of:=[.C184]&amp;&quot;,&quot;" office:value-type="string" office:string-value="38966," calcext:value-type="string">
            <text:p>38966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1" calcext:value-type="float">
            <text:p>81</text:p>
          </table:table-cell>
          <table:table-cell table:formula="of:=SUM([$Sheet2.F86:$Sheet2.I86])" office:value-type="float" office:value="33294" calcext:value-type="float">
            <text:p>33294</text:p>
          </table:table-cell>
          <table:table-cell/>
          <table:table-cell table:formula="of:=[.C185]&amp;&quot;,&quot;" office:value-type="string" office:string-value="33294," calcext:value-type="string">
            <text:p>33294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2" calcext:value-type="float">
            <text:p>82</text:p>
          </table:table-cell>
          <table:table-cell table:formula="of:=SUM([$Sheet2.F87:$Sheet2.I87])" office:value-type="float" office:value="30126" calcext:value-type="float">
            <text:p>30126</text:p>
          </table:table-cell>
          <table:table-cell/>
          <table:table-cell table:formula="of:=[.C186]&amp;&quot;,&quot;" office:value-type="string" office:string-value="30126," calcext:value-type="string">
            <text:p>30126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3" calcext:value-type="float">
            <text:p>83</text:p>
          </table:table-cell>
          <table:table-cell table:formula="of:=SUM([$Sheet2.F88:$Sheet2.I88])" office:value-type="float" office:value="26848" calcext:value-type="float">
            <text:p>26848</text:p>
          </table:table-cell>
          <table:table-cell/>
          <table:table-cell table:formula="of:=[.C187]&amp;&quot;,&quot;" office:value-type="string" office:string-value="26848," calcext:value-type="string">
            <text:p>26848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4" calcext:value-type="float">
            <text:p>84</text:p>
          </table:table-cell>
          <table:table-cell table:formula="of:=SUM([$Sheet2.F89:$Sheet2.I89])" office:value-type="float" office:value="24715" calcext:value-type="float">
            <text:p>24715</text:p>
          </table:table-cell>
          <table:table-cell/>
          <table:table-cell table:formula="of:=[.C188]&amp;&quot;,&quot;" office:value-type="string" office:string-value="24715," calcext:value-type="string">
            <text:p>24715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5" calcext:value-type="float">
            <text:p>85</text:p>
          </table:table-cell>
          <table:table-cell table:formula="of:=SUM([$Sheet2.F90:$Sheet2.I90])" office:value-type="float" office:value="22525" calcext:value-type="float">
            <text:p>22525</text:p>
          </table:table-cell>
          <table:table-cell/>
          <table:table-cell table:formula="of:=[.C189]&amp;&quot;,&quot;" office:value-type="string" office:string-value="22525," calcext:value-type="string">
            <text:p>22525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6" calcext:value-type="float">
            <text:p>86</text:p>
          </table:table-cell>
          <table:table-cell table:formula="of:=SUM([$Sheet2.F91:$Sheet2.I91])" office:value-type="float" office:value="20809" calcext:value-type="float">
            <text:p>20809</text:p>
          </table:table-cell>
          <table:table-cell/>
          <table:table-cell table:formula="of:=[.C190]&amp;&quot;,&quot;" office:value-type="string" office:string-value="20809," calcext:value-type="string">
            <text:p>20809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7" calcext:value-type="float">
            <text:p>87</text:p>
          </table:table-cell>
          <table:table-cell table:formula="of:=SUM([$Sheet2.F92:$Sheet2.I92])" office:value-type="float" office:value="18726" calcext:value-type="float">
            <text:p>18726</text:p>
          </table:table-cell>
          <table:table-cell/>
          <table:table-cell table:formula="of:=[.C191]&amp;&quot;,&quot;" office:value-type="string" office:string-value="18726," calcext:value-type="string">
            <text:p>18726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8" calcext:value-type="float">
            <text:p>88</text:p>
          </table:table-cell>
          <table:table-cell table:formula="of:=SUM([$Sheet2.F93:$Sheet2.I93])" office:value-type="float" office:value="17152" calcext:value-type="float">
            <text:p>17152</text:p>
          </table:table-cell>
          <table:table-cell/>
          <table:table-cell table:formula="of:=[.C192]&amp;&quot;,&quot;" office:value-type="string" office:string-value="17152," calcext:value-type="string">
            <text:p>17152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9" calcext:value-type="float">
            <text:p>89</text:p>
          </table:table-cell>
          <table:table-cell table:formula="of:=SUM([$Sheet2.F94:$Sheet2.I94])" office:value-type="float" office:value="14519" calcext:value-type="float">
            <text:p>14519</text:p>
          </table:table-cell>
          <table:table-cell/>
          <table:table-cell table:formula="of:=[.C193]&amp;&quot;,&quot;" office:value-type="string" office:string-value="14519," calcext:value-type="string">
            <text:p>14519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0" calcext:value-type="float">
            <text:p>90</text:p>
          </table:table-cell>
          <table:table-cell table:formula="of:=SUM([$Sheet2.F95:$Sheet2.I95])" office:value-type="float" office:value="12342" calcext:value-type="float">
            <text:p>12342</text:p>
          </table:table-cell>
          <table:table-cell/>
          <table:table-cell table:formula="of:=[.C194]&amp;&quot;,&quot;" office:value-type="string" office:string-value="12342," calcext:value-type="string">
            <text:p>12342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1" calcext:value-type="float">
            <text:p>91</text:p>
          </table:table-cell>
          <table:table-cell table:formula="of:=SUM([$Sheet2.F96:$Sheet2.I96])" office:value-type="float" office:value="9447" calcext:value-type="float">
            <text:p>9447</text:p>
          </table:table-cell>
          <table:table-cell/>
          <table:table-cell table:formula="of:=[.C195]&amp;&quot;,&quot;" office:value-type="string" office:string-value="9447," calcext:value-type="string">
            <text:p>9447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2" calcext:value-type="float">
            <text:p>92</text:p>
          </table:table-cell>
          <table:table-cell table:formula="of:=SUM([$Sheet2.F97:$Sheet2.I97])" office:value-type="float" office:value="7467" calcext:value-type="float">
            <text:p>7467</text:p>
          </table:table-cell>
          <table:table-cell/>
          <table:table-cell table:formula="of:=[.C196]&amp;&quot;,&quot;" office:value-type="string" office:string-value="7467," calcext:value-type="string">
            <text:p>7467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3" calcext:value-type="float">
            <text:p>93</text:p>
          </table:table-cell>
          <table:table-cell table:formula="of:=SUM([$Sheet2.F98:$Sheet2.I98])" office:value-type="float" office:value="5586" calcext:value-type="float">
            <text:p>5586</text:p>
          </table:table-cell>
          <table:table-cell/>
          <table:table-cell table:formula="of:=[.C197]&amp;&quot;,&quot;" office:value-type="string" office:string-value="5586," calcext:value-type="string">
            <text:p>5586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4" calcext:value-type="float">
            <text:p>94</text:p>
          </table:table-cell>
          <table:table-cell table:formula="of:=SUM([$Sheet2.F99:$Sheet2.I99])" office:value-type="float" office:value="4185" calcext:value-type="float">
            <text:p>4185</text:p>
          </table:table-cell>
          <table:table-cell/>
          <table:table-cell table:formula="of:=[.C198]&amp;&quot;,&quot;" office:value-type="string" office:string-value="4185," calcext:value-type="string">
            <text:p>4185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5" calcext:value-type="float">
            <text:p>95</text:p>
          </table:table-cell>
          <table:table-cell table:formula="of:=SUM([$Sheet2.F100:$Sheet2.I100])" office:value-type="float" office:value="2921" calcext:value-type="float">
            <text:p>2921</text:p>
          </table:table-cell>
          <table:table-cell/>
          <table:table-cell table:formula="of:=[.C199]&amp;&quot;,&quot;" office:value-type="string" office:string-value="2921," calcext:value-type="string">
            <text:p>2921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6" calcext:value-type="float">
            <text:p>96</text:p>
          </table:table-cell>
          <table:table-cell table:formula="of:=SUM([$Sheet2.F101:$Sheet2.I101])" office:value-type="float" office:value="2131" calcext:value-type="float">
            <text:p>2131</text:p>
          </table:table-cell>
          <table:table-cell/>
          <table:table-cell table:formula="of:=[.C200]&amp;&quot;,&quot;" office:value-type="string" office:string-value="2131," calcext:value-type="string">
            <text:p>2131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7" calcext:value-type="float">
            <text:p>97</text:p>
          </table:table-cell>
          <table:table-cell table:formula="of:=SUM([$Sheet2.F102:$Sheet2.I102])" office:value-type="float" office:value="1521" calcext:value-type="float">
            <text:p>1521</text:p>
          </table:table-cell>
          <table:table-cell/>
          <table:table-cell table:formula="of:=[.C201]&amp;&quot;,&quot;" office:value-type="string" office:string-value="1521," calcext:value-type="string">
            <text:p>1521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8" calcext:value-type="float">
            <text:p>98</text:p>
          </table:table-cell>
          <table:table-cell table:formula="of:=SUM([$Sheet2.F103:$Sheet2.I103])" office:value-type="float" office:value="910" calcext:value-type="float">
            <text:p>910</text:p>
          </table:table-cell>
          <table:table-cell/>
          <table:table-cell table:formula="of:=[.C202]&amp;&quot;,&quot;" office:value-type="string" office:string-value="910," calcext:value-type="string">
            <text:p>910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9" calcext:value-type="float">
            <text:p>99</text:p>
          </table:table-cell>
          <table:table-cell table:formula="of:=SUM([$Sheet2.F104:$Sheet2.I104])" office:value-type="float" office:value="583" calcext:value-type="float">
            <text:p>583</text:p>
          </table:table-cell>
          <table:table-cell/>
          <table:table-cell table:formula="of:=[.C203]&amp;&quot;,&quot;" office:value-type="string" office:string-value="583," calcext:value-type="string">
            <text:p>583,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00" calcext:value-type="float">
            <text:p>100</text:p>
          </table:table-cell>
          <table:table-cell table:formula="of:=SUM([$Sheet2.F105:$Sheet2.I105])" office:value-type="float" office:value="597" calcext:value-type="float">
            <text:p>597</text:p>
          </table:table-cell>
          <table:table-cell/>
          <table:table-cell table:formula="of:=[.C204]" office:value-type="float" office:value="597" calcext:value-type="float">
            <text:p>597</text:p>
          </table:table-cell>
          <table:table-cell table:number-columns-repeated="103"/>
        </table:table-row>
      </table:table>
      <table:table table:name="nums and time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0" table:default-cell-style-name="Default"/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Age cohort</text:p>
          </table:table-cell>
          <table:table-cell office:value-type="string" calcext:value-type="string">
            <text:p>12-24</text:p>
          </table:table-cell>
          <table:table-cell/>
          <table:table-cell office:value-type="string" calcext:value-type="string">
            <text:p>25-39</text:p>
          </table:table-cell>
          <table:table-cell/>
          <table:table-cell office:value-type="string" calcext:value-type="string">
            <text:p>40-65</text:p>
          </table:table-cell>
          <table:table-cell/>
          <table:table-cell office:value-type="string" calcext:value-type="string">
            <text:p>65 plus</text:p>
          </table:table-cell>
          <table:table-cell/>
          <table:table-cell office:value-type="string" calcext:value-type="string">
            <text:p>Total</text:p>
          </table:table-cell>
          <table:table-cell table:number-columns-repeated="2"/>
          <table:table-cell table:formula="of:=[.A2]  &amp; &quot; &amp;&quot;" office:value-type="string" office:string-value="Age cohort &amp;" calcext:value-type="string">
            <text:p>Age cohort &amp;</text:p>
          </table:table-cell>
          <table:table-cell table:formula="of:=[.B2]  &amp; &quot; &amp;&quot;" office:value-type="string" office:string-value="12-24 &amp;" calcext:value-type="string">
            <text:p>12-24 &amp;</text:p>
          </table:table-cell>
          <table:table-cell table:formula="of:=[.C2]  &amp; &quot; &amp;&quot;" office:value-type="string" office:string-value=" &amp;" calcext:value-type="string">
            <text:p><text:s/>&amp;</text:p>
          </table:table-cell>
          <table:table-cell table:formula="of:=[.D2]  &amp; &quot; &amp;&quot;" office:value-type="string" office:string-value="25-39 &amp;" calcext:value-type="string">
            <text:p>25-39 &amp;</text:p>
          </table:table-cell>
          <table:table-cell table:formula="of:=[.E2]  &amp; &quot; &amp;&quot;" office:value-type="string" office:string-value=" &amp;" calcext:value-type="string">
            <text:p><text:s/>&amp;</text:p>
          </table:table-cell>
          <table:table-cell table:formula="of:=[.F2]  &amp; &quot; &amp;&quot;" office:value-type="string" office:string-value="40-65 &amp;" calcext:value-type="string">
            <text:p>40-65 &amp;</text:p>
          </table:table-cell>
          <table:table-cell table:formula="of:=[.G2]  &amp; &quot; &amp;&quot;" office:value-type="string" office:string-value=" &amp;" calcext:value-type="string">
            <text:p><text:s/>&amp;</text:p>
          </table:table-cell>
          <table:table-cell table:formula="of:=[.H2]  &amp; &quot; &amp;&quot;" office:value-type="string" office:string-value="65 plus &amp;" calcext:value-type="string">
            <text:p>65 plus &amp;</text:p>
          </table:table-cell>
          <table:table-cell table:formula="of:=[.I2]  &amp; &quot; &amp;&quot;" office:value-type="string" office:string-value=" &amp;" calcext:value-type="string">
            <text:p><text:s/>&amp;</text:p>
          </table:table-cell>
          <table:table-cell table:formula="of:=[.J2]  &amp; &quot; &amp;&quot;" office:value-type="string" office:string-value="Total &amp;" calcext:value-type="string">
            <text:p>Total &amp;</text:p>
          </table:table-cell>
          <table:table-cell table:formula="of:=[.K2]  &amp; &quot;\\&quot;" office:value-type="string" office:string-value="\\" calcext:value-type="string">
            <text:p>\\</text:p>
          </table:table-cell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num.</text:p>
          </table:table-cell>
          <table:table-cell office:value-type="string" calcext:value-type="string">
            <text:p>time.</text:p>
          </table:table-cell>
          <table:table-cell office:value-type="string" calcext:value-type="string">
            <text:p>num.</text:p>
          </table:table-cell>
          <table:table-cell office:value-type="string" calcext:value-type="string">
            <text:p>time.</text:p>
          </table:table-cell>
          <table:table-cell office:value-type="string" calcext:value-type="string">
            <text:p>num.</text:p>
          </table:table-cell>
          <table:table-cell office:value-type="string" calcext:value-type="string">
            <text:p>time.</text:p>
          </table:table-cell>
          <table:table-cell office:value-type="string" calcext:value-type="string">
            <text:p>num.</text:p>
          </table:table-cell>
          <table:table-cell office:value-type="string" calcext:value-type="string">
            <text:p>time.</text:p>
          </table:table-cell>
          <table:table-cell office:value-type="string" calcext:value-type="string">
            <text:p>num.</text:p>
          </table:table-cell>
          <table:table-cell office:value-type="string" calcext:value-type="string">
            <text:p>time.</text:p>
          </table:table-cell>
          <table:table-cell/>
          <table:table-cell table:formula="of:=[.A3]  &amp; &quot; &amp;&quot;" office:value-type="string" office:string-value="Period &amp;" calcext:value-type="string">
            <text:p>Period &amp;</text:p>
          </table:table-cell>
          <table:table-cell table:formula="of:=[.B3]  &amp; &quot; &amp;&quot;" office:value-type="string" office:string-value="num. &amp;" calcext:value-type="string">
            <text:p>num. &amp;</text:p>
          </table:table-cell>
          <table:table-cell table:formula="of:=[.C3]  &amp; &quot; &amp;&quot;" office:value-type="string" office:string-value="time. &amp;" calcext:value-type="string">
            <text:p>time. &amp;</text:p>
          </table:table-cell>
          <table:table-cell table:formula="of:=[.D3]  &amp; &quot; &amp;&quot;" office:value-type="string" office:string-value="num. &amp;" calcext:value-type="string">
            <text:p>num. &amp;</text:p>
          </table:table-cell>
          <table:table-cell table:formula="of:=[.E3]  &amp; &quot; &amp;&quot;" office:value-type="string" office:string-value="time. &amp;" calcext:value-type="string">
            <text:p>time. &amp;</text:p>
          </table:table-cell>
          <table:table-cell table:formula="of:=[.F3]  &amp; &quot; &amp;&quot;" office:value-type="string" office:string-value="num. &amp;" calcext:value-type="string">
            <text:p>num. &amp;</text:p>
          </table:table-cell>
          <table:table-cell table:formula="of:=[.G3]  &amp; &quot; &amp;&quot;" office:value-type="string" office:string-value="time. &amp;" calcext:value-type="string">
            <text:p>time. &amp;</text:p>
          </table:table-cell>
          <table:table-cell table:formula="of:=[.H3]  &amp; &quot; &amp;&quot;" office:value-type="string" office:string-value="num. &amp;" calcext:value-type="string">
            <text:p>num. &amp;</text:p>
          </table:table-cell>
          <table:table-cell table:formula="of:=[.I3]  &amp; &quot; &amp;&quot;" office:value-type="string" office:string-value="time. &amp;" calcext:value-type="string">
            <text:p>time. &amp;</text:p>
          </table:table-cell>
          <table:table-cell table:formula="of:=[.J3]  &amp; &quot; &amp;&quot;" office:value-type="string" office:string-value="num. &amp;" calcext:value-type="string">
            <text:p>num. &amp;</text:p>
          </table:table-cell>
          <table:table-cell table:formula="of:=[.K3]  &amp; &quot;\\&quot;" office:value-type="string" office:string-value="time.\\" calcext:value-type="string">
            <text:p>time.\\</text:p>
          </table:table-cell>
        </table:table-row>
        <table:table-row table:style-name="ro1">
          <table:table-cell office:value-type="string" calcext:value-type="string">
            <text:p>A_first1</text:p>
          </table:table-cell>
          <table:table-cell office:value-type="float" office:value="2574" calcext:value-type="float">
            <text:p>2574</text:p>
          </table:table-cell>
          <table:table-cell office:value-type="float" office:value="57.5179" calcext:value-type="float">
            <text:p>57.5179</text:p>
          </table:table-cell>
          <table:table-cell office:value-type="float" office:value="15927" calcext:value-type="float">
            <text:p>15927</text:p>
          </table:table-cell>
          <table:table-cell office:value-type="float" office:value="58.2576" calcext:value-type="float">
            <text:p>58.2576</text:p>
          </table:table-cell>
          <table:table-cell office:value-type="float" office:value="108526" calcext:value-type="float">
            <text:p>108526</text:p>
          </table:table-cell>
          <table:table-cell office:value-type="float" office:value="59.0197" calcext:value-type="float">
            <text:p>59.0197</text:p>
          </table:table-cell>
          <table:table-cell office:value-type="float" office:value="318607" calcext:value-type="float">
            <text:p>318607</text:p>
          </table:table-cell>
          <table:table-cell office:value-type="float" office:value="59.9907" calcext:value-type="float">
            <text:p>59.9907</text:p>
          </table:table-cell>
          <table:table-cell office:value-type="float" office:value="445636" calcext:value-type="float">
            <text:p>445636</text:p>
          </table:table-cell>
          <table:table-cell office:value-type="float" office:value="59.678" calcext:value-type="float">
            <text:p>59.678</text:p>
          </table:table-cell>
          <table:table-cell/>
          <table:table-cell table:formula="of:=[.A4]  &amp; &quot; &amp;&quot;" office:value-type="string" office:string-value="A_first1 &amp;" calcext:value-type="string">
            <text:p>A_first1 &amp;</text:p>
          </table:table-cell>
          <table:table-cell table:formula="of:=[.B4]  &amp; &quot; &amp;&quot;" office:value-type="string" office:string-value="2574 &amp;" calcext:value-type="string">
            <text:p>2574 &amp;</text:p>
          </table:table-cell>
          <table:table-cell table:formula="of:=[.C4]  &amp; &quot; &amp;&quot;" office:value-type="string" office:string-value="57.5179 &amp;" calcext:value-type="string">
            <text:p>57.5179 &amp;</text:p>
          </table:table-cell>
          <table:table-cell table:formula="of:=[.D4]  &amp; &quot; &amp;&quot;" office:value-type="string" office:string-value="15927 &amp;" calcext:value-type="string">
            <text:p>15927 &amp;</text:p>
          </table:table-cell>
          <table:table-cell table:formula="of:=[.E4]  &amp; &quot; &amp;&quot;" office:value-type="string" office:string-value="58.2576 &amp;" calcext:value-type="string">
            <text:p>58.2576 &amp;</text:p>
          </table:table-cell>
          <table:table-cell table:formula="of:=[.F4]  &amp; &quot; &amp;&quot;" office:value-type="string" office:string-value="108526 &amp;" calcext:value-type="string">
            <text:p>108526 &amp;</text:p>
          </table:table-cell>
          <table:table-cell table:formula="of:=[.G4]  &amp; &quot; &amp;&quot;" office:value-type="string" office:string-value="59.0197 &amp;" calcext:value-type="string">
            <text:p>59.0197 &amp;</text:p>
          </table:table-cell>
          <table:table-cell table:formula="of:=[.H4]  &amp; &quot; &amp;&quot;" office:value-type="string" office:string-value="318607 &amp;" calcext:value-type="string">
            <text:p>318607 &amp;</text:p>
          </table:table-cell>
          <table:table-cell table:formula="of:=[.I4]  &amp; &quot; &amp;&quot;" office:value-type="string" office:string-value="59.9907 &amp;" calcext:value-type="string">
            <text:p>59.9907 &amp;</text:p>
          </table:table-cell>
          <table:table-cell table:formula="of:=[.J4]  &amp; &quot; &amp;&quot;" office:value-type="string" office:string-value="445636 &amp;" calcext:value-type="string">
            <text:p>445636 &amp;</text:p>
          </table:table-cell>
          <table:table-cell table:formula="of:=[.K4]  &amp; &quot;\\&quot;" office:value-type="string" office:string-value="59.678\\" calcext:value-type="string">
            <text:p>59.678\\</text:p>
          </table:table-cell>
        </table:table-row>
        <table:table-row table:style-name="ro1">
          <table:table-cell office:value-type="string" calcext:value-type="string">
            <text:p>A_first2plus</text:p>
          </table:table-cell>
          <table:table-cell office:value-type="float" office:value="2062" calcext:value-type="float">
            <text:p>2062</text:p>
          </table:table-cell>
          <table:table-cell office:value-type="float" office:value="23.2779" calcext:value-type="float">
            <text:p>23.2779</text:p>
          </table:table-cell>
          <table:table-cell office:value-type="float" office:value="13306" calcext:value-type="float">
            <text:p>13306</text:p>
          </table:table-cell>
          <table:table-cell office:value-type="float" office:value="24.4873" calcext:value-type="float">
            <text:p>24.4873</text:p>
          </table:table-cell>
          <table:table-cell office:value-type="float" office:value="93899" calcext:value-type="float">
            <text:p>93899</text:p>
          </table:table-cell>
          <table:table-cell office:value-type="float" office:value="22.4647" calcext:value-type="float">
            <text:p>22.4647</text:p>
          </table:table-cell>
          <table:table-cell office:value-type="float" office:value="293687" calcext:value-type="float">
            <text:p>293687</text:p>
          </table:table-cell>
          <table:table-cell office:value-type="float" office:value="23.7395" calcext:value-type="float">
            <text:p>23.7395</text:p>
          </table:table-cell>
          <table:table-cell office:value-type="float" office:value="402956" calcext:value-type="float">
            <text:p>402956</text:p>
          </table:table-cell>
          <table:table-cell office:value-type="float" office:value="23.4646" calcext:value-type="float">
            <text:p>23.4646</text:p>
          </table:table-cell>
          <table:table-cell/>
          <table:table-cell table:formula="of:=[.A5]  &amp; &quot; &amp;&quot;" office:value-type="string" office:string-value="A_first2plus &amp;" calcext:value-type="string">
            <text:p>A_first2plus &amp;</text:p>
          </table:table-cell>
          <table:table-cell table:formula="of:=[.B5]  &amp; &quot; &amp;&quot;" office:value-type="string" office:string-value="2062 &amp;" calcext:value-type="string">
            <text:p>2062 &amp;</text:p>
          </table:table-cell>
          <table:table-cell table:formula="of:=[.C5]  &amp; &quot; &amp;&quot;" office:value-type="string" office:string-value="23.2779 &amp;" calcext:value-type="string">
            <text:p>23.2779 &amp;</text:p>
          </table:table-cell>
          <table:table-cell table:formula="of:=[.D5]  &amp; &quot; &amp;&quot;" office:value-type="string" office:string-value="13306 &amp;" calcext:value-type="string">
            <text:p>13306 &amp;</text:p>
          </table:table-cell>
          <table:table-cell table:formula="of:=[.E5]  &amp; &quot; &amp;&quot;" office:value-type="string" office:string-value="24.4873 &amp;" calcext:value-type="string">
            <text:p>24.4873 &amp;</text:p>
          </table:table-cell>
          <table:table-cell table:formula="of:=[.F5]  &amp; &quot; &amp;&quot;" office:value-type="string" office:string-value="93899 &amp;" calcext:value-type="string">
            <text:p>93899 &amp;</text:p>
          </table:table-cell>
          <table:table-cell table:formula="of:=[.G5]  &amp; &quot; &amp;&quot;" office:value-type="string" office:string-value="22.4647 &amp;" calcext:value-type="string">
            <text:p>22.4647 &amp;</text:p>
          </table:table-cell>
          <table:table-cell table:formula="of:=[.H5]  &amp; &quot; &amp;&quot;" office:value-type="string" office:string-value="293687 &amp;" calcext:value-type="string">
            <text:p>293687 &amp;</text:p>
          </table:table-cell>
          <table:table-cell table:formula="of:=[.I5]  &amp; &quot; &amp;&quot;" office:value-type="string" office:string-value="23.7395 &amp;" calcext:value-type="string">
            <text:p>23.7395 &amp;</text:p>
          </table:table-cell>
          <table:table-cell table:formula="of:=[.J5]  &amp; &quot; &amp;&quot;" office:value-type="string" office:string-value="402956 &amp;" calcext:value-type="string">
            <text:p>402956 &amp;</text:p>
          </table:table-cell>
          <table:table-cell table:formula="of:=[.K5]  &amp; &quot;\\&quot;" office:value-type="string" office:string-value="23.4646\\" calcext:value-type="string">
            <text:p>23.4646\\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2486" calcext:value-type="float">
            <text:p>2486</text:p>
          </table:table-cell>
          <table:table-cell office:value-type="float" office:value="60.5559" calcext:value-type="float">
            <text:p>60.5559</text:p>
          </table:table-cell>
          <table:table-cell office:value-type="float" office:value="15519" calcext:value-type="float">
            <text:p>15519</text:p>
          </table:table-cell>
          <table:table-cell office:value-type="float" office:value="60.7471" calcext:value-type="float">
            <text:p>60.7471</text:p>
          </table:table-cell>
          <table:table-cell office:value-type="float" office:value="106945" calcext:value-type="float">
            <text:p>106945</text:p>
          </table:table-cell>
          <table:table-cell office:value-type="float" office:value="60.8994" calcext:value-type="float">
            <text:p>60.8994</text:p>
          </table:table-cell>
          <table:table-cell office:value-type="float" office:value="311509" calcext:value-type="float">
            <text:p>311509</text:p>
          </table:table-cell>
          <table:table-cell office:value-type="float" office:value="60.9459" calcext:value-type="float">
            <text:p>60.9459</text:p>
          </table:table-cell>
          <table:table-cell office:value-type="float" office:value="436461" calcext:value-type="float">
            <text:p>436461</text:p>
          </table:table-cell>
          <table:table-cell office:value-type="float" office:value="60.9252" calcext:value-type="float">
            <text:p>60.9252</text:p>
          </table:table-cell>
          <table:table-cell/>
          <table:table-cell table:formula="of:=[.A6]  &amp; &quot; &amp;&quot;" office:value-type="string" office:string-value="A1 &amp;" calcext:value-type="string">
            <text:p>A1 &amp;</text:p>
          </table:table-cell>
          <table:table-cell table:formula="of:=[.B6]  &amp; &quot; &amp;&quot;" office:value-type="string" office:string-value="2486 &amp;" calcext:value-type="string">
            <text:p>2486 &amp;</text:p>
          </table:table-cell>
          <table:table-cell table:formula="of:=[.C6]  &amp; &quot; &amp;&quot;" office:value-type="string" office:string-value="60.5559 &amp;" calcext:value-type="string">
            <text:p>60.5559 &amp;</text:p>
          </table:table-cell>
          <table:table-cell table:formula="of:=[.D6]  &amp; &quot; &amp;&quot;" office:value-type="string" office:string-value="15519 &amp;" calcext:value-type="string">
            <text:p>15519 &amp;</text:p>
          </table:table-cell>
          <table:table-cell table:formula="of:=[.E6]  &amp; &quot; &amp;&quot;" office:value-type="string" office:string-value="60.7471 &amp;" calcext:value-type="string">
            <text:p>60.7471 &amp;</text:p>
          </table:table-cell>
          <table:table-cell table:formula="of:=[.F6]  &amp; &quot; &amp;&quot;" office:value-type="string" office:string-value="106945 &amp;" calcext:value-type="string">
            <text:p>106945 &amp;</text:p>
          </table:table-cell>
          <table:table-cell table:formula="of:=[.G6]  &amp; &quot; &amp;&quot;" office:value-type="string" office:string-value="60.8994 &amp;" calcext:value-type="string">
            <text:p>60.8994 &amp;</text:p>
          </table:table-cell>
          <table:table-cell table:formula="of:=[.H6]  &amp; &quot; &amp;&quot;" office:value-type="string" office:string-value="311509 &amp;" calcext:value-type="string">
            <text:p>311509 &amp;</text:p>
          </table:table-cell>
          <table:table-cell table:formula="of:=[.I6]  &amp; &quot; &amp;&quot;" office:value-type="string" office:string-value="60.9459 &amp;" calcext:value-type="string">
            <text:p>60.9459 &amp;</text:p>
          </table:table-cell>
          <table:table-cell table:formula="of:=[.J6]  &amp; &quot; &amp;&quot;" office:value-type="string" office:string-value="436461 &amp;" calcext:value-type="string">
            <text:p>436461 &amp;</text:p>
          </table:table-cell>
          <table:table-cell table:formula="of:=[.K6]  &amp; &quot;\\&quot;" office:value-type="string" office:string-value="60.9252\\" calcext:value-type="string">
            <text:p>60.9252\\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2438" calcext:value-type="float">
            <text:p>2438</text:p>
          </table:table-cell>
          <table:table-cell office:value-type="float" office:value="55.7034" calcext:value-type="float">
            <text:p>55.7034</text:p>
          </table:table-cell>
          <table:table-cell office:value-type="float" office:value="15331" calcext:value-type="float">
            <text:p>15331</text:p>
          </table:table-cell>
          <table:table-cell office:value-type="float" office:value="56.2852" calcext:value-type="float">
            <text:p>56.2852</text:p>
          </table:table-cell>
          <table:table-cell office:value-type="float" office:value="106417" calcext:value-type="float">
            <text:p>106417</text:p>
          </table:table-cell>
          <table:table-cell office:value-type="float" office:value="54.4508" calcext:value-type="float">
            <text:p>54.4508</text:p>
          </table:table-cell>
          <table:table-cell office:value-type="float" office:value="310785" calcext:value-type="float">
            <text:p>310785</text:p>
          </table:table-cell>
          <table:table-cell office:value-type="float" office:value="57.8167" calcext:value-type="float">
            <text:p>57.8167</text:p>
          </table:table-cell>
          <table:table-cell office:value-type="float" office:value="434973" calcext:value-type="float">
            <text:p>434973</text:p>
          </table:table-cell>
          <table:table-cell office:value-type="float" office:value="56.9274" calcext:value-type="float">
            <text:p>56.9274</text:p>
          </table:table-cell>
          <table:table-cell/>
          <table:table-cell table:formula="of:=[.A7]  &amp; &quot; &amp;&quot;" office:value-type="string" office:string-value="A2 &amp;" calcext:value-type="string">
            <text:p>A2 &amp;</text:p>
          </table:table-cell>
          <table:table-cell table:formula="of:=[.B7]  &amp; &quot; &amp;&quot;" office:value-type="string" office:string-value="2438 &amp;" calcext:value-type="string">
            <text:p>2438 &amp;</text:p>
          </table:table-cell>
          <table:table-cell table:formula="of:=[.C7]  &amp; &quot; &amp;&quot;" office:value-type="string" office:string-value="55.7034 &amp;" calcext:value-type="string">
            <text:p>55.7034 &amp;</text:p>
          </table:table-cell>
          <table:table-cell table:formula="of:=[.D7]  &amp; &quot; &amp;&quot;" office:value-type="string" office:string-value="15331 &amp;" calcext:value-type="string">
            <text:p>15331 &amp;</text:p>
          </table:table-cell>
          <table:table-cell table:formula="of:=[.E7]  &amp; &quot; &amp;&quot;" office:value-type="string" office:string-value="56.2852 &amp;" calcext:value-type="string">
            <text:p>56.2852 &amp;</text:p>
          </table:table-cell>
          <table:table-cell table:formula="of:=[.F7]  &amp; &quot; &amp;&quot;" office:value-type="string" office:string-value="106417 &amp;" calcext:value-type="string">
            <text:p>106417 &amp;</text:p>
          </table:table-cell>
          <table:table-cell table:formula="of:=[.G7]  &amp; &quot; &amp;&quot;" office:value-type="string" office:string-value="54.4508 &amp;" calcext:value-type="string">
            <text:p>54.4508 &amp;</text:p>
          </table:table-cell>
          <table:table-cell table:formula="of:=[.H7]  &amp; &quot; &amp;&quot;" office:value-type="string" office:string-value="310785 &amp;" calcext:value-type="string">
            <text:p>310785 &amp;</text:p>
          </table:table-cell>
          <table:table-cell table:formula="of:=[.I7]  &amp; &quot; &amp;&quot;" office:value-type="string" office:string-value="57.8167 &amp;" calcext:value-type="string">
            <text:p>57.8167 &amp;</text:p>
          </table:table-cell>
          <table:table-cell table:formula="of:=[.J7]  &amp; &quot; &amp;&quot;" office:value-type="string" office:string-value="434973 &amp;" calcext:value-type="string">
            <text:p>434973 &amp;</text:p>
          </table:table-cell>
          <table:table-cell table:formula="of:=[.K7]  &amp; &quot;\\&quot;" office:value-type="string" office:string-value="56.9274\\" calcext:value-type="string">
            <text:p>56.9274\\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1870" calcext:value-type="float">
            <text:p>1870</text:p>
          </table:table-cell>
          <table:table-cell office:value-type="float" office:value="34.3684" calcext:value-type="float">
            <text:p>34.3684</text:p>
          </table:table-cell>
          <table:table-cell office:value-type="float" office:value="12119" calcext:value-type="float">
            <text:p>12119</text:p>
          </table:table-cell>
          <table:table-cell office:value-type="float" office:value="34.3471" calcext:value-type="float">
            <text:p>34.3471</text:p>
          </table:table-cell>
          <table:table-cell office:value-type="float" office:value="70806" calcext:value-type="float">
            <text:p>70806</text:p>
          </table:table-cell>
          <table:table-cell office:value-type="float" office:value="30.8478" calcext:value-type="float">
            <text:p>30.8478</text:p>
          </table:table-cell>
          <table:table-cell office:value-type="float" office:value="241225" calcext:value-type="float">
            <text:p>241225</text:p>
          </table:table-cell>
          <table:table-cell office:value-type="float" office:value="27.8156" calcext:value-type="float">
            <text:p>27.8156</text:p>
          </table:table-cell>
          <table:table-cell office:value-type="float" office:value="326022" calcext:value-type="float">
            <text:p>326022</text:p>
          </table:table-cell>
          <table:table-cell office:value-type="float" office:value="28.7545" calcext:value-type="float">
            <text:p>28.7545</text:p>
          </table:table-cell>
          <table:table-cell/>
          <table:table-cell table:formula="of:=[.A8]  &amp; &quot; &amp;&quot;" office:value-type="string" office:string-value="A3 &amp;" calcext:value-type="string">
            <text:p>A3 &amp;</text:p>
          </table:table-cell>
          <table:table-cell table:formula="of:=[.B8]  &amp; &quot; &amp;&quot;" office:value-type="string" office:string-value="1870 &amp;" calcext:value-type="string">
            <text:p>1870 &amp;</text:p>
          </table:table-cell>
          <table:table-cell table:formula="of:=[.C8]  &amp; &quot; &amp;&quot;" office:value-type="string" office:string-value="34.3684 &amp;" calcext:value-type="string">
            <text:p>34.3684 &amp;</text:p>
          </table:table-cell>
          <table:table-cell table:formula="of:=[.D8]  &amp; &quot; &amp;&quot;" office:value-type="string" office:string-value="12119 &amp;" calcext:value-type="string">
            <text:p>12119 &amp;</text:p>
          </table:table-cell>
          <table:table-cell table:formula="of:=[.E8]  &amp; &quot; &amp;&quot;" office:value-type="string" office:string-value="34.3471 &amp;" calcext:value-type="string">
            <text:p>34.3471 &amp;</text:p>
          </table:table-cell>
          <table:table-cell table:formula="of:=[.F8]  &amp; &quot; &amp;&quot;" office:value-type="string" office:string-value="70806 &amp;" calcext:value-type="string">
            <text:p>70806 &amp;</text:p>
          </table:table-cell>
          <table:table-cell table:formula="of:=[.G8]  &amp; &quot; &amp;&quot;" office:value-type="string" office:string-value="30.8478 &amp;" calcext:value-type="string">
            <text:p>30.8478 &amp;</text:p>
          </table:table-cell>
          <table:table-cell table:formula="of:=[.H8]  &amp; &quot; &amp;&quot;" office:value-type="string" office:string-value="241225 &amp;" calcext:value-type="string">
            <text:p>241225 &amp;</text:p>
          </table:table-cell>
          <table:table-cell table:formula="of:=[.I8]  &amp; &quot; &amp;&quot;" office:value-type="string" office:string-value="27.8156 &amp;" calcext:value-type="string">
            <text:p>27.8156 &amp;</text:p>
          </table:table-cell>
          <table:table-cell table:formula="of:=[.J8]  &amp; &quot; &amp;&quot;" office:value-type="string" office:string-value="326022 &amp;" calcext:value-type="string">
            <text:p>326022 &amp;</text:p>
          </table:table-cell>
          <table:table-cell table:formula="of:=[.K8]  &amp; &quot;\\&quot;" office:value-type="string" office:string-value="28.7545\\" calcext:value-type="string">
            <text:p>28.7545\\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101" calcext:value-type="float">
            <text:p>101</text:p>
          </table:table-cell>
          <table:table-cell office:value-type="float" office:value="10.8416" calcext:value-type="float">
            <text:p>10.8416</text:p>
          </table:table-cell>
          <table:table-cell office:value-type="float" office:value="568" calcext:value-type="float">
            <text:p>568</text:p>
          </table:table-cell>
          <table:table-cell office:value-type="float" office:value="15.0898" calcext:value-type="float">
            <text:p>15.0898</text:p>
          </table:table-cell>
          <table:table-cell office:value-type="float" office:value="1613" calcext:value-type="float">
            <text:p>1613</text:p>
          </table:table-cell>
          <table:table-cell office:value-type="float" office:value="13.9442" calcext:value-type="float">
            <text:p>13.9442</text:p>
          </table:table-cell>
          <table:table-cell office:value-type="float" office:value="3783" calcext:value-type="float">
            <text:p>3783</text:p>
          </table:table-cell>
          <table:table-cell office:value-type="float" office:value="11.0592" calcext:value-type="float">
            <text:p>11.0592</text:p>
          </table:table-cell>
          <table:table-cell office:value-type="float" office:value="6065" calcext:value-type="float">
            <text:p>6065</text:p>
          </table:table-cell>
          <table:table-cell office:value-type="float" office:value="12.2003" calcext:value-type="float">
            <text:p>12.2003</text:p>
          </table:table-cell>
          <table:table-cell/>
          <table:table-cell table:formula="of:=[.A9]  &amp; &quot; &amp;&quot;" office:value-type="string" office:string-value="A4 &amp;" calcext:value-type="string">
            <text:p>A4 &amp;</text:p>
          </table:table-cell>
          <table:table-cell table:formula="of:=[.B9]  &amp; &quot; &amp;&quot;" office:value-type="string" office:string-value="101 &amp;" calcext:value-type="string">
            <text:p>101 &amp;</text:p>
          </table:table-cell>
          <table:table-cell table:formula="of:=[.C9]  &amp; &quot; &amp;&quot;" office:value-type="string" office:string-value="10.8416 &amp;" calcext:value-type="string">
            <text:p>10.8416 &amp;</text:p>
          </table:table-cell>
          <table:table-cell table:formula="of:=[.D9]  &amp; &quot; &amp;&quot;" office:value-type="string" office:string-value="568 &amp;" calcext:value-type="string">
            <text:p>568 &amp;</text:p>
          </table:table-cell>
          <table:table-cell table:formula="of:=[.E9]  &amp; &quot; &amp;&quot;" office:value-type="string" office:string-value="15.0898 &amp;" calcext:value-type="string">
            <text:p>15.0898 &amp;</text:p>
          </table:table-cell>
          <table:table-cell table:formula="of:=[.F9]  &amp; &quot; &amp;&quot;" office:value-type="string" office:string-value="1613 &amp;" calcext:value-type="string">
            <text:p>1613 &amp;</text:p>
          </table:table-cell>
          <table:table-cell table:formula="of:=[.G9]  &amp; &quot; &amp;&quot;" office:value-type="string" office:string-value="13.9442 &amp;" calcext:value-type="string">
            <text:p>13.9442 &amp;</text:p>
          </table:table-cell>
          <table:table-cell table:formula="of:=[.H9]  &amp; &quot; &amp;&quot;" office:value-type="string" office:string-value="3783 &amp;" calcext:value-type="string">
            <text:p>3783 &amp;</text:p>
          </table:table-cell>
          <table:table-cell table:formula="of:=[.I9]  &amp; &quot; &amp;&quot;" office:value-type="string" office:string-value="11.0592 &amp;" calcext:value-type="string">
            <text:p>11.0592 &amp;</text:p>
          </table:table-cell>
          <table:table-cell table:formula="of:=[.J9]  &amp; &quot; &amp;&quot;" office:value-type="string" office:string-value="6065 &amp;" calcext:value-type="string">
            <text:p>6065 &amp;</text:p>
          </table:table-cell>
          <table:table-cell table:formula="of:=[.K9]  &amp; &quot;\\&quot;" office:value-type="string" office:string-value="12.2003\\" calcext:value-type="string">
            <text:p>12.2003\\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30377" calcext:value-type="float">
            <text:p>30377</text:p>
          </table:table-cell>
          <table:table-cell office:value-type="float" office:value="44.4078" calcext:value-type="float">
            <text:p>44.4078</text:p>
          </table:table-cell>
          <table:table-cell office:value-type="float" office:value="73480" calcext:value-type="float">
            <text:p>73480</text:p>
          </table:table-cell>
          <table:table-cell office:value-type="float" office:value="43.6159" calcext:value-type="float">
            <text:p>43.6159</text:p>
          </table:table-cell>
          <table:table-cell office:value-type="float" office:value="139716" calcext:value-type="float">
            <text:p>139716</text:p>
          </table:table-cell>
          <table:table-cell office:value-type="float" office:value="48.277" calcext:value-type="float">
            <text:p>48.277</text:p>
          </table:table-cell>
          <table:table-cell office:value-type="float" office:value="63962" calcext:value-type="float">
            <text:p>63962</text:p>
          </table:table-cell>
          <table:table-cell office:value-type="float" office:value="56.1901" calcext:value-type="float">
            <text:p>56.1901</text:p>
          </table:table-cell>
          <table:table-cell office:value-type="float" office:value="307538" calcext:value-type="float">
            <text:p>307538</text:p>
          </table:table-cell>
          <table:table-cell office:value-type="float" office:value="48.4269" calcext:value-type="float">
            <text:p>48.4269</text:p>
          </table:table-cell>
          <table:table-cell/>
          <table:table-cell table:formula="of:=[.A10]  &amp; &quot; &amp;&quot;" office:value-type="string" office:string-value="J1 &amp;" calcext:value-type="string">
            <text:p>J1 &amp;</text:p>
          </table:table-cell>
          <table:table-cell table:formula="of:=[.B10]  &amp; &quot; &amp;&quot;" office:value-type="string" office:string-value="30377 &amp;" calcext:value-type="string">
            <text:p>30377 &amp;</text:p>
          </table:table-cell>
          <table:table-cell table:formula="of:=[.C10]  &amp; &quot; &amp;&quot;" office:value-type="string" office:string-value="44.4078 &amp;" calcext:value-type="string">
            <text:p>44.4078 &amp;</text:p>
          </table:table-cell>
          <table:table-cell table:formula="of:=[.D10]  &amp; &quot; &amp;&quot;" office:value-type="string" office:string-value="73480 &amp;" calcext:value-type="string">
            <text:p>73480 &amp;</text:p>
          </table:table-cell>
          <table:table-cell table:formula="of:=[.E10]  &amp; &quot; &amp;&quot;" office:value-type="string" office:string-value="43.6159 &amp;" calcext:value-type="string">
            <text:p>43.6159 &amp;</text:p>
          </table:table-cell>
          <table:table-cell table:formula="of:=[.F10]  &amp; &quot; &amp;&quot;" office:value-type="string" office:string-value="139716 &amp;" calcext:value-type="string">
            <text:p>139716 &amp;</text:p>
          </table:table-cell>
          <table:table-cell table:formula="of:=[.G10]  &amp; &quot; &amp;&quot;" office:value-type="string" office:string-value="48.277 &amp;" calcext:value-type="string">
            <text:p>48.277 &amp;</text:p>
          </table:table-cell>
          <table:table-cell table:formula="of:=[.H10]  &amp; &quot; &amp;&quot;" office:value-type="string" office:string-value="63962 &amp;" calcext:value-type="string">
            <text:p>63962 &amp;</text:p>
          </table:table-cell>
          <table:table-cell table:formula="of:=[.I10]  &amp; &quot; &amp;&quot;" office:value-type="string" office:string-value="56.1901 &amp;" calcext:value-type="string">
            <text:p>56.1901 &amp;</text:p>
          </table:table-cell>
          <table:table-cell table:formula="of:=[.J10]  &amp; &quot; &amp;&quot;" office:value-type="string" office:string-value="307538 &amp;" calcext:value-type="string">
            <text:p>307538 &amp;</text:p>
          </table:table-cell>
          <table:table-cell table:formula="of:=[.K10]  &amp; &quot;\\&quot;" office:value-type="string" office:string-value="48.4269\\" calcext:value-type="string">
            <text:p>48.4269\\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7785" calcext:value-type="float">
            <text:p>17785</text:p>
          </table:table-cell>
          <table:table-cell office:value-type="float" office:value="36.1091" calcext:value-type="float">
            <text:p>36.1091</text:p>
          </table:table-cell>
          <table:table-cell office:value-type="float" office:value="42179" calcext:value-type="float">
            <text:p>42179</text:p>
          </table:table-cell>
          <table:table-cell office:value-type="float" office:value="38.6196" calcext:value-type="float">
            <text:p>38.6196</text:p>
          </table:table-cell>
          <table:table-cell office:value-type="float" office:value="95148" calcext:value-type="float">
            <text:p>95148</text:p>
          </table:table-cell>
          <table:table-cell office:value-type="float" office:value="44.3658" calcext:value-type="float">
            <text:p>44.3658</text:p>
          </table:table-cell>
          <table:table-cell office:value-type="float" office:value="54895" calcext:value-type="float">
            <text:p>54895</text:p>
          </table:table-cell>
          <table:table-cell office:value-type="float" office:value="52.0908" calcext:value-type="float">
            <text:p>52.0908</text:p>
          </table:table-cell>
          <table:table-cell office:value-type="float" office:value="210009" calcext:value-type="float">
            <text:p>210009</text:p>
          </table:table-cell>
          <table:table-cell office:value-type="float" office:value="44.5316" calcext:value-type="float">
            <text:p>44.5316</text:p>
          </table:table-cell>
          <table:table-cell/>
          <table:table-cell table:formula="of:=[.A11]  &amp; &quot; &amp;&quot;" office:value-type="string" office:string-value="J2 &amp;" calcext:value-type="string">
            <text:p>J2 &amp;</text:p>
          </table:table-cell>
          <table:table-cell table:formula="of:=[.B11]  &amp; &quot; &amp;&quot;" office:value-type="string" office:string-value="17785 &amp;" calcext:value-type="string">
            <text:p>17785 &amp;</text:p>
          </table:table-cell>
          <table:table-cell table:formula="of:=[.C11]  &amp; &quot; &amp;&quot;" office:value-type="string" office:string-value="36.1091 &amp;" calcext:value-type="string">
            <text:p>36.1091 &amp;</text:p>
          </table:table-cell>
          <table:table-cell table:formula="of:=[.D11]  &amp; &quot; &amp;&quot;" office:value-type="string" office:string-value="42179 &amp;" calcext:value-type="string">
            <text:p>42179 &amp;</text:p>
          </table:table-cell>
          <table:table-cell table:formula="of:=[.E11]  &amp; &quot; &amp;&quot;" office:value-type="string" office:string-value="38.6196 &amp;" calcext:value-type="string">
            <text:p>38.6196 &amp;</text:p>
          </table:table-cell>
          <table:table-cell table:formula="of:=[.F11]  &amp; &quot; &amp;&quot;" office:value-type="string" office:string-value="95148 &amp;" calcext:value-type="string">
            <text:p>95148 &amp;</text:p>
          </table:table-cell>
          <table:table-cell table:formula="of:=[.G11]  &amp; &quot; &amp;&quot;" office:value-type="string" office:string-value="44.3658 &amp;" calcext:value-type="string">
            <text:p>44.3658 &amp;</text:p>
          </table:table-cell>
          <table:table-cell table:formula="of:=[.H11]  &amp; &quot; &amp;&quot;" office:value-type="string" office:string-value="54895 &amp;" calcext:value-type="string">
            <text:p>54895 &amp;</text:p>
          </table:table-cell>
          <table:table-cell table:formula="of:=[.I11]  &amp; &quot; &amp;&quot;" office:value-type="string" office:string-value="52.0908 &amp;" calcext:value-type="string">
            <text:p>52.0908 &amp;</text:p>
          </table:table-cell>
          <table:table-cell table:formula="of:=[.J11]  &amp; &quot; &amp;&quot;" office:value-type="string" office:string-value="210009 &amp;" calcext:value-type="string">
            <text:p>210009 &amp;</text:p>
          </table:table-cell>
          <table:table-cell table:formula="of:=[.K11]  &amp; &quot;\\&quot;" office:value-type="string" office:string-value="44.5316\\" calcext:value-type="string">
            <text:p>44.5316\\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4004" calcext:value-type="float">
            <text:p>4004</text:p>
          </table:table-cell>
          <table:table-cell office:value-type="float" office:value="25.3469" calcext:value-type="float">
            <text:p>25.3469</text:p>
          </table:table-cell>
          <table:table-cell office:value-type="float" office:value="11983" calcext:value-type="float">
            <text:p>11983</text:p>
          </table:table-cell>
          <table:table-cell office:value-type="float" office:value="28.0255" calcext:value-type="float">
            <text:p>28.0255</text:p>
          </table:table-cell>
          <table:table-cell office:value-type="float" office:value="42523" calcext:value-type="float">
            <text:p>42523</text:p>
          </table:table-cell>
          <table:table-cell office:value-type="float" office:value="34.7839" calcext:value-type="float">
            <text:p>34.7839</text:p>
          </table:table-cell>
          <table:table-cell office:value-type="float" office:value="37515" calcext:value-type="float">
            <text:p>37515</text:p>
          </table:table-cell>
          <table:table-cell office:value-type="float" office:value="38.614" calcext:value-type="float">
            <text:p>38.614</text:p>
          </table:table-cell>
          <table:table-cell office:value-type="float" office:value="96025" calcext:value-type="float">
            <text:p>96025</text:p>
          </table:table-cell>
          <table:table-cell office:value-type="float" office:value="35.0434" calcext:value-type="float">
            <text:p>35.0434</text:p>
          </table:table-cell>
          <table:table-cell/>
          <table:table-cell table:formula="of:=[.A12]  &amp; &quot; &amp;&quot;" office:value-type="string" office:string-value="J3 &amp;" calcext:value-type="string">
            <text:p>J3 &amp;</text:p>
          </table:table-cell>
          <table:table-cell table:formula="of:=[.B12]  &amp; &quot; &amp;&quot;" office:value-type="string" office:string-value="4004 &amp;" calcext:value-type="string">
            <text:p>4004 &amp;</text:p>
          </table:table-cell>
          <table:table-cell table:formula="of:=[.C12]  &amp; &quot; &amp;&quot;" office:value-type="string" office:string-value="25.3469 &amp;" calcext:value-type="string">
            <text:p>25.3469 &amp;</text:p>
          </table:table-cell>
          <table:table-cell table:formula="of:=[.D12]  &amp; &quot; &amp;&quot;" office:value-type="string" office:string-value="11983 &amp;" calcext:value-type="string">
            <text:p>11983 &amp;</text:p>
          </table:table-cell>
          <table:table-cell table:formula="of:=[.E12]  &amp; &quot; &amp;&quot;" office:value-type="string" office:string-value="28.0255 &amp;" calcext:value-type="string">
            <text:p>28.0255 &amp;</text:p>
          </table:table-cell>
          <table:table-cell table:formula="of:=[.F12]  &amp; &quot; &amp;&quot;" office:value-type="string" office:string-value="42523 &amp;" calcext:value-type="string">
            <text:p>42523 &amp;</text:p>
          </table:table-cell>
          <table:table-cell table:formula="of:=[.G12]  &amp; &quot; &amp;&quot;" office:value-type="string" office:string-value="34.7839 &amp;" calcext:value-type="string">
            <text:p>34.7839 &amp;</text:p>
          </table:table-cell>
          <table:table-cell table:formula="of:=[.H12]  &amp; &quot; &amp;&quot;" office:value-type="string" office:string-value="37515 &amp;" calcext:value-type="string">
            <text:p>37515 &amp;</text:p>
          </table:table-cell>
          <table:table-cell table:formula="of:=[.I12]  &amp; &quot; &amp;&quot;" office:value-type="string" office:string-value="38.614 &amp;" calcext:value-type="string">
            <text:p>38.614 &amp;</text:p>
          </table:table-cell>
          <table:table-cell table:formula="of:=[.J12]  &amp; &quot; &amp;&quot;" office:value-type="string" office:string-value="96025 &amp;" calcext:value-type="string">
            <text:p>96025 &amp;</text:p>
          </table:table-cell>
          <table:table-cell table:formula="of:=[.K12]  &amp; &quot;\\&quot;" office:value-type="string" office:string-value="35.0434\\" calcext:value-type="string">
            <text:p>35.0434\\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137" calcext:value-type="float">
            <text:p>137</text:p>
          </table:table-cell>
          <table:table-cell office:value-type="float" office:value="11.5401" calcext:value-type="float">
            <text:p>11.5401</text:p>
          </table:table-cell>
          <table:table-cell office:value-type="float" office:value="483" calcext:value-type="float">
            <text:p>483</text:p>
          </table:table-cell>
          <table:table-cell office:value-type="float" office:value="6.33126" calcext:value-type="float">
            <text:p>6.33126</text:p>
          </table:table-cell>
          <table:table-cell office:value-type="float" office:value="5468" calcext:value-type="float">
            <text:p>5468</text:p>
          </table:table-cell>
          <table:table-cell office:value-type="float" office:value="4.65838" calcext:value-type="float">
            <text:p>4.65838</text:p>
          </table:table-cell>
          <table:table-cell office:value-type="float" office:value="8928" calcext:value-type="float">
            <text:p>8928</text:p>
          </table:table-cell>
          <table:table-cell office:value-type="float" office:value="5.12634" calcext:value-type="float">
            <text:p>5.12634</text:p>
          </table:table-cell>
          <table:table-cell office:value-type="float" office:value="15016" calcext:value-type="float">
            <text:p>15016</text:p>
          </table:table-cell>
          <table:table-cell office:value-type="float" office:value="5.05321" calcext:value-type="float">
            <text:p>5.05321</text:p>
          </table:table-cell>
          <table:table-cell/>
          <table:table-cell table:formula="of:=[.A13]  &amp; &quot; &amp;&quot;" office:value-type="string" office:string-value="J4 &amp;" calcext:value-type="string">
            <text:p>J4 &amp;</text:p>
          </table:table-cell>
          <table:table-cell table:formula="of:=[.B13]  &amp; &quot; &amp;&quot;" office:value-type="string" office:string-value="137 &amp;" calcext:value-type="string">
            <text:p>137 &amp;</text:p>
          </table:table-cell>
          <table:table-cell table:formula="of:=[.C13]  &amp; &quot; &amp;&quot;" office:value-type="string" office:string-value="11.5401 &amp;" calcext:value-type="string">
            <text:p>11.5401 &amp;</text:p>
          </table:table-cell>
          <table:table-cell table:formula="of:=[.D13]  &amp; &quot; &amp;&quot;" office:value-type="string" office:string-value="483 &amp;" calcext:value-type="string">
            <text:p>483 &amp;</text:p>
          </table:table-cell>
          <table:table-cell table:formula="of:=[.E13]  &amp; &quot; &amp;&quot;" office:value-type="string" office:string-value="6.33126 &amp;" calcext:value-type="string">
            <text:p>6.33126 &amp;</text:p>
          </table:table-cell>
          <table:table-cell table:formula="of:=[.F13]  &amp; &quot; &amp;&quot;" office:value-type="string" office:string-value="5468 &amp;" calcext:value-type="string">
            <text:p>5468 &amp;</text:p>
          </table:table-cell>
          <table:table-cell table:formula="of:=[.G13]  &amp; &quot; &amp;&quot;" office:value-type="string" office:string-value="4.65838 &amp;" calcext:value-type="string">
            <text:p>4.65838 &amp;</text:p>
          </table:table-cell>
          <table:table-cell table:formula="of:=[.H13]  &amp; &quot; &amp;&quot;" office:value-type="string" office:string-value="8928 &amp;" calcext:value-type="string">
            <text:p>8928 &amp;</text:p>
          </table:table-cell>
          <table:table-cell table:formula="of:=[.I13]  &amp; &quot; &amp;&quot;" office:value-type="string" office:string-value="5.12634 &amp;" calcext:value-type="string">
            <text:p>5.12634 &amp;</text:p>
          </table:table-cell>
          <table:table-cell table:formula="of:=[.J13]  &amp; &quot; &amp;&quot;" office:value-type="string" office:string-value="15016 &amp;" calcext:value-type="string">
            <text:p>15016 &amp;</text:p>
          </table:table-cell>
          <table:table-cell table:formula="of:=[.K13]  &amp; &quot;\\&quot;" office:value-type="string" office:string-value="5.05321\\" calcext:value-type="string">
            <text:p>5.05321\\</text:p>
          </table:table-cell>
        </table:table-row>
        <table:table-row table:style-name="ro1">
          <table:table-cell office:value-type="string" calcext:value-type="string">
            <text:p>M_first1</text:p>
          </table:table-cell>
          <table:table-cell office:value-type="float" office:value="28947" calcext:value-type="float">
            <text:p>28947</text:p>
          </table:table-cell>
          <table:table-cell office:value-type="float" office:value="31.0729" calcext:value-type="float">
            <text:p>31.0729</text:p>
          </table:table-cell>
          <table:table-cell office:value-type="float" office:value="76818" calcext:value-type="float">
            <text:p>76818</text:p>
          </table:table-cell>
          <table:table-cell office:value-type="float" office:value="32.6187" calcext:value-type="float">
            <text:p>32.6187</text:p>
          </table:table-cell>
          <table:table-cell office:value-type="float" office:value="185331" calcext:value-type="float">
            <text:p>185331</text:p>
          </table:table-cell>
          <table:table-cell office:value-type="float" office:value="34.057" calcext:value-type="float">
            <text:p>34.057</text:p>
          </table:table-cell>
          <table:table-cell office:value-type="float" office:value="189602" calcext:value-type="float">
            <text:p>189602</text:p>
          </table:table-cell>
          <table:table-cell office:value-type="float" office:value="33.1329" calcext:value-type="float">
            <text:p>33.1329</text:p>
          </table:table-cell>
          <table:table-cell office:value-type="float" office:value="480728" calcext:value-type="float">
            <text:p>480728</text:p>
          </table:table-cell>
          <table:table-cell office:value-type="float" office:value="33.2826" calcext:value-type="float">
            <text:p>33.2826</text:p>
          </table:table-cell>
          <table:table-cell/>
          <table:table-cell table:formula="of:=[.A14]  &amp; &quot; &amp;&quot;" office:value-type="string" office:string-value="M_first1 &amp;" calcext:value-type="string">
            <text:p>M_first1 &amp;</text:p>
          </table:table-cell>
          <table:table-cell table:formula="of:=[.B14]  &amp; &quot; &amp;&quot;" office:value-type="string" office:string-value="28947 &amp;" calcext:value-type="string">
            <text:p>28947 &amp;</text:p>
          </table:table-cell>
          <table:table-cell table:formula="of:=[.C14]  &amp; &quot; &amp;&quot;" office:value-type="string" office:string-value="31.0729 &amp;" calcext:value-type="string">
            <text:p>31.0729 &amp;</text:p>
          </table:table-cell>
          <table:table-cell table:formula="of:=[.D14]  &amp; &quot; &amp;&quot;" office:value-type="string" office:string-value="76818 &amp;" calcext:value-type="string">
            <text:p>76818 &amp;</text:p>
          </table:table-cell>
          <table:table-cell table:formula="of:=[.E14]  &amp; &quot; &amp;&quot;" office:value-type="string" office:string-value="32.6187 &amp;" calcext:value-type="string">
            <text:p>32.6187 &amp;</text:p>
          </table:table-cell>
          <table:table-cell table:formula="of:=[.F14]  &amp; &quot; &amp;&quot;" office:value-type="string" office:string-value="185331 &amp;" calcext:value-type="string">
            <text:p>185331 &amp;</text:p>
          </table:table-cell>
          <table:table-cell table:formula="of:=[.G14]  &amp; &quot; &amp;&quot;" office:value-type="string" office:string-value="34.057 &amp;" calcext:value-type="string">
            <text:p>34.057 &amp;</text:p>
          </table:table-cell>
          <table:table-cell table:formula="of:=[.H14]  &amp; &quot; &amp;&quot;" office:value-type="string" office:string-value="189602 &amp;" calcext:value-type="string">
            <text:p>189602 &amp;</text:p>
          </table:table-cell>
          <table:table-cell table:formula="of:=[.I14]  &amp; &quot; &amp;&quot;" office:value-type="string" office:string-value="33.1329 &amp;" calcext:value-type="string">
            <text:p>33.1329 &amp;</text:p>
          </table:table-cell>
          <table:table-cell table:formula="of:=[.J14]  &amp; &quot; &amp;&quot;" office:value-type="string" office:string-value="480728 &amp;" calcext:value-type="string">
            <text:p>480728 &amp;</text:p>
          </table:table-cell>
          <table:table-cell table:formula="of:=[.K14]  &amp; &quot;\\&quot;" office:value-type="string" office:string-value="33.2826\\" calcext:value-type="string">
            <text:p>33.2826\\</text:p>
          </table:table-cell>
        </table:table-row>
        <table:table-row table:style-name="ro1">
          <table:table-cell office:value-type="string" calcext:value-type="string">
            <text:p>M_first2plus</text:p>
          </table:table-cell>
          <table:table-cell office:value-type="float" office:value="564" calcext:value-type="float">
            <text:p>564</text:p>
          </table:table-cell>
          <table:table-cell office:value-type="float" office:value="42.3777" calcext:value-type="float">
            <text:p>42.3777</text:p>
          </table:table-cell>
          <table:table-cell office:value-type="float" office:value="1546" calcext:value-type="float">
            <text:p>1546</text:p>
          </table:table-cell>
          <table:table-cell office:value-type="float" office:value="53.511" calcext:value-type="float">
            <text:p>53.511</text:p>
          </table:table-cell>
          <table:table-cell office:value-type="float" office:value="2538" calcext:value-type="float">
            <text:p>2538</text:p>
          </table:table-cell>
          <table:table-cell office:value-type="float" office:value="60.0536" calcext:value-type="float">
            <text:p>60.0536</text:p>
          </table:table-cell>
          <table:table-cell office:value-type="float" office:value="3155" calcext:value-type="float">
            <text:p>3155</text:p>
          </table:table-cell>
          <table:table-cell office:value-type="float" office:value="90.7975" calcext:value-type="float">
            <text:p>90.7975</text:p>
          </table:table-cell>
          <table:table-cell office:value-type="float" office:value="7804" calcext:value-type="float">
            <text:p>7804</text:p>
          </table:table-cell>
          <table:table-cell office:value-type="float" office:value="69.9036" calcext:value-type="float">
            <text:p>69.9036</text:p>
          </table:table-cell>
          <table:table-cell/>
          <table:table-cell table:formula="of:=[.A15]  &amp; &quot; &amp;&quot;" office:value-type="string" office:string-value="M_first2plus &amp;" calcext:value-type="string">
            <text:p>M_first2plus &amp;</text:p>
          </table:table-cell>
          <table:table-cell table:formula="of:=[.B15]  &amp; &quot; &amp;&quot;" office:value-type="string" office:string-value="564 &amp;" calcext:value-type="string">
            <text:p>564 &amp;</text:p>
          </table:table-cell>
          <table:table-cell table:formula="of:=[.C15]  &amp; &quot; &amp;&quot;" office:value-type="string" office:string-value="42.3777 &amp;" calcext:value-type="string">
            <text:p>42.3777 &amp;</text:p>
          </table:table-cell>
          <table:table-cell table:formula="of:=[.D15]  &amp; &quot; &amp;&quot;" office:value-type="string" office:string-value="1546 &amp;" calcext:value-type="string">
            <text:p>1546 &amp;</text:p>
          </table:table-cell>
          <table:table-cell table:formula="of:=[.E15]  &amp; &quot; &amp;&quot;" office:value-type="string" office:string-value="53.511 &amp;" calcext:value-type="string">
            <text:p>53.511 &amp;</text:p>
          </table:table-cell>
          <table:table-cell table:formula="of:=[.F15]  &amp; &quot; &amp;&quot;" office:value-type="string" office:string-value="2538 &amp;" calcext:value-type="string">
            <text:p>2538 &amp;</text:p>
          </table:table-cell>
          <table:table-cell table:formula="of:=[.G15]  &amp; &quot; &amp;&quot;" office:value-type="string" office:string-value="60.0536 &amp;" calcext:value-type="string">
            <text:p>60.0536 &amp;</text:p>
          </table:table-cell>
          <table:table-cell table:formula="of:=[.H15]  &amp; &quot; &amp;&quot;" office:value-type="string" office:string-value="3155 &amp;" calcext:value-type="string">
            <text:p>3155 &amp;</text:p>
          </table:table-cell>
          <table:table-cell table:formula="of:=[.I15]  &amp; &quot; &amp;&quot;" office:value-type="string" office:string-value="90.7975 &amp;" calcext:value-type="string">
            <text:p>90.7975 &amp;</text:p>
          </table:table-cell>
          <table:table-cell table:formula="of:=[.J15]  &amp; &quot; &amp;&quot;" office:value-type="string" office:string-value="7804 &amp;" calcext:value-type="string">
            <text:p>7804 &amp;</text:p>
          </table:table-cell>
          <table:table-cell table:formula="of:=[.K15]  &amp; &quot;\\&quot;" office:value-type="string" office:string-value="69.9036\\" calcext:value-type="string">
            <text:p>69.9036\\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26472" calcext:value-type="float">
            <text:p>26472</text:p>
          </table:table-cell>
          <table:table-cell office:value-type="float" office:value="55.5781" calcext:value-type="float">
            <text:p>55.5781</text:p>
          </table:table-cell>
          <table:table-cell office:value-type="float" office:value="72370" calcext:value-type="float">
            <text:p>72370</text:p>
          </table:table-cell>
          <table:table-cell office:value-type="float" office:value="59.0386" calcext:value-type="float">
            <text:p>59.0386</text:p>
          </table:table-cell>
          <table:table-cell office:value-type="float" office:value="179160" calcext:value-type="float">
            <text:p>179160</text:p>
          </table:table-cell>
          <table:table-cell office:value-type="float" office:value="59.9826" calcext:value-type="float">
            <text:p>59.9826</text:p>
          </table:table-cell>
          <table:table-cell office:value-type="float" office:value="186121" calcext:value-type="float">
            <text:p>186121</text:p>
          </table:table-cell>
          <table:table-cell office:value-type="float" office:value="60.5959" calcext:value-type="float">
            <text:p>60.5959</text:p>
          </table:table-cell>
          <table:table-cell office:value-type="float" office:value="464145" calcext:value-type="float">
            <text:p>464145</text:p>
          </table:table-cell>
          <table:table-cell office:value-type="float" office:value="59.8287" calcext:value-type="float">
            <text:p>59.8287</text:p>
          </table:table-cell>
          <table:table-cell/>
          <table:table-cell table:formula="of:=[.A16]  &amp; &quot; &amp;&quot;" office:value-type="string" office:string-value="M1 &amp;" calcext:value-type="string">
            <text:p>M1 &amp;</text:p>
          </table:table-cell>
          <table:table-cell table:formula="of:=[.B16]  &amp; &quot; &amp;&quot;" office:value-type="string" office:string-value="26472 &amp;" calcext:value-type="string">
            <text:p>26472 &amp;</text:p>
          </table:table-cell>
          <table:table-cell table:formula="of:=[.C16]  &amp; &quot; &amp;&quot;" office:value-type="string" office:string-value="55.5781 &amp;" calcext:value-type="string">
            <text:p>55.5781 &amp;</text:p>
          </table:table-cell>
          <table:table-cell table:formula="of:=[.D16]  &amp; &quot; &amp;&quot;" office:value-type="string" office:string-value="72370 &amp;" calcext:value-type="string">
            <text:p>72370 &amp;</text:p>
          </table:table-cell>
          <table:table-cell table:formula="of:=[.E16]  &amp; &quot; &amp;&quot;" office:value-type="string" office:string-value="59.0386 &amp;" calcext:value-type="string">
            <text:p>59.0386 &amp;</text:p>
          </table:table-cell>
          <table:table-cell table:formula="of:=[.F16]  &amp; &quot; &amp;&quot;" office:value-type="string" office:string-value="179160 &amp;" calcext:value-type="string">
            <text:p>179160 &amp;</text:p>
          </table:table-cell>
          <table:table-cell table:formula="of:=[.G16]  &amp; &quot; &amp;&quot;" office:value-type="string" office:string-value="59.9826 &amp;" calcext:value-type="string">
            <text:p>59.9826 &amp;</text:p>
          </table:table-cell>
          <table:table-cell table:formula="of:=[.H16]  &amp; &quot; &amp;&quot;" office:value-type="string" office:string-value="186121 &amp;" calcext:value-type="string">
            <text:p>186121 &amp;</text:p>
          </table:table-cell>
          <table:table-cell table:formula="of:=[.I16]  &amp; &quot; &amp;&quot;" office:value-type="string" office:string-value="60.5959 &amp;" calcext:value-type="string">
            <text:p>60.5959 &amp;</text:p>
          </table:table-cell>
          <table:table-cell table:formula="of:=[.J16]  &amp; &quot; &amp;&quot;" office:value-type="string" office:string-value="464145 &amp;" calcext:value-type="string">
            <text:p>464145 &amp;</text:p>
          </table:table-cell>
          <table:table-cell table:formula="of:=[.K16]  &amp; &quot;\\&quot;" office:value-type="string" office:string-value="59.8287\\" calcext:value-type="string">
            <text:p>59.8287\\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21440" calcext:value-type="float">
            <text:p>21440</text:p>
          </table:table-cell>
          <table:table-cell office:value-type="float" office:value="46.9746" calcext:value-type="float">
            <text:p>46.9746</text:p>
          </table:table-cell>
          <table:table-cell office:value-type="float" office:value="66917" calcext:value-type="float">
            <text:p>66917</text:p>
          </table:table-cell>
          <table:table-cell office:value-type="float" office:value="50.6157" calcext:value-type="float">
            <text:p>50.6157</text:p>
          </table:table-cell>
          <table:table-cell office:value-type="float" office:value="172514" calcext:value-type="float">
            <text:p>172514</text:p>
          </table:table-cell>
          <table:table-cell office:value-type="float" office:value="56.3075" calcext:value-type="float">
            <text:p>56.3075</text:p>
          </table:table-cell>
          <table:table-cell office:value-type="float" office:value="183564" calcext:value-type="float">
            <text:p>183564</text:p>
          </table:table-cell>
          <table:table-cell office:value-type="float" office:value="59.4828" calcext:value-type="float">
            <text:p>59.4828</text:p>
          </table:table-cell>
          <table:table-cell office:value-type="float" office:value="444436" calcext:value-type="float">
            <text:p>444436</text:p>
          </table:table-cell>
          <table:table-cell office:value-type="float" office:value="56.3118" calcext:value-type="float">
            <text:p>56.3118</text:p>
          </table:table-cell>
          <table:table-cell/>
          <table:table-cell table:formula="of:=[.A17]  &amp; &quot; &amp;&quot;" office:value-type="string" office:string-value="M2 &amp;" calcext:value-type="string">
            <text:p>M2 &amp;</text:p>
          </table:table-cell>
          <table:table-cell table:formula="of:=[.B17]  &amp; &quot; &amp;&quot;" office:value-type="string" office:string-value="21440 &amp;" calcext:value-type="string">
            <text:p>21440 &amp;</text:p>
          </table:table-cell>
          <table:table-cell table:formula="of:=[.C17]  &amp; &quot; &amp;&quot;" office:value-type="string" office:string-value="46.9746 &amp;" calcext:value-type="string">
            <text:p>46.9746 &amp;</text:p>
          </table:table-cell>
          <table:table-cell table:formula="of:=[.D17]  &amp; &quot; &amp;&quot;" office:value-type="string" office:string-value="66917 &amp;" calcext:value-type="string">
            <text:p>66917 &amp;</text:p>
          </table:table-cell>
          <table:table-cell table:formula="of:=[.E17]  &amp; &quot; &amp;&quot;" office:value-type="string" office:string-value="50.6157 &amp;" calcext:value-type="string">
            <text:p>50.6157 &amp;</text:p>
          </table:table-cell>
          <table:table-cell table:formula="of:=[.F17]  &amp; &quot; &amp;&quot;" office:value-type="string" office:string-value="172514 &amp;" calcext:value-type="string">
            <text:p>172514 &amp;</text:p>
          </table:table-cell>
          <table:table-cell table:formula="of:=[.G17]  &amp; &quot; &amp;&quot;" office:value-type="string" office:string-value="56.3075 &amp;" calcext:value-type="string">
            <text:p>56.3075 &amp;</text:p>
          </table:table-cell>
          <table:table-cell table:formula="of:=[.H17]  &amp; &quot; &amp;&quot;" office:value-type="string" office:string-value="183564 &amp;" calcext:value-type="string">
            <text:p>183564 &amp;</text:p>
          </table:table-cell>
          <table:table-cell table:formula="of:=[.I17]  &amp; &quot; &amp;&quot;" office:value-type="string" office:string-value="59.4828 &amp;" calcext:value-type="string">
            <text:p>59.4828 &amp;</text:p>
          </table:table-cell>
          <table:table-cell table:formula="of:=[.J17]  &amp; &quot; &amp;&quot;" office:value-type="string" office:string-value="444436 &amp;" calcext:value-type="string">
            <text:p>444436 &amp;</text:p>
          </table:table-cell>
          <table:table-cell table:formula="of:=[.K17]  &amp; &quot;\\&quot;" office:value-type="string" office:string-value="56.3118\\" calcext:value-type="string">
            <text:p>56.3118\\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6545" calcext:value-type="float">
            <text:p>6545</text:p>
          </table:table-cell>
          <table:table-cell office:value-type="float" office:value="27.5694" calcext:value-type="float">
            <text:p>27.5694</text:p>
          </table:table-cell>
          <table:table-cell office:value-type="float" office:value="29717" calcext:value-type="float">
            <text:p>29717</text:p>
          </table:table-cell>
          <table:table-cell office:value-type="float" office:value="31.7158" calcext:value-type="float">
            <text:p>31.7158</text:p>
          </table:table-cell>
          <table:table-cell office:value-type="float" office:value="123056" calcext:value-type="float">
            <text:p>123056</text:p>
          </table:table-cell>
          <table:table-cell office:value-type="float" office:value="30.2666" calcext:value-type="float">
            <text:p>30.2666</text:p>
          </table:table-cell>
          <table:table-cell office:value-type="float" office:value="165658" calcext:value-type="float">
            <text:p>165658</text:p>
          </table:table-cell>
          <table:table-cell office:value-type="float" office:value="47.4067" calcext:value-type="float">
            <text:p>47.4067</text:p>
          </table:table-cell>
          <table:table-cell office:value-type="float" office:value="324977" calcext:value-type="float">
            <text:p>324977</text:p>
          </table:table-cell>
          <table:table-cell office:value-type="float" office:value="39.0819" calcext:value-type="float">
            <text:p>39.0819</text:p>
          </table:table-cell>
          <table:table-cell/>
          <table:table-cell table:formula="of:=[.A18]  &amp; &quot; &amp;&quot;" office:value-type="string" office:string-value="M3 &amp;" calcext:value-type="string">
            <text:p>M3 &amp;</text:p>
          </table:table-cell>
          <table:table-cell table:formula="of:=[.B18]  &amp; &quot; &amp;&quot;" office:value-type="string" office:string-value="6545 &amp;" calcext:value-type="string">
            <text:p>6545 &amp;</text:p>
          </table:table-cell>
          <table:table-cell table:formula="of:=[.C18]  &amp; &quot; &amp;&quot;" office:value-type="string" office:string-value="27.5694 &amp;" calcext:value-type="string">
            <text:p>27.5694 &amp;</text:p>
          </table:table-cell>
          <table:table-cell table:formula="of:=[.D18]  &amp; &quot; &amp;&quot;" office:value-type="string" office:string-value="29717 &amp;" calcext:value-type="string">
            <text:p>29717 &amp;</text:p>
          </table:table-cell>
          <table:table-cell table:formula="of:=[.E18]  &amp; &quot; &amp;&quot;" office:value-type="string" office:string-value="31.7158 &amp;" calcext:value-type="string">
            <text:p>31.7158 &amp;</text:p>
          </table:table-cell>
          <table:table-cell table:formula="of:=[.F18]  &amp; &quot; &amp;&quot;" office:value-type="string" office:string-value="123056 &amp;" calcext:value-type="string">
            <text:p>123056 &amp;</text:p>
          </table:table-cell>
          <table:table-cell table:formula="of:=[.G18]  &amp; &quot; &amp;&quot;" office:value-type="string" office:string-value="30.2666 &amp;" calcext:value-type="string">
            <text:p>30.2666 &amp;</text:p>
          </table:table-cell>
          <table:table-cell table:formula="of:=[.H18]  &amp; &quot; &amp;&quot;" office:value-type="string" office:string-value="165658 &amp;" calcext:value-type="string">
            <text:p>165658 &amp;</text:p>
          </table:table-cell>
          <table:table-cell table:formula="of:=[.I18]  &amp; &quot; &amp;&quot;" office:value-type="string" office:string-value="47.4067 &amp;" calcext:value-type="string">
            <text:p>47.4067 &amp;</text:p>
          </table:table-cell>
          <table:table-cell table:formula="of:=[.J18]  &amp; &quot; &amp;&quot;" office:value-type="string" office:string-value="324977 &amp;" calcext:value-type="string">
            <text:p>324977 &amp;</text:p>
          </table:table-cell>
          <table:table-cell table:formula="of:=[.K18]  &amp; &quot;\\&quot;" office:value-type="string" office:string-value="39.0819\\" calcext:value-type="string">
            <text:p>39.0819\\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902" calcext:value-type="float">
            <text:p>1902</text:p>
          </table:table-cell>
          <table:table-cell office:value-type="float" office:value="26.0221" calcext:value-type="float">
            <text:p>26.0221</text:p>
          </table:table-cell>
          <table:table-cell office:value-type="float" office:value="10606" calcext:value-type="float">
            <text:p>10606</text:p>
          </table:table-cell>
          <table:table-cell office:value-type="float" office:value="25.2845" calcext:value-type="float">
            <text:p>25.2845</text:p>
          </table:table-cell>
          <table:table-cell office:value-type="float" office:value="35976" calcext:value-type="float">
            <text:p>35976</text:p>
          </table:table-cell>
          <table:table-cell office:value-type="float" office:value="26.1274" calcext:value-type="float">
            <text:p>26.1274</text:p>
          </table:table-cell>
          <table:table-cell office:value-type="float" office:value="88390" calcext:value-type="float">
            <text:p>88390</text:p>
          </table:table-cell>
          <table:table-cell office:value-type="float" office:value="23.8829" calcext:value-type="float">
            <text:p>23.8829</text:p>
          </table:table-cell>
          <table:table-cell office:value-type="float" office:value="136874" calcext:value-type="float">
            <text:p>136874</text:p>
          </table:table-cell>
          <table:table-cell office:value-type="float" office:value="24.6112" calcext:value-type="float">
            <text:p>24.6112</text:p>
          </table:table-cell>
          <table:table-cell/>
          <table:table-cell table:formula="of:=[.A19]  &amp; &quot; &amp;&quot;" office:value-type="string" office:string-value="M4 &amp;" calcext:value-type="string">
            <text:p>M4 &amp;</text:p>
          </table:table-cell>
          <table:table-cell table:formula="of:=[.B19]  &amp; &quot; &amp;&quot;" office:value-type="string" office:string-value="1902 &amp;" calcext:value-type="string">
            <text:p>1902 &amp;</text:p>
          </table:table-cell>
          <table:table-cell table:formula="of:=[.C19]  &amp; &quot; &amp;&quot;" office:value-type="string" office:string-value="26.0221 &amp;" calcext:value-type="string">
            <text:p>26.0221 &amp;</text:p>
          </table:table-cell>
          <table:table-cell table:formula="of:=[.D19]  &amp; &quot; &amp;&quot;" office:value-type="string" office:string-value="10606 &amp;" calcext:value-type="string">
            <text:p>10606 &amp;</text:p>
          </table:table-cell>
          <table:table-cell table:formula="of:=[.E19]  &amp; &quot; &amp;&quot;" office:value-type="string" office:string-value="25.2845 &amp;" calcext:value-type="string">
            <text:p>25.2845 &amp;</text:p>
          </table:table-cell>
          <table:table-cell table:formula="of:=[.F19]  &amp; &quot; &amp;&quot;" office:value-type="string" office:string-value="35976 &amp;" calcext:value-type="string">
            <text:p>35976 &amp;</text:p>
          </table:table-cell>
          <table:table-cell table:formula="of:=[.G19]  &amp; &quot; &amp;&quot;" office:value-type="string" office:string-value="26.1274 &amp;" calcext:value-type="string">
            <text:p>26.1274 &amp;</text:p>
          </table:table-cell>
          <table:table-cell table:formula="of:=[.H19]  &amp; &quot; &amp;&quot;" office:value-type="string" office:string-value="88390 &amp;" calcext:value-type="string">
            <text:p>88390 &amp;</text:p>
          </table:table-cell>
          <table:table-cell table:formula="of:=[.I19]  &amp; &quot; &amp;&quot;" office:value-type="string" office:string-value="23.8829 &amp;" calcext:value-type="string">
            <text:p>23.8829 &amp;</text:p>
          </table:table-cell>
          <table:table-cell table:formula="of:=[.J19]  &amp; &quot; &amp;&quot;" office:value-type="string" office:string-value="136874 &amp;" calcext:value-type="string">
            <text:p>136874 &amp;</text:p>
          </table:table-cell>
          <table:table-cell table:formula="of:=[.K19]  &amp; &quot;\\&quot;" office:value-type="string" office:string-value="24.6112\\" calcext:value-type="string">
            <text:p>24.6112\\</text:p>
          </table:table-cell>
        </table:table-row>
        <table:table-row table:style-name="ro1">
          <table:table-cell office:value-type="string" calcext:value-type="string">
            <text:p>Mboost</text:p>
          </table:table-cell>
          <table:table-cell office:value-type="float" office:value="213" calcext:value-type="float">
            <text:p>213</text:p>
          </table:table-cell>
          <table:table-cell office:value-type="float" office:value="10.9859" calcext:value-type="float">
            <text:p>10.9859</text:p>
          </table:table-cell>
          <table:table-cell office:value-type="float" office:value="1732" calcext:value-type="float">
            <text:p>1732</text:p>
          </table:table-cell>
          <table:table-cell office:value-type="float" office:value="10.4284" calcext:value-type="float">
            <text:p>10.4284</text:p>
          </table:table-cell>
          <table:table-cell office:value-type="float" office:value="8903" calcext:value-type="float">
            <text:p>8903</text:p>
          </table:table-cell>
          <table:table-cell office:value-type="float" office:value="10.6946" calcext:value-type="float">
            <text:p>10.6946</text:p>
          </table:table-cell>
          <table:table-cell office:value-type="float" office:value="33080" calcext:value-type="float">
            <text:p>33080</text:p>
          </table:table-cell>
          <table:table-cell office:value-type="float" office:value="10.1518" calcext:value-type="float">
            <text:p>10.1518</text:p>
          </table:table-cell>
          <table:table-cell office:value-type="float" office:value="43928" calcext:value-type="float">
            <text:p>43928</text:p>
          </table:table-cell>
          <table:table-cell office:value-type="float" office:value="10.2768" calcext:value-type="float">
            <text:p>10.2768</text:p>
          </table:table-cell>
          <table:table-cell/>
          <table:table-cell table:formula="of:=[.A20]  &amp; &quot; &amp;&quot;" office:value-type="string" office:string-value="Mboost &amp;" calcext:value-type="string">
            <text:p>Mboost &amp;</text:p>
          </table:table-cell>
          <table:table-cell table:formula="of:=[.B20]  &amp; &quot; &amp;&quot;" office:value-type="string" office:string-value="213 &amp;" calcext:value-type="string">
            <text:p>213 &amp;</text:p>
          </table:table-cell>
          <table:table-cell table:formula="of:=[.C20]  &amp; &quot; &amp;&quot;" office:value-type="string" office:string-value="10.9859 &amp;" calcext:value-type="string">
            <text:p>10.9859 &amp;</text:p>
          </table:table-cell>
          <table:table-cell table:formula="of:=[.D20]  &amp; &quot; &amp;&quot;" office:value-type="string" office:string-value="1732 &amp;" calcext:value-type="string">
            <text:p>1732 &amp;</text:p>
          </table:table-cell>
          <table:table-cell table:formula="of:=[.E20]  &amp; &quot; &amp;&quot;" office:value-type="string" office:string-value="10.4284 &amp;" calcext:value-type="string">
            <text:p>10.4284 &amp;</text:p>
          </table:table-cell>
          <table:table-cell table:formula="of:=[.F20]  &amp; &quot; &amp;&quot;" office:value-type="string" office:string-value="8903 &amp;" calcext:value-type="string">
            <text:p>8903 &amp;</text:p>
          </table:table-cell>
          <table:table-cell table:formula="of:=[.G20]  &amp; &quot; &amp;&quot;" office:value-type="string" office:string-value="10.6946 &amp;" calcext:value-type="string">
            <text:p>10.6946 &amp;</text:p>
          </table:table-cell>
          <table:table-cell table:formula="of:=[.H20]  &amp; &quot; &amp;&quot;" office:value-type="string" office:string-value="33080 &amp;" calcext:value-type="string">
            <text:p>33080 &amp;</text:p>
          </table:table-cell>
          <table:table-cell table:formula="of:=[.I20]  &amp; &quot; &amp;&quot;" office:value-type="string" office:string-value="10.1518 &amp;" calcext:value-type="string">
            <text:p>10.1518 &amp;</text:p>
          </table:table-cell>
          <table:table-cell table:formula="of:=[.J20]  &amp; &quot; &amp;&quot;" office:value-type="string" office:string-value="43928 &amp;" calcext:value-type="string">
            <text:p>43928 &amp;</text:p>
          </table:table-cell>
          <table:table-cell table:formula="of:=[.K20]  &amp; &quot;\\&quot;" office:value-type="string" office:string-value="10.2768\\" calcext:value-type="string">
            <text:p>10.2768\\</text:p>
          </table:table-cell>
        </table:table-row>
        <table:table-row table:style-name="ro1">
          <table:table-cell office:value-type="string" calcext:value-type="string">
            <text:p>P_first1</text:p>
          </table:table-cell>
          <table:table-cell office:value-type="float" office:value="614063" calcext:value-type="float">
            <text:p>614063</text:p>
          </table:table-cell>
          <table:table-cell office:value-type="float" office:value="31.038" calcext:value-type="float">
            <text:p>31.038</text:p>
          </table:table-cell>
          <table:table-cell office:value-type="float" office:value="971192" calcext:value-type="float">
            <text:p>971192</text:p>
          </table:table-cell>
          <table:table-cell office:value-type="float" office:value="35.8558" calcext:value-type="float">
            <text:p>35.8558</text:p>
          </table:table-cell>
          <table:table-cell office:value-type="float" office:value="2237875" calcext:value-type="float">
            <text:p>2237875</text:p>
          </table:table-cell>
          <table:table-cell office:value-type="float" office:value="37.806" calcext:value-type="float">
            <text:p>37.806</text:p>
          </table:table-cell>
          <table:table-cell office:value-type="float" office:value="1261365" calcext:value-type="float">
            <text:p>1261365</text:p>
          </table:table-cell>
          <table:table-cell office:value-type="float" office:value="33.1621" calcext:value-type="float">
            <text:p>33.1621</text:p>
          </table:table-cell>
          <table:table-cell office:value-type="float" office:value="5086021" calcext:value-type="float">
            <text:p>5086021</text:p>
          </table:table-cell>
          <table:table-cell office:value-type="float" office:value="35.4599" calcext:value-type="float">
            <text:p>35.4599</text:p>
          </table:table-cell>
          <table:table-cell/>
          <table:table-cell table:formula="of:=[.A21]  &amp; &quot; &amp;&quot;" office:value-type="string" office:string-value="P_first1 &amp;" calcext:value-type="string">
            <text:p>P_first1 &amp;</text:p>
          </table:table-cell>
          <table:table-cell table:formula="of:=[.B21]  &amp; &quot; &amp;&quot;" office:value-type="string" office:string-value="614063 &amp;" calcext:value-type="string">
            <text:p>614063 &amp;</text:p>
          </table:table-cell>
          <table:table-cell table:formula="of:=[.C21]  &amp; &quot; &amp;&quot;" office:value-type="string" office:string-value="31.038 &amp;" calcext:value-type="string">
            <text:p>31.038 &amp;</text:p>
          </table:table-cell>
          <table:table-cell table:formula="of:=[.D21]  &amp; &quot; &amp;&quot;" office:value-type="string" office:string-value="971192 &amp;" calcext:value-type="string">
            <text:p>971192 &amp;</text:p>
          </table:table-cell>
          <table:table-cell table:formula="of:=[.E21]  &amp; &quot; &amp;&quot;" office:value-type="string" office:string-value="35.8558 &amp;" calcext:value-type="string">
            <text:p>35.8558 &amp;</text:p>
          </table:table-cell>
          <table:table-cell table:formula="of:=[.F21]  &amp; &quot; &amp;&quot;" office:value-type="string" office:string-value="2237875 &amp;" calcext:value-type="string">
            <text:p>2237875 &amp;</text:p>
          </table:table-cell>
          <table:table-cell table:formula="of:=[.G21]  &amp; &quot; &amp;&quot;" office:value-type="string" office:string-value="37.806 &amp;" calcext:value-type="string">
            <text:p>37.806 &amp;</text:p>
          </table:table-cell>
          <table:table-cell table:formula="of:=[.H21]  &amp; &quot; &amp;&quot;" office:value-type="string" office:string-value="1261365 &amp;" calcext:value-type="string">
            <text:p>1261365 &amp;</text:p>
          </table:table-cell>
          <table:table-cell table:formula="of:=[.I21]  &amp; &quot; &amp;&quot;" office:value-type="string" office:string-value="33.1621 &amp;" calcext:value-type="string">
            <text:p>33.1621 &amp;</text:p>
          </table:table-cell>
          <table:table-cell table:formula="of:=[.J21]  &amp; &quot; &amp;&quot;" office:value-type="string" office:string-value="5086021 &amp;" calcext:value-type="string">
            <text:p>5086021 &amp;</text:p>
          </table:table-cell>
          <table:table-cell table:formula="of:=[.K21]  &amp; &quot;\\&quot;" office:value-type="string" office:string-value="35.4599\\" calcext:value-type="string">
            <text:p>35.4599\\</text:p>
          </table:table-cell>
        </table:table-row>
        <table:table-row table:style-name="ro1">
          <table:table-cell office:value-type="string" calcext:value-type="string">
            <text:p>P_first2plus</text:p>
          </table:table-cell>
          <table:table-cell office:value-type="float" office:value="7903" calcext:value-type="float">
            <text:p>7903</text:p>
          </table:table-cell>
          <table:table-cell office:value-type="float" office:value="38.5345" calcext:value-type="float">
            <text:p>38.5345</text:p>
          </table:table-cell>
          <table:table-cell office:value-type="float" office:value="17016" calcext:value-type="float">
            <text:p>17016</text:p>
          </table:table-cell>
          <table:table-cell office:value-type="float" office:value="51.1134" calcext:value-type="float">
            <text:p>51.1134</text:p>
          </table:table-cell>
          <table:table-cell office:value-type="float" office:value="25837" calcext:value-type="float">
            <text:p>25837</text:p>
          </table:table-cell>
          <table:table-cell office:value-type="float" office:value="53.3482" calcext:value-type="float">
            <text:p>53.3482</text:p>
          </table:table-cell>
          <table:table-cell office:value-type="float" office:value="17484" calcext:value-type="float">
            <text:p>17484</text:p>
          </table:table-cell>
          <table:table-cell office:value-type="float" office:value="81.8353" calcext:value-type="float">
            <text:p>81.8353</text:p>
          </table:table-cell>
          <table:table-cell office:value-type="float" office:value="68248" calcext:value-type="float">
            <text:p>68248</text:p>
          </table:table-cell>
          <table:table-cell office:value-type="float" office:value="58.3718" calcext:value-type="float">
            <text:p>58.3718</text:p>
          </table:table-cell>
          <table:table-cell/>
          <table:table-cell table:formula="of:=[.A22]  &amp; &quot; &amp;&quot;" office:value-type="string" office:string-value="P_first2plus &amp;" calcext:value-type="string">
            <text:p>P_first2plus &amp;</text:p>
          </table:table-cell>
          <table:table-cell table:formula="of:=[.B22]  &amp; &quot; &amp;&quot;" office:value-type="string" office:string-value="7903 &amp;" calcext:value-type="string">
            <text:p>7903 &amp;</text:p>
          </table:table-cell>
          <table:table-cell table:formula="of:=[.C22]  &amp; &quot; &amp;&quot;" office:value-type="string" office:string-value="38.5345 &amp;" calcext:value-type="string">
            <text:p>38.5345 &amp;</text:p>
          </table:table-cell>
          <table:table-cell table:formula="of:=[.D22]  &amp; &quot; &amp;&quot;" office:value-type="string" office:string-value="17016 &amp;" calcext:value-type="string">
            <text:p>17016 &amp;</text:p>
          </table:table-cell>
          <table:table-cell table:formula="of:=[.E22]  &amp; &quot; &amp;&quot;" office:value-type="string" office:string-value="51.1134 &amp;" calcext:value-type="string">
            <text:p>51.1134 &amp;</text:p>
          </table:table-cell>
          <table:table-cell table:formula="of:=[.F22]  &amp; &quot; &amp;&quot;" office:value-type="string" office:string-value="25837 &amp;" calcext:value-type="string">
            <text:p>25837 &amp;</text:p>
          </table:table-cell>
          <table:table-cell table:formula="of:=[.G22]  &amp; &quot; &amp;&quot;" office:value-type="string" office:string-value="53.3482 &amp;" calcext:value-type="string">
            <text:p>53.3482 &amp;</text:p>
          </table:table-cell>
          <table:table-cell table:formula="of:=[.H22]  &amp; &quot; &amp;&quot;" office:value-type="string" office:string-value="17484 &amp;" calcext:value-type="string">
            <text:p>17484 &amp;</text:p>
          </table:table-cell>
          <table:table-cell table:formula="of:=[.I22]  &amp; &quot; &amp;&quot;" office:value-type="string" office:string-value="81.8353 &amp;" calcext:value-type="string">
            <text:p>81.8353 &amp;</text:p>
          </table:table-cell>
          <table:table-cell table:formula="of:=[.J22]  &amp; &quot; &amp;&quot;" office:value-type="string" office:string-value="68248 &amp;" calcext:value-type="string">
            <text:p>68248 &amp;</text:p>
          </table:table-cell>
          <table:table-cell table:formula="of:=[.K22]  &amp; &quot;\\&quot;" office:value-type="string" office:string-value="58.3718\\" calcext:value-type="string">
            <text:p>58.3718\\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569712" calcext:value-type="float">
            <text:p>569712</text:p>
          </table:table-cell>
          <table:table-cell office:value-type="float" office:value="57.705" calcext:value-type="float">
            <text:p>57.705</text:p>
          </table:table-cell>
          <table:table-cell office:value-type="float" office:value="922918" calcext:value-type="float">
            <text:p>922918</text:p>
          </table:table-cell>
          <table:table-cell office:value-type="float" office:value="59.5366" calcext:value-type="float">
            <text:p>59.5366</text:p>
          </table:table-cell>
          <table:table-cell office:value-type="float" office:value="2186557" calcext:value-type="float">
            <text:p>2186557</text:p>
          </table:table-cell>
          <table:table-cell office:value-type="float" office:value="60.383" calcext:value-type="float">
            <text:p>60.383</text:p>
          </table:table-cell>
          <table:table-cell office:value-type="float" office:value="1243178" calcext:value-type="float">
            <text:p>1243178</text:p>
          </table:table-cell>
          <table:table-cell office:value-type="float" office:value="60.6162" calcext:value-type="float">
            <text:p>60.6162</text:p>
          </table:table-cell>
          <table:table-cell office:value-type="float" office:value="4923610" calcext:value-type="float">
            <text:p>4923610</text:p>
          </table:table-cell>
          <table:table-cell office:value-type="float" office:value="59.9708" calcext:value-type="float">
            <text:p>59.9708</text:p>
          </table:table-cell>
          <table:table-cell/>
          <table:table-cell table:formula="of:=[.A23]  &amp; &quot; &amp;&quot;" office:value-type="string" office:string-value="P1 &amp;" calcext:value-type="string">
            <text:p>P1 &amp;</text:p>
          </table:table-cell>
          <table:table-cell table:formula="of:=[.B23]  &amp; &quot; &amp;&quot;" office:value-type="string" office:string-value="569712 &amp;" calcext:value-type="string">
            <text:p>569712 &amp;</text:p>
          </table:table-cell>
          <table:table-cell table:formula="of:=[.C23]  &amp; &quot; &amp;&quot;" office:value-type="string" office:string-value="57.705 &amp;" calcext:value-type="string">
            <text:p>57.705 &amp;</text:p>
          </table:table-cell>
          <table:table-cell table:formula="of:=[.D23]  &amp; &quot; &amp;&quot;" office:value-type="string" office:string-value="922918 &amp;" calcext:value-type="string">
            <text:p>922918 &amp;</text:p>
          </table:table-cell>
          <table:table-cell table:formula="of:=[.E23]  &amp; &quot; &amp;&quot;" office:value-type="string" office:string-value="59.5366 &amp;" calcext:value-type="string">
            <text:p>59.5366 &amp;</text:p>
          </table:table-cell>
          <table:table-cell table:formula="of:=[.F23]  &amp; &quot; &amp;&quot;" office:value-type="string" office:string-value="2186557 &amp;" calcext:value-type="string">
            <text:p>2186557 &amp;</text:p>
          </table:table-cell>
          <table:table-cell table:formula="of:=[.G23]  &amp; &quot; &amp;&quot;" office:value-type="string" office:string-value="60.383 &amp;" calcext:value-type="string">
            <text:p>60.383 &amp;</text:p>
          </table:table-cell>
          <table:table-cell table:formula="of:=[.H23]  &amp; &quot; &amp;&quot;" office:value-type="string" office:string-value="1243178 &amp;" calcext:value-type="string">
            <text:p>1243178 &amp;</text:p>
          </table:table-cell>
          <table:table-cell table:formula="of:=[.I23]  &amp; &quot; &amp;&quot;" office:value-type="string" office:string-value="60.6162 &amp;" calcext:value-type="string">
            <text:p>60.6162 &amp;</text:p>
          </table:table-cell>
          <table:table-cell table:formula="of:=[.J23]  &amp; &quot; &amp;&quot;" office:value-type="string" office:string-value="4923610 &amp;" calcext:value-type="string">
            <text:p>4923610 &amp;</text:p>
          </table:table-cell>
          <table:table-cell table:formula="of:=[.K23]  &amp; &quot;\\&quot;" office:value-type="string" office:string-value="59.9708\\" calcext:value-type="string">
            <text:p>59.9708\\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483691" calcext:value-type="float">
            <text:p>483691</text:p>
          </table:table-cell>
          <table:table-cell office:value-type="float" office:value="29.9072" calcext:value-type="float">
            <text:p>29.9072</text:p>
          </table:table-cell>
          <table:table-cell office:value-type="float" office:value="867851" calcext:value-type="float">
            <text:p>867851</text:p>
          </table:table-cell>
          <table:table-cell office:value-type="float" office:value="43.8328" calcext:value-type="float">
            <text:p>43.8328</text:p>
          </table:table-cell>
          <table:table-cell office:value-type="float" office:value="2131571" calcext:value-type="float">
            <text:p>2131571</text:p>
          </table:table-cell>
          <table:table-cell office:value-type="float" office:value="55.5763" calcext:value-type="float">
            <text:p>55.5763</text:p>
          </table:table-cell>
          <table:table-cell office:value-type="float" office:value="1225612" calcext:value-type="float">
            <text:p>1225612</text:p>
          </table:table-cell>
          <table:table-cell office:value-type="float" office:value="59.0829" calcext:value-type="float">
            <text:p>59.0829</text:p>
          </table:table-cell>
          <table:table-cell office:value-type="float" office:value="4709451" calcext:value-type="float">
            <text:p>4709451</text:p>
          </table:table-cell>
          <table:table-cell office:value-type="float" office:value="51.6825" calcext:value-type="float">
            <text:p>51.6825</text:p>
          </table:table-cell>
          <table:table-cell/>
          <table:table-cell table:formula="of:=[.A24]  &amp; &quot; &amp;&quot;" office:value-type="string" office:string-value="P2 &amp;" calcext:value-type="string">
            <text:p>P2 &amp;</text:p>
          </table:table-cell>
          <table:table-cell table:formula="of:=[.B24]  &amp; &quot; &amp;&quot;" office:value-type="string" office:string-value="483691 &amp;" calcext:value-type="string">
            <text:p>483691 &amp;</text:p>
          </table:table-cell>
          <table:table-cell table:formula="of:=[.C24]  &amp; &quot; &amp;&quot;" office:value-type="string" office:string-value="29.9072 &amp;" calcext:value-type="string">
            <text:p>29.9072 &amp;</text:p>
          </table:table-cell>
          <table:table-cell table:formula="of:=[.D24]  &amp; &quot; &amp;&quot;" office:value-type="string" office:string-value="867851 &amp;" calcext:value-type="string">
            <text:p>867851 &amp;</text:p>
          </table:table-cell>
          <table:table-cell table:formula="of:=[.E24]  &amp; &quot; &amp;&quot;" office:value-type="string" office:string-value="43.8328 &amp;" calcext:value-type="string">
            <text:p>43.8328 &amp;</text:p>
          </table:table-cell>
          <table:table-cell table:formula="of:=[.F24]  &amp; &quot; &amp;&quot;" office:value-type="string" office:string-value="2131571 &amp;" calcext:value-type="string">
            <text:p>2131571 &amp;</text:p>
          </table:table-cell>
          <table:table-cell table:formula="of:=[.G24]  &amp; &quot; &amp;&quot;" office:value-type="string" office:string-value="55.5763 &amp;" calcext:value-type="string">
            <text:p>55.5763 &amp;</text:p>
          </table:table-cell>
          <table:table-cell table:formula="of:=[.H24]  &amp; &quot; &amp;&quot;" office:value-type="string" office:string-value="1225612 &amp;" calcext:value-type="string">
            <text:p>1225612 &amp;</text:p>
          </table:table-cell>
          <table:table-cell table:formula="of:=[.I24]  &amp; &quot; &amp;&quot;" office:value-type="string" office:string-value="59.0829 &amp;" calcext:value-type="string">
            <text:p>59.0829 &amp;</text:p>
          </table:table-cell>
          <table:table-cell table:formula="of:=[.J24]  &amp; &quot; &amp;&quot;" office:value-type="string" office:string-value="4709451 &amp;" calcext:value-type="string">
            <text:p>4709451 &amp;</text:p>
          </table:table-cell>
          <table:table-cell table:formula="of:=[.K24]  &amp; &quot;\\&quot;" office:value-type="string" office:string-value="51.6825\\" calcext:value-type="string">
            <text:p>51.6825\\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40873" calcext:value-type="float">
            <text:p>40873</text:p>
          </table:table-cell>
          <table:table-cell office:value-type="float" office:value="36.0131" calcext:value-type="float">
            <text:p>36.0131</text:p>
          </table:table-cell>
          <table:table-cell office:value-type="float" office:value="204188" calcext:value-type="float">
            <text:p>204188</text:p>
          </table:table-cell>
          <table:table-cell office:value-type="float" office:value="36.0098" calcext:value-type="float">
            <text:p>36.0098</text:p>
          </table:table-cell>
          <table:table-cell office:value-type="float" office:value="1532525" calcext:value-type="float">
            <text:p>1532525</text:p>
          </table:table-cell>
          <table:table-cell office:value-type="float" office:value="23.8681" calcext:value-type="float">
            <text:p>23.8681</text:p>
          </table:table-cell>
          <table:table-cell office:value-type="float" office:value="1132070" calcext:value-type="float">
            <text:p>1132070</text:p>
          </table:table-cell>
          <table:table-cell office:value-type="float" office:value="44.6301" calcext:value-type="float">
            <text:p>44.6301</text:p>
          </table:table-cell>
          <table:table-cell office:value-type="float" office:value="2909673" calcext:value-type="float">
            <text:p>2909673</text:p>
          </table:table-cell>
          <table:table-cell office:value-type="float" office:value="32.9687" calcext:value-type="float">
            <text:p>32.9687</text:p>
          </table:table-cell>
          <table:table-cell/>
          <table:table-cell table:formula="of:=[.A25]  &amp; &quot; &amp;&quot;" office:value-type="string" office:string-value="P3 &amp;" calcext:value-type="string">
            <text:p>P3 &amp;</text:p>
          </table:table-cell>
          <table:table-cell table:formula="of:=[.B25]  &amp; &quot; &amp;&quot;" office:value-type="string" office:string-value="40873 &amp;" calcext:value-type="string">
            <text:p>40873 &amp;</text:p>
          </table:table-cell>
          <table:table-cell table:formula="of:=[.C25]  &amp; &quot; &amp;&quot;" office:value-type="string" office:string-value="36.0131 &amp;" calcext:value-type="string">
            <text:p>36.0131 &amp;</text:p>
          </table:table-cell>
          <table:table-cell table:formula="of:=[.D25]  &amp; &quot; &amp;&quot;" office:value-type="string" office:string-value="204188 &amp;" calcext:value-type="string">
            <text:p>204188 &amp;</text:p>
          </table:table-cell>
          <table:table-cell table:formula="of:=[.E25]  &amp; &quot; &amp;&quot;" office:value-type="string" office:string-value="36.0098 &amp;" calcext:value-type="string">
            <text:p>36.0098 &amp;</text:p>
          </table:table-cell>
          <table:table-cell table:formula="of:=[.F25]  &amp; &quot; &amp;&quot;" office:value-type="string" office:string-value="1532525 &amp;" calcext:value-type="string">
            <text:p>1532525 &amp;</text:p>
          </table:table-cell>
          <table:table-cell table:formula="of:=[.G25]  &amp; &quot; &amp;&quot;" office:value-type="string" office:string-value="23.8681 &amp;" calcext:value-type="string">
            <text:p>23.8681 &amp;</text:p>
          </table:table-cell>
          <table:table-cell table:formula="of:=[.H25]  &amp; &quot; &amp;&quot;" office:value-type="string" office:string-value="1132070 &amp;" calcext:value-type="string">
            <text:p>1132070 &amp;</text:p>
          </table:table-cell>
          <table:table-cell table:formula="of:=[.I25]  &amp; &quot; &amp;&quot;" office:value-type="string" office:string-value="44.6301 &amp;" calcext:value-type="string">
            <text:p>44.6301 &amp;</text:p>
          </table:table-cell>
          <table:table-cell table:formula="of:=[.J25]  &amp; &quot; &amp;&quot;" office:value-type="string" office:string-value="2909673 &amp;" calcext:value-type="string">
            <text:p>2909673 &amp;</text:p>
          </table:table-cell>
          <table:table-cell table:formula="of:=[.K25]  &amp; &quot;\\&quot;" office:value-type="string" office:string-value="32.9687\\" calcext:value-type="string">
            <text:p>32.9687\\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5202" calcext:value-type="float">
            <text:p>15202</text:p>
          </table:table-cell>
          <table:table-cell office:value-type="float" office:value="39.1274" calcext:value-type="float">
            <text:p>39.1274</text:p>
          </table:table-cell>
          <table:table-cell office:value-type="float" office:value="78498" calcext:value-type="float">
            <text:p>78498</text:p>
          </table:table-cell>
          <table:table-cell office:value-type="float" office:value="42.2502" calcext:value-type="float">
            <text:p>42.2502</text:p>
          </table:table-cell>
          <table:table-cell office:value-type="float" office:value="253671" calcext:value-type="float">
            <text:p>253671</text:p>
          </table:table-cell>
          <table:table-cell office:value-type="float" office:value="39.5429" calcext:value-type="float">
            <text:p>39.5429</text:p>
          </table:table-cell>
          <table:table-cell office:value-type="float" office:value="535775" calcext:value-type="float">
            <text:p>535775</text:p>
          </table:table-cell>
          <table:table-cell office:value-type="float" office:value="33.4437" calcext:value-type="float">
            <text:p>33.4437</text:p>
          </table:table-cell>
          <table:table-cell office:value-type="float" office:value="883154" calcext:value-type="float">
            <text:p>883154</text:p>
          </table:table-cell>
          <table:table-cell office:value-type="float" office:value="36.0763" calcext:value-type="float">
            <text:p>36.0763</text:p>
          </table:table-cell>
          <table:table-cell/>
          <table:table-cell table:formula="of:=[.A26]  &amp; &quot; &amp;&quot;" office:value-type="string" office:string-value="P4 &amp;" calcext:value-type="string">
            <text:p>P4 &amp;</text:p>
          </table:table-cell>
          <table:table-cell table:formula="of:=[.B26]  &amp; &quot; &amp;&quot;" office:value-type="string" office:string-value="15202 &amp;" calcext:value-type="string">
            <text:p>15202 &amp;</text:p>
          </table:table-cell>
          <table:table-cell table:formula="of:=[.C26]  &amp; &quot; &amp;&quot;" office:value-type="string" office:string-value="39.1274 &amp;" calcext:value-type="string">
            <text:p>39.1274 &amp;</text:p>
          </table:table-cell>
          <table:table-cell table:formula="of:=[.D26]  &amp; &quot; &amp;&quot;" office:value-type="string" office:string-value="78498 &amp;" calcext:value-type="string">
            <text:p>78498 &amp;</text:p>
          </table:table-cell>
          <table:table-cell table:formula="of:=[.E26]  &amp; &quot; &amp;&quot;" office:value-type="string" office:string-value="42.2502 &amp;" calcext:value-type="string">
            <text:p>42.2502 &amp;</text:p>
          </table:table-cell>
          <table:table-cell table:formula="of:=[.F26]  &amp; &quot; &amp;&quot;" office:value-type="string" office:string-value="253671 &amp;" calcext:value-type="string">
            <text:p>253671 &amp;</text:p>
          </table:table-cell>
          <table:table-cell table:formula="of:=[.G26]  &amp; &quot; &amp;&quot;" office:value-type="string" office:string-value="39.5429 &amp;" calcext:value-type="string">
            <text:p>39.5429 &amp;</text:p>
          </table:table-cell>
          <table:table-cell table:formula="of:=[.H26]  &amp; &quot; &amp;&quot;" office:value-type="string" office:string-value="535775 &amp;" calcext:value-type="string">
            <text:p>535775 &amp;</text:p>
          </table:table-cell>
          <table:table-cell table:formula="of:=[.I26]  &amp; &quot; &amp;&quot;" office:value-type="string" office:string-value="33.4437 &amp;" calcext:value-type="string">
            <text:p>33.4437 &amp;</text:p>
          </table:table-cell>
          <table:table-cell table:formula="of:=[.J26]  &amp; &quot; &amp;&quot;" office:value-type="string" office:string-value="883154 &amp;" calcext:value-type="string">
            <text:p>883154 &amp;</text:p>
          </table:table-cell>
          <table:table-cell table:formula="of:=[.K26]  &amp; &quot;\\&quot;" office:value-type="string" office:string-value="36.0763\\" calcext:value-type="string">
            <text:p>36.0763\\</text:p>
          </table:table-cell>
        </table:table-row>
        <table:table-row table:style-name="ro1">
          <table:table-cell office:value-type="string" calcext:value-type="string">
            <text:p>Pboost</text:p>
          </table:table-cell>
          <table:table-cell office:value-type="float" office:value="2426" calcext:value-type="float">
            <text:p>2426</text:p>
          </table:table-cell>
          <table:table-cell office:value-type="float" office:value="15.7275" calcext:value-type="float">
            <text:p>15.7275</text:p>
          </table:table-cell>
          <table:table-cell office:value-type="float" office:value="15054" calcext:value-type="float">
            <text:p>15054</text:p>
          </table:table-cell>
          <table:table-cell office:value-type="float" office:value="16.9903" calcext:value-type="float">
            <text:p>16.9903</text:p>
          </table:table-cell>
          <table:table-cell office:value-type="float" office:value="75979" calcext:value-type="float">
            <text:p>75979</text:p>
          </table:table-cell>
          <table:table-cell office:value-type="float" office:value="15.512" calcext:value-type="float">
            <text:p>15.512</text:p>
          </table:table-cell>
          <table:table-cell office:value-type="float" office:value="275070" calcext:value-type="float">
            <text:p>275070</text:p>
          </table:table-cell>
          <table:table-cell office:value-type="float" office:value="12.5485" calcext:value-type="float">
            <text:p>12.5485</text:p>
          </table:table-cell>
          <table:table-cell office:value-type="float" office:value="368530" calcext:value-type="float">
            <text:p>368530</text:p>
          </table:table-cell>
          <table:table-cell office:value-type="float" office:value="13.3619" calcext:value-type="float">
            <text:p>13.3619</text:p>
          </table:table-cell>
          <table:table-cell/>
          <table:table-cell table:formula="of:=[.A27]  &amp; &quot; &amp;&quot;" office:value-type="string" office:string-value="Pboost &amp;" calcext:value-type="string">
            <text:p>Pboost &amp;</text:p>
          </table:table-cell>
          <table:table-cell table:formula="of:=[.B27]  &amp; &quot; &amp;&quot;" office:value-type="string" office:string-value="2426 &amp;" calcext:value-type="string">
            <text:p>2426 &amp;</text:p>
          </table:table-cell>
          <table:table-cell table:formula="of:=[.C27]  &amp; &quot; &amp;&quot;" office:value-type="string" office:string-value="15.7275 &amp;" calcext:value-type="string">
            <text:p>15.7275 &amp;</text:p>
          </table:table-cell>
          <table:table-cell table:formula="of:=[.D27]  &amp; &quot; &amp;&quot;" office:value-type="string" office:string-value="15054 &amp;" calcext:value-type="string">
            <text:p>15054 &amp;</text:p>
          </table:table-cell>
          <table:table-cell table:formula="of:=[.E27]  &amp; &quot; &amp;&quot;" office:value-type="string" office:string-value="16.9903 &amp;" calcext:value-type="string">
            <text:p>16.9903 &amp;</text:p>
          </table:table-cell>
          <table:table-cell table:formula="of:=[.F27]  &amp; &quot; &amp;&quot;" office:value-type="string" office:string-value="75979 &amp;" calcext:value-type="string">
            <text:p>75979 &amp;</text:p>
          </table:table-cell>
          <table:table-cell table:formula="of:=[.G27]  &amp; &quot; &amp;&quot;" office:value-type="string" office:string-value="15.512 &amp;" calcext:value-type="string">
            <text:p>15.512 &amp;</text:p>
          </table:table-cell>
          <table:table-cell table:formula="of:=[.H27]  &amp; &quot; &amp;&quot;" office:value-type="string" office:string-value="275070 &amp;" calcext:value-type="string">
            <text:p>275070 &amp;</text:p>
          </table:table-cell>
          <table:table-cell table:formula="of:=[.I27]  &amp; &quot; &amp;&quot;" office:value-type="string" office:string-value="12.5485 &amp;" calcext:value-type="string">
            <text:p>12.5485 &amp;</text:p>
          </table:table-cell>
          <table:table-cell table:formula="of:=[.J27]  &amp; &quot; &amp;&quot;" office:value-type="string" office:string-value="368530 &amp;" calcext:value-type="string">
            <text:p>368530 &amp;</text:p>
          </table:table-cell>
          <table:table-cell table:formula="of:=[.K27]  &amp; &quot;\\&quot;" office:value-type="string" office:string-value="13.3619\\" calcext:value-type="string">
            <text:p>13.3619\\</text:p>
          </table:table-cell>
        </table:table-row>
      </table:table>
      <table:table table:name="Sheet4" table:style-name="ta1">
        <office:forms form:automatic-focus="false" form:apply-design-mode="false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4" table:default-cell-style-name="ce31"/>
        <table:table-column table:style-name="co1" table:default-cell-style-name="Default"/>
        <table:table-column table:style-name="co6" table:default-cell-style-name="Default"/>
        <table:table-column table:style-name="co1" table:number-columns-repeated="54" table:default-cell-style-name="Default"/>
        <table:table-row table:style-name="ro1">
          <table:table-cell office:value-type="string" calcext:value-type="string">
            <text:p>All</text:p>
          </table:table-cell>
          <table:table-cell table:number-columns-repeated="5"/>
          <table:table-cell office:value-type="string" calcext:value-type="string">
            <text:p>12-24</text:p>
          </table:table-cell>
          <table:table-cell table:style-name="Default" table:number-columns-repeated="4"/>
          <table:table-cell/>
          <table:table-cell office:value-type="string" calcext:value-type="string">
            <text:p>25-39</text:p>
          </table:table-cell>
          <table:table-cell table:number-columns-repeated="5"/>
          <table:table-cell office:value-type="string" calcext:value-type="string">
            <text:p>35-64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number-columns-repeated="36"/>
          <table:table-cell office:value-type="string" calcext:value-type="string">
            <text:p>t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Prior1</text:p>
          </table:table-cell>
          <table:table-cell office:value-type="float" office:value="-6.536322" calcext:value-type="float">
            <text:p>-6.536322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89443" calcext:value-type="float">
            <text:p>0.089443</text:p>
          </table:table-cell>
          <table:table-cell office:value-type="float" office:value="0.089434" calcext:value-type="float">
            <text:p>0.089434</text:p>
          </table:table-cell>
          <table:table-cell office:value-type="float" office:value="-73.085" calcext:value-type="float">
            <text:p>-73.085</text:p>
          </table:table-cell>
          <table:table-cell office:value-type="string" calcext:value-type="string">
            <text:p>nfPrior1</text:p>
          </table:table-cell>
          <table:table-cell office:value-type="float" office:value="-6.288" calcext:value-type="float">
            <text:p>-6.29E+00</text:p>
          </table:table-cell>
          <table:table-cell office:value-type="float" office:value="0.001858" calcext:value-type="float">
            <text:p>1.86E-03</text:p>
          </table:table-cell>
          <table:table-cell table:number-columns-repeated="2" office:value-type="float" office:value="0.2085" calcext:value-type="float">
            <text:p>2.09E-01</text:p>
          </table:table-cell>
          <table:table-cell office:value-type="float" office:value="-30.157" calcext:value-type="float">
            <text:p>-30.157</text:p>
          </table:table-cell>
          <table:table-cell office:value-type="string" calcext:value-type="string">
            <text:p>InfPrior1</text:p>
          </table:table-cell>
          <table:table-cell office:value-type="float" office:value="-6.751674" calcext:value-type="float">
            <text:p>-6.751674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208524" calcext:value-type="float">
            <text:p>0.208524</text:p>
          </table:table-cell>
          <table:table-cell office:value-type="float" office:value="0.208513" calcext:value-type="float">
            <text:p>0.208513</text:p>
          </table:table-cell>
          <table:table-cell office:value-type="float" office:value="-32.38" calcext:value-type="float">
            <text:p>-32.38</text:p>
          </table:table-cell>
          <table:table-cell office:value-type="string" calcext:value-type="string">
            <text:p>InfPrior1</text:p>
          </table:table-cell>
          <table:table-cell table:style-name="ce31" office:value-type="float" office:value="-6.564691" calcext:value-type="float">
            <text:p>-6.56E+00</text:p>
          </table:table-cell>
          <table:table-cell office:value-type="float" office:value="0.001409" calcext:value-type="float">
            <text:p>0.001409</text:p>
          </table:table-cell>
          <table:table-cell office:value-type="float" office:value="0.131315" calcext:value-type="float">
            <text:p>0.131315</text:p>
          </table:table-cell>
          <table:table-cell office:value-type="float" office:value="0.131311" calcext:value-type="float">
            <text:p>0.131311</text:p>
          </table:table-cell>
          <table:table-cell office:value-type="float" office:value="-49.993" calcext:value-type="float">
            <text:p>-49.993</text:p>
          </table:table-cell>
          <table:table-cell office:value-type="string" calcext:value-type="string">
            <text:p>InfPrior1</text:p>
          </table:table-cell>
          <table:table-cell office:value-type="float" office:value="-6.564691" calcext:value-type="float">
            <text:p>-6.564691</text:p>
          </table:table-cell>
          <table:table-cell office:value-type="float" office:value="0.001409" calcext:value-type="float">
            <text:p>0.001409</text:p>
          </table:table-cell>
          <table:table-cell office:value-type="float" office:value="0.131315" calcext:value-type="float">
            <text:p>0.131315</text:p>
          </table:table-cell>
          <table:table-cell office:value-type="float" office:value="0.131311" calcext:value-type="float">
            <text:p>0.131311</text:p>
          </table:table-cell>
          <table:table-cell office:value-type="float" office:value="-49.993" calcext:value-type="float">
            <text:p>-49.99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InfPrior2</text:p>
          </table:table-cell>
          <table:table-cell office:value-type="float" office:value="-2.392435" calcext:value-type="float">
            <text:p>-2.392435</text:p>
          </table:table-cell>
          <table:table-cell office:value-type="float" office:value="0.091407" calcext:value-type="float">
            <text:p>0.091407</text:p>
          </table:table-cell>
          <table:table-cell office:value-type="float" office:value="0.01538" calcext:value-type="float">
            <text:p>0.01538</text:p>
          </table:table-cell>
          <table:table-cell office:value-type="float" office:value="0.015376" calcext:value-type="float">
            <text:p>0.015376</text:p>
          </table:table-cell>
          <table:table-cell office:value-type="float" office:value="-155.598" calcext:value-type="float">
            <text:p>-155.598</text:p>
          </table:table-cell>
          <table:table-cell office:value-type="string" calcext:value-type="string">
            <text:p>InfPrior2</text:p>
          </table:table-cell>
          <table:table-cell office:value-type="float" office:value="-2.368" calcext:value-type="float">
            <text:p>-2.37E+00</text:p>
          </table:table-cell>
          <table:table-cell office:value-type="float" office:value="0.09368" calcext:value-type="float">
            <text:p>9.37E-02</text:p>
          </table:table-cell>
          <table:table-cell office:value-type="float" office:value="0.04072" calcext:value-type="float">
            <text:p>4.07E-02</text:p>
          </table:table-cell>
          <table:table-cell office:value-type="float" office:value="0.04068" calcext:value-type="float">
            <text:p>4.07E-02</text:p>
          </table:table-cell>
          <table:table-cell office:value-type="float" office:value="-58.214" calcext:value-type="float">
            <text:p>-58.214</text:p>
          </table:table-cell>
          <table:table-cell office:value-type="string" calcext:value-type="string">
            <text:p>InfPrior2</text:p>
          </table:table-cell>
          <table:table-cell office:value-type="float" office:value="-2.37038" calcext:value-type="float">
            <text:p>-2.37038</text:p>
          </table:table-cell>
          <table:table-cell office:value-type="float" office:value="0.093445" calcext:value-type="float">
            <text:p>0.093445</text:p>
          </table:table-cell>
          <table:table-cell office:value-type="float" office:value="0.031036" calcext:value-type="float">
            <text:p>0.031036</text:p>
          </table:table-cell>
          <table:table-cell office:value-type="float" office:value="0.031015" calcext:value-type="float">
            <text:p>0.031015</text:p>
          </table:table-cell>
          <table:table-cell office:value-type="float" office:value="-76.427" calcext:value-type="float">
            <text:p>-76.427</text:p>
          </table:table-cell>
          <table:table-cell office:value-type="string" calcext:value-type="string">
            <text:p>InfPrior2</text:p>
          </table:table-cell>
          <table:table-cell table:style-name="ce31" office:value-type="float" office:value="-2.558964" calcext:value-type="float">
            <text:p>-2.56E+00</text:p>
          </table:table-cell>
          <table:table-cell office:value-type="float" office:value="0.077385" calcext:value-type="float">
            <text:p>0.077385</text:p>
          </table:table-cell>
          <table:table-cell office:value-type="float" office:value="0.023887" calcext:value-type="float">
            <text:p>0.023887</text:p>
          </table:table-cell>
          <table:table-cell office:value-type="float" office:value="0.023878" calcext:value-type="float">
            <text:p>0.023878</text:p>
          </table:table-cell>
          <table:table-cell office:value-type="float" office:value="-107.168" calcext:value-type="float">
            <text:p>-107.168</text:p>
          </table:table-cell>
          <table:table-cell office:value-type="string" calcext:value-type="string">
            <text:p>InfPrior2</text:p>
          </table:table-cell>
          <table:table-cell office:value-type="float" office:value="-2.558964" calcext:value-type="float">
            <text:p>-2.558964</text:p>
          </table:table-cell>
          <table:table-cell office:value-type="float" office:value="0.077385" calcext:value-type="float">
            <text:p>0.077385</text:p>
          </table:table-cell>
          <table:table-cell office:value-type="float" office:value="0.023887" calcext:value-type="float">
            <text:p>0.023887</text:p>
          </table:table-cell>
          <table:table-cell office:value-type="float" office:value="0.023878" calcext:value-type="float">
            <text:p>0.023878</text:p>
          </table:table-cell>
          <table:table-cell office:value-type="float" office:value="-107.168" calcext:value-type="float">
            <text:p>-107.16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InfPrior3</text:p>
          </table:table-cell>
          <table:table-cell office:value-type="float" office:value="-2.418188" calcext:value-type="float">
            <text:p>-2.418188</text:p>
          </table:table-cell>
          <table:table-cell office:value-type="float" office:value="0.089083" calcext:value-type="float">
            <text:p>0.089083</text:p>
          </table:table-cell>
          <table:table-cell office:value-type="float" office:value="0.019736" calcext:value-type="float">
            <text:p>0.019736</text:p>
          </table:table-cell>
          <table:table-cell office:value-type="float" office:value="0.019739" calcext:value-type="float">
            <text:p>0.019739</text:p>
          </table:table-cell>
          <table:table-cell office:value-type="float" office:value="-122.509" calcext:value-type="float">
            <text:p>-122.509</text:p>
          </table:table-cell>
          <table:table-cell office:value-type="string" calcext:value-type="string">
            <text:p>InfPrior3</text:p>
          </table:table-cell>
          <table:table-cell office:value-type="float" office:value="-2.419" calcext:value-type="float">
            <text:p>-2.42E+00</text:p>
          </table:table-cell>
          <table:table-cell office:value-type="float" office:value="0.08898" calcext:value-type="float">
            <text:p>8.90E-02</text:p>
          </table:table-cell>
          <table:table-cell office:value-type="float" office:value="0.04206" calcext:value-type="float">
            <text:p>4.21E-02</text:p>
          </table:table-cell>
          <table:table-cell office:value-type="float" office:value="0.04205" calcext:value-type="float">
            <text:p>4.21E-02</text:p>
          </table:table-cell>
          <table:table-cell office:value-type="float" office:value="-57.541" calcext:value-type="float">
            <text:p>-57.541</text:p>
          </table:table-cell>
          <table:table-cell office:value-type="string" calcext:value-type="string">
            <text:p>InfPrior3</text:p>
          </table:table-cell>
          <table:table-cell office:value-type="float" office:value="-2.313388" calcext:value-type="float">
            <text:p>-2.313388</text:p>
          </table:table-cell>
          <table:table-cell office:value-type="float" office:value="0.098925" calcext:value-type="float">
            <text:p>0.098925</text:p>
          </table:table-cell>
          <table:table-cell office:value-type="float" office:value="0.03952" calcext:value-type="float">
            <text:p>0.03952</text:p>
          </table:table-cell>
          <table:table-cell office:value-type="float" office:value="0.039503" calcext:value-type="float">
            <text:p>0.039503</text:p>
          </table:table-cell>
          <table:table-cell office:value-type="float" office:value="-58.562" calcext:value-type="float">
            <text:p>-58.562</text:p>
          </table:table-cell>
          <table:table-cell office:value-type="string" calcext:value-type="string">
            <text:p>InfPrior3</text:p>
          </table:table-cell>
          <table:table-cell table:style-name="ce31" office:value-type="float" office:value="-2.580686" calcext:value-type="float">
            <text:p>-2.58E+00</text:p>
          </table:table-cell>
          <table:table-cell office:value-type="float" office:value="0.075722" calcext:value-type="float">
            <text:p>0.075722</text:p>
          </table:table-cell>
          <table:table-cell office:value-type="float" office:value="0.034774" calcext:value-type="float">
            <text:p>0.034774</text:p>
          </table:table-cell>
          <table:table-cell office:value-type="float" office:value="0.03478" calcext:value-type="float">
            <text:p>0.03478</text:p>
          </table:table-cell>
          <table:table-cell office:value-type="float" office:value="-74.2" calcext:value-type="float">
            <text:p>-74.2</text:p>
          </table:table-cell>
          <table:table-cell office:value-type="string" calcext:value-type="string">
            <text:p>InfPrior3</text:p>
          </table:table-cell>
          <table:table-cell office:value-type="float" office:value="-2.580686" calcext:value-type="float">
            <text:p>-2.580686</text:p>
          </table:table-cell>
          <table:table-cell office:value-type="float" office:value="0.075722" calcext:value-type="float">
            <text:p>0.075722</text:p>
          </table:table-cell>
          <table:table-cell office:value-type="float" office:value="0.034774" calcext:value-type="float">
            <text:p>0.034774</text:p>
          </table:table-cell>
          <table:table-cell office:value-type="float" office:value="0.03478" calcext:value-type="float">
            <text:p>0.03478</text:p>
          </table:table-cell>
          <table:table-cell office:value-type="float" office:value="-74.2" calcext:value-type="float">
            <text:p>-74.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InfPriorrest</text:p>
          </table:table-cell>
          <table:table-cell office:value-type="float" office:value="-1.824399" calcext:value-type="float">
            <text:p>-1.824399</text:p>
          </table:table-cell>
          <table:table-cell office:value-type="float" office:value="0.161315" calcext:value-type="float">
            <text:p>0.161315</text:p>
          </table:table-cell>
          <table:table-cell office:value-type="float" office:value="0.013503" calcext:value-type="float">
            <text:p>0.013503</text:p>
          </table:table-cell>
          <table:table-cell office:value-type="float" office:value="0.01351" calcext:value-type="float">
            <text:p>0.01351</text:p>
          </table:table-cell>
          <table:table-cell office:value-type="float" office:value="-135.039" calcext:value-type="float">
            <text:p>-135.039</text:p>
          </table:table-cell>
          <table:table-cell office:value-type="string" calcext:value-type="string">
            <text:p>InfPriorrest</text:p>
          </table:table-cell>
          <table:table-cell office:value-type="float" office:value="-1.779" calcext:value-type="float">
            <text:p>-1.78E+00</text:p>
          </table:table-cell>
          <table:table-cell office:value-type="float" office:value="0.1688" calcext:value-type="float">
            <text:p>1.69E-01</text:p>
          </table:table-cell>
          <table:table-cell office:value-type="float" office:value="0.02896" calcext:value-type="float">
            <text:p>2.90E-02</text:p>
          </table:table-cell>
          <table:table-cell office:value-type="float" office:value="0.02897" calcext:value-type="float">
            <text:p>2.90E-02</text:p>
          </table:table-cell>
          <table:table-cell office:value-type="float" office:value="-61.41" calcext:value-type="float">
            <text:p>-61.41</text:p>
          </table:table-cell>
          <table:table-cell office:value-type="string" calcext:value-type="string">
            <text:p>InfPriorrest</text:p>
          </table:table-cell>
          <table:table-cell office:value-type="float" office:value="-1.719201" calcext:value-type="float">
            <text:p>-1.719201</text:p>
          </table:table-cell>
          <table:table-cell office:value-type="float" office:value="0.179209" calcext:value-type="float">
            <text:p>0.179209</text:p>
          </table:table-cell>
          <table:table-cell office:value-type="float" office:value="0.026592" calcext:value-type="float">
            <text:p>0.026592</text:p>
          </table:table-cell>
          <table:table-cell office:value-type="float" office:value="0.026623" calcext:value-type="float">
            <text:p>0.026623</text:p>
          </table:table-cell>
          <table:table-cell office:value-type="float" office:value="-64.576" calcext:value-type="float">
            <text:p>-64.576</text:p>
          </table:table-cell>
          <table:table-cell office:value-type="string" calcext:value-type="string">
            <text:p>InfPriorrest</text:p>
          </table:table-cell>
          <table:table-cell table:style-name="ce31" office:value-type="float" office:value="-2.002746" calcext:value-type="float">
            <text:p>-2.00E+00</text:p>
          </table:table-cell>
          <table:table-cell office:value-type="float" office:value="0.134964" calcext:value-type="float">
            <text:p>0.134964</text:p>
          </table:table-cell>
          <table:table-cell office:value-type="float" office:value="0.023095" calcext:value-type="float">
            <text:p>0.023095</text:p>
          </table:table-cell>
          <table:table-cell office:value-type="float" office:value="0.023123" calcext:value-type="float">
            <text:p>0.023123</text:p>
          </table:table-cell>
          <table:table-cell office:value-type="float" office:value="-86.614" calcext:value-type="float">
            <text:p>-86.614</text:p>
          </table:table-cell>
          <table:table-cell office:value-type="string" calcext:value-type="string">
            <text:p>InfPriorrest</text:p>
          </table:table-cell>
          <table:table-cell office:value-type="float" office:value="-2.002746" calcext:value-type="float">
            <text:p>-2.002746</text:p>
          </table:table-cell>
          <table:table-cell office:value-type="float" office:value="0.134964" calcext:value-type="float">
            <text:p>0.134964</text:p>
          </table:table-cell>
          <table:table-cell office:value-type="float" office:value="0.023095" calcext:value-type="float">
            <text:p>0.023095</text:p>
          </table:table-cell>
          <table:table-cell office:value-type="float" office:value="0.023123" calcext:value-type="float">
            <text:p>0.023123</text:p>
          </table:table-cell>
          <table:table-cell office:value-type="float" office:value="-86.614" calcext:value-type="float">
            <text:p>-86.61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ccStatusA_first1</text:p>
          </table:table-cell>
          <table:table-cell office:value-type="float" office:value="-0.444002" calcext:value-type="float">
            <text:p>-0.444002</text:p>
          </table:table-cell>
          <table:table-cell office:value-type="float" office:value="0.641464" calcext:value-type="float">
            <text:p>0.641464</text:p>
          </table:table-cell>
          <table:table-cell office:value-type="float" office:value="0.019839" calcext:value-type="float">
            <text:p>0.019839</text:p>
          </table:table-cell>
          <table:table-cell office:value-type="float" office:value="0.019868" calcext:value-type="float">
            <text:p>0.019868</text:p>
          </table:table-cell>
          <table:table-cell office:value-type="float" office:value="-22.348" calcext:value-type="float">
            <text:p>-22.348</text:p>
          </table:table-cell>
          <table:table-cell office:value-type="string" calcext:value-type="string">
            <text:p>VaccStatusA_first1</text:p>
          </table:table-cell>
          <table:table-cell office:value-type="float" office:value="-0.6255" calcext:value-type="float">
            <text:p>-6.26E-01</text:p>
          </table:table-cell>
          <table:table-cell office:value-type="float" office:value="0.535" calcext:value-type="float">
            <text:p>5.35E-01</text:p>
          </table:table-cell>
          <table:table-cell office:value-type="float" office:value="0.2358" calcext:value-type="float">
            <text:p>2.36E-01</text:p>
          </table:table-cell>
          <table:table-cell office:value-type="float" office:value="0.2366" calcext:value-type="float">
            <text:p>2.37E-01</text:p>
          </table:table-cell>
          <table:table-cell office:value-type="float" office:value="-2.644" calcext:value-type="float">
            <text:p>-2.644</text:p>
          </table:table-cell>
          <table:table-cell office:value-type="string" calcext:value-type="string">
            <text:p>VaccStatusA_first1</text:p>
          </table:table-cell>
          <table:table-cell office:value-type="float" office:value="-0.463263" calcext:value-type="float">
            <text:p>-0.463263</text:p>
          </table:table-cell>
          <table:table-cell office:value-type="float" office:value="0.629227" calcext:value-type="float">
            <text:p>0.629227</text:p>
          </table:table-cell>
          <table:table-cell office:value-type="float" office:value="0.086813" calcext:value-type="float">
            <text:p>0.086813</text:p>
          </table:table-cell>
          <table:table-cell office:value-type="float" office:value="0.086867" calcext:value-type="float">
            <text:p>0.086867</text:p>
          </table:table-cell>
          <table:table-cell office:value-type="float" office:value="-5.333" calcext:value-type="float">
            <text:p>-5.333</text:p>
          </table:table-cell>
          <table:table-cell table:style-name="ce31" office:value-type="string" calcext:value-type="string">
            <text:p>VaccStatusA_first1</text:p>
          </table:table-cell>
          <table:table-cell office:value-type="float" office:value="-0.410952" calcext:value-type="float">
            <text:p>-0.410952</text:p>
          </table:table-cell>
          <table:table-cell office:value-type="float" office:value="0.663019" calcext:value-type="float">
            <text:p>0.663019</text:p>
          </table:table-cell>
          <table:table-cell office:value-type="float" office:value="0.036171" calcext:value-type="float">
            <text:p>0.036171</text:p>
          </table:table-cell>
          <table:table-cell office:value-type="float" office:value="0.036216" calcext:value-type="float">
            <text:p>0.036216</text:p>
          </table:table-cell>
          <table:table-cell office:value-type="float" office:value="-11.347" calcext:value-type="float">
            <text:p>-11.347</text:p>
          </table:table-cell>
          <table:table-cell office:value-type="string" calcext:value-type="string">
            <text:p>VaccStatusA_first1</text:p>
          </table:table-cell>
          <table:table-cell office:value-type="float" office:value="-0.410952" calcext:value-type="float">
            <text:p>-0.410952</text:p>
          </table:table-cell>
          <table:table-cell office:value-type="float" office:value="0.663019" calcext:value-type="float">
            <text:p>0.663019</text:p>
          </table:table-cell>
          <table:table-cell office:value-type="float" office:value="0.036171" calcext:value-type="float">
            <text:p>0.036171</text:p>
          </table:table-cell>
          <table:table-cell office:value-type="float" office:value="0.036216" calcext:value-type="float">
            <text:p>0.036216</text:p>
          </table:table-cell>
          <table:table-cell office:value-type="float" office:value="-11.347" calcext:value-type="float">
            <text:p>-11.34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ccStatusA_first2plus</text:p>
          </table:table-cell>
          <table:table-cell office:value-type="float" office:value="-0.940501" calcext:value-type="float">
            <text:p>-0.940501</text:p>
          </table:table-cell>
          <table:table-cell office:value-type="float" office:value="0.390432" calcext:value-type="float">
            <text:p>0.390432</text:p>
          </table:table-cell>
          <table:table-cell office:value-type="float" office:value="0.064513" calcext:value-type="float">
            <text:p>0.064513</text:p>
          </table:table-cell>
          <table:table-cell office:value-type="float" office:value="0.064465" calcext:value-type="float">
            <text:p>0.064465</text:p>
          </table:table-cell>
          <table:table-cell office:value-type="float" office:value="-14.589" calcext:value-type="float">
            <text:p>-14.589</text:p>
          </table:table-cell>
          <table:table-cell office:value-type="string" calcext:value-type="string">
            <text:p>VaccStatusA_first2plus</text:p>
          </table:table-cell>
          <table:table-cell office:value-type="float" office:value="-1.196" calcext:value-type="float">
            <text:p>-1.20E+00</text:p>
          </table:table-cell>
          <table:table-cell office:value-type="float" office:value="0.3023" calcext:value-type="float">
            <text:p>3.02E-01</text:p>
          </table:table-cell>
          <table:table-cell office:value-type="float" office:value="0.7071" calcext:value-type="float">
            <text:p>7.07E-01</text:p>
          </table:table-cell>
          <table:table-cell office:value-type="float" office:value="0.7137" calcext:value-type="float">
            <text:p>7.14E-01</text:p>
          </table:table-cell>
          <table:table-cell office:value-type="float" office:value="-1.676" calcext:value-type="float">
            <text:p>-1.676</text:p>
          </table:table-cell>
          <table:table-cell office:value-type="string" calcext:value-type="string">
            <text:p>VaccStatusA_first2plus</text:p>
          </table:table-cell>
          <table:table-cell office:value-type="float" office:value="0.004086" calcext:value-type="float">
            <text:p>0.004086</text:p>
          </table:table-cell>
          <table:table-cell office:value-type="float" office:value="1.004095" calcext:value-type="float">
            <text:p>1.004095</text:p>
          </table:table-cell>
          <table:table-cell office:value-type="float" office:value="0.196222" calcext:value-type="float">
            <text:p>0.196222</text:p>
          </table:table-cell>
          <table:table-cell office:value-type="float" office:value="0.195534" calcext:value-type="float">
            <text:p>0.195534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VaccStatusA_first2plus</text:p>
          </table:table-cell>
          <table:table-cell office:value-type="float" office:value="-0.830155" calcext:value-type="float">
            <text:p>-0.830155</text:p>
          </table:table-cell>
          <table:table-cell office:value-type="float" office:value="0.435982" calcext:value-type="float">
            <text:p>0.435982</text:p>
          </table:table-cell>
          <table:table-cell office:value-type="float" office:value="0.138822" calcext:value-type="float">
            <text:p>0.138822</text:p>
          </table:table-cell>
          <table:table-cell office:value-type="float" office:value="0.138418" calcext:value-type="float">
            <text:p>0.138418</text:p>
          </table:table-cell>
          <table:table-cell office:value-type="float" office:value="-5.997" calcext:value-type="float">
            <text:p>-5.997</text:p>
          </table:table-cell>
          <table:table-cell office:value-type="string" calcext:value-type="string">
            <text:p>VaccStatusA_first2plus</text:p>
          </table:table-cell>
          <table:table-cell office:value-type="float" office:value="-0.830155" calcext:value-type="float">
            <text:p>-0.830155</text:p>
          </table:table-cell>
          <table:table-cell office:value-type="float" office:value="0.435982" calcext:value-type="float">
            <text:p>0.435982</text:p>
          </table:table-cell>
          <table:table-cell office:value-type="float" office:value="0.138822" calcext:value-type="float">
            <text:p>0.138822</text:p>
          </table:table-cell>
          <table:table-cell office:value-type="float" office:value="0.138418" calcext:value-type="float">
            <text:p>0.138418</text:p>
          </table:table-cell>
          <table:table-cell office:value-type="float" office:value="-5.997" calcext:value-type="float">
            <text:p>-5.99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ccStatusA1</text:p>
          </table:table-cell>
          <table:table-cell office:value-type="float" office:value="-1.7524" calcext:value-type="float">
            <text:p>-1.7524</text:p>
          </table:table-cell>
          <table:table-cell office:value-type="float" office:value="0.173357" calcext:value-type="float">
            <text:p>0.173357</text:p>
          </table:table-cell>
          <table:table-cell office:value-type="float" office:value="0.073103" calcext:value-type="float">
            <text:p>0.073103</text:p>
          </table:table-cell>
          <table:table-cell office:value-type="float" office:value="0.073109" calcext:value-type="float">
            <text:p>0.073109</text:p>
          </table:table-cell>
          <table:table-cell office:value-type="float" office:value="-23.97" calcext:value-type="float">
            <text:p>-23.97</text:p>
          </table:table-cell>
          <table:table-cell office:value-type="string" calcext:value-type="string">
            <text:p>VaccStatusA1</text:p>
          </table:table-cell>
          <table:table-cell office:value-type="float" office:value="-0.9882" calcext:value-type="float">
            <text:p>-9.88E-01</text:p>
          </table:table-cell>
          <table:table-cell office:value-type="float" office:value="0.3723" calcext:value-type="float">
            <text:p>3.72E-01</text:p>
          </table:table-cell>
          <table:table-cell office:value-type="float" office:value="0.378" calcext:value-type="float">
            <text:p>3.78E-01</text:p>
          </table:table-cell>
          <table:table-cell office:value-type="float" office:value="0.3792" calcext:value-type="float">
            <text:p>3.79E-01</text:p>
          </table:table-cell>
          <table:table-cell office:value-type="float" office:value="-2.606" calcext:value-type="float">
            <text:p>-2.606</text:p>
          </table:table-cell>
          <table:table-cell office:value-type="string" calcext:value-type="string">
            <text:p>VaccStatusA1</text:p>
          </table:table-cell>
          <table:table-cell office:value-type="float" office:value="-1.062068" calcext:value-type="float">
            <text:p>-1.062068</text:p>
          </table:table-cell>
          <table:table-cell office:value-type="float" office:value="0.34574" calcext:value-type="float">
            <text:p>0.34574</text:p>
          </table:table-cell>
          <table:table-cell office:value-type="float" office:value="0.223741" calcext:value-type="float">
            <text:p>0.223741</text:p>
          </table:table-cell>
          <table:table-cell office:value-type="float" office:value="0.223644" calcext:value-type="float">
            <text:p>0.223644</text:p>
          </table:table-cell>
          <table:table-cell office:value-type="float" office:value="-4.749" calcext:value-type="float">
            <text:p>-4.749</text:p>
          </table:table-cell>
          <table:table-cell table:style-name="ce31" office:value-type="string" calcext:value-type="string">
            <text:p>VaccStatusA1</text:p>
          </table:table-cell>
          <table:table-cell office:value-type="float" office:value="-1.395672" calcext:value-type="float">
            <text:p>-1.395672</text:p>
          </table:table-cell>
          <table:table-cell office:value-type="float" office:value="0.247667" calcext:value-type="float">
            <text:p>0.247667</text:p>
          </table:table-cell>
          <table:table-cell office:value-type="float" office:value="0.114225" calcext:value-type="float">
            <text:p>0.114225</text:p>
          </table:table-cell>
          <table:table-cell office:value-type="float" office:value="0.11419" calcext:value-type="float">
            <text:p>0.11419</text:p>
          </table:table-cell>
          <table:table-cell office:value-type="float" office:value="-12.222" calcext:value-type="float">
            <text:p>-12.222</text:p>
          </table:table-cell>
          <table:table-cell office:value-type="string" calcext:value-type="string">
            <text:p>VaccStatusA1</text:p>
          </table:table-cell>
          <table:table-cell office:value-type="float" office:value="-1.395672" calcext:value-type="float">
            <text:p>-1.395672</text:p>
          </table:table-cell>
          <table:table-cell office:value-type="float" office:value="0.247667" calcext:value-type="float">
            <text:p>0.247667</text:p>
          </table:table-cell>
          <table:table-cell office:value-type="float" office:value="0.114225" calcext:value-type="float">
            <text:p>0.114225</text:p>
          </table:table-cell>
          <table:table-cell office:value-type="float" office:value="0.11419" calcext:value-type="float">
            <text:p>0.11419</text:p>
          </table:table-cell>
          <table:table-cell office:value-type="float" office:value="-12.222" calcext:value-type="float">
            <text:p>-12.22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ccStatusA2</text:p>
          </table:table-cell>
          <table:table-cell office:value-type="float" office:value="-1.267806" calcext:value-type="float">
            <text:p>-1.267806</text:p>
          </table:table-cell>
          <table:table-cell office:value-type="float" office:value="0.281448" calcext:value-type="float">
            <text:p>0.281448</text:p>
          </table:table-cell>
          <table:table-cell office:value-type="float" office:value="0.020381" calcext:value-type="float">
            <text:p>0.020381</text:p>
          </table:table-cell>
          <table:table-cell office:value-type="float" office:value="0.020385" calcext:value-type="float">
            <text:p>0.020385</text:p>
          </table:table-cell>
          <table:table-cell office:value-type="float" office:value="-62.193" calcext:value-type="float">
            <text:p>-62.193</text:p>
          </table:table-cell>
          <table:table-cell office:value-type="string" calcext:value-type="string">
            <text:p>VaccStatusA2</text:p>
          </table:table-cell>
          <table:table-cell office:value-type="float" office:value="-1.447" calcext:value-type="float">
            <text:p>-1.45E+00</text:p>
          </table:table-cell>
          <table:table-cell office:value-type="float" office:value="0.2353" calcext:value-type="float">
            <text:p>2.35E-01</text:p>
          </table:table-cell>
          <table:table-cell office:value-type="float" office:value="0.2295" calcext:value-type="float">
            <text:p>2.30E-01</text:p>
          </table:table-cell>
          <table:table-cell office:value-type="float" office:value="0.2297" calcext:value-type="float">
            <text:p>2.30E-01</text:p>
          </table:table-cell>
          <table:table-cell office:value-type="float" office:value="-6.299" calcext:value-type="float">
            <text:p>-6.299</text:p>
          </table:table-cell>
          <table:table-cell office:value-type="string" calcext:value-type="string">
            <text:p>VaccStatusA2</text:p>
          </table:table-cell>
          <table:table-cell office:value-type="float" office:value="-0.364518" calcext:value-type="float">
            <text:p>-0.364518</text:p>
          </table:table-cell>
          <table:table-cell office:value-type="float" office:value="0.694531" calcext:value-type="float">
            <text:p>0.694531</text:p>
          </table:table-cell>
          <table:table-cell office:value-type="float" office:value="0.077302" calcext:value-type="float">
            <text:p>0.077302</text:p>
          </table:table-cell>
          <table:table-cell office:value-type="float" office:value="0.077404" calcext:value-type="float">
            <text:p>0.077404</text:p>
          </table:table-cell>
          <table:table-cell office:value-type="float" office:value="-4.709" calcext:value-type="float">
            <text:p>-4.709</text:p>
          </table:table-cell>
          <table:table-cell table:style-name="ce31" office:value-type="string" calcext:value-type="string">
            <text:p>VaccStatusA2</text:p>
          </table:table-cell>
          <table:table-cell office:value-type="float" office:value="-0.962819" calcext:value-type="float">
            <text:p>-0.962819</text:p>
          </table:table-cell>
          <table:table-cell office:value-type="float" office:value="0.381815" calcext:value-type="float">
            <text:p>0.381815</text:p>
          </table:table-cell>
          <table:table-cell office:value-type="float" office:value="0.033561" calcext:value-type="float">
            <text:p>0.033561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-28.683" calcext:value-type="float">
            <text:p>-28.683</text:p>
          </table:table-cell>
          <table:table-cell office:value-type="string" calcext:value-type="string">
            <text:p>VaccStatusA2</text:p>
          </table:table-cell>
          <table:table-cell office:value-type="float" office:value="-0.962819" calcext:value-type="float">
            <text:p>-0.962819</text:p>
          </table:table-cell>
          <table:table-cell office:value-type="float" office:value="0.381815" calcext:value-type="float">
            <text:p>0.381815</text:p>
          </table:table-cell>
          <table:table-cell office:value-type="float" office:value="0.033561" calcext:value-type="float">
            <text:p>0.033561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-28.683" calcext:value-type="float">
            <text:p>-28.68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ccStatusA3</text:p>
          </table:table-cell>
          <table:table-cell office:value-type="float" office:value="-0.804778" calcext:value-type="float">
            <text:p>-0.804778</text:p>
          </table:table-cell>
          <table:table-cell office:value-type="float" office:value="0.447187" calcext:value-type="float">
            <text:p>0.447187</text:p>
          </table:table-cell>
          <table:table-cell office:value-type="float" office:value="0.014049" calcext:value-type="float">
            <text:p>0.014049</text:p>
          </table:table-cell>
          <table:table-cell office:value-type="float" office:value="0.014073" calcext:value-type="float">
            <text:p>0.014073</text:p>
          </table:table-cell>
          <table:table-cell office:value-type="float" office:value="-57.186" calcext:value-type="float">
            <text:p>-57.186</text:p>
          </table:table-cell>
          <table:table-cell office:value-type="string" calcext:value-type="string">
            <text:p>VaccStatusA3</text:p>
          </table:table-cell>
          <table:table-cell office:value-type="float" office:value="-1.458" calcext:value-type="float">
            <text:p>-1.46E+00</text:p>
          </table:table-cell>
          <table:table-cell office:value-type="float" office:value="0.2326" calcext:value-type="float">
            <text:p>2.33E-01</text:p>
          </table:table-cell>
          <table:table-cell office:value-type="float" office:value="0.1768" calcext:value-type="float">
            <text:p>1.77E-01</text:p>
          </table:table-cell>
          <table:table-cell office:value-type="float" office:value="0.1765" calcext:value-type="float">
            <text:p>1.77E-01</text:p>
          </table:table-cell>
          <table:table-cell office:value-type="float" office:value="-8.261" calcext:value-type="float">
            <text:p>-8.261</text:p>
          </table:table-cell>
          <table:table-cell office:value-type="string" calcext:value-type="string">
            <text:p>VaccStatusA3</text:p>
          </table:table-cell>
          <table:table-cell office:value-type="float" office:value="-0.075295" calcext:value-type="float">
            <text:p>-0.075295</text:p>
          </table:table-cell>
          <table:table-cell office:value-type="float" office:value="0.92747" calcext:value-type="float">
            <text:p>0.92747</text:p>
          </table:table-cell>
          <table:table-cell office:value-type="float" office:value="0.049681" calcext:value-type="float">
            <text:p>0.049681</text:p>
          </table:table-cell>
          <table:table-cell office:value-type="float" office:value="0.049645" calcext:value-type="float">
            <text:p>0.049645</text:p>
          </table:table-cell>
          <table:table-cell office:value-type="float" office:value="-1.517" calcext:value-type="float">
            <text:p>-1.517</text:p>
          </table:table-cell>
          <table:table-cell office:value-type="string" calcext:value-type="string">
            <text:p>VaccStatusA3</text:p>
          </table:table-cell>
          <table:table-cell office:value-type="float" office:value="-0.291171" calcext:value-type="float">
            <text:p>-0.291171</text:p>
          </table:table-cell>
          <table:table-cell office:value-type="float" office:value="0.747388" calcext:value-type="float">
            <text:p>0.747388</text:p>
          </table:table-cell>
          <table:table-cell office:value-type="float" office:value="0.022705" calcext:value-type="float">
            <text:p>0.022705</text:p>
          </table:table-cell>
          <table:table-cell office:value-type="float" office:value="0.022658" calcext:value-type="float">
            <text:p>0.022658</text:p>
          </table:table-cell>
          <table:table-cell office:value-type="float" office:value="-12.851" calcext:value-type="float">
            <text:p>-12.851</text:p>
          </table:table-cell>
          <table:table-cell office:value-type="string" calcext:value-type="string">
            <text:p>VaccStatusA3</text:p>
          </table:table-cell>
          <table:table-cell office:value-type="float" office:value="-0.291171" calcext:value-type="float">
            <text:p>-0.291171</text:p>
          </table:table-cell>
          <table:table-cell office:value-type="float" office:value="0.747388" calcext:value-type="float">
            <text:p>0.747388</text:p>
          </table:table-cell>
          <table:table-cell office:value-type="float" office:value="0.022705" calcext:value-type="float">
            <text:p>0.022705</text:p>
          </table:table-cell>
          <table:table-cell office:value-type="float" office:value="0.022658" calcext:value-type="float">
            <text:p>0.022658</text:p>
          </table:table-cell>
          <table:table-cell office:value-type="float" office:value="-12.851" calcext:value-type="float">
            <text:p>-12.85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ccStatusA4</text:p>
          </table:table-cell>
          <table:table-cell office:value-type="float" office:value="-0.895756" calcext:value-type="float">
            <text:p>-0.895756</text:p>
          </table:table-cell>
          <table:table-cell office:value-type="float" office:value="0.408299" calcext:value-type="float">
            <text:p>0.408299</text:p>
          </table:table-cell>
          <table:table-cell office:value-type="float" office:value="0.150783" calcext:value-type="float">
            <text:p>0.150783</text:p>
          </table:table-cell>
          <table:table-cell office:value-type="float" office:value="0.150883" calcext:value-type="float">
            <text:p>0.150883</text:p>
          </table:table-cell>
          <table:table-cell office:value-type="float" office:value="-5.937" calcext:value-type="float">
            <text:p>-5.937</text:p>
          </table:table-cell>
          <table:table-cell office:value-type="string" calcext:value-type="string">
            <text:p>VaccStatusA4</text:p>
          </table:table-cell>
          <table:table-cell office:value-type="float" office:value="-0.4089" calcext:value-type="float">
            <text:p>-4.09E-01</text:p>
          </table:table-cell>
          <table:table-cell office:value-type="float" office:value="0.6644" calcext:value-type="float">
            <text:p>6.64E-01</text:p>
          </table:table-cell>
          <table:table-cell office:value-type="float" office:value="0.7071" calcext:value-type="float">
            <text:p>7.07E-01</text:p>
          </table:table-cell>
          <table:table-cell office:value-type="float" office:value="0.6898" calcext:value-type="float">
            <text:p>6.90E-01</text:p>
          </table:table-cell>
          <table:table-cell office:value-type="float" office:value="-0.593" calcext:value-type="float">
            <text:p>-0.593</text:p>
          </table:table-cell>
          <table:table-cell office:value-type="string" calcext:value-type="string">
            <text:p>VaccStatusA4</text:p>
          </table:table-cell>
          <table:table-cell office:value-type="float" office:value="-0.335316" calcext:value-type="float">
            <text:p>-0.335316</text:p>
          </table:table-cell>
          <table:table-cell office:value-type="float" office:value="0.715112" calcext:value-type="float">
            <text:p>0.715112</text:p>
          </table:table-cell>
          <table:table-cell office:value-type="float" office:value="0.353591" calcext:value-type="float">
            <text:p>0.353591</text:p>
          </table:table-cell>
          <table:table-cell office:value-type="float" office:value="0.354764" calcext:value-type="float">
            <text:p>0.354764</text:p>
          </table:table-cell>
          <table:table-cell office:value-type="float" office:value="-0.945" calcext:value-type="float">
            <text:p>-0.945</text:p>
          </table:table-cell>
          <table:table-cell office:value-type="string" calcext:value-type="string">
            <text:p>VaccStatusA4</text:p>
          </table:table-cell>
          <table:table-cell office:value-type="float" office:value="-0.419472" calcext:value-type="float">
            <text:p>-0.419472</text:p>
          </table:table-cell>
          <table:table-cell office:value-type="float" office:value="0.657394" calcext:value-type="float">
            <text:p>0.657394</text:p>
          </table:table-cell>
          <table:table-cell office:value-type="float" office:value="0.22946" calcext:value-type="float">
            <text:p>0.22946</text:p>
          </table:table-cell>
          <table:table-cell office:value-type="float" office:value="0.229742" calcext:value-type="float">
            <text:p>0.229742</text:p>
          </table:table-cell>
          <table:table-cell office:value-type="float" office:value="-1.826" calcext:value-type="float">
            <text:p>-1.826</text:p>
          </table:table-cell>
          <table:table-cell office:value-type="string" calcext:value-type="string">
            <text:p>VaccStatusA4</text:p>
          </table:table-cell>
          <table:table-cell office:value-type="float" office:value="-0.419472" calcext:value-type="float">
            <text:p>-0.419472</text:p>
          </table:table-cell>
          <table:table-cell office:value-type="float" office:value="0.657394" calcext:value-type="float">
            <text:p>0.657394</text:p>
          </table:table-cell>
          <table:table-cell office:value-type="float" office:value="0.22946" calcext:value-type="float">
            <text:p>0.22946</text:p>
          </table:table-cell>
          <table:table-cell office:value-type="float" office:value="0.229742" calcext:value-type="float">
            <text:p>0.229742</text:p>
          </table:table-cell>
          <table:table-cell office:value-type="float" office:value="-1.826" calcext:value-type="float">
            <text:p>-1.82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ccStatusJ1</text:p>
          </table:table-cell>
          <table:table-cell office:value-type="float" office:value="-0.72666" calcext:value-type="float">
            <text:p>-0.72666</text:p>
          </table:table-cell>
          <table:table-cell office:value-type="float" office:value="0.483521" calcext:value-type="float">
            <text:p>0.483521</text:p>
          </table:table-cell>
          <table:table-cell office:value-type="float" office:value="0.223732" calcext:value-type="float">
            <text:p>0.223732</text:p>
          </table:table-cell>
          <table:table-cell office:value-type="float" office:value="0.223739" calcext:value-type="float">
            <text:p>0.223739</text:p>
          </table:table-cell>
          <table:table-cell office:value-type="float" office:value="-3.248" calcext:value-type="float">
            <text:p>-3.248</text:p>
          </table:table-cell>
          <table:table-cell office:value-type="string" calcext:value-type="string">
            <text:p>VaccStatusJ1</text:p>
          </table:table-cell>
          <table:table-cell office:value-type="float" office:value="-8.999" calcext:value-type="float">
            <text:p>-9.00E+00</text:p>
          </table:table-cell>
          <table:table-cell office:value-type="float" office:value="0.0001235" calcext:value-type="float">
            <text:p>1.24E-04</text:p>
          </table:table-cell>
          <table:table-cell office:value-type="float" office:value="99.65" calcext:value-type="float">
            <text:p>9.97E+01</text:p>
          </table:table-cell>
          <table:table-cell office:value-type="float" office:value="0.08682" calcext:value-type="float">
            <text:p>8.68E-02</text:p>
          </table:table-cell>
          <table:table-cell office:value-type="float" office:value="-103.649" calcext:value-type="float">
            <text:p>-103.649</text:p>
          </table:table-cell>
          <table:table-cell office:value-type="string" calcext:value-type="string">
            <text:p>VaccStatusJ1</text:p>
          </table:table-cell>
          <table:table-cell office:value-type="float" office:value="1.042836" calcext:value-type="float">
            <text:p>1.042836</text:p>
          </table:table-cell>
          <table:table-cell office:value-type="float" office:value="2.837253" calcext:value-type="float">
            <text:p>2.837253</text:p>
          </table:table-cell>
          <table:table-cell office:value-type="float" office:value="0.40847" calcext:value-type="float">
            <text:p>0.40847</text:p>
          </table:table-cell>
          <table:table-cell office:value-type="float" office:value="0.408883" calcext:value-type="float">
            <text:p>0.40888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VaccStatusJ1</text:p>
          </table:table-cell>
          <table:table-cell office:value-type="float" office:value="-0.31619" calcext:value-type="float">
            <text:p>-0.31619</text:p>
          </table:table-cell>
          <table:table-cell office:value-type="float" office:value="0.728921" calcext:value-type="float">
            <text:p>0.728921</text:p>
          </table:table-cell>
          <table:table-cell office:value-type="float" office:value="0.301844" calcext:value-type="float">
            <text:p>0.301844</text:p>
          </table:table-cell>
          <table:table-cell office:value-type="float" office:value="0.301854" calcext:value-type="float">
            <text:p>0.301854</text:p>
          </table:table-cell>
          <table:table-cell office:value-type="float" office:value="-1.047" calcext:value-type="float">
            <text:p>-1.047</text:p>
          </table:table-cell>
          <table:table-cell office:value-type="string" calcext:value-type="string">
            <text:p>VaccStatusJ1</text:p>
          </table:table-cell>
          <table:table-cell office:value-type="float" office:value="-0.31619" calcext:value-type="float">
            <text:p>-0.31619</text:p>
          </table:table-cell>
          <table:table-cell office:value-type="float" office:value="0.728921" calcext:value-type="float">
            <text:p>0.728921</text:p>
          </table:table-cell>
          <table:table-cell office:value-type="float" office:value="0.301844" calcext:value-type="float">
            <text:p>0.301844</text:p>
          </table:table-cell>
          <table:table-cell office:value-type="float" office:value="0.301854" calcext:value-type="float">
            <text:p>0.301854</text:p>
          </table:table-cell>
          <table:table-cell office:value-type="float" office:value="-1.047" calcext:value-type="float">
            <text:p>-1.04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ccStatusJ1delta</text:p>
          </table:table-cell>
          <table:table-cell office:value-type="float" office:value="-1.14904" calcext:value-type="float">
            <text:p>-1.14904</text:p>
          </table:table-cell>
          <table:table-cell office:value-type="float" office:value="0.316941" calcext:value-type="float">
            <text:p>0.316941</text:p>
          </table:table-cell>
          <table:table-cell office:value-type="float" office:value="0.026825" calcext:value-type="float">
            <text:p>0.026825</text:p>
          </table:table-cell>
          <table:table-cell office:value-type="float" office:value="0.026817" calcext:value-type="float">
            <text:p>0.026817</text:p>
          </table:table-cell>
          <table:table-cell office:value-type="float" office:value="-42.847" calcext:value-type="float">
            <text:p>-42.847</text:p>
          </table:table-cell>
          <table:table-cell office:value-type="string" calcext:value-type="string">
            <text:p>VaccStatusJ1delta</text:p>
          </table:table-cell>
          <table:table-cell office:value-type="float" office:value="-1.56" calcext:value-type="float">
            <text:p>-1.56E+00</text:p>
          </table:table-cell>
          <table:table-cell office:value-type="float" office:value="0.2102" calcext:value-type="float">
            <text:p>2.10E-01</text:p>
          </table:table-cell>
          <table:table-cell office:value-type="float" office:value="0.07052" calcext:value-type="float">
            <text:p>7.05E-02</text:p>
          </table:table-cell>
          <table:table-cell office:value-type="float" office:value="0.07053" calcext:value-type="float">
            <text:p>7.05E-02</text:p>
          </table:table-cell>
          <table:table-cell office:value-type="float" office:value="-22.115" calcext:value-type="float">
            <text:p>-22.115</text:p>
          </table:table-cell>
          <table:table-cell office:value-type="string" calcext:value-type="string">
            <text:p>VaccStatusJ1delta</text:p>
          </table:table-cell>
          <table:table-cell office:value-type="float" office:value="-0.894434" calcext:value-type="float">
            <text:p>-0.894434</text:p>
          </table:table-cell>
          <table:table-cell office:value-type="float" office:value="0.408839" calcext:value-type="float">
            <text:p>0.408839</text:p>
          </table:table-cell>
          <table:table-cell office:value-type="float" office:value="0.047102" calcext:value-type="float">
            <text:p>0.047102</text:p>
          </table:table-cell>
          <table:table-cell office:value-type="float" office:value="0.047114" calcext:value-type="float">
            <text:p>0.047114</text:p>
          </table:table-cell>
          <table:table-cell office:value-type="float" office:value="-18.984" calcext:value-type="float">
            <text:p>-18.984</text:p>
          </table:table-cell>
          <table:table-cell office:value-type="string" calcext:value-type="string">
            <text:p>VaccStatusJ1delta</text:p>
          </table:table-cell>
          <table:table-cell table:style-name="ce31" office:value-type="float" office:value="-0.967271" calcext:value-type="float">
            <text:p>-9.67E-01</text:p>
          </table:table-cell>
          <table:table-cell office:value-type="float" office:value="0.380119" calcext:value-type="float">
            <text:p>0.380119</text:p>
          </table:table-cell>
          <table:table-cell office:value-type="float" office:value="0.039716" calcext:value-type="float">
            <text:p>0.039716</text:p>
          </table:table-cell>
          <table:table-cell office:value-type="float" office:value="0.039694" calcext:value-type="float">
            <text:p>0.039694</text:p>
          </table:table-cell>
          <table:table-cell office:value-type="float" office:value="-24.368" calcext:value-type="float">
            <text:p>-24.368</text:p>
          </table:table-cell>
          <table:table-cell office:value-type="string" calcext:value-type="string">
            <text:p>VaccStatusJ1delta</text:p>
          </table:table-cell>
          <table:table-cell office:value-type="float" office:value="-0.967271" calcext:value-type="float">
            <text:p>-0.967271</text:p>
          </table:table-cell>
          <table:table-cell office:value-type="float" office:value="0.380119" calcext:value-type="float">
            <text:p>0.380119</text:p>
          </table:table-cell>
          <table:table-cell office:value-type="float" office:value="0.039716" calcext:value-type="float">
            <text:p>0.039716</text:p>
          </table:table-cell>
          <table:table-cell office:value-type="float" office:value="0.039694" calcext:value-type="float">
            <text:p>0.039694</text:p>
          </table:table-cell>
          <table:table-cell office:value-type="float" office:value="-24.368" calcext:value-type="float">
            <text:p>-24.368</text:p>
          </table:table-cell>
          <table:table-cell table:formula="of:=[.B13]-[.B12]" office:value-type="float" office:value="-0.42238" calcext:value-type="float">
            <text:p>-0.42238</text:p>
          </table:table-cell>
          <table:table-cell table:formula="of:=[.C13]-[.C12]" office:value-type="float" office:value="-0.16658" calcext:value-type="float">
            <text:p>-0.16658</text:p>
          </table:table-cell>
          <table:table-cell table:formula="of:=[.D13]+[.D12]" office:value-type="float" office:value="0.250557" calcext:value-type="float">
            <text:p>0.250557</text:p>
          </table:table-cell>
          <table:table-cell table:formula="of:=ABS([.AE13]/[.AG13])" office:value-type="float" office:value="1.68576411754611" calcext:value-type="float">
            <text:p>1.68576411754611</text:p>
          </table:table-cell>
          <table:table-cell table:formula="of:=IF([.AH13]&gt;LEGACY.NORMSINV(0.995);&quot;***&quot;;IF([.AH13]&gt;LEGACY.NORMSINV(0.975);&quot;**&quot;;IF([.AH13]&gt;LEGACY.NORMSINV(0.95);&quot;*&quot;;&quot;&quot;)))" office:value-type="string" office:string-value="*" calcext:value-type="string">
            <text:p>*</text:p>
          </table:table-cell>
          <table:table-cell table:formula="of:=&quot;&amp; $&quot;&amp;[.AF13]&amp;&quot;^{&quot;&amp;[.AI13]&amp;&quot;}$&quot;" office:value-type="string" office:string-value="&amp; $-0.16658^{*}$" calcext:value-type="string">
            <text:p>&amp; $-0.16658^{*}$</text:p>
          </table:table-cell>
          <table:table-cell table:formula="of:=[.H13]-[.H12]" office:value-type="float" office:value="7.439" calcext:value-type="float">
            <text:p>7.439</text:p>
          </table:table-cell>
          <table:table-cell table:formula="of:=[.I13]-[.I12]" office:value-type="float" office:value="0.2100765" calcext:value-type="float">
            <text:p>0.2100765</text:p>
          </table:table-cell>
          <table:table-cell table:formula="of:=[.J13]+[.J12]" office:value-type="float" office:value="99.72052" calcext:value-type="float">
            <text:p>99.72052</text:p>
          </table:table-cell>
          <table:table-cell table:formula="of:=ABS([.AK13]/[.AM13])" office:value-type="float" office:value="0.074598487853854" calcext:value-type="float">
            <text:p>0.074598487853854</text:p>
          </table:table-cell>
          <table:table-cell table:formula="of:=IF([.AN13]&gt;LEGACY.NORMSINV(0.995);&quot;***&quot;;IF([.AN13]&gt;LEGACY.NORMSINV(0.975);&quot;**&quot;;IF([.AN13]&gt;LEGACY.NORMSINV(0.95);&quot;*&quot;;&quot;&quot;)))">
            <text:p/>
          </table:table-cell>
          <table:table-cell table:formula="of:=&quot;&amp; $&quot;&amp;[.AL13]&amp;&quot;^{&quot;&amp;[.AO13]&amp;&quot;}$&quot;" office:value-type="string" office:string-value="&amp; $0.2100765^{}$" calcext:value-type="string">
            <text:p>&amp; $0.2100765^{}$</text:p>
          </table:table-cell>
          <table:table-cell table:formula="of:=[.N13]-[.N12]" office:value-type="float" office:value="-1.93727" calcext:value-type="float">
            <text:p>-1.93727</text:p>
          </table:table-cell>
          <table:table-cell table:formula="of:=[.O13]-[.O12]" office:value-type="float" office:value="-2.428414" calcext:value-type="float">
            <text:p>-2.428414</text:p>
          </table:table-cell>
          <table:table-cell table:formula="of:=[.P13]+[.P12]" office:value-type="float" office:value="0.455572" calcext:value-type="float">
            <text:p>0.455572</text:p>
          </table:table-cell>
          <table:table-cell table:formula="of:=ABS([.AQ13]/[.AS13])" office:value-type="float" office:value="4.25239040151721" calcext:value-type="float">
            <text:p>4.25239040151721</text:p>
          </table:table-cell>
          <table:table-cell table:formula="of:=IF([.AT13]&gt;LEGACY.NORMSINV(0.995);&quot;***&quot;;IF([.AT13]&gt;LEGACY.NORMSINV(0.975);&quot;**&quot;;IF([.AT13]&gt;LEGACY.NORMSINV(0.95);&quot;*&quot;;&quot;&quot;)))" office:value-type="string" office:string-value="***" calcext:value-type="string">
            <text:p>***</text:p>
          </table:table-cell>
          <table:table-cell table:formula="of:=&quot;&amp; $&quot;&amp;[.AR13]&amp;&quot;^{&quot;&amp;[.AU13]&amp;&quot;}$&quot;" office:value-type="string" office:string-value="&amp; $-2.428414^{***}$" calcext:value-type="string">
            <text:p>&amp; $-2.428414^{***}$</text:p>
          </table:table-cell>
          <table:table-cell table:formula="of:=[.T13]-[.T12]" office:value-type="float" office:value="-0.651081" calcext:value-type="float">
            <text:p>-0.651081</text:p>
          </table:table-cell>
          <table:table-cell table:formula="of:=[.U13]-[.U12]" office:value-type="float" office:value="-0.348802" calcext:value-type="float">
            <text:p>-0.348802</text:p>
          </table:table-cell>
          <table:table-cell table:formula="of:=[.V13]+[.V12]" office:value-type="float" office:value="0.34156" calcext:value-type="float">
            <text:p>0.34156</text:p>
          </table:table-cell>
          <table:table-cell table:formula="of:=ABS([.AW13]/[.AY13])" office:value-type="float" office:value="1.90619803255651" calcext:value-type="float">
            <text:p>1.90619803255651</text:p>
          </table:table-cell>
          <table:table-cell table:formula="of:=IF([.AZ13]&gt;LEGACY.NORMSINV(0.995);&quot;***&quot;;IF([.AZ13]&gt;LEGACY.NORMSINV(0.975);&quot;**&quot;;IF([.AZ13]&gt;LEGACY.NORMSINV(0.95);&quot;*&quot;;&quot;&quot;)))" office:value-type="string" office:string-value="*" calcext:value-type="string">
            <text:p>*</text:p>
          </table:table-cell>
          <table:table-cell table:formula="of:=&quot;&amp; $&quot;&amp;[.AX13]&amp;&quot;^{&quot;&amp;[.BA13]&amp;&quot;}$&quot;" office:value-type="string" office:string-value="&amp; $-0.348802^{*}$" calcext:value-type="string">
            <text:p>&amp; $-0.348802^{*}$</text:p>
          </table:table-cell>
          <table:table-cell table:formula="of:=[.Z13]-[.Z12]" office:value-type="float" office:value="-0.651081" calcext:value-type="float">
            <text:p>-0.651081</text:p>
          </table:table-cell>
          <table:table-cell table:formula="of:=[.AA13]-[.AA12]" office:value-type="float" office:value="-0.348802" calcext:value-type="float">
            <text:p>-0.348802</text:p>
          </table:table-cell>
          <table:table-cell table:formula="of:=[.AB13]+[.AB12]" office:value-type="float" office:value="0.34156" calcext:value-type="float">
            <text:p>0.34156</text:p>
          </table:table-cell>
          <table:table-cell table:formula="of:=ABS([.BC13]/[.BE13])" office:value-type="float" office:value="1.90619803255651" calcext:value-type="float">
            <text:p>1.90619803255651</text:p>
          </table:table-cell>
          <table:table-cell table:formula="of:=IF([.BF13]&gt;LEGACY.NORMSINV(0.995);&quot;***&quot;;IF([.BF13]&gt;LEGACY.NORMSINV(0.975);&quot;**&quot;;IF([.BF13]&gt;LEGACY.NORMSINV(0.95);&quot;*&quot;;&quot;&quot;)))" office:value-type="string" office:string-value="*" calcext:value-type="string">
            <text:p>*</text:p>
          </table:table-cell>
          <table:table-cell table:formula="of:=&quot;&amp; $&quot;&amp;[.BD13]&amp;&quot;^{&quot;&amp;[.BG13]&amp;&quot;}$&quot;" office:value-type="string" office:string-value="&amp; $-0.348802^{*}$" calcext:value-type="string">
            <text:p>&amp; $-0.348802^{*}$</text:p>
          </table:table-cell>
          <table:table-cell/>
          <table:table-cell table:formula="of:=[.AJ13]" office:value-type="string" office:string-value="&amp; $-0.16658^{*}$" calcext:value-type="string">
            <text:p>&amp; $-0.16658^{*}$</text:p>
          </table:table-cell>
          <table:table-cell table:formula="of:=[.AP13]" office:value-type="string" office:string-value="&amp; $0.2100765^{}$" calcext:value-type="string">
            <text:p>&amp; $0.2100765^{}$</text:p>
          </table:table-cell>
          <table:table-cell table:formula="of:=[.AV13]" office:value-type="string" office:string-value="&amp; $-2.428414^{***}$" calcext:value-type="string">
            <text:p>&amp; $-2.428414^{***}$</text:p>
          </table:table-cell>
          <table:table-cell table:formula="of:=[.BB13]" office:value-type="string" office:string-value="&amp; $-0.348802^{*}$" calcext:value-type="string">
            <text:p>&amp; $-0.348802^{*}$</text:p>
          </table:table-cell>
          <table:table-cell table:formula="of:=[.BH13]" office:value-type="string" office:string-value="&amp; $-0.348802^{*}$" calcext:value-type="string">
            <text:p>&amp; $-0.348802^{*}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VaccStatusJ2</text:p>
          </table:table-cell>
          <table:table-cell office:value-type="float" office:value="-1.189999" calcext:value-type="float">
            <text:p>-1.189999</text:p>
          </table:table-cell>
          <table:table-cell office:value-type="float" office:value="0.304222" calcext:value-type="float">
            <text:p>0.304222</text:p>
          </table:table-cell>
          <table:table-cell office:value-type="float" office:value="0.024082" calcext:value-type="float">
            <text:p>0.024082</text:p>
          </table:table-cell>
          <table:table-cell office:value-type="float" office:value="0.024077" calcext:value-type="float">
            <text:p>0.024077</text:p>
          </table:table-cell>
          <table:table-cell office:value-type="float" office:value="-49.424" calcext:value-type="float">
            <text:p>-49.424</text:p>
          </table:table-cell>
          <table:table-cell office:value-type="string" calcext:value-type="string">
            <text:p>VaccStatusJ2</text:p>
          </table:table-cell>
          <table:table-cell office:value-type="float" office:value="-1.483" calcext:value-type="float">
            <text:p>-1.48E+00</text:p>
          </table:table-cell>
          <table:table-cell office:value-type="float" office:value="0.2269" calcext:value-type="float">
            <text:p>2.27E-01</text:p>
          </table:table-cell>
          <table:table-cell table:number-columns-repeated="2" office:value-type="float" office:value="0.06514" calcext:value-type="float">
            <text:p>6.51E-02</text:p>
          </table:table-cell>
          <table:table-cell office:value-type="float" office:value="-22.771" calcext:value-type="float">
            <text:p>-22.771</text:p>
          </table:table-cell>
          <table:table-cell office:value-type="string" calcext:value-type="string">
            <text:p>VaccStatusJ2</text:p>
          </table:table-cell>
          <table:table-cell office:value-type="float" office:value="-0.862523" calcext:value-type="float">
            <text:p>-0.862523</text:p>
          </table:table-cell>
          <table:table-cell office:value-type="float" office:value="0.422096" calcext:value-type="float">
            <text:p>0.422096</text:p>
          </table:table-cell>
          <table:table-cell office:value-type="float" office:value="0.044964" calcext:value-type="float">
            <text:p>0.044964</text:p>
          </table:table-cell>
          <table:table-cell office:value-type="float" office:value="0.044977" calcext:value-type="float">
            <text:p>0.044977</text:p>
          </table:table-cell>
          <table:table-cell office:value-type="float" office:value="-19.177" calcext:value-type="float">
            <text:p>-19.177</text:p>
          </table:table-cell>
          <table:table-cell office:value-type="string" calcext:value-type="string">
            <text:p>VaccStatusJ2</text:p>
          </table:table-cell>
          <table:table-cell table:style-name="ce31" office:value-type="float" office:value="-1.043726" calcext:value-type="float">
            <text:p>-1.04E+00</text:p>
          </table:table-cell>
          <table:table-cell office:value-type="float" office:value="0.35214" calcext:value-type="float">
            <text:p>0.35214</text:p>
          </table:table-cell>
          <table:table-cell office:value-type="float" office:value="0.035341" calcext:value-type="float">
            <text:p>0.035341</text:p>
          </table:table-cell>
          <table:table-cell office:value-type="float" office:value="0.03533" calcext:value-type="float">
            <text:p>0.03533</text:p>
          </table:table-cell>
          <table:table-cell office:value-type="float" office:value="-29.542" calcext:value-type="float">
            <text:p>-29.542</text:p>
          </table:table-cell>
          <table:table-cell office:value-type="string" calcext:value-type="string">
            <text:p>VaccStatusJ2</text:p>
          </table:table-cell>
          <table:table-cell office:value-type="float" office:value="-1.043726" calcext:value-type="float">
            <text:p>-1.043726</text:p>
          </table:table-cell>
          <table:table-cell office:value-type="float" office:value="0.35214" calcext:value-type="float">
            <text:p>0.35214</text:p>
          </table:table-cell>
          <table:table-cell office:value-type="float" office:value="0.035341" calcext:value-type="float">
            <text:p>0.035341</text:p>
          </table:table-cell>
          <table:table-cell office:value-type="float" office:value="0.03533" calcext:value-type="float">
            <text:p>0.03533</text:p>
          </table:table-cell>
          <table:table-cell office:value-type="float" office:value="-29.542" calcext:value-type="float">
            <text:p>-29.54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ccStatusJ3</text:p>
          </table:table-cell>
          <table:table-cell office:value-type="float" office:value="-1.111224" calcext:value-type="float">
            <text:p>-1.111224</text:p>
          </table:table-cell>
          <table:table-cell office:value-type="float" office:value="0.329156" calcext:value-type="float">
            <text:p>0.329156</text:p>
          </table:table-cell>
          <table:table-cell office:value-type="float" office:value="0.028064" calcext:value-type="float">
            <text:p>0.028064</text:p>
          </table:table-cell>
          <table:table-cell office:value-type="float" office:value="0.028051" calcext:value-type="float">
            <text:p>0.028051</text:p>
          </table:table-cell>
          <table:table-cell office:value-type="float" office:value="-39.614" calcext:value-type="float">
            <text:p>-39.614</text:p>
          </table:table-cell>
          <table:table-cell office:value-type="string" calcext:value-type="string">
            <text:p>VaccStatusJ3</text:p>
          </table:table-cell>
          <table:table-cell office:value-type="float" office:value="-1.37" calcext:value-type="float">
            <text:p>-1.37E+00</text:p>
          </table:table-cell>
          <table:table-cell office:value-type="float" office:value="0.2541" calcext:value-type="float">
            <text:p>2.54E-01</text:p>
          </table:table-cell>
          <table:table-cell office:value-type="float" office:value="0.1223" calcext:value-type="float">
            <text:p>1.22E-01</text:p>
          </table:table-cell>
          <table:table-cell office:value-type="float" office:value="0.1222" calcext:value-type="float">
            <text:p>1.22E-01</text:p>
          </table:table-cell>
          <table:table-cell office:value-type="float" office:value="-11.209" calcext:value-type="float">
            <text:p>-11.209</text:p>
          </table:table-cell>
          <table:table-cell office:value-type="string" calcext:value-type="string">
            <text:p>VaccStatusJ3</text:p>
          </table:table-cell>
          <table:table-cell office:value-type="float" office:value="-0.714312" calcext:value-type="float">
            <text:p>-0.714312</text:p>
          </table:table-cell>
          <table:table-cell office:value-type="float" office:value="0.489529" calcext:value-type="float">
            <text:p>0.489529</text:p>
          </table:table-cell>
          <table:table-cell office:value-type="float" office:value="0.069843" calcext:value-type="float">
            <text:p>0.069843</text:p>
          </table:table-cell>
          <table:table-cell office:value-type="float" office:value="0.069811" calcext:value-type="float">
            <text:p>0.069811</text:p>
          </table:table-cell>
          <table:table-cell office:value-type="float" office:value="-10.232" calcext:value-type="float">
            <text:p>-10.232</text:p>
          </table:table-cell>
          <table:table-cell office:value-type="string" calcext:value-type="string">
            <text:p>VaccStatusJ3</text:p>
          </table:table-cell>
          <table:table-cell table:style-name="ce31" office:value-type="float" office:value="-0.946488" calcext:value-type="float">
            <text:p>-9.46E-01</text:p>
          </table:table-cell>
          <table:table-cell office:value-type="float" office:value="0.388102" calcext:value-type="float">
            <text:p>0.388102</text:p>
          </table:table-cell>
          <table:table-cell office:value-type="float" office:value="0.040045" calcext:value-type="float">
            <text:p>0.040045</text:p>
          </table:table-cell>
          <table:table-cell office:value-type="float" office:value="0.040036" calcext:value-type="float">
            <text:p>0.040036</text:p>
          </table:table-cell>
          <table:table-cell office:value-type="float" office:value="-23.641" calcext:value-type="float">
            <text:p>-23.641</text:p>
          </table:table-cell>
          <table:table-cell office:value-type="string" calcext:value-type="string">
            <text:p>VaccStatusJ3</text:p>
          </table:table-cell>
          <table:table-cell office:value-type="float" office:value="-0.946488" calcext:value-type="float">
            <text:p>-0.946488</text:p>
          </table:table-cell>
          <table:table-cell office:value-type="float" office:value="0.388102" calcext:value-type="float">
            <text:p>0.388102</text:p>
          </table:table-cell>
          <table:table-cell office:value-type="float" office:value="0.040045" calcext:value-type="float">
            <text:p>0.040045</text:p>
          </table:table-cell>
          <table:table-cell office:value-type="float" office:value="0.040036" calcext:value-type="float">
            <text:p>0.040036</text:p>
          </table:table-cell>
          <table:table-cell office:value-type="float" office:value="-23.641" calcext:value-type="float">
            <text:p>-23.64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ccStatusJ4</text:p>
          </table:table-cell>
          <table:table-cell office:value-type="float" office:value="-1.176563" calcext:value-type="float">
            <text:p>-1.176563</text:p>
          </table:table-cell>
          <table:table-cell office:value-type="float" office:value="0.308337" calcext:value-type="float">
            <text:p>0.308337</text:p>
          </table:table-cell>
          <table:table-cell office:value-type="float" office:value="0.142898" calcext:value-type="float">
            <text:p>0.142898</text:p>
          </table:table-cell>
          <table:table-cell office:value-type="float" office:value="0.143007" calcext:value-type="float">
            <text:p>0.143007</text:p>
          </table:table-cell>
          <table:table-cell office:value-type="float" office:value="-8.227" calcext:value-type="float">
            <text:p>-8.227</text:p>
          </table:table-cell>
          <table:table-cell office:value-type="string" calcext:value-type="string">
            <text:p>VaccStatusJ4</text:p>
          </table:table-cell>
          <table:table-cell office:value-type="float" office:value="-1.573" calcext:value-type="float">
            <text:p>-1.57E+00</text:p>
          </table:table-cell>
          <table:table-cell office:value-type="float" office:value="0.2073" calcext:value-type="float">
            <text:p>2.07E-01</text:p>
          </table:table-cell>
          <table:table-cell office:value-type="float" office:value="1" calcext:value-type="float">
            <text:p>1.00E+00</text:p>
          </table:table-cell>
          <table:table-cell office:value-type="float" office:value="1.007" calcext:value-type="float">
            <text:p>1.01E+00</text:p>
          </table:table-cell>
          <table:table-cell office:value-type="float" office:value="-1.563" calcext:value-type="float">
            <text:p>-1.563</text:p>
          </table:table-cell>
          <table:table-cell office:value-type="string" calcext:value-type="string">
            <text:p>VaccStatusJ4</text:p>
          </table:table-cell>
          <table:table-cell office:value-type="float" office:value="-0.337377" calcext:value-type="float">
            <text:p>-0.337377</text:p>
          </table:table-cell>
          <table:table-cell office:value-type="float" office:value="0.71364" calcext:value-type="float">
            <text:p>0.71364</text:p>
          </table:table-cell>
          <table:table-cell office:value-type="float" office:value="0.500037" calcext:value-type="float">
            <text:p>0.500037</text:p>
          </table:table-cell>
          <table:table-cell office:value-type="float" office:value="0.502667" calcext:value-type="float">
            <text:p>0.502667</text:p>
          </table:table-cell>
          <table:table-cell office:value-type="float" office:value="-0.671" calcext:value-type="float">
            <text:p>-0.671</text:p>
          </table:table-cell>
          <table:table-cell office:value-type="string" calcext:value-type="string">
            <text:p>VaccStatusJ4</text:p>
          </table:table-cell>
          <table:table-cell office:value-type="float" office:value="-0.750028" calcext:value-type="float">
            <text:p>-0.750028</text:p>
          </table:table-cell>
          <table:table-cell office:value-type="float" office:value="0.472353" calcext:value-type="float">
            <text:p>0.472353</text:p>
          </table:table-cell>
          <table:table-cell office:value-type="float" office:value="0.204214" calcext:value-type="float">
            <text:p>0.204214</text:p>
          </table:table-cell>
          <table:table-cell office:value-type="float" office:value="0.204539" calcext:value-type="float">
            <text:p>0.204539</text:p>
          </table:table-cell>
          <table:table-cell office:value-type="float" office:value="-3.667" calcext:value-type="float">
            <text:p>-3.667</text:p>
          </table:table-cell>
          <table:table-cell office:value-type="string" calcext:value-type="string">
            <text:p>VaccStatusJ4</text:p>
          </table:table-cell>
          <table:table-cell office:value-type="float" office:value="-0.750028" calcext:value-type="float">
            <text:p>-0.750028</text:p>
          </table:table-cell>
          <table:table-cell office:value-type="float" office:value="0.472353" calcext:value-type="float">
            <text:p>0.472353</text:p>
          </table:table-cell>
          <table:table-cell office:value-type="float" office:value="0.204214" calcext:value-type="float">
            <text:p>0.204214</text:p>
          </table:table-cell>
          <table:table-cell office:value-type="float" office:value="0.204539" calcext:value-type="float">
            <text:p>0.204539</text:p>
          </table:table-cell>
          <table:table-cell office:value-type="float" office:value="-3.667" calcext:value-type="float">
            <text:p>-3.66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ccStatusM_first1</text:p>
          </table:table-cell>
          <table:table-cell office:value-type="float" office:value="-1.069618" calcext:value-type="float">
            <text:p>-1.069618</text:p>
          </table:table-cell>
          <table:table-cell office:value-type="float" office:value="0.34314" calcext:value-type="float">
            <text:p>0.34314</text:p>
          </table:table-cell>
          <table:table-cell office:value-type="float" office:value="0.033942" calcext:value-type="float">
            <text:p>0.033942</text:p>
          </table:table-cell>
          <table:table-cell office:value-type="float" office:value="0.033957" calcext:value-type="float">
            <text:p>0.033957</text:p>
          </table:table-cell>
          <table:table-cell office:value-type="float" office:value="-31.5" calcext:value-type="float">
            <text:p>-31.5</text:p>
          </table:table-cell>
          <table:table-cell office:value-type="string" calcext:value-type="string">
            <text:p>VaccStatusM_first1</text:p>
          </table:table-cell>
          <table:table-cell office:value-type="float" office:value="-1.238" calcext:value-type="float">
            <text:p>-1.24E+00</text:p>
          </table:table-cell>
          <table:table-cell office:value-type="float" office:value="0.2899" calcext:value-type="float">
            <text:p>2.90E-01</text:p>
          </table:table-cell>
          <table:table-cell office:value-type="float" office:value="0.1213" calcext:value-type="float">
            <text:p>1.21E-01</text:p>
          </table:table-cell>
          <table:table-cell office:value-type="float" office:value="0.1215" calcext:value-type="float">
            <text:p>1.22E-01</text:p>
          </table:table-cell>
          <table:table-cell office:value-type="float" office:value="-10.195" calcext:value-type="float">
            <text:p>-10.195</text:p>
          </table:table-cell>
          <table:table-cell office:value-type="string" calcext:value-type="string">
            <text:p>VaccStatusM_first1</text:p>
          </table:table-cell>
          <table:table-cell office:value-type="float" office:value="-1.377531" calcext:value-type="float">
            <text:p>-1.377531</text:p>
          </table:table-cell>
          <table:table-cell office:value-type="float" office:value="0.252201" calcext:value-type="float">
            <text:p>0.252201</text:p>
          </table:table-cell>
          <table:table-cell office:value-type="float" office:value="0.111875" calcext:value-type="float">
            <text:p>0.111875</text:p>
          </table:table-cell>
          <table:table-cell office:value-type="float" office:value="0.111891" calcext:value-type="float">
            <text:p>0.111891</text:p>
          </table:table-cell>
          <table:table-cell office:value-type="float" office:value="-12.311" calcext:value-type="float">
            <text:p>-12.311</text:p>
          </table:table-cell>
          <table:table-cell office:value-type="string" calcext:value-type="string">
            <text:p>VaccStatusM_first1</text:p>
          </table:table-cell>
          <table:table-cell table:style-name="ce31" office:value-type="float" office:value="-1.266735" calcext:value-type="float">
            <text:p>-1.27E+00</text:p>
          </table:table-cell>
          <table:table-cell office:value-type="float" office:value="0.28175" calcext:value-type="float">
            <text:p>0.28175</text:p>
          </table:table-cell>
          <table:table-cell office:value-type="float" office:value="0.066285" calcext:value-type="float">
            <text:p>0.066285</text:p>
          </table:table-cell>
          <table:table-cell office:value-type="float" office:value="0.066307" calcext:value-type="float">
            <text:p>0.066307</text:p>
          </table:table-cell>
          <table:table-cell office:value-type="float" office:value="-19.104" calcext:value-type="float">
            <text:p>-19.104</text:p>
          </table:table-cell>
          <table:table-cell office:value-type="string" calcext:value-type="string">
            <text:p>VaccStatusM_first1</text:p>
          </table:table-cell>
          <table:table-cell office:value-type="float" office:value="-1.266735" calcext:value-type="float">
            <text:p>-1.266735</text:p>
          </table:table-cell>
          <table:table-cell office:value-type="float" office:value="0.28175" calcext:value-type="float">
            <text:p>0.28175</text:p>
          </table:table-cell>
          <table:table-cell office:value-type="float" office:value="0.066285" calcext:value-type="float">
            <text:p>0.066285</text:p>
          </table:table-cell>
          <table:table-cell office:value-type="float" office:value="0.066307" calcext:value-type="float">
            <text:p>0.066307</text:p>
          </table:table-cell>
          <table:table-cell office:value-type="float" office:value="-19.104" calcext:value-type="float">
            <text:p>-19.10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ccStatusM_first2plus</text:p>
          </table:table-cell>
          <table:table-cell office:value-type="float" office:value="-1.459376" calcext:value-type="float">
            <text:p>-1.459376</text:p>
          </table:table-cell>
          <table:table-cell office:value-type="float" office:value="0.232381" calcext:value-type="float">
            <text:p>0.232381</text:p>
          </table:table-cell>
          <table:table-cell office:value-type="float" office:value="0.136102" calcext:value-type="float">
            <text:p>0.136102</text:p>
          </table:table-cell>
          <table:table-cell office:value-type="float" office:value="0.136176" calcext:value-type="float">
            <text:p>0.136176</text:p>
          </table:table-cell>
          <table:table-cell office:value-type="float" office:value="-10.717" calcext:value-type="float">
            <text:p>-10.717</text:p>
          </table:table-cell>
          <table:table-cell office:value-type="string" calcext:value-type="string">
            <text:p>VaccStatusM_first2plus</text:p>
          </table:table-cell>
          <table:table-cell office:value-type="float" office:value="-1.783" calcext:value-type="float">
            <text:p>-1.78E+00</text:p>
          </table:table-cell>
          <table:table-cell office:value-type="float" office:value="0.1682" calcext:value-type="float">
            <text:p>1.68E-01</text:p>
          </table:table-cell>
          <table:table-cell office:value-type="float" office:value="0.4472" calcext:value-type="float">
            <text:p>4.47E-01</text:p>
          </table:table-cell>
          <table:table-cell office:value-type="float" office:value="0.4475" calcext:value-type="float">
            <text:p>4.48E-01</text:p>
          </table:table-cell>
          <table:table-cell office:value-type="float" office:value="-3.983" calcext:value-type="float">
            <text:p>-3.983</text:p>
          </table:table-cell>
          <table:table-cell office:value-type="string" calcext:value-type="string">
            <text:p>VaccStatusM_first2plus</text:p>
          </table:table-cell>
          <table:table-cell office:value-type="float" office:value="-1.0194" calcext:value-type="float">
            <text:p>-1.0194</text:p>
          </table:table-cell>
          <table:table-cell office:value-type="float" office:value="0.360811" calcext:value-type="float">
            <text:p>0.360811</text:p>
          </table:table-cell>
          <table:table-cell office:value-type="float" office:value="0.250042" calcext:value-type="float">
            <text:p>0.250042</text:p>
          </table:table-cell>
          <table:table-cell office:value-type="float" office:value="0.249733" calcext:value-type="float">
            <text:p>0.249733</text:p>
          </table:table-cell>
          <table:table-cell office:value-type="float" office:value="-4.082" calcext:value-type="float">
            <text:p>-4.082</text:p>
          </table:table-cell>
          <table:table-cell table:style-name="ce31" office:value-type="string" calcext:value-type="string">
            <text:p>VaccStatusM_first2plus</text:p>
          </table:table-cell>
          <table:table-cell office:value-type="float" office:value="-1.200122" calcext:value-type="float">
            <text:p>-1.200122</text:p>
          </table:table-cell>
          <table:table-cell office:value-type="float" office:value="0.301157" calcext:value-type="float">
            <text:p>0.301157</text:p>
          </table:table-cell>
          <table:table-cell office:value-type="float" office:value="0.223645" calcext:value-type="float">
            <text:p>0.223645</text:p>
          </table:table-cell>
          <table:table-cell office:value-type="float" office:value="0.223903" calcext:value-type="float">
            <text:p>0.223903</text:p>
          </table:table-cell>
          <table:table-cell office:value-type="float" office:value="-5.36" calcext:value-type="float">
            <text:p>-5.36</text:p>
          </table:table-cell>
          <table:table-cell office:value-type="string" calcext:value-type="string">
            <text:p>VaccStatusM_first2plus</text:p>
          </table:table-cell>
          <table:table-cell office:value-type="float" office:value="-1.200122" calcext:value-type="float">
            <text:p>-1.200122</text:p>
          </table:table-cell>
          <table:table-cell office:value-type="float" office:value="0.301157" calcext:value-type="float">
            <text:p>0.301157</text:p>
          </table:table-cell>
          <table:table-cell office:value-type="float" office:value="0.223645" calcext:value-type="float">
            <text:p>0.223645</text:p>
          </table:table-cell>
          <table:table-cell office:value-type="float" office:value="0.223903" calcext:value-type="float">
            <text:p>0.223903</text:p>
          </table:table-cell>
          <table:table-cell office:value-type="float" office:value="-5.36" calcext:value-type="float">
            <text:p>-5.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ccStatusM1</text:p>
          </table:table-cell>
          <table:table-cell office:value-type="float" office:value="-2.945732" calcext:value-type="float">
            <text:p>-2.945732</text:p>
          </table:table-cell>
          <table:table-cell office:value-type="float" office:value="0.052564" calcext:value-type="float">
            <text:p>0.052564</text:p>
          </table:table-cell>
          <table:table-cell office:value-type="float" office:value="0.141458" calcext:value-type="float">
            <text:p>0.141458</text:p>
          </table:table-cell>
          <table:table-cell office:value-type="float" office:value="0.141445" calcext:value-type="float">
            <text:p>0.141445</text:p>
          </table:table-cell>
          <table:table-cell office:value-type="float" office:value="-20.826" calcext:value-type="float">
            <text:p>-20.826</text:p>
          </table:table-cell>
          <table:table-cell office:value-type="string" calcext:value-type="string">
            <text:p>VaccStatusM1</text:p>
          </table:table-cell>
          <table:table-cell office:value-type="float" office:value="-1.955" calcext:value-type="float">
            <text:p>-1.96E+00</text:p>
          </table:table-cell>
          <table:table-cell office:value-type="float" office:value="0.1415" calcext:value-type="float">
            <text:p>1.42E-01</text:p>
          </table:table-cell>
          <table:table-cell office:value-type="float" office:value="0.7071" calcext:value-type="float">
            <text:p>7.07E-01</text:p>
          </table:table-cell>
          <table:table-cell office:value-type="float" office:value="0.7065" calcext:value-type="float">
            <text:p>7.07E-01</text:p>
          </table:table-cell>
          <table:table-cell office:value-type="float" office:value="-2.768" calcext:value-type="float">
            <text:p>-2.768</text:p>
          </table:table-cell>
          <table:table-cell office:value-type="string" calcext:value-type="string">
            <text:p>VaccStatusM1</text:p>
          </table:table-cell>
          <table:table-cell office:value-type="float" office:value="-2.731935" calcext:value-type="float">
            <text:p>-2.731935</text:p>
          </table:table-cell>
          <table:table-cell office:value-type="float" office:value="0.065093" calcext:value-type="float">
            <text:p>0.065093</text:p>
          </table:table-cell>
          <table:table-cell office:value-type="float" office:value="0.447248" calcext:value-type="float">
            <text:p>0.447248</text:p>
          </table:table-cell>
          <table:table-cell office:value-type="float" office:value="0.447442" calcext:value-type="float">
            <text:p>0.447442</text:p>
          </table:table-cell>
          <table:table-cell office:value-type="float" office:value="-6.106" calcext:value-type="float">
            <text:p>-6.106</text:p>
          </table:table-cell>
          <table:table-cell table:style-name="ce31" office:value-type="string" calcext:value-type="string">
            <text:p>VaccStatusM1</text:p>
          </table:table-cell>
          <table:table-cell office:value-type="float" office:value="-2.837094" calcext:value-type="float">
            <text:p>-2.837094</text:p>
          </table:table-cell>
          <table:table-cell office:value-type="float" office:value="0.058596" calcext:value-type="float">
            <text:p>0.058596</text:p>
          </table:table-cell>
          <table:table-cell office:value-type="float" office:value="0.235736" calcext:value-type="float">
            <text:p>0.235736</text:p>
          </table:table-cell>
          <table:table-cell office:value-type="float" office:value="0.235698" calcext:value-type="float">
            <text:p>0.235698</text:p>
          </table:table-cell>
          <table:table-cell office:value-type="float" office:value="-12.037" calcext:value-type="float">
            <text:p>-12.037</text:p>
          </table:table-cell>
          <table:table-cell office:value-type="string" calcext:value-type="string">
            <text:p>VaccStatusM1</text:p>
          </table:table-cell>
          <table:table-cell office:value-type="float" office:value="-2.837094" calcext:value-type="float">
            <text:p>-2.837094</text:p>
          </table:table-cell>
          <table:table-cell office:value-type="float" office:value="0.058596" calcext:value-type="float">
            <text:p>0.058596</text:p>
          </table:table-cell>
          <table:table-cell office:value-type="float" office:value="0.235736" calcext:value-type="float">
            <text:p>0.235736</text:p>
          </table:table-cell>
          <table:table-cell office:value-type="float" office:value="0.235698" calcext:value-type="float">
            <text:p>0.235698</text:p>
          </table:table-cell>
          <table:table-cell office:value-type="float" office:value="-12.037" calcext:value-type="float">
            <text:p>-12.0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ccStatusM1delta</text:p>
          </table:table-cell>
          <table:table-cell office:value-type="float" office:value="-2.122496" calcext:value-type="float">
            <text:p>-2.122496</text:p>
          </table:table-cell>
          <table:table-cell office:value-type="float" office:value="0.119732" calcext:value-type="float">
            <text:p>0.119732</text:p>
          </table:table-cell>
          <table:table-cell office:value-type="float" office:value="0.065016" calcext:value-type="float">
            <text:p>0.065016</text:p>
          </table:table-cell>
          <table:table-cell office:value-type="float" office:value="0.065002" calcext:value-type="float">
            <text:p>0.065002</text:p>
          </table:table-cell>
          <table:table-cell office:value-type="float" office:value="-32.653" calcext:value-type="float">
            <text:p>-32.653</text:p>
          </table:table-cell>
          <table:table-cell office:value-type="string" calcext:value-type="string">
            <text:p>VaccStatusM1delta</text:p>
          </table:table-cell>
          <table:table-cell office:value-type="float" office:value="-2.453" calcext:value-type="float">
            <text:p>-2.45E+00</text:p>
          </table:table-cell>
          <table:table-cell office:value-type="float" office:value="0.08607" calcext:value-type="float">
            <text:p>8.61E-02</text:p>
          </table:table-cell>
          <table:table-cell table:number-columns-repeated="2" office:value-type="float" office:value="0.1374" calcext:value-type="float">
            <text:p>1.37E-01</text:p>
          </table:table-cell>
          <table:table-cell office:value-type="float" office:value="-17.851" calcext:value-type="float">
            <text:p>-17.851</text:p>
          </table:table-cell>
          <table:table-cell office:value-type="string" calcext:value-type="string">
            <text:p>VaccStatusM1delta</text:p>
          </table:table-cell>
          <table:table-cell office:value-type="float" office:value="-1.641273" calcext:value-type="float">
            <text:p>-1.641273</text:p>
          </table:table-cell>
          <table:table-cell office:value-type="float" office:value="0.193733" calcext:value-type="float">
            <text:p>0.193733</text:p>
          </table:table-cell>
          <table:table-cell office:value-type="float" office:value="0.102747" calcext:value-type="float">
            <text:p>0.102747</text:p>
          </table:table-cell>
          <table:table-cell office:value-type="float" office:value="0.102745" calcext:value-type="float">
            <text:p>0.102745</text:p>
          </table:table-cell>
          <table:table-cell office:value-type="float" office:value="-15.974" calcext:value-type="float">
            <text:p>-15.974</text:p>
          </table:table-cell>
          <table:table-cell office:value-type="string" calcext:value-type="string">
            <text:p>VaccStatusM1delta</text:p>
          </table:table-cell>
          <table:table-cell table:style-name="ce31" office:value-type="float" office:value="-2.112373" calcext:value-type="float">
            <text:p>-2.11E+00</text:p>
          </table:table-cell>
          <table:table-cell office:value-type="float" office:value="0.120951" calcext:value-type="float">
            <text:p>0.120951</text:p>
          </table:table-cell>
          <table:table-cell office:value-type="float" office:value="0.114128" calcext:value-type="float">
            <text:p>0.114128</text:p>
          </table:table-cell>
          <table:table-cell office:value-type="float" office:value="0.114122" calcext:value-type="float">
            <text:p>0.114122</text:p>
          </table:table-cell>
          <table:table-cell office:value-type="float" office:value="-18.51" calcext:value-type="float">
            <text:p>-18.51</text:p>
          </table:table-cell>
          <table:table-cell office:value-type="string" calcext:value-type="string">
            <text:p>VaccStatusM1delta</text:p>
          </table:table-cell>
          <table:table-cell office:value-type="float" office:value="-2.112373" calcext:value-type="float">
            <text:p>-2.112373</text:p>
          </table:table-cell>
          <table:table-cell office:value-type="float" office:value="0.120951" calcext:value-type="float">
            <text:p>0.120951</text:p>
          </table:table-cell>
          <table:table-cell office:value-type="float" office:value="0.114128" calcext:value-type="float">
            <text:p>0.114128</text:p>
          </table:table-cell>
          <table:table-cell office:value-type="float" office:value="0.114122" calcext:value-type="float">
            <text:p>0.114122</text:p>
          </table:table-cell>
          <table:table-cell office:value-type="float" office:value="-18.51" calcext:value-type="float">
            <text:p>-18.51</text:p>
          </table:table-cell>
          <table:table-cell table:formula="of:=[.B20]-[.B19]" office:value-type="float" office:value="0.823236" calcext:value-type="float">
            <text:p>0.823236</text:p>
          </table:table-cell>
          <table:table-cell table:formula="of:=[.C20]-[.C19]" office:value-type="float" office:value="0.067168" calcext:value-type="float">
            <text:p>0.067168</text:p>
          </table:table-cell>
          <table:table-cell table:formula="of:=[.D20]+[.D19]" office:value-type="float" office:value="0.206474" calcext:value-type="float">
            <text:p>0.206474</text:p>
          </table:table-cell>
          <table:table-cell table:formula="of:=ABS([.AE20]/[.AG20])" office:value-type="float" office:value="3.98711702199793" calcext:value-type="float">
            <text:p>3.98711702199793</text:p>
          </table:table-cell>
          <table:table-cell table:formula="of:=IF([.AH20]&gt;LEGACY.NORMSINV(0.995);&quot;***&quot;;IF([.AH20]&gt;LEGACY.NORMSINV(0.975);&quot;**&quot;;IF([.AH20]&gt;LEGACY.NORMSINV(0.95);&quot;*&quot;;&quot;&quot;)))" office:value-type="string" office:string-value="***" calcext:value-type="string">
            <text:p>***</text:p>
          </table:table-cell>
          <table:table-cell table:formula="of:=&quot;&amp; $&quot;&amp;[.AF20]&amp;&quot;^{&quot;&amp;[.AI20]&amp;&quot;}$&quot;" office:value-type="string" office:string-value="&amp; $0.067168^{***}$" calcext:value-type="string">
            <text:p>&amp; $0.067168^{***}$</text:p>
          </table:table-cell>
          <table:table-cell table:formula="of:=[.H20]-[.H19]" office:value-type="float" office:value="-0.498" calcext:value-type="float">
            <text:p>-0.498</text:p>
          </table:table-cell>
          <table:table-cell table:formula="of:=[.I20]-[.I19]" office:value-type="float" office:value="-0.05543" calcext:value-type="float">
            <text:p>-0.05543</text:p>
          </table:table-cell>
          <table:table-cell table:formula="of:=[.J20]+[.J19]" office:value-type="float" office:value="0.8445" calcext:value-type="float">
            <text:p>0.8445</text:p>
          </table:table-cell>
          <table:table-cell table:formula="of:=ABS([.AK20]/[.AM20])" office:value-type="float" office:value="0.589698046181172" calcext:value-type="float">
            <text:p>0.589698046181172</text:p>
          </table:table-cell>
          <table:table-cell table:formula="of:=IF([.AN20]&gt;LEGACY.NORMSINV(0.995);&quot;***&quot;;IF([.AN20]&gt;LEGACY.NORMSINV(0.975);&quot;**&quot;;IF([.AN20]&gt;LEGACY.NORMSINV(0.95);&quot;*&quot;;&quot;&quot;)))">
            <text:p/>
          </table:table-cell>
          <table:table-cell table:formula="of:=&quot;&amp; $&quot;&amp;[.AL20]&amp;&quot;^{&quot;&amp;[.AO20]&amp;&quot;}$&quot;" office:value-type="string" office:string-value="&amp; $-0.05543^{}$" calcext:value-type="string">
            <text:p>&amp; $-0.05543^{}$</text:p>
          </table:table-cell>
          <table:table-cell table:formula="of:=[.N20]-[.N19]" office:value-type="float" office:value="1.090662" calcext:value-type="float">
            <text:p>1.090662</text:p>
          </table:table-cell>
          <table:table-cell table:formula="of:=[.O20]-[.O19]" office:value-type="float" office:value="0.12864" calcext:value-type="float">
            <text:p>0.12864</text:p>
          </table:table-cell>
          <table:table-cell table:formula="of:=[.P20]+[.P19]" office:value-type="float" office:value="0.549995" calcext:value-type="float">
            <text:p>0.549995</text:p>
          </table:table-cell>
          <table:table-cell table:formula="of:=ABS([.AQ20]/[.AS20])" office:value-type="float" office:value="1.98303984581678" calcext:value-type="float">
            <text:p>1.98303984581678</text:p>
          </table:table-cell>
          <table:table-cell table:formula="of:=IF([.AT20]&gt;LEGACY.NORMSINV(0.995);&quot;***&quot;;IF([.AT20]&gt;LEGACY.NORMSINV(0.975);&quot;**&quot;;IF([.AT20]&gt;LEGACY.NORMSINV(0.95);&quot;*&quot;;&quot;&quot;)))" office:value-type="string" office:string-value="**" calcext:value-type="string">
            <text:p>**</text:p>
          </table:table-cell>
          <table:table-cell table:formula="of:=&quot;&amp; $&quot;&amp;[.AR20]&amp;&quot;^{&quot;&amp;[.AU20]&amp;&quot;}$&quot;" office:value-type="string" office:string-value="&amp; $0.12864^{**}$" calcext:value-type="string">
            <text:p>&amp; $0.12864^{**}$</text:p>
          </table:table-cell>
          <table:table-cell table:formula="of:=[.T20]-[.T19]" office:value-type="float" office:value="0.724721" calcext:value-type="float">
            <text:p>0.724721</text:p>
          </table:table-cell>
          <table:table-cell table:formula="of:=[.U20]-[.U19]" office:value-type="float" office:value="0.062355" calcext:value-type="float">
            <text:p>0.062355</text:p>
          </table:table-cell>
          <table:table-cell table:formula="of:=[.V20]+[.V19]" office:value-type="float" office:value="0.349864" calcext:value-type="float">
            <text:p>0.349864</text:p>
          </table:table-cell>
          <table:table-cell table:formula="of:=ABS([.AW20]/[.AY20])" office:value-type="float" office:value="2.07143632954519" calcext:value-type="float">
            <text:p>2.07143632954519</text:p>
          </table:table-cell>
          <table:table-cell table:formula="of:=IF([.AZ20]&gt;LEGACY.NORMSINV(0.995);&quot;***&quot;;IF([.AZ20]&gt;LEGACY.NORMSINV(0.975);&quot;**&quot;;IF([.AZ20]&gt;LEGACY.NORMSINV(0.95);&quot;*&quot;;&quot;&quot;)))" office:value-type="string" office:string-value="**" calcext:value-type="string">
            <text:p>**</text:p>
          </table:table-cell>
          <table:table-cell table:formula="of:=&quot;&amp; $&quot;&amp;[.AX20]&amp;&quot;^{&quot;&amp;[.BA20]&amp;&quot;}$&quot;" office:value-type="string" office:string-value="&amp; $0.062355^{**}$" calcext:value-type="string">
            <text:p>&amp; $0.062355^{**}$</text:p>
          </table:table-cell>
          <table:table-cell table:formula="of:=[.Z20]-[.Z19]" office:value-type="float" office:value="0.724721" calcext:value-type="float">
            <text:p>0.724721</text:p>
          </table:table-cell>
          <table:table-cell table:formula="of:=[.AA20]-[.AA19]" office:value-type="float" office:value="0.062355" calcext:value-type="float">
            <text:p>0.062355</text:p>
          </table:table-cell>
          <table:table-cell table:formula="of:=[.AB20]+[.AB19]" office:value-type="float" office:value="0.349864" calcext:value-type="float">
            <text:p>0.349864</text:p>
          </table:table-cell>
          <table:table-cell table:formula="of:=ABS([.BC20]/[.BE20])" office:value-type="float" office:value="2.07143632954519" calcext:value-type="float">
            <text:p>2.07143632954519</text:p>
          </table:table-cell>
          <table:table-cell table:formula="of:=IF([.BF20]&gt;LEGACY.NORMSINV(0.995);&quot;***&quot;;IF([.BF20]&gt;LEGACY.NORMSINV(0.975);&quot;**&quot;;IF([.BF20]&gt;LEGACY.NORMSINV(0.95);&quot;*&quot;;&quot;&quot;)))" office:value-type="string" office:string-value="**" calcext:value-type="string">
            <text:p>**</text:p>
          </table:table-cell>
          <table:table-cell table:formula="of:=&quot;&amp; $&quot;&amp;[.BD20]&amp;&quot;^{&quot;&amp;[.BG20]&amp;&quot;}$&quot;" office:value-type="string" office:string-value="&amp; $0.062355^{**}$" calcext:value-type="string">
            <text:p>&amp; $0.062355^{**}$</text:p>
          </table:table-cell>
          <table:table-cell/>
          <table:table-cell table:formula="of:=[.AJ20]" office:value-type="string" office:string-value="&amp; $0.067168^{***}$" calcext:value-type="string">
            <text:p>&amp; $0.067168^{***}$</text:p>
          </table:table-cell>
          <table:table-cell table:formula="of:=[.AP20]" office:value-type="string" office:string-value="&amp; $-0.05543^{}$" calcext:value-type="string">
            <text:p>&amp; $-0.05543^{}$</text:p>
          </table:table-cell>
          <table:table-cell table:formula="of:=[.AV20]" office:value-type="string" office:string-value="&amp; $0.12864^{**}$" calcext:value-type="string">
            <text:p>&amp; $0.12864^{**}$</text:p>
          </table:table-cell>
          <table:table-cell table:formula="of:=[.BB20]" office:value-type="string" office:string-value="&amp; $0.062355^{**}$" calcext:value-type="string">
            <text:p>&amp; $0.062355^{**}$</text:p>
          </table:table-cell>
          <table:table-cell table:formula="of:=[.BH20]" office:value-type="string" office:string-value="&amp; $0.062355^{**}$" calcext:value-type="string">
            <text:p>&amp; $0.062355^{**}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VaccStatusM2</text:p>
          </table:table-cell>
          <table:table-cell office:value-type="float" office:value="-1.915766" calcext:value-type="float">
            <text:p>-1.915766</text:p>
          </table:table-cell>
          <table:table-cell office:value-type="float" office:value="0.147229" calcext:value-type="float">
            <text:p>0.147229</text:p>
          </table:table-cell>
          <table:table-cell office:value-type="float" office:value="0.026254" calcext:value-type="float">
            <text:p>0.026254</text:p>
          </table:table-cell>
          <table:table-cell office:value-type="float" office:value="0.026244" calcext:value-type="float">
            <text:p>0.026244</text:p>
          </table:table-cell>
          <table:table-cell office:value-type="float" office:value="-72.999" calcext:value-type="float">
            <text:p>-72.999</text:p>
          </table:table-cell>
          <table:table-cell office:value-type="string" calcext:value-type="string">
            <text:p>VaccStatusM2</text:p>
          </table:table-cell>
          <table:table-cell office:value-type="float" office:value="-2.135" calcext:value-type="float">
            <text:p>-2.14E+00</text:p>
          </table:table-cell>
          <table:table-cell office:value-type="float" office:value="0.1183" calcext:value-type="float">
            <text:p>1.18E-01</text:p>
          </table:table-cell>
          <table:table-cell office:value-type="float" office:value="0.07639" calcext:value-type="float">
            <text:p>7.64E-02</text:p>
          </table:table-cell>
          <table:table-cell office:value-type="float" office:value="0.07636" calcext:value-type="float">
            <text:p>7.64E-02</text:p>
          </table:table-cell>
          <table:table-cell office:value-type="float" office:value="-27.954" calcext:value-type="float">
            <text:p>-27.954</text:p>
          </table:table-cell>
          <table:table-cell office:value-type="string" calcext:value-type="string">
            <text:p>VaccStatusM2</text:p>
          </table:table-cell>
          <table:table-cell office:value-type="float" office:value="-1.49629" calcext:value-type="float">
            <text:p>-1.49629</text:p>
          </table:table-cell>
          <table:table-cell office:value-type="float" office:value="0.223959" calcext:value-type="float">
            <text:p>0.223959</text:p>
          </table:table-cell>
          <table:table-cell office:value-type="float" office:value="0.047522" calcext:value-type="float">
            <text:p>0.047522</text:p>
          </table:table-cell>
          <table:table-cell office:value-type="float" office:value="0.047502" calcext:value-type="float">
            <text:p>0.047502</text:p>
          </table:table-cell>
          <table:table-cell office:value-type="float" office:value="-31.499" calcext:value-type="float">
            <text:p>-31.499</text:p>
          </table:table-cell>
          <table:table-cell office:value-type="string" calcext:value-type="string">
            <text:p>VaccStatusM2</text:p>
          </table:table-cell>
          <table:table-cell table:style-name="ce31" office:value-type="float" office:value="-1.816303" calcext:value-type="float">
            <text:p>-1.82E+00</text:p>
          </table:table-cell>
          <table:table-cell office:value-type="float" office:value="0.162626" calcext:value-type="float">
            <text:p>0.162626</text:p>
          </table:table-cell>
          <table:table-cell office:value-type="float" office:value="0.038692" calcext:value-type="float">
            <text:p>0.038692</text:p>
          </table:table-cell>
          <table:table-cell office:value-type="float" office:value="0.038686" calcext:value-type="float">
            <text:p>0.038686</text:p>
          </table:table-cell>
          <table:table-cell office:value-type="float" office:value="-46.95" calcext:value-type="float">
            <text:p>-46.95</text:p>
          </table:table-cell>
          <table:table-cell office:value-type="string" calcext:value-type="string">
            <text:p>VaccStatusM2</text:p>
          </table:table-cell>
          <table:table-cell office:value-type="float" office:value="-1.816303" calcext:value-type="float">
            <text:p>-1.816303</text:p>
          </table:table-cell>
          <table:table-cell office:value-type="float" office:value="0.162626" calcext:value-type="float">
            <text:p>0.162626</text:p>
          </table:table-cell>
          <table:table-cell office:value-type="float" office:value="0.038692" calcext:value-type="float">
            <text:p>0.038692</text:p>
          </table:table-cell>
          <table:table-cell office:value-type="float" office:value="0.038686" calcext:value-type="float">
            <text:p>0.038686</text:p>
          </table:table-cell>
          <table:table-cell office:value-type="float" office:value="-46.95" calcext:value-type="float">
            <text:p>-46.9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ccStatusM3</text:p>
          </table:table-cell>
          <table:table-cell office:value-type="float" office:value="-1.52701" calcext:value-type="float">
            <text:p>-1.52701</text:p>
          </table:table-cell>
          <table:table-cell office:value-type="float" office:value="0.217184" calcext:value-type="float">
            <text:p>0.217184</text:p>
          </table:table-cell>
          <table:table-cell office:value-type="float" office:value="0.024175" calcext:value-type="float">
            <text:p>0.024175</text:p>
          </table:table-cell>
          <table:table-cell office:value-type="float" office:value="0.024169" calcext:value-type="float">
            <text:p>0.024169</text:p>
          </table:table-cell>
          <table:table-cell office:value-type="float" office:value="-63.181" calcext:value-type="float">
            <text:p>-63.181</text:p>
          </table:table-cell>
          <table:table-cell office:value-type="string" calcext:value-type="string">
            <text:p>VaccStatusM3</text:p>
          </table:table-cell>
          <table:table-cell office:value-type="float" office:value="-2.133" calcext:value-type="float">
            <text:p>-2.13E+00</text:p>
          </table:table-cell>
          <table:table-cell office:value-type="float" office:value="0.1184" calcext:value-type="float">
            <text:p>1.18E-01</text:p>
          </table:table-cell>
          <table:table-cell office:value-type="float" office:value="0.189" calcext:value-type="float">
            <text:p>1.89E-01</text:p>
          </table:table-cell>
          <table:table-cell office:value-type="float" office:value="0.1889" calcext:value-type="float">
            <text:p>1.89E-01</text:p>
          </table:table-cell>
          <table:table-cell office:value-type="float" office:value="-11.292" calcext:value-type="float">
            <text:p>-11.292</text:p>
          </table:table-cell>
          <table:table-cell office:value-type="string" calcext:value-type="string">
            <text:p>VaccStatusM3</text:p>
          </table:table-cell>
          <table:table-cell office:value-type="float" office:value="-0.943587" calcext:value-type="float">
            <text:p>-0.943587</text:p>
          </table:table-cell>
          <table:table-cell office:value-type="float" office:value="0.389229" calcext:value-type="float">
            <text:p>0.389229</text:p>
          </table:table-cell>
          <table:table-cell office:value-type="float" office:value="0.067437" calcext:value-type="float">
            <text:p>0.067437</text:p>
          </table:table-cell>
          <table:table-cell office:value-type="float" office:value="0.067361" calcext:value-type="float">
            <text:p>0.067361</text:p>
          </table:table-cell>
          <table:table-cell office:value-type="float" office:value="-14.008" calcext:value-type="float">
            <text:p>-14.008</text:p>
          </table:table-cell>
          <table:table-cell office:value-type="string" calcext:value-type="string">
            <text:p>VaccStatusM3</text:p>
          </table:table-cell>
          <table:table-cell table:style-name="ce31" office:value-type="float" office:value="-1.263566" calcext:value-type="float">
            <text:p>-1.26E+00</text:p>
          </table:table-cell>
          <table:table-cell office:value-type="float" office:value="0.282644" calcext:value-type="float">
            <text:p>0.282644</text:p>
          </table:table-cell>
          <table:table-cell office:value-type="float" office:value="0.035387" calcext:value-type="float">
            <text:p>0.035387</text:p>
          </table:table-cell>
          <table:table-cell office:value-type="float" office:value="0.035395" calcext:value-type="float">
            <text:p>0.035395</text:p>
          </table:table-cell>
          <table:table-cell office:value-type="float" office:value="-35.699" calcext:value-type="float">
            <text:p>-35.699</text:p>
          </table:table-cell>
          <table:table-cell office:value-type="string" calcext:value-type="string">
            <text:p>VaccStatusM3</text:p>
          </table:table-cell>
          <table:table-cell office:value-type="float" office:value="-1.263566" calcext:value-type="float">
            <text:p>-1.263566</text:p>
          </table:table-cell>
          <table:table-cell office:value-type="float" office:value="0.282644" calcext:value-type="float">
            <text:p>0.282644</text:p>
          </table:table-cell>
          <table:table-cell office:value-type="float" office:value="0.035387" calcext:value-type="float">
            <text:p>0.035387</text:p>
          </table:table-cell>
          <table:table-cell office:value-type="float" office:value="0.035395" calcext:value-type="float">
            <text:p>0.035395</text:p>
          </table:table-cell>
          <table:table-cell office:value-type="float" office:value="-35.699" calcext:value-type="float">
            <text:p>-35.69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ccStatusM4</text:p>
          </table:table-cell>
          <table:table-cell office:value-type="float" office:value="-1.057288" calcext:value-type="float">
            <text:p>-1.057288</text:p>
          </table:table-cell>
          <table:table-cell office:value-type="float" office:value="0.347397" calcext:value-type="float">
            <text:p>0.347397</text:p>
          </table:table-cell>
          <table:table-cell office:value-type="float" office:value="0.027512" calcext:value-type="float">
            <text:p>0.027512</text:p>
          </table:table-cell>
          <table:table-cell office:value-type="float" office:value="0.027511" calcext:value-type="float">
            <text:p>0.027511</text:p>
          </table:table-cell>
          <table:table-cell office:value-type="float" office:value="-38.431" calcext:value-type="float">
            <text:p>-38.431</text:p>
          </table:table-cell>
          <table:table-cell office:value-type="string" calcext:value-type="string">
            <text:p>VaccStatusM4</text:p>
          </table:table-cell>
          <table:table-cell office:value-type="float" office:value="-1.504" calcext:value-type="float">
            <text:p>-1.50E+00</text:p>
          </table:table-cell>
          <table:table-cell office:value-type="float" office:value="0.2222" calcext:value-type="float">
            <text:p>2.22E-01</text:p>
          </table:table-cell>
          <table:table-cell office:value-type="float" office:value="0.2086" calcext:value-type="float">
            <text:p>2.09E-01</text:p>
          </table:table-cell>
          <table:table-cell office:value-type="float" office:value="0.2085" calcext:value-type="float">
            <text:p>2.09E-01</text:p>
          </table:table-cell>
          <table:table-cell office:value-type="float" office:value="-7.213" calcext:value-type="float">
            <text:p>-7.213</text:p>
          </table:table-cell>
          <table:table-cell office:value-type="string" calcext:value-type="string">
            <text:p>VaccStatusM4</text:p>
          </table:table-cell>
          <table:table-cell office:value-type="float" office:value="-0.538792" calcext:value-type="float">
            <text:p>-0.538792</text:p>
          </table:table-cell>
          <table:table-cell office:value-type="float" office:value="0.583453" calcext:value-type="float">
            <text:p>0.583453</text:p>
          </table:table-cell>
          <table:table-cell office:value-type="float" office:value="0.076631" calcext:value-type="float">
            <text:p>0.076631</text:p>
          </table:table-cell>
          <table:table-cell office:value-type="float" office:value="0.076493" calcext:value-type="float">
            <text:p>0.076493</text:p>
          </table:table-cell>
          <table:table-cell office:value-type="float" office:value="-7.044" calcext:value-type="float">
            <text:p>-7.044</text:p>
          </table:table-cell>
          <table:table-cell table:style-name="ce31" office:value-type="string" calcext:value-type="string">
            <text:p>VaccStatusM4</text:p>
          </table:table-cell>
          <table:table-cell office:value-type="float" office:value="-0.631546" calcext:value-type="float">
            <text:p>-0.631546</text:p>
          </table:table-cell>
          <table:table-cell office:value-type="float" office:value="0.531769" calcext:value-type="float">
            <text:p>0.531769</text:p>
          </table:table-cell>
          <table:table-cell office:value-type="float" office:value="0.042411" calcext:value-type="float">
            <text:p>0.042411</text:p>
          </table:table-cell>
          <table:table-cell office:value-type="float" office:value="0.042386" calcext:value-type="float">
            <text:p>0.042386</text:p>
          </table:table-cell>
          <table:table-cell office:value-type="float" office:value="-14.9" calcext:value-type="float">
            <text:p>-14.9</text:p>
          </table:table-cell>
          <table:table-cell office:value-type="string" calcext:value-type="string">
            <text:p>VaccStatusM4</text:p>
          </table:table-cell>
          <table:table-cell office:value-type="float" office:value="-0.631546" calcext:value-type="float">
            <text:p>-0.631546</text:p>
          </table:table-cell>
          <table:table-cell office:value-type="float" office:value="0.531769" calcext:value-type="float">
            <text:p>0.531769</text:p>
          </table:table-cell>
          <table:table-cell office:value-type="float" office:value="0.042411" calcext:value-type="float">
            <text:p>0.042411</text:p>
          </table:table-cell>
          <table:table-cell office:value-type="float" office:value="0.042386" calcext:value-type="float">
            <text:p>0.042386</text:p>
          </table:table-cell>
          <table:table-cell office:value-type="float" office:value="-14.9" calcext:value-type="float">
            <text:p>-14.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ccStatusMboost</text:p>
          </table:table-cell>
          <table:table-cell office:value-type="float" office:value="-2.671583" calcext:value-type="float">
            <text:p>-2.671583</text:p>
          </table:table-cell>
          <table:table-cell office:value-type="float" office:value="0.069143" calcext:value-type="float">
            <text:p>0.069143</text:p>
          </table:table-cell>
          <table:table-cell office:value-type="float" office:value="0.129142" calcext:value-type="float">
            <text:p>0.129142</text:p>
          </table:table-cell>
          <table:table-cell office:value-type="float" office:value="0.129168" calcext:value-type="float">
            <text:p>0.129168</text:p>
          </table:table-cell>
          <table:table-cell office:value-type="float" office:value="-20.683" calcext:value-type="float">
            <text:p>-20.683</text:p>
          </table:table-cell>
          <table:table-cell office:value-type="string" calcext:value-type="string">
            <text:p>VaccStatusMboost</text:p>
          </table:table-cell>
          <table:table-cell office:value-type="float" office:value="-9.919" calcext:value-type="float">
            <text:p>-9.92E+00</text:p>
          </table:table-cell>
          <table:table-cell office:value-type="float" office:value="0.00004925" calcext:value-type="float">
            <text:p>4.93E-05</text:p>
          </table:table-cell>
          <table:table-cell office:value-type="float" office:value="49.18" calcext:value-type="float">
            <text:p>4.92E+01</text:p>
          </table:table-cell>
          <table:table-cell office:value-type="float" office:value="0.08515" calcext:value-type="float">
            <text:p>8.52E-02</text:p>
          </table:table-cell>
          <table:table-cell office:value-type="float" office:value="-116.479" calcext:value-type="float">
            <text:p>-116.479</text:p>
          </table:table-cell>
          <table:table-cell office:value-type="string" calcext:value-type="string">
            <text:p>VaccStatusMboost</text:p>
          </table:table-cell>
          <table:table-cell office:value-type="float" office:value="-1.52841" calcext:value-type="float">
            <text:p>-1.52841</text:p>
          </table:table-cell>
          <table:table-cell office:value-type="float" office:value="0.21688" calcext:value-type="float">
            <text:p>0.21688</text:p>
          </table:table-cell>
          <table:table-cell office:value-type="float" office:value="0.378007" calcext:value-type="float">
            <text:p>0.378007</text:p>
          </table:table-cell>
          <table:table-cell office:value-type="float" office:value="0.378076" calcext:value-type="float">
            <text:p>0.378076</text:p>
          </table:table-cell>
          <table:table-cell office:value-type="float" office:value="-4.043" calcext:value-type="float">
            <text:p>-4.043</text:p>
          </table:table-cell>
          <table:table-cell table:style-name="ce31" office:value-type="string" calcext:value-type="string">
            <text:p>VaccStatusMboost</text:p>
          </table:table-cell>
          <table:table-cell office:value-type="float" office:value="-2.388791" calcext:value-type="float">
            <text:p>-2.388791</text:p>
          </table:table-cell>
          <table:table-cell office:value-type="float" office:value="0.091741" calcext:value-type="float">
            <text:p>0.091741</text:p>
          </table:table-cell>
          <table:table-cell office:value-type="float" office:value="0.242587" calcext:value-type="float">
            <text:p>0.242587</text:p>
          </table:table-cell>
          <table:table-cell office:value-type="float" office:value="0.242707" calcext:value-type="float">
            <text:p>0.242707</text:p>
          </table:table-cell>
          <table:table-cell office:value-type="float" office:value="-9.842" calcext:value-type="float">
            <text:p>-9.842</text:p>
          </table:table-cell>
          <table:table-cell office:value-type="string" calcext:value-type="string">
            <text:p>VaccStatusMboost</text:p>
          </table:table-cell>
          <table:table-cell office:value-type="float" office:value="-2.388791" calcext:value-type="float">
            <text:p>-2.388791</text:p>
          </table:table-cell>
          <table:table-cell office:value-type="float" office:value="0.091741" calcext:value-type="float">
            <text:p>0.091741</text:p>
          </table:table-cell>
          <table:table-cell office:value-type="float" office:value="0.242587" calcext:value-type="float">
            <text:p>0.242587</text:p>
          </table:table-cell>
          <table:table-cell office:value-type="float" office:value="0.242707" calcext:value-type="float">
            <text:p>0.242707</text:p>
          </table:table-cell>
          <table:table-cell office:value-type="float" office:value="-9.842" calcext:value-type="float">
            <text:p>-9.84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ccStatusP_first1</text:p>
          </table:table-cell>
          <table:table-cell office:value-type="float" office:value="-0.65513" calcext:value-type="float">
            <text:p>-0.65513</text:p>
          </table:table-cell>
          <table:table-cell office:value-type="float" office:value="0.519375" calcext:value-type="float">
            <text:p>0.519375</text:p>
          </table:table-cell>
          <table:table-cell office:value-type="float" office:value="0.00991" calcext:value-type="float">
            <text:p>0.00991</text:p>
          </table:table-cell>
          <table:table-cell office:value-type="float" office:value="0.009924" calcext:value-type="float">
            <text:p>0.009924</text:p>
          </table:table-cell>
          <table:table-cell office:value-type="float" office:value="-66.018" calcext:value-type="float">
            <text:p>-66.018</text:p>
          </table:table-cell>
          <table:table-cell office:value-type="string" calcext:value-type="string">
            <text:p>VaccStatusP_first1</text:p>
          </table:table-cell>
          <table:table-cell office:value-type="float" office:value="-1.061" calcext:value-type="float">
            <text:p>-1.06E+00</text:p>
          </table:table-cell>
          <table:table-cell office:value-type="float" office:value="0.346" calcext:value-type="float">
            <text:p>3.46E-01</text:p>
          </table:table-cell>
          <table:table-cell office:value-type="float" office:value="0.02936" calcext:value-type="float">
            <text:p>2.94E-02</text:p>
          </table:table-cell>
          <table:table-cell office:value-type="float" office:value="0.02923" calcext:value-type="float">
            <text:p>2.92E-02</text:p>
          </table:table-cell>
          <table:table-cell office:value-type="float" office:value="-36.316" calcext:value-type="float">
            <text:p>-36.316</text:p>
          </table:table-cell>
          <table:table-cell office:value-type="string" calcext:value-type="string">
            <text:p>VaccStatusP_first1</text:p>
          </table:table-cell>
          <table:table-cell office:value-type="float" office:value="-0.700952" calcext:value-type="float">
            <text:p>-0.700952</text:p>
          </table:table-cell>
          <table:table-cell office:value-type="float" office:value="0.496113" calcext:value-type="float">
            <text:p>0.496113</text:p>
          </table:table-cell>
          <table:table-cell office:value-type="float" office:value="0.025624" calcext:value-type="float">
            <text:p>0.025624</text:p>
          </table:table-cell>
          <table:table-cell office:value-type="float" office:value="0.025413" calcext:value-type="float">
            <text:p>0.025413</text:p>
          </table:table-cell>
          <table:table-cell office:value-type="float" office:value="-27.582" calcext:value-type="float">
            <text:p>-27.582</text:p>
          </table:table-cell>
          <table:table-cell office:value-type="string" calcext:value-type="string">
            <text:p>VaccStatusP_first1</text:p>
          </table:table-cell>
          <table:table-cell table:style-name="ce31" office:value-type="float" office:value="-0.654419" calcext:value-type="float">
            <text:p>-6.54E-01</text:p>
          </table:table-cell>
          <table:table-cell office:value-type="float" office:value="0.519744" calcext:value-type="float">
            <text:p>0.519744</text:p>
          </table:table-cell>
          <table:table-cell office:value-type="float" office:value="0.017289" calcext:value-type="float">
            <text:p>0.017289</text:p>
          </table:table-cell>
          <table:table-cell office:value-type="float" office:value="0.017328" calcext:value-type="float">
            <text:p>0.017328</text:p>
          </table:table-cell>
          <table:table-cell office:value-type="float" office:value="-37.765" calcext:value-type="float">
            <text:p>-37.765</text:p>
          </table:table-cell>
          <table:table-cell office:value-type="string" calcext:value-type="string">
            <text:p>VaccStatusP_first1</text:p>
          </table:table-cell>
          <table:table-cell office:value-type="float" office:value="-0.654419" calcext:value-type="float">
            <text:p>-0.654419</text:p>
          </table:table-cell>
          <table:table-cell office:value-type="float" office:value="0.519744" calcext:value-type="float">
            <text:p>0.519744</text:p>
          </table:table-cell>
          <table:table-cell office:value-type="float" office:value="0.017289" calcext:value-type="float">
            <text:p>0.017289</text:p>
          </table:table-cell>
          <table:table-cell office:value-type="float" office:value="0.017328" calcext:value-type="float">
            <text:p>0.017328</text:p>
          </table:table-cell>
          <table:table-cell office:value-type="float" office:value="-37.765" calcext:value-type="float">
            <text:p>-37.76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ccStatusP_first2plus</text:p>
          </table:table-cell>
          <table:table-cell office:value-type="float" office:value="-0.915644" calcext:value-type="float">
            <text:p>-0.915644</text:p>
          </table:table-cell>
          <table:table-cell office:value-type="float" office:value="0.400259" calcext:value-type="float">
            <text:p>0.400259</text:p>
          </table:table-cell>
          <table:table-cell office:value-type="float" office:value="0.038241" calcext:value-type="float">
            <text:p>0.038241</text:p>
          </table:table-cell>
          <table:table-cell office:value-type="float" office:value="0.038277" calcext:value-type="float">
            <text:p>0.038277</text:p>
          </table:table-cell>
          <table:table-cell office:value-type="float" office:value="-23.922" calcext:value-type="float">
            <text:p>-23.922</text:p>
          </table:table-cell>
          <table:table-cell office:value-type="string" calcext:value-type="string">
            <text:p>VaccStatusP_first2plus</text:p>
          </table:table-cell>
          <table:table-cell office:value-type="float" office:value="-1.456" calcext:value-type="float">
            <text:p>-1.46E+00</text:p>
          </table:table-cell>
          <table:table-cell office:value-type="float" office:value="0.2332" calcext:value-type="float">
            <text:p>2.33E-01</text:p>
          </table:table-cell>
          <table:table-cell office:value-type="float" office:value="0.1049" calcext:value-type="float">
            <text:p>1.05E-01</text:p>
          </table:table-cell>
          <table:table-cell office:value-type="float" office:value="0.105" calcext:value-type="float">
            <text:p>1.05E-01</text:p>
          </table:table-cell>
          <table:table-cell office:value-type="float" office:value="-13.862" calcext:value-type="float">
            <text:p>-13.862</text:p>
          </table:table-cell>
          <table:table-cell office:value-type="string" calcext:value-type="string">
            <text:p>VaccStatusP_first2plus</text:p>
          </table:table-cell>
          <table:table-cell office:value-type="float" office:value="-0.705089" calcext:value-type="float">
            <text:p>-0.705089</text:p>
          </table:table-cell>
          <table:table-cell office:value-type="float" office:value="0.494064" calcext:value-type="float">
            <text:p>0.494064</text:p>
          </table:table-cell>
          <table:table-cell office:value-type="float" office:value="0.068507" calcext:value-type="float">
            <text:p>0.068507</text:p>
          </table:table-cell>
          <table:table-cell office:value-type="float" office:value="0.068591" calcext:value-type="float">
            <text:p>0.068591</text:p>
          </table:table-cell>
          <table:table-cell office:value-type="float" office:value="-10.28" calcext:value-type="float">
            <text:p>-10.28</text:p>
          </table:table-cell>
          <table:table-cell office:value-type="string" calcext:value-type="string">
            <text:p>VaccStatusP_first2plus</text:p>
          </table:table-cell>
          <table:table-cell table:style-name="ce31" office:value-type="float" office:value="-0.635771" calcext:value-type="float">
            <text:p>-6.36E-01</text:p>
          </table:table-cell>
          <table:table-cell office:value-type="float" office:value="0.529527" calcext:value-type="float">
            <text:p>0.529527</text:p>
          </table:table-cell>
          <table:table-cell office:value-type="float" office:value="0.060993" calcext:value-type="float">
            <text:p>0.060993</text:p>
          </table:table-cell>
          <table:table-cell office:value-type="float" office:value="0.061004" calcext:value-type="float">
            <text:p>0.061004</text:p>
          </table:table-cell>
          <table:table-cell office:value-type="float" office:value="-10.422" calcext:value-type="float">
            <text:p>-10.422</text:p>
          </table:table-cell>
          <table:table-cell office:value-type="string" calcext:value-type="string">
            <text:p>VaccStatusP_first2plus</text:p>
          </table:table-cell>
          <table:table-cell office:value-type="float" office:value="-0.635771" calcext:value-type="float">
            <text:p>-0.635771</text:p>
          </table:table-cell>
          <table:table-cell office:value-type="float" office:value="0.529527" calcext:value-type="float">
            <text:p>0.529527</text:p>
          </table:table-cell>
          <table:table-cell office:value-type="float" office:value="0.060993" calcext:value-type="float">
            <text:p>0.060993</text:p>
          </table:table-cell>
          <table:table-cell office:value-type="float" office:value="0.061004" calcext:value-type="float">
            <text:p>0.061004</text:p>
          </table:table-cell>
          <table:table-cell office:value-type="float" office:value="-10.422" calcext:value-type="float">
            <text:p>-10.42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ccStatusP1</text:p>
          </table:table-cell>
          <table:table-cell office:value-type="float" office:value="-2.099805" calcext:value-type="float">
            <text:p>-2.099805</text:p>
          </table:table-cell>
          <table:table-cell office:value-type="float" office:value="0.12248" calcext:value-type="float">
            <text:p>0.12248</text:p>
          </table:table-cell>
          <table:table-cell office:value-type="float" office:value="0.023862" calcext:value-type="float">
            <text:p>0.023862</text:p>
          </table:table-cell>
          <table:table-cell office:value-type="float" office:value="0.023863" calcext:value-type="float">
            <text:p>0.023863</text:p>
          </table:table-cell>
          <table:table-cell office:value-type="float" office:value="-87.993" calcext:value-type="float">
            <text:p>-87.993</text:p>
          </table:table-cell>
          <table:table-cell office:value-type="string" calcext:value-type="string">
            <text:p>VaccStatusP1</text:p>
          </table:table-cell>
          <table:table-cell office:value-type="float" office:value="-1.959" calcext:value-type="float">
            <text:p>-1.96E+00</text:p>
          </table:table-cell>
          <table:table-cell office:value-type="float" office:value="0.141" calcext:value-type="float">
            <text:p>1.41E-01</text:p>
          </table:table-cell>
          <table:table-cell office:value-type="float" office:value="0.1623" calcext:value-type="float">
            <text:p>1.62E-01</text:p>
          </table:table-cell>
          <table:table-cell office:value-type="float" office:value="0.1624" calcext:value-type="float">
            <text:p>1.62E-01</text:p>
          </table:table-cell>
          <table:table-cell office:value-type="float" office:value="-12.061" calcext:value-type="float">
            <text:p>-12.061</text:p>
          </table:table-cell>
          <table:table-cell office:value-type="string" calcext:value-type="string">
            <text:p>VaccStatusP1</text:p>
          </table:table-cell>
          <table:table-cell office:value-type="float" office:value="-2.170485" calcext:value-type="float">
            <text:p>-2.170485</text:p>
          </table:table-cell>
          <table:table-cell office:value-type="float" office:value="0.114122" calcext:value-type="float">
            <text:p>0.114122</text:p>
          </table:table-cell>
          <table:table-cell office:value-type="float" office:value="0.067949" calcext:value-type="float">
            <text:p>0.067949</text:p>
          </table:table-cell>
          <table:table-cell office:value-type="float" office:value="0.067938" calcext:value-type="float">
            <text:p>0.067938</text:p>
          </table:table-cell>
          <table:table-cell office:value-type="float" office:value="-31.948" calcext:value-type="float">
            <text:p>-31.948</text:p>
          </table:table-cell>
          <table:table-cell office:value-type="string" calcext:value-type="string">
            <text:p>VaccStatusP1</text:p>
          </table:table-cell>
          <table:table-cell table:style-name="ce31" office:value-type="float" office:value="-2.201334" calcext:value-type="float">
            <text:p>-2.20E+00</text:p>
          </table:table-cell>
          <table:table-cell office:value-type="float" office:value="0.110655" calcext:value-type="float">
            <text:p>0.110655</text:p>
          </table:table-cell>
          <table:table-cell office:value-type="float" office:value="0.038276" calcext:value-type="float">
            <text:p>0.038276</text:p>
          </table:table-cell>
          <table:table-cell office:value-type="float" office:value="0.038274" calcext:value-type="float">
            <text:p>0.038274</text:p>
          </table:table-cell>
          <table:table-cell office:value-type="float" office:value="-57.515" calcext:value-type="float">
            <text:p>-57.515</text:p>
          </table:table-cell>
          <table:table-cell office:value-type="string" calcext:value-type="string">
            <text:p>VaccStatusP1</text:p>
          </table:table-cell>
          <table:table-cell office:value-type="float" office:value="-2.201334" calcext:value-type="float">
            <text:p>-2.201334</text:p>
          </table:table-cell>
          <table:table-cell office:value-type="float" office:value="0.110655" calcext:value-type="float">
            <text:p>0.110655</text:p>
          </table:table-cell>
          <table:table-cell office:value-type="float" office:value="0.038276" calcext:value-type="float">
            <text:p>0.038276</text:p>
          </table:table-cell>
          <table:table-cell office:value-type="float" office:value="0.038274" calcext:value-type="float">
            <text:p>0.038274</text:p>
          </table:table-cell>
          <table:table-cell office:value-type="float" office:value="-57.515" calcext:value-type="float">
            <text:p>-57.51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ccStatusP1delta</text:p>
          </table:table-cell>
          <table:table-cell office:value-type="float" office:value="-1.994529" calcext:value-type="float">
            <text:p>-1.994529</text:p>
          </table:table-cell>
          <table:table-cell office:value-type="float" office:value="0.136078" calcext:value-type="float">
            <text:p>0.136078</text:p>
          </table:table-cell>
          <table:table-cell office:value-type="float" office:value="0.015633" calcext:value-type="float">
            <text:p>0.015633</text:p>
          </table:table-cell>
          <table:table-cell office:value-type="float" office:value="0.015665" calcext:value-type="float">
            <text:p>0.015665</text:p>
          </table:table-cell>
          <table:table-cell office:value-type="float" office:value="-127.325" calcext:value-type="float">
            <text:p>-127.325</text:p>
          </table:table-cell>
          <table:table-cell office:value-type="string" calcext:value-type="string">
            <text:p>VaccStatusP1delta</text:p>
          </table:table-cell>
          <table:table-cell office:value-type="float" office:value="-2.528" calcext:value-type="float">
            <text:p>-2.53E+00</text:p>
          </table:table-cell>
          <table:table-cell office:value-type="float" office:value="0.07984" calcext:value-type="float">
            <text:p>7.98E-02</text:p>
          </table:table-cell>
          <table:table-cell office:value-type="float" office:value="0.02653" calcext:value-type="float">
            <text:p>2.65E-02</text:p>
          </table:table-cell>
          <table:table-cell office:value-type="float" office:value="0.02656" calcext:value-type="float">
            <text:p>2.66E-02</text:p>
          </table:table-cell>
          <table:table-cell office:value-type="float" office:value="-95.156" calcext:value-type="float">
            <text:p>-95.156</text:p>
          </table:table-cell>
          <table:table-cell office:value-type="string" calcext:value-type="string">
            <text:p>VaccStatusP1delta</text:p>
          </table:table-cell>
          <table:table-cell office:value-type="float" office:value="-1.699601" calcext:value-type="float">
            <text:p>-1.699601</text:p>
          </table:table-cell>
          <table:table-cell office:value-type="float" office:value="0.182756" calcext:value-type="float">
            <text:p>0.182756</text:p>
          </table:table-cell>
          <table:table-cell office:value-type="float" office:value="0.028444" calcext:value-type="float">
            <text:p>0.028444</text:p>
          </table:table-cell>
          <table:table-cell office:value-type="float" office:value="0.028548" calcext:value-type="float">
            <text:p>0.028548</text:p>
          </table:table-cell>
          <table:table-cell office:value-type="float" office:value="-59.535" calcext:value-type="float">
            <text:p>-59.535</text:p>
          </table:table-cell>
          <table:table-cell office:value-type="string" calcext:value-type="string">
            <text:p>VaccStatusP1delta</text:p>
          </table:table-cell>
          <table:table-cell table:style-name="ce31" office:value-type="float" office:value="-1.761806" calcext:value-type="float">
            <text:p>-1.76E+00</text:p>
          </table:table-cell>
          <table:table-cell office:value-type="float" office:value="0.171735" calcext:value-type="float">
            <text:p>0.171735</text:p>
          </table:table-cell>
          <table:table-cell office:value-type="float" office:value="0.028822" calcext:value-type="float">
            <text:p>0.028822</text:p>
          </table:table-cell>
          <table:table-cell office:value-type="float" office:value="0.029001" calcext:value-type="float">
            <text:p>0.029001</text:p>
          </table:table-cell>
          <table:table-cell office:value-type="float" office:value="-60.75" calcext:value-type="float">
            <text:p>-60.75</text:p>
          </table:table-cell>
          <table:table-cell office:value-type="string" calcext:value-type="string">
            <text:p>VaccStatusP1delta</text:p>
          </table:table-cell>
          <table:table-cell office:value-type="float" office:value="-1.761806" calcext:value-type="float">
            <text:p>-1.761806</text:p>
          </table:table-cell>
          <table:table-cell office:value-type="float" office:value="0.171735" calcext:value-type="float">
            <text:p>0.171735</text:p>
          </table:table-cell>
          <table:table-cell office:value-type="float" office:value="0.028822" calcext:value-type="float">
            <text:p>0.028822</text:p>
          </table:table-cell>
          <table:table-cell office:value-type="float" office:value="0.029001" calcext:value-type="float">
            <text:p>0.029001</text:p>
          </table:table-cell>
          <table:table-cell office:value-type="float" office:value="-60.75" calcext:value-type="float">
            <text:p>-60.75</text:p>
          </table:table-cell>
          <table:table-cell table:formula="of:=[.B28]-[.B27]" office:value-type="float" office:value="0.105276" calcext:value-type="float">
            <text:p>0.105276</text:p>
          </table:table-cell>
          <table:table-cell table:formula="of:=[.C28]-[.C27]" office:value-type="float" office:value="0.013598" calcext:value-type="float">
            <text:p>0.013598</text:p>
          </table:table-cell>
          <table:table-cell table:formula="of:=[.D28]+[.D27]" office:value-type="float" office:value="0.039495" calcext:value-type="float">
            <text:p>0.039495</text:p>
          </table:table-cell>
          <table:table-cell table:formula="of:=ABS([.AE28]/[.AG28])" office:value-type="float" office:value="2.66555260159514" calcext:value-type="float">
            <text:p>2.66555260159514</text:p>
          </table:table-cell>
          <table:table-cell table:formula="of:=IF([.AH28]&gt;LEGACY.NORMSINV(0.995);&quot;***&quot;;IF([.AH28]&gt;LEGACY.NORMSINV(0.975);&quot;**&quot;;IF([.AH28]&gt;LEGACY.NORMSINV(0.95);&quot;*&quot;;&quot;&quot;)))" office:value-type="string" office:string-value="***" calcext:value-type="string">
            <text:p>***</text:p>
          </table:table-cell>
          <table:table-cell table:formula="of:=&quot;&amp; $&quot;&amp;[.AF28]&amp;&quot;^{&quot;&amp;[.AI28]&amp;&quot;}$&quot;" office:value-type="string" office:string-value="&amp; $0.013598^{***}$" calcext:value-type="string">
            <text:p>&amp; $0.013598^{***}$</text:p>
          </table:table-cell>
          <table:table-cell table:formula="of:=[.H28]-[.H27]" office:value-type="float" office:value="-0.569" calcext:value-type="float">
            <text:p>-0.569</text:p>
          </table:table-cell>
          <table:table-cell table:formula="of:=[.I28]-[.I27]" office:value-type="float" office:value="-0.06116" calcext:value-type="float">
            <text:p>-0.06116</text:p>
          </table:table-cell>
          <table:table-cell table:formula="of:=[.J28]+[.J27]" office:value-type="float" office:value="0.18883" calcext:value-type="float">
            <text:p>0.18883</text:p>
          </table:table-cell>
          <table:table-cell table:formula="of:=ABS([.AK28]/[.AM28])" office:value-type="float" office:value="3.01329237938887" calcext:value-type="float">
            <text:p>3.01329237938887</text:p>
          </table:table-cell>
          <table:table-cell table:formula="of:=IF([.AN28]&gt;LEGACY.NORMSINV(0.995);&quot;***&quot;;IF([.AN28]&gt;LEGACY.NORMSINV(0.975);&quot;**&quot;;IF([.AN28]&gt;LEGACY.NORMSINV(0.95);&quot;*&quot;;&quot;&quot;)))" office:value-type="string" office:string-value="***" calcext:value-type="string">
            <text:p>***</text:p>
          </table:table-cell>
          <table:table-cell table:formula="of:=&quot;&amp; $&quot;&amp;[.AL28]&amp;&quot;^{&quot;&amp;[.AO28]&amp;&quot;}$&quot;" office:value-type="string" office:string-value="&amp; $-0.06116^{***}$" calcext:value-type="string">
            <text:p>&amp; $-0.06116^{***}$</text:p>
          </table:table-cell>
          <table:table-cell table:formula="of:=[.N28]-[.N27]" office:value-type="float" office:value="0.470884" calcext:value-type="float">
            <text:p>0.470884</text:p>
          </table:table-cell>
          <table:table-cell table:formula="of:=[.O28]-[.O27]" office:value-type="float" office:value="0.068634" calcext:value-type="float">
            <text:p>0.068634</text:p>
          </table:table-cell>
          <table:table-cell table:formula="of:=[.P28]+[.P27]" office:value-type="float" office:value="0.096393" calcext:value-type="float">
            <text:p>0.096393</text:p>
          </table:table-cell>
          <table:table-cell table:formula="of:=ABS([.AQ28]/[.AS28])" office:value-type="float" office:value="4.88504351975766" calcext:value-type="float">
            <text:p>4.88504351975766</text:p>
          </table:table-cell>
          <table:table-cell table:formula="of:=IF([.AT28]&gt;LEGACY.NORMSINV(0.995);&quot;***&quot;;IF([.AT28]&gt;LEGACY.NORMSINV(0.975);&quot;**&quot;;IF([.AT28]&gt;LEGACY.NORMSINV(0.95);&quot;*&quot;;&quot;&quot;)))" office:value-type="string" office:string-value="***" calcext:value-type="string">
            <text:p>***</text:p>
          </table:table-cell>
          <table:table-cell table:formula="of:=&quot;&amp; $&quot;&amp;[.AR28]&amp;&quot;^{&quot;&amp;[.AU28]&amp;&quot;}$&quot;" office:value-type="string" office:string-value="&amp; $0.068634^{***}$" calcext:value-type="string">
            <text:p>&amp; $0.068634^{***}$</text:p>
          </table:table-cell>
          <table:table-cell table:formula="of:=[.T28]-[.T27]" office:value-type="float" office:value="0.439528" calcext:value-type="float">
            <text:p>0.439528</text:p>
          </table:table-cell>
          <table:table-cell table:formula="of:=[.U28]-[.U27]" office:value-type="float" office:value="0.06108" calcext:value-type="float">
            <text:p>0.06108</text:p>
          </table:table-cell>
          <table:table-cell table:formula="of:=[.V28]+[.V27]" office:value-type="float" office:value="0.067098" calcext:value-type="float">
            <text:p>0.067098</text:p>
          </table:table-cell>
          <table:table-cell table:formula="of:=ABS([.AW28]/[.AY28])" office:value-type="float" office:value="6.55053801901696" calcext:value-type="float">
            <text:p>6.55053801901696</text:p>
          </table:table-cell>
          <table:table-cell table:formula="of:=IF([.AZ28]&gt;LEGACY.NORMSINV(0.995);&quot;***&quot;;IF([.AZ28]&gt;LEGACY.NORMSINV(0.975);&quot;**&quot;;IF([.AZ28]&gt;LEGACY.NORMSINV(0.95);&quot;*&quot;;&quot;&quot;)))" office:value-type="string" office:string-value="***" calcext:value-type="string">
            <text:p>***</text:p>
          </table:table-cell>
          <table:table-cell table:formula="of:=&quot;&amp; $&quot;&amp;[.AX28]&amp;&quot;^{&quot;&amp;[.BA28]&amp;&quot;}$&quot;" office:value-type="string" office:string-value="&amp; $0.06108^{***}$" calcext:value-type="string">
            <text:p>&amp; $0.06108^{***}$</text:p>
          </table:table-cell>
          <table:table-cell table:formula="of:=[.Z28]-[.Z27]" office:value-type="float" office:value="0.439528" calcext:value-type="float">
            <text:p>0.439528</text:p>
          </table:table-cell>
          <table:table-cell table:formula="of:=[.AA28]-[.AA27]" office:value-type="float" office:value="0.06108" calcext:value-type="float">
            <text:p>0.06108</text:p>
          </table:table-cell>
          <table:table-cell table:formula="of:=[.AB28]+[.AB27]" office:value-type="float" office:value="0.067098" calcext:value-type="float">
            <text:p>0.067098</text:p>
          </table:table-cell>
          <table:table-cell table:formula="of:=ABS([.BC28]/[.BE28])" office:value-type="float" office:value="6.55053801901696" calcext:value-type="float">
            <text:p>6.55053801901696</text:p>
          </table:table-cell>
          <table:table-cell table:formula="of:=IF([.BF28]&gt;LEGACY.NORMSINV(0.995);&quot;***&quot;;IF([.BF28]&gt;LEGACY.NORMSINV(0.975);&quot;**&quot;;IF([.BF28]&gt;LEGACY.NORMSINV(0.95);&quot;*&quot;;&quot;&quot;)))" office:value-type="string" office:string-value="***" calcext:value-type="string">
            <text:p>***</text:p>
          </table:table-cell>
          <table:table-cell table:formula="of:=&quot;&amp; $&quot;&amp;[.BD28]&amp;&quot;^{&quot;&amp;[.BG28]&amp;&quot;}$&quot;" office:value-type="string" office:string-value="&amp; $0.06108^{***}$" calcext:value-type="string">
            <text:p>&amp; $0.06108^{***}$</text:p>
          </table:table-cell>
          <table:table-cell/>
          <table:table-cell table:formula="of:=[.AJ28]" office:value-type="string" office:string-value="&amp; $0.013598^{***}$" calcext:value-type="string">
            <text:p>&amp; $0.013598^{***}$</text:p>
          </table:table-cell>
          <table:table-cell table:formula="of:=[.AP28]" office:value-type="string" office:string-value="&amp; $-0.06116^{***}$" calcext:value-type="string">
            <text:p>&amp; $-0.06116^{***}$</text:p>
          </table:table-cell>
          <table:table-cell table:formula="of:=[.AV28]" office:value-type="string" office:string-value="&amp; $0.068634^{***}$" calcext:value-type="string">
            <text:p>&amp; $0.068634^{***}$</text:p>
          </table:table-cell>
          <table:table-cell table:formula="of:=[.BB28]" office:value-type="string" office:string-value="&amp; $0.06108^{***}$" calcext:value-type="string">
            <text:p>&amp; $0.06108^{***}$</text:p>
          </table:table-cell>
          <table:table-cell table:formula="of:=[.BH28]" office:value-type="string" office:string-value="&amp; $0.06108^{***}$" calcext:value-type="string">
            <text:p>&amp; $0.06108^{***}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VaccStatusP2</text:p>
          </table:table-cell>
          <table:table-cell office:value-type="float" office:value="-1.359485" calcext:value-type="float">
            <text:p>-1.359485</text:p>
          </table:table-cell>
          <table:table-cell office:value-type="float" office:value="0.256793" calcext:value-type="float">
            <text:p>0.256793</text:p>
          </table:table-cell>
          <table:table-cell office:value-type="float" office:value="0.005804" calcext:value-type="float">
            <text:p>0.005804</text:p>
          </table:table-cell>
          <table:table-cell office:value-type="float" office:value="0.005782" calcext:value-type="float">
            <text:p>0.005782</text:p>
          </table:table-cell>
          <table:table-cell office:value-type="float" office:value="-235.126" calcext:value-type="float">
            <text:p>-235.126</text:p>
          </table:table-cell>
          <table:table-cell office:value-type="string" calcext:value-type="string">
            <text:p>VaccStatusP2</text:p>
          </table:table-cell>
          <table:table-cell office:value-type="float" office:value="-2.027" calcext:value-type="float">
            <text:p>-2.03E+00</text:p>
          </table:table-cell>
          <table:table-cell office:value-type="float" office:value="0.1318" calcext:value-type="float">
            <text:p>1.32E-01</text:p>
          </table:table-cell>
          <table:table-cell office:value-type="float" office:value="0.01586" calcext:value-type="float">
            <text:p>1.59E-02</text:p>
          </table:table-cell>
          <table:table-cell office:value-type="float" office:value="0.01579" calcext:value-type="float">
            <text:p>1.58E-02</text:p>
          </table:table-cell>
          <table:table-cell office:value-type="float" office:value="-128.322" calcext:value-type="float">
            <text:p>-128.322</text:p>
          </table:table-cell>
          <table:table-cell office:value-type="string" calcext:value-type="string">
            <text:p>VaccStatusP2</text:p>
          </table:table-cell>
          <table:table-cell office:value-type="float" office:value="-1.058753" calcext:value-type="float">
            <text:p>-1.058753</text:p>
          </table:table-cell>
          <table:table-cell office:value-type="float" office:value="0.346888" calcext:value-type="float">
            <text:p>0.346888</text:p>
          </table:table-cell>
          <table:table-cell office:value-type="float" office:value="0.01091" calcext:value-type="float">
            <text:p>0.01091</text:p>
          </table:table-cell>
          <table:table-cell office:value-type="float" office:value="0.010879" calcext:value-type="float">
            <text:p>0.010879</text:p>
          </table:table-cell>
          <table:table-cell office:value-type="float" office:value="-97.325" calcext:value-type="float">
            <text:p>-97.325</text:p>
          </table:table-cell>
          <table:table-cell office:value-type="string" calcext:value-type="string">
            <text:p>VaccStatusP2</text:p>
          </table:table-cell>
          <table:table-cell table:style-name="ce31" office:value-type="float" office:value="-1.121132" calcext:value-type="float">
            <text:p>-1.12E+00</text:p>
          </table:table-cell>
          <table:table-cell office:value-type="float" office:value="0.325911" calcext:value-type="float">
            <text:p>0.325911</text:p>
          </table:table-cell>
          <table:table-cell office:value-type="float" office:value="0.008525" calcext:value-type="float">
            <text:p>0.008525</text:p>
          </table:table-cell>
          <table:table-cell office:value-type="float" office:value="0.008543" calcext:value-type="float">
            <text:p>0.008543</text:p>
          </table:table-cell>
          <table:table-cell office:value-type="float" office:value="-131.233" calcext:value-type="float">
            <text:p>-131.233</text:p>
          </table:table-cell>
          <table:table-cell office:value-type="string" calcext:value-type="string">
            <text:p>VaccStatusP2</text:p>
          </table:table-cell>
          <table:table-cell office:value-type="float" office:value="-1.121132" calcext:value-type="float">
            <text:p>-1.121132</text:p>
          </table:table-cell>
          <table:table-cell office:value-type="float" office:value="0.325911" calcext:value-type="float">
            <text:p>0.325911</text:p>
          </table:table-cell>
          <table:table-cell office:value-type="float" office:value="0.008525" calcext:value-type="float">
            <text:p>0.008525</text:p>
          </table:table-cell>
          <table:table-cell office:value-type="float" office:value="0.008543" calcext:value-type="float">
            <text:p>0.008543</text:p>
          </table:table-cell>
          <table:table-cell office:value-type="float" office:value="-131.233" calcext:value-type="float">
            <text:p>-131.23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ccStatusP3</text:p>
          </table:table-cell>
          <table:table-cell office:value-type="float" office:value="-1.125418" calcext:value-type="float">
            <text:p>-1.125418</text:p>
          </table:table-cell>
          <table:table-cell office:value-type="float" office:value="0.324517" calcext:value-type="float">
            <text:p>0.324517</text:p>
          </table:table-cell>
          <table:table-cell office:value-type="float" office:value="0.006901" calcext:value-type="float">
            <text:p>0.006901</text:p>
          </table:table-cell>
          <table:table-cell office:value-type="float" office:value="0.006902" calcext:value-type="float">
            <text:p>0.006902</text:p>
          </table:table-cell>
          <table:table-cell office:value-type="float" office:value="-163.06" calcext:value-type="float">
            <text:p>-163.06</text:p>
          </table:table-cell>
          <table:table-cell office:value-type="string" calcext:value-type="string">
            <text:p>VaccStatusP3</text:p>
          </table:table-cell>
          <table:table-cell office:value-type="float" office:value="-1.608" calcext:value-type="float">
            <text:p>-1.61E+00</text:p>
          </table:table-cell>
          <table:table-cell office:value-type="float" office:value="0.2003" calcext:value-type="float">
            <text:p>2.00E-01</text:p>
          </table:table-cell>
          <table:table-cell office:value-type="float" office:value="0.05501" calcext:value-type="float">
            <text:p>5.50E-02</text:p>
          </table:table-cell>
          <table:table-cell office:value-type="float" office:value="0.05497" calcext:value-type="float">
            <text:p>5.50E-02</text:p>
          </table:table-cell>
          <table:table-cell office:value-type="float" office:value="-29.246" calcext:value-type="float">
            <text:p>-29.246</text:p>
          </table:table-cell>
          <table:table-cell office:value-type="string" calcext:value-type="string">
            <text:p>VaccStatusP3</text:p>
          </table:table-cell>
          <table:table-cell office:value-type="float" office:value="-0.496727" calcext:value-type="float">
            <text:p>-0.496727</text:p>
          </table:table-cell>
          <table:table-cell office:value-type="float" office:value="0.608519" calcext:value-type="float">
            <text:p>0.608519</text:p>
          </table:table-cell>
          <table:table-cell office:value-type="float" office:value="0.021075" calcext:value-type="float">
            <text:p>0.021075</text:p>
          </table:table-cell>
          <table:table-cell office:value-type="float" office:value="0.021056" calcext:value-type="float">
            <text:p>0.021056</text:p>
          </table:table-cell>
          <table:table-cell office:value-type="float" office:value="-23.591" calcext:value-type="float">
            <text:p>-23.591</text:p>
          </table:table-cell>
          <table:table-cell office:value-type="string" calcext:value-type="string">
            <text:p>VaccStatusP3</text:p>
          </table:table-cell>
          <table:table-cell table:style-name="ce31" office:value-type="float" office:value="-0.926459" calcext:value-type="float">
            <text:p>-9.26E-01</text:p>
          </table:table-cell>
          <table:table-cell office:value-type="float" office:value="0.395953" calcext:value-type="float">
            <text:p>0.395953</text:p>
          </table:table-cell>
          <table:table-cell office:value-type="float" office:value="0.009479" calcext:value-type="float">
            <text:p>0.009479</text:p>
          </table:table-cell>
          <table:table-cell office:value-type="float" office:value="0.009523" calcext:value-type="float">
            <text:p>0.009523</text:p>
          </table:table-cell>
          <table:table-cell office:value-type="float" office:value="-97.282" calcext:value-type="float">
            <text:p>-97.282</text:p>
          </table:table-cell>
          <table:table-cell office:value-type="string" calcext:value-type="string">
            <text:p>VaccStatusP3</text:p>
          </table:table-cell>
          <table:table-cell office:value-type="float" office:value="-0.926459" calcext:value-type="float">
            <text:p>-0.926459</text:p>
          </table:table-cell>
          <table:table-cell office:value-type="float" office:value="0.395953" calcext:value-type="float">
            <text:p>0.395953</text:p>
          </table:table-cell>
          <table:table-cell office:value-type="float" office:value="0.009479" calcext:value-type="float">
            <text:p>0.009479</text:p>
          </table:table-cell>
          <table:table-cell office:value-type="float" office:value="0.009523" calcext:value-type="float">
            <text:p>0.009523</text:p>
          </table:table-cell>
          <table:table-cell office:value-type="float" office:value="-97.282" calcext:value-type="float">
            <text:p>-97.28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ccStatusP4</text:p>
          </table:table-cell>
          <table:table-cell office:value-type="float" office:value="-0.763438" calcext:value-type="float">
            <text:p>-0.763438</text:p>
          </table:table-cell>
          <table:table-cell office:value-type="float" office:value="0.466061" calcext:value-type="float">
            <text:p>0.466061</text:p>
          </table:table-cell>
          <table:table-cell office:value-type="float" office:value="0.010084" calcext:value-type="float">
            <text:p>0.010084</text:p>
          </table:table-cell>
          <table:table-cell office:value-type="float" office:value="0.01015" calcext:value-type="float">
            <text:p>0.01015</text:p>
          </table:table-cell>
          <table:table-cell office:value-type="float" office:value="-75.218" calcext:value-type="float">
            <text:p>-75.218</text:p>
          </table:table-cell>
          <table:table-cell office:value-type="string" calcext:value-type="string">
            <text:p>VaccStatusP4</text:p>
          </table:table-cell>
          <table:table-cell office:value-type="float" office:value="-1.534" calcext:value-type="float">
            <text:p>-1.53E+00</text:p>
          </table:table-cell>
          <table:table-cell office:value-type="float" office:value="0.2156" calcext:value-type="float">
            <text:p>2.16E-01</text:p>
          </table:table-cell>
          <table:table-cell office:value-type="float" office:value="0.07996" calcext:value-type="float">
            <text:p>8.00E-02</text:p>
          </table:table-cell>
          <table:table-cell office:value-type="float" office:value="0.07994" calcext:value-type="float">
            <text:p>7.99E-02</text:p>
          </table:table-cell>
          <table:table-cell office:value-type="float" office:value="-19.196" calcext:value-type="float">
            <text:p>-19.196</text:p>
          </table:table-cell>
          <table:table-cell office:value-type="string" calcext:value-type="string">
            <text:p>VaccStatusP4</text:p>
          </table:table-cell>
          <table:table-cell office:value-type="float" office:value="-0.247824" calcext:value-type="float">
            <text:p>-0.247824</text:p>
          </table:table-cell>
          <table:table-cell office:value-type="float" office:value="0.780497" calcext:value-type="float">
            <text:p>0.780497</text:p>
          </table:table-cell>
          <table:table-cell office:value-type="float" office:value="0.027937" calcext:value-type="float">
            <text:p>0.027937</text:p>
          </table:table-cell>
          <table:table-cell office:value-type="float" office:value="0.027911" calcext:value-type="float">
            <text:p>0.027911</text:p>
          </table:table-cell>
          <table:table-cell office:value-type="float" office:value="-8.879" calcext:value-type="float">
            <text:p>-8.879</text:p>
          </table:table-cell>
          <table:table-cell office:value-type="string" calcext:value-type="string">
            <text:p>VaccStatusP4</text:p>
          </table:table-cell>
          <table:table-cell table:style-name="ce31" office:value-type="float" office:value="-0.279695" calcext:value-type="float">
            <text:p>-2.80E-01</text:p>
          </table:table-cell>
          <table:table-cell office:value-type="float" office:value="0.756014" calcext:value-type="float">
            <text:p>0.756014</text:p>
          </table:table-cell>
          <table:table-cell office:value-type="float" office:value="0.015476" calcext:value-type="float">
            <text:p>0.015476</text:p>
          </table:table-cell>
          <table:table-cell office:value-type="float" office:value="0.015474" calcext:value-type="float">
            <text:p>0.015474</text:p>
          </table:table-cell>
          <table:table-cell office:value-type="float" office:value="-18.075" calcext:value-type="float">
            <text:p>-18.075</text:p>
          </table:table-cell>
          <table:table-cell office:value-type="string" calcext:value-type="string">
            <text:p>VaccStatusP4</text:p>
          </table:table-cell>
          <table:table-cell office:value-type="float" office:value="-0.279695" calcext:value-type="float">
            <text:p>-0.279695</text:p>
          </table:table-cell>
          <table:table-cell office:value-type="float" office:value="0.756014" calcext:value-type="float">
            <text:p>0.756014</text:p>
          </table:table-cell>
          <table:table-cell office:value-type="float" office:value="0.015476" calcext:value-type="float">
            <text:p>0.015476</text:p>
          </table:table-cell>
          <table:table-cell office:value-type="float" office:value="0.015474" calcext:value-type="float">
            <text:p>0.015474</text:p>
          </table:table-cell>
          <table:table-cell office:value-type="float" office:value="-18.075" calcext:value-type="float">
            <text:p>-18.07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ccStatusPboost</text:p>
          </table:table-cell>
          <table:table-cell office:value-type="float" office:value="-2.478638" calcext:value-type="float">
            <text:p>-2.478638</text:p>
          </table:table-cell>
          <table:table-cell office:value-type="float" office:value="0.083857" calcext:value-type="float">
            <text:p>0.083857</text:p>
          </table:table-cell>
          <table:table-cell office:value-type="float" office:value="0.036799" calcext:value-type="float">
            <text:p>0.036799</text:p>
          </table:table-cell>
          <table:table-cell office:value-type="float" office:value="0.036834" calcext:value-type="float">
            <text:p>0.036834</text:p>
          </table:table-cell>
          <table:table-cell office:value-type="float" office:value="-67.291" calcext:value-type="float">
            <text:p>-67.291</text:p>
          </table:table-cell>
          <table:table-cell office:value-type="string" calcext:value-type="string">
            <text:p>VaccStatusPboost</text:p>
          </table:table-cell>
          <table:table-cell office:value-type="float" office:value="-2.761" calcext:value-type="float">
            <text:p>-2.76E+00</text:p>
          </table:table-cell>
          <table:table-cell office:value-type="float" office:value="0.06326" calcext:value-type="float">
            <text:p>6.33E-02</text:p>
          </table:table-cell>
          <table:table-cell office:value-type="float" office:value="0.378" calcext:value-type="float">
            <text:p>3.78E-01</text:p>
          </table:table-cell>
          <table:table-cell office:value-type="float" office:value="0.3785" calcext:value-type="float">
            <text:p>3.79E-01</text:p>
          </table:table-cell>
          <table:table-cell office:value-type="float" office:value="-7.293" calcext:value-type="float">
            <text:p>-7.293</text:p>
          </table:table-cell>
          <table:table-cell office:value-type="string" calcext:value-type="string">
            <text:p>VaccStatusPboost</text:p>
          </table:table-cell>
          <table:table-cell office:value-type="float" office:value="-1.927228" calcext:value-type="float">
            <text:p>-1.927228</text:p>
          </table:table-cell>
          <table:table-cell office:value-type="float" office:value="0.145551" calcext:value-type="float">
            <text:p>0.145551</text:p>
          </table:table-cell>
          <table:table-cell office:value-type="float" office:value="0.13494" calcext:value-type="float">
            <text:p>0.13494</text:p>
          </table:table-cell>
          <table:table-cell office:value-type="float" office:value="0.135019" calcext:value-type="float">
            <text:p>0.135019</text:p>
          </table:table-cell>
          <table:table-cell office:value-type="float" office:value="-14.274" calcext:value-type="float">
            <text:p>-14.274</text:p>
          </table:table-cell>
          <table:table-cell office:value-type="string" calcext:value-type="string">
            <text:p>VaccStatusPboost</text:p>
          </table:table-cell>
          <table:table-cell table:style-name="ce31" office:value-type="float" office:value="-2.11525" calcext:value-type="float">
            <text:p>-2.12E+00</text:p>
          </table:table-cell>
          <table:table-cell office:value-type="float" office:value="0.120603" calcext:value-type="float">
            <text:p>0.120603</text:p>
          </table:table-cell>
          <table:table-cell office:value-type="float" office:value="0.064719" calcext:value-type="float">
            <text:p>0.064719</text:p>
          </table:table-cell>
          <table:table-cell office:value-type="float" office:value="0.064755" calcext:value-type="float">
            <text:p>0.064755</text:p>
          </table:table-cell>
          <table:table-cell office:value-type="float" office:value="-32.665" calcext:value-type="float">
            <text:p>-32.665</text:p>
          </table:table-cell>
          <table:table-cell office:value-type="string" calcext:value-type="string">
            <text:p>VaccStatusPboost</text:p>
          </table:table-cell>
          <table:table-cell office:value-type="float" office:value="-2.11525" calcext:value-type="float">
            <text:p>-2.11525</text:p>
          </table:table-cell>
          <table:table-cell office:value-type="float" office:value="0.120603" calcext:value-type="float">
            <text:p>0.120603</text:p>
          </table:table-cell>
          <table:table-cell office:value-type="float" office:value="0.064719" calcext:value-type="float">
            <text:p>0.064719</text:p>
          </table:table-cell>
          <table:table-cell office:value-type="float" office:value="0.064755" calcext:value-type="float">
            <text:p>0.064755</text:p>
          </table:table-cell>
          <table:table-cell office:value-type="float" office:value="-32.665" calcext:value-type="float">
            <text:p>-32.66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xZ</text:p>
          </table:table-cell>
          <table:table-cell office:value-type="float" office:value="0.05571" calcext:value-type="float">
            <text:p>0.05571</text:p>
          </table:table-cell>
          <table:table-cell office:value-type="float" office:value="1.057291" calcext:value-type="float">
            <text:p>1.057291</text:p>
          </table:table-cell>
          <table:table-cell office:value-type="float" office:value="0.001738" calcext:value-type="float">
            <text:p>0.001738</text:p>
          </table:table-cell>
          <table:table-cell office:value-type="float" office:value="0.001742" calcext:value-type="float">
            <text:p>0.001742</text:p>
          </table:table-cell>
          <table:table-cell office:value-type="float" office:value="31.989" calcext:value-type="float">
            <text:p>31.989</text:p>
          </table:table-cell>
          <table:table-cell office:value-type="string" calcext:value-type="string">
            <text:p>SexZ</text:p>
          </table:table-cell>
          <table:table-cell office:value-type="float" office:value="0.06004" calcext:value-type="float">
            <text:p>6.00E-02</text:p>
          </table:table-cell>
          <table:table-cell office:value-type="float" office:value="1.062" calcext:value-type="float">
            <text:p>1.06E+00</text:p>
          </table:table-cell>
          <table:table-cell office:value-type="float" office:value="0.004512" calcext:value-type="float">
            <text:p>4.51E-03</text:p>
          </table:table-cell>
          <table:table-cell office:value-type="float" office:value="0.004509" calcext:value-type="float">
            <text:p>4.51E-03</text:p>
          </table:table-cell>
          <table:table-cell office:value-type="float" office:value="13.316" calcext:value-type="float">
            <text:p>13.316</text:p>
          </table:table-cell>
          <table:table-cell office:value-type="string" calcext:value-type="string">
            <text:p>SexZ</text:p>
          </table:table-cell>
          <table:table-cell office:value-type="float" office:value="0.084152" calcext:value-type="float">
            <text:p>0.084152</text:p>
          </table:table-cell>
          <table:table-cell office:value-type="float" office:value="1.087794" calcext:value-type="float">
            <text:p>1.087794</text:p>
          </table:table-cell>
          <table:table-cell office:value-type="float" office:value="0.003753" calcext:value-type="float">
            <text:p>0.003753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22.442" calcext:value-type="float">
            <text:p>22.442</text:p>
          </table:table-cell>
          <table:table-cell office:value-type="string" calcext:value-type="string">
            <text:p>SexZ</text:p>
          </table:table-cell>
          <table:table-cell table:style-name="ce31" office:value-type="float" office:value="0.123337" calcext:value-type="float">
            <text:p>1.23E-01</text:p>
          </table:table-cell>
          <table:table-cell office:value-type="float" office:value="1.131265" calcext:value-type="float">
            <text:p>1.131265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0.002784" calcext:value-type="float">
            <text:p>0.002784</text:p>
          </table:table-cell>
          <table:table-cell office:value-type="float" office:value="44.307" calcext:value-type="float">
            <text:p>44.307</text:p>
          </table:table-cell>
          <table:table-cell office:value-type="string" calcext:value-type="string">
            <text:p>SexZ</text:p>
          </table:table-cell>
          <table:table-cell office:value-type="float" office:value="0.123337" calcext:value-type="float">
            <text:p>0.123337</text:p>
          </table:table-cell>
          <table:table-cell office:value-type="float" office:value="1.131265" calcext:value-type="float">
            <text:p>1.131265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0.002784" calcext:value-type="float">
            <text:p>0.002784</text:p>
          </table:table-cell>
          <table:table-cell office:value-type="float" office:value="44.307" calcext:value-type="float">
            <text:p>44.30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geGr0-11</text:p>
          </table:table-cell>
          <table:table-cell office:value-type="float" office:value="-0.234739" calcext:value-type="float">
            <text:p>-0.234739</text:p>
          </table:table-cell>
          <table:table-cell office:value-type="float" office:value="0.790778" calcext:value-type="float">
            <text:p>0.790778</text:p>
          </table:table-cell>
          <table:table-cell office:value-type="float" office:value="0.005813" calcext:value-type="float">
            <text:p>0.005813</text:p>
          </table:table-cell>
          <table:table-cell office:value-type="float" office:value="0.005861" calcext:value-type="float">
            <text:p>0.005861</text:p>
          </table:table-cell>
          <table:table-cell office:value-type="float" office:value="-40.053" calcext:value-type="float">
            <text:p>-40.053</text:p>
          </table:table-cell>
          <table:table-cell office:value-type="string" calcext:value-type="string">
            <text:p>AgeGr16-17</text:p>
          </table:table-cell>
          <table:table-cell office:value-type="float" office:value="0.07575" calcext:value-type="float">
            <text:p>7.58E-02</text:p>
          </table:table-cell>
          <table:table-cell office:value-type="float" office:value="1.079" calcext:value-type="float">
            <text:p>1.08E+00</text:p>
          </table:table-cell>
          <table:table-cell office:value-type="float" office:value="0.006876" calcext:value-type="float">
            <text:p>6.88E-03</text:p>
          </table:table-cell>
          <table:table-cell office:value-type="float" office:value="0.006812" calcext:value-type="float">
            <text:p>6.81E-03</text:p>
          </table:table-cell>
          <table:table-cell office:value-type="float" office:value="11.119" calcext:value-type="float">
            <text:p>11.119</text:p>
          </table:table-cell>
          <table:table-cell office:value-type="string" calcext:value-type="string">
            <text:p>AgeGr30-34</text:p>
          </table:table-cell>
          <table:table-cell office:value-type="float" office:value="0.001434" calcext:value-type="float">
            <text:p>0.001434</text:p>
          </table:table-cell>
          <table:table-cell office:value-type="float" office:value="1.001435" calcext:value-type="float">
            <text:p>1.001435</text:p>
          </table:table-cell>
          <table:table-cell table:number-columns-repeated="2" office:value-type="float" office:value="0.004727" calcext:value-type="float">
            <text:p>0.004727</text:p>
          </table:table-cell>
          <table:table-cell office:value-type="float" office:value="0.303" calcext:value-type="float">
            <text:p>0.303</text:p>
          </table:table-cell>
          <table:table-cell office:value-type="string" calcext:value-type="string">
            <text:p>AgeGr45-49</text:p>
          </table:table-cell>
          <table:table-cell office:value-type="float" office:value="0.09557" calcext:value-type="float">
            <text:p>0.09557</text:p>
          </table:table-cell>
          <table:table-cell office:value-type="float" office:value="1.100286" calcext:value-type="float">
            <text:p>1.100286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3909" calcext:value-type="float">
            <text:p>0.003909</text:p>
          </table:table-cell>
          <table:table-cell office:value-type="float" office:value="24.449" calcext:value-type="float">
            <text:p>24.449</text:p>
          </table:table-cell>
          <table:table-cell office:value-type="string" calcext:value-type="string">
            <text:p>AgeGr45-49</text:p>
          </table:table-cell>
          <table:table-cell office:value-type="float" office:value="0.09557" calcext:value-type="float">
            <text:p>0.09557</text:p>
          </table:table-cell>
          <table:table-cell office:value-type="float" office:value="1.100286" calcext:value-type="float">
            <text:p>1.100286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3909" calcext:value-type="float">
            <text:p>0.003909</text:p>
          </table:table-cell>
          <table:table-cell office:value-type="float" office:value="24.449" calcext:value-type="float">
            <text:p>24.4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geGr12-15</text:p>
          </table:table-cell>
          <table:table-cell office:value-type="float" office:value="0.286888" calcext:value-type="float">
            <text:p>0.286888</text:p>
          </table:table-cell>
          <table:table-cell office:value-type="float" office:value="1.332275" calcext:value-type="float">
            <text:p>1.332275</text:p>
          </table:table-cell>
          <table:table-cell office:value-type="float" office:value="0.006355" calcext:value-type="float">
            <text:p>0.006355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45.253" calcext:value-type="float">
            <text:p>45.253</text:p>
          </table:table-cell>
          <table:table-cell office:value-type="string" calcext:value-type="string">
            <text:p>AgeGr18-24</text:p>
          </table:table-cell>
          <table:table-cell office:value-type="float" office:value="0.01092" calcext:value-type="float">
            <text:p>1.09E-02</text:p>
          </table:table-cell>
          <table:table-cell office:value-type="float" office:value="1.011" calcext:value-type="float">
            <text:p>1.01E+00</text:p>
          </table:table-cell>
          <table:table-cell office:value-type="float" office:value="0.004975" calcext:value-type="float">
            <text:p>4.98E-03</text:p>
          </table:table-cell>
          <table:table-cell office:value-type="float" office:value="0.00491" calcext:value-type="float">
            <text:p>4.91E-03</text:p>
          </table:table-cell>
          <table:table-cell office:value-type="float" office:value="2.225" calcext:value-type="float">
            <text:p>2.225</text:p>
          </table:table-cell>
          <table:table-cell office:value-type="string" calcext:value-type="string">
            <text:p>AgeGr35-39</text:p>
          </table:table-cell>
          <table:table-cell office:value-type="float" office:value="0.041117" calcext:value-type="float">
            <text:p>0.041117</text:p>
          </table:table-cell>
          <table:table-cell office:value-type="float" office:value="1.041974" calcext:value-type="float">
            <text:p>1.041974</text:p>
          </table:table-cell>
          <table:table-cell office:value-type="float" office:value="0.004651" calcext:value-type="float">
            <text:p>0.004651</text:p>
          </table:table-cell>
          <table:table-cell office:value-type="float" office:value="0.004646" calcext:value-type="float">
            <text:p>0.004646</text:p>
          </table:table-cell>
          <table:table-cell office:value-type="float" office:value="8.849" calcext:value-type="float">
            <text:p>8.849</text:p>
          </table:table-cell>
          <table:table-cell office:value-type="string" calcext:value-type="string">
            <text:p>AgeGr50-54</text:p>
          </table:table-cell>
          <table:table-cell table:style-name="ce31" office:value-type="float" office:value="0.038977" calcext:value-type="float">
            <text:p>3.90E-02</text:p>
          </table:table-cell>
          <table:table-cell office:value-type="float" office:value="1.039747" calcext:value-type="float">
            <text:p>1.039747</text:p>
          </table:table-cell>
          <table:table-cell office:value-type="float" office:value="0.004244" calcext:value-type="float">
            <text:p>0.004244</text:p>
          </table:table-cell>
          <table:table-cell office:value-type="float" office:value="0.004239" calcext:value-type="float">
            <text:p>0.004239</text:p>
          </table:table-cell>
          <table:table-cell office:value-type="float" office:value="9.196" calcext:value-type="float">
            <text:p>9.196</text:p>
          </table:table-cell>
          <table:table-cell office:value-type="string" calcext:value-type="string">
            <text:p>AgeGr50-54</text:p>
          </table:table-cell>
          <table:table-cell office:value-type="float" office:value="0.038977" calcext:value-type="float">
            <text:p>0.038977</text:p>
          </table:table-cell>
          <table:table-cell office:value-type="float" office:value="1.039747" calcext:value-type="float">
            <text:p>1.039747</text:p>
          </table:table-cell>
          <table:table-cell office:value-type="float" office:value="0.004244" calcext:value-type="float">
            <text:p>0.004244</text:p>
          </table:table-cell>
          <table:table-cell office:value-type="float" office:value="0.004239" calcext:value-type="float">
            <text:p>0.004239</text:p>
          </table:table-cell>
          <table:table-cell office:value-type="float" office:value="9.196" calcext:value-type="float">
            <text:p>9.19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geGr16-17</text:p>
          </table:table-cell>
          <table:table-cell office:value-type="float" office:value="0.311568" calcext:value-type="float">
            <text:p>0.311568</text:p>
          </table:table-cell>
          <table:table-cell office:value-type="float" office:value="1.365565" calcext:value-type="float">
            <text:p>1.365565</text:p>
          </table:table-cell>
          <table:table-cell office:value-type="float" office:value="0.007758" calcext:value-type="float">
            <text:p>0.007758</text:p>
          </table:table-cell>
          <table:table-cell office:value-type="float" office:value="0.007716" calcext:value-type="float">
            <text:p>0.007716</text:p>
          </table:table-cell>
          <table:table-cell office:value-type="float" office:value="40.381" calcext:value-type="float">
            <text:p>40.381</text:p>
          </table:table-cell>
          <table:table-cell/>
          <table:table-cell table:style-name="Default" table:number-columns-repeated="4"/>
          <table:table-cell table:number-columns-repeated="7"/>
          <table:table-cell office:value-type="string" calcext:value-type="string">
            <text:p>AgeGr55-59</text:p>
          </table:table-cell>
          <table:table-cell office:value-type="float" office:value="-0.02231" calcext:value-type="float">
            <text:p>-0.02231</text:p>
          </table:table-cell>
          <table:table-cell office:value-type="float" office:value="0.977937" calcext:value-type="float">
            <text:p>0.977937</text:p>
          </table:table-cell>
          <table:table-cell office:value-type="float" office:value="0.004359" calcext:value-type="float">
            <text:p>0.004359</text:p>
          </table:table-cell>
          <table:table-cell office:value-type="float" office:value="0.004358" calcext:value-type="float">
            <text:p>0.004358</text:p>
          </table:table-cell>
          <table:table-cell office:value-type="float" office:value="-5.119" calcext:value-type="float">
            <text:p>-5.119</text:p>
          </table:table-cell>
          <table:table-cell office:value-type="string" calcext:value-type="string">
            <text:p>AgeGr55-59</text:p>
          </table:table-cell>
          <table:table-cell office:value-type="float" office:value="-0.02231" calcext:value-type="float">
            <text:p>-0.02231</text:p>
          </table:table-cell>
          <table:table-cell office:value-type="float" office:value="0.977937" calcext:value-type="float">
            <text:p>0.977937</text:p>
          </table:table-cell>
          <table:table-cell office:value-type="float" office:value="0.004359" calcext:value-type="float">
            <text:p>0.004359</text:p>
          </table:table-cell>
          <table:table-cell office:value-type="float" office:value="0.004358" calcext:value-type="float">
            <text:p>0.004358</text:p>
          </table:table-cell>
          <table:table-cell office:value-type="float" office:value="-5.119" calcext:value-type="float">
            <text:p>-5.11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geGr18-24</text:p>
          </table:table-cell>
          <table:table-cell office:value-type="float" office:value="0.244108" calcext:value-type="float">
            <text:p>0.244108</text:p>
          </table:table-cell>
          <table:table-cell office:value-type="float" office:value="1.276483" calcext:value-type="float">
            <text:p>1.276483</text:p>
          </table:table-cell>
          <table:table-cell office:value-type="float" office:value="0.006117" calcext:value-type="float">
            <text:p>0.006117</text:p>
          </table:table-cell>
          <table:table-cell office:value-type="float" office:value="0.006166" calcext:value-type="float">
            <text:p>0.006166</text:p>
          </table:table-cell>
          <table:table-cell office:value-type="float" office:value="39.59" calcext:value-type="float">
            <text:p>39.59</text:p>
          </table:table-cell>
          <table:table-cell/>
          <table:table-cell table:style-name="Default" table:number-columns-repeated="4"/>
          <table:table-cell table:number-columns-repeated="7"/>
          <table:table-cell office:value-type="string" calcext:value-type="string">
            <text:p>AgeGr60-64</text:p>
          </table:table-cell>
          <table:table-cell office:value-type="float" office:value="-0.263898" calcext:value-type="float">
            <text:p>-0.263898</text:p>
          </table:table-cell>
          <table:table-cell office:value-type="float" office:value="0.768052" calcext:value-type="float">
            <text:p>0.768052</text:p>
          </table:table-cell>
          <table:table-cell office:value-type="float" office:value="0.004754" calcext:value-type="float">
            <text:p>0.004754</text:p>
          </table:table-cell>
          <table:table-cell office:value-type="float" office:value="0.004761" calcext:value-type="float">
            <text:p>0.004761</text:p>
          </table:table-cell>
          <table:table-cell office:value-type="float" office:value="-55.423" calcext:value-type="float">
            <text:p>-55.423</text:p>
          </table:table-cell>
          <table:table-cell office:value-type="string" calcext:value-type="string">
            <text:p>AgeGr60-64</text:p>
          </table:table-cell>
          <table:table-cell office:value-type="float" office:value="-0.263898" calcext:value-type="float">
            <text:p>-0.263898</text:p>
          </table:table-cell>
          <table:table-cell office:value-type="float" office:value="0.768052" calcext:value-type="float">
            <text:p>0.768052</text:p>
          </table:table-cell>
          <table:table-cell office:value-type="float" office:value="0.004754" calcext:value-type="float">
            <text:p>0.004754</text:p>
          </table:table-cell>
          <table:table-cell office:value-type="float" office:value="0.004761" calcext:value-type="float">
            <text:p>0.004761</text:p>
          </table:table-cell>
          <table:table-cell office:value-type="float" office:value="-55.423" calcext:value-type="float">
            <text:p>-55.42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geGr25-29</text:p>
          </table:table-cell>
          <table:table-cell office:value-type="float" office:value="0.186735" calcext:value-type="float">
            <text:p>0.186735</text:p>
          </table:table-cell>
          <table:table-cell office:value-type="float" office:value="1.205307" calcext:value-type="float">
            <text:p>1.205307</text:p>
          </table:table-cell>
          <table:table-cell office:value-type="float" office:value="0.006219" calcext:value-type="float">
            <text:p>0.006219</text:p>
          </table:table-cell>
          <table:table-cell office:value-type="float" office:value="0.006286" calcext:value-type="float">
            <text:p>0.006286</text:p>
          </table:table-cell>
          <table:table-cell office:value-type="float" office:value="29.707" calcext:value-type="float">
            <text:p>29.707</text:p>
          </table:table-cell>
          <table:table-cell/>
          <table:table-cell table:style-name="Default" table:number-columns-repeated="4"/>
          <table:table-cell table:number-columns-repeated="56"/>
        </table:table-row>
        <table:table-row table:style-name="ro1">
          <table:table-cell office:value-type="string" calcext:value-type="string">
            <text:p>AgeGr30-34</text:p>
          </table:table-cell>
          <table:table-cell office:value-type="float" office:value="0.190852" calcext:value-type="float">
            <text:p>0.190852</text:p>
          </table:table-cell>
          <table:table-cell office:value-type="float" office:value="1.21028" calcext:value-type="float">
            <text:p>1.21028</text:p>
          </table:table-cell>
          <table:table-cell office:value-type="float" office:value="0.006079" calcext:value-type="float">
            <text:p>0.006079</text:p>
          </table:table-cell>
          <table:table-cell office:value-type="float" office:value="0.006147" calcext:value-type="float">
            <text:p>0.006147</text:p>
          </table:table-cell>
          <table:table-cell office:value-type="float" office:value="31.048" calcext:value-type="float">
            <text:p>31.048</text:p>
          </table:table-cell>
          <table:table-cell/>
          <table:table-cell table:style-name="Default" table:number-columns-repeated="4"/>
          <table:table-cell table:number-columns-repeated="56"/>
        </table:table-row>
        <table:table-row table:style-name="ro1">
          <table:table-cell office:value-type="string" calcext:value-type="string">
            <text:p>AgeGr35-39</text:p>
          </table:table-cell>
          <table:table-cell office:value-type="float" office:value="0.235041" calcext:value-type="float">
            <text:p>0.235041</text:p>
          </table:table-cell>
          <table:table-cell office:value-type="float" office:value="1.264961" calcext:value-type="float">
            <text:p>1.264961</text:p>
          </table:table-cell>
          <table:table-cell office:value-type="float" office:value="0.006015" calcext:value-type="float">
            <text:p>0.006015</text:p>
          </table:table-cell>
          <table:table-cell office:value-type="float" office:value="0.006083" calcext:value-type="float">
            <text:p>0.006083</text:p>
          </table:table-cell>
          <table:table-cell office:value-type="float" office:value="38.638" calcext:value-type="float">
            <text:p>38.638</text:p>
          </table:table-cell>
          <table:table-cell/>
          <table:table-cell table:style-name="Default" table:number-columns-repeated="4"/>
          <table:table-cell table:number-columns-repeated="56"/>
        </table:table-row>
        <table:table-row table:style-name="ro1">
          <table:table-cell office:value-type="string" calcext:value-type="string">
            <text:p>AgeGr40-44</text:p>
          </table:table-cell>
          <table:table-cell office:value-type="float" office:value="0.296904" calcext:value-type="float">
            <text:p>0.296904</text:p>
          </table:table-cell>
          <table:table-cell office:value-type="float" office:value="1.345686" calcext:value-type="float">
            <text:p>1.345686</text:p>
          </table:table-cell>
          <table:table-cell office:value-type="float" office:value="0.005863" calcext:value-type="float">
            <text:p>0.005863</text:p>
          </table:table-cell>
          <table:table-cell office:value-type="float" office:value="0.00593" calcext:value-type="float">
            <text:p>0.00593</text:p>
          </table:table-cell>
          <table:table-cell office:value-type="float" office:value="50.065" calcext:value-type="float">
            <text:p>50.065</text:p>
          </table:table-cell>
          <table:table-cell/>
          <table:table-cell table:style-name="Default" table:number-columns-repeated="4"/>
          <table:table-cell table:number-columns-repeated="56"/>
        </table:table-row>
        <table:table-row table:style-name="ro1">
          <table:table-cell office:value-type="string" calcext:value-type="string">
            <text:p>AgeGr45-49</text:p>
          </table:table-cell>
          <table:table-cell office:value-type="float" office:value="0.399626" calcext:value-type="float">
            <text:p>0.399626</text:p>
          </table:table-cell>
          <table:table-cell office:value-type="float" office:value="1.491267" calcext:value-type="float">
            <text:p>1.491267</text:p>
          </table:table-cell>
          <table:table-cell office:value-type="float" office:value="0.005824" calcext:value-type="float">
            <text:p>0.005824</text:p>
          </table:table-cell>
          <table:table-cell office:value-type="float" office:value="0.005888" calcext:value-type="float">
            <text:p>0.005888</text:p>
          </table:table-cell>
          <table:table-cell office:value-type="float" office:value="67.872" calcext:value-type="float">
            <text:p>67.872</text:p>
          </table:table-cell>
          <table:table-cell/>
          <table:table-cell table:style-name="Default" table:number-columns-repeated="4"/>
          <table:table-cell table:number-columns-repeated="56"/>
        </table:table-row>
        <table:table-row table:style-name="ro1">
          <table:table-cell office:value-type="string" calcext:value-type="string">
            <text:p>AgeGr50-54</text:p>
          </table:table-cell>
          <table:table-cell office:value-type="float" office:value="0.345006" calcext:value-type="float">
            <text:p>0.345006</text:p>
          </table:table-cell>
          <table:table-cell office:value-type="float" office:value="1.411999" calcext:value-type="float">
            <text:p>1.411999</text:p>
          </table:table-cell>
          <table:table-cell office:value-type="float" office:value="0.006041" calcext:value-type="float">
            <text:p>0.006041</text:p>
          </table:table-cell>
          <table:table-cell office:value-type="float" office:value="0.006106" calcext:value-type="float">
            <text:p>0.006106</text:p>
          </table:table-cell>
          <table:table-cell office:value-type="float" office:value="56.501" calcext:value-type="float">
            <text:p>56.501</text:p>
          </table:table-cell>
          <table:table-cell/>
          <table:table-cell table:style-name="Default" table:number-columns-repeated="4"/>
          <table:table-cell table:number-columns-repeated="56"/>
        </table:table-row>
        <table:table-row table:style-name="ro1">
          <table:table-cell office:value-type="string" calcext:value-type="string">
            <text:p>AgeGr55-59</text:p>
          </table:table-cell>
          <table:table-cell office:value-type="float" office:value="0.287498" calcext:value-type="float">
            <text:p>0.287498</text:p>
          </table:table-cell>
          <table:table-cell office:value-type="float" office:value="1.333088" calcext:value-type="float">
            <text:p>1.333088</text:p>
          </table:table-cell>
          <table:table-cell office:value-type="float" office:value="0.006112" calcext:value-type="float">
            <text:p>0.006112</text:p>
          </table:table-cell>
          <table:table-cell office:value-type="float" office:value="0.006177" calcext:value-type="float">
            <text:p>0.006177</text:p>
          </table:table-cell>
          <table:table-cell office:value-type="float" office:value="46.543" calcext:value-type="float">
            <text:p>46.543</text:p>
          </table:table-cell>
          <table:table-cell/>
          <table:table-cell table:style-name="Default" table:number-columns-repeated="4"/>
          <table:table-cell table:number-columns-repeated="56"/>
        </table:table-row>
        <table:table-row table:style-name="ro1">
          <table:table-cell office:value-type="string" calcext:value-type="string">
            <text:p>AgeGr60-64</text:p>
          </table:table-cell>
          <table:table-cell office:value-type="float" office:value="0.04991" calcext:value-type="float">
            <text:p>0.04991</text:p>
          </table:table-cell>
          <table:table-cell office:value-type="float" office:value="1.051177" calcext:value-type="float">
            <text:p>1.051177</text:p>
          </table:table-cell>
          <table:table-cell office:value-type="float" office:value="0.006392" calcext:value-type="float">
            <text:p>0.006392</text:p>
          </table:table-cell>
          <table:table-cell office:value-type="float" office:value="0.006459" calcext:value-type="float">
            <text:p>0.006459</text:p>
          </table:table-cell>
          <table:table-cell office:value-type="float" office:value="7.727" calcext:value-type="float">
            <text:p>7.727</text:p>
          </table:table-cell>
          <table:table-cell/>
          <table:table-cell table:style-name="Default" table:number-columns-repeated="4"/>
          <table:table-cell table:number-columns-repeated="56"/>
        </table:table-row>
        <table:table-row table:style-name="ro1">
          <table:table-cell office:value-type="string" calcext:value-type="string">
            <text:p>AgeGr65-69</text:p>
          </table:table-cell>
          <table:table-cell office:value-type="float" office:value="-0.203144" calcext:value-type="float">
            <text:p>-0.203144</text:p>
          </table:table-cell>
          <table:table-cell office:value-type="float" office:value="0.81616" calcext:value-type="float">
            <text:p>0.81616</text:p>
          </table:table-cell>
          <table:table-cell office:value-type="float" office:value="0.006592" calcext:value-type="float">
            <text:p>0.006592</text:p>
          </table:table-cell>
          <table:table-cell office:value-type="float" office:value="0.006651" calcext:value-type="float">
            <text:p>0.006651</text:p>
          </table:table-cell>
          <table:table-cell office:value-type="float" office:value="-30.544" calcext:value-type="float">
            <text:p>-30.544</text:p>
          </table:table-cell>
          <table:table-cell/>
          <table:table-cell table:style-name="Default" table:number-columns-repeated="4"/>
          <table:table-cell table:number-columns-repeated="56"/>
        </table:table-row>
        <table:table-row table:style-name="ro1">
          <table:table-cell office:value-type="string" calcext:value-type="string">
            <text:p>AgeGr70-74</text:p>
          </table:table-cell>
          <table:table-cell office:value-type="float" office:value="-0.270166" calcext:value-type="float">
            <text:p>-0.270166</text:p>
          </table:table-cell>
          <table:table-cell office:value-type="float" office:value="0.763252" calcext:value-type="float">
            <text:p>0.763252</text:p>
          </table:table-cell>
          <table:table-cell office:value-type="float" office:value="0.006768" calcext:value-type="float">
            <text:p>0.006768</text:p>
          </table:table-cell>
          <table:table-cell office:value-type="float" office:value="0.006809" calcext:value-type="float">
            <text:p>0.006809</text:p>
          </table:table-cell>
          <table:table-cell office:value-type="float" office:value="-39.679" calcext:value-type="float">
            <text:p>-39.679</text:p>
          </table:table-cell>
          <table:table-cell/>
          <table:table-cell table:style-name="Default" table:number-columns-repeated="4"/>
          <table:table-cell table:number-columns-repeated="56"/>
        </table:table-row>
        <table:table-row table:style-name="ro1">
          <table:table-cell office:value-type="string" calcext:value-type="string">
            <text:p>AgeGr75-79</text:p>
          </table:table-cell>
          <table:table-cell office:value-type="float" office:value="-0.167626" calcext:value-type="float">
            <text:p>-0.167626</text:p>
          </table:table-cell>
          <table:table-cell office:value-type="float" office:value="0.84567" calcext:value-type="float">
            <text:p>0.84567</text:p>
          </table:table-cell>
          <table:table-cell office:value-type="float" office:value="0.007306" calcext:value-type="float">
            <text:p>0.007306</text:p>
          </table:table-cell>
          <table:table-cell office:value-type="float" office:value="0.007329" calcext:value-type="float">
            <text:p>0.007329</text:p>
          </table:table-cell>
          <table:table-cell office:value-type="float" office:value="-22.871" calcext:value-type="float">
            <text:p>-22.871</text:p>
          </table:table-cell>
          <table:table-cell/>
          <table:table-cell table:style-name="Default" table:number-columns-repeated="4"/>
          <table:table-cell table:number-columns-repeated="56"/>
        </table:table-row>
      </table:table>
      <table:named-expressions/>
      <table:database-ranges>
        <table:database-range table:name="__Anonymous_Sheet_DB__2" table:target-range-address="'nums and times'.A4:'nums and times'.K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CE" svg:font-family="'Arial CE'"/>
    <style:font-face style:name="Arial CE1" svg:font-family="'Arial C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15:00:03.273825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13:11:54.272650453</meta:creation-date>
    <dc:date>2021-12-03T18:52:02.231730775</dc:date>
    <meta:editing-duration>PT2H53M39S</meta:editing-duration>
    <meta:editing-cycles>6</meta:editing-cycles>
    <meta:generator>LibreOffice/6.4.7.2$Linux_X86_64 LibreOffice_project/40$Build-2</meta:generator>
    <meta:document-statistic meta:table-count="4" meta:cell-count="3991" meta:object-count="0"/>
  </office:meta>
</office:document-meta>
</file>